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0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23" style:family="table-column">
      <style:table-column-properties fo:break-before="auto" style:column-width="2.699cm"/>
    </style:style>
    <style:style style:name="co2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3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ext-properties fo:color="#333333" style:font-name="Arial" style:font-name-asian="Arial" style:font-name-complex="Ari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2.01pt solid #aaaaaa" fo:border-top="none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1b252e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3" style:family="table-cell" style:parent-style-name="Default" style:data-style-name="N0">
      <style:table-cell-properties fo:background-color="transparent"/>
      <style:text-properties fo:color="#1b252e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1b252e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4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ce38" style:family="table-cell" style:parent-style-name="Default" style:data-style-name="N0"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ackground-color="#81d41a" fo:wrap-option="wrap" style:vertical-align="automatic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7"/>
        <table:table-column table:style-name="co6" table:default-cell-style-name="ce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7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7"/>
        <table:table-column table:style-name="co8" table:number-columns-repeated="3" table:default-cell-style-name="ce18"/>
        <table:table-column table:style-name="co11" table:default-cell-style-name="ce18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8"/>
        <table:table-column table:style-name="co18" table:number-columns-repeated="995" table:default-cell-style-name="ce18"/>
        <table:table-column table:style-name="co19" table:default-cell-style-name="ce18"/>
        <table:table-row table:style-name="ro1">
          <table:table-cell table:style-name="ce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IMO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3]=&quot;hybrid&quot;;0;IF([.V3]=&quot;LNG&quot;;0.5;IF([.V3]=&quot;Fuel &amp; LNG&quot;;1;IF([.V3]=&quot;Heavy Fuel Oil&quot;;3;IF([.V3]=&quot;Sail&quot;;0;IF([.V3]=&quot;Electric&quot;;0;2))))))" office:value-type="float" office:value="2" calcext:value-type="float">
            <text:p>2</text:p>
          </table:table-cell>
          <table:table-cell table:formula="of:=IF([.Q3]=0;2;INT([.Q3]/10000))" office:value-type="float" office:value="5" calcext:value-type="float">
            <text:p>5</text:p>
          </table:table-cell>
          <table:table-cell table:formula="of:=INT([.F3]/1000)" office:value-type="float" office:value="6" calcext:value-type="float">
            <text:p>6</text:p>
          </table:table-cell>
          <table:table-cell table:formula="of:=INT([.L3]/10000)" office:value-type="float" office:value="22" calcext:value-type="float">
            <text:p>22</text:p>
          </table:table-cell>
          <table:table-cell table:formula="of:=[.W3]*[.X3]+[.Y3]+[.Z3]" office:value-type="float" office:value="38" calcext:value-type="float">
            <text:p>38</text:p>
          </table:table-cell>
          <table:table-cell table:formula="of:=INT([.AA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NORWEGIAN EPIC</text:p>
          </table:table-cell>
          <table:table-cell table:style-name="ce23" office:value-type="string" calcext:value-type="string">
            <text:p>311018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00" calcext:value-type="float">
            <text:p>4100</text:p>
          </table:table-cell>
          <table:table-cell table:style-name="ce23"/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55873" calcext:value-type="float">
            <text:p>155873</text:p>
          </table:table-cell>
          <table:table-cell table:style-name="ce23" office:value-type="float" office:value="146495" calcext:value-type="float">
            <text:p>146495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80400" calcext:value-type="float">
            <text:p>804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0850" calcext:value-type="float">
            <text:p>1085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]=&quot;hybrid&quot;;0;IF([.V4]=&quot;LNG&quot;;0.5;IF([.V4]=&quot;Fuel &amp; LNG&quot;;1;IF([.V4]=&quot;Heavy Fuel Oil&quot;;3;IF([.V4]=&quot;Sail&quot;;0;IF([.V4]=&quot;Electric&quot;;0;2))))))" office:value-type="float" office:value="2" calcext:value-type="float">
            <text:p>2</text:p>
          </table:table-cell>
          <table:table-cell table:formula="of:=IF([.Q4]=0;2;INT([.Q4]/10000))" office:value-type="float" office:value="8" calcext:value-type="float">
            <text:p>8</text:p>
          </table:table-cell>
          <table:table-cell table:formula="of:=INT([.F4]/1000)" office:value-type="float" office:value="4" calcext:value-type="float">
            <text:p>4</text:p>
          </table:table-cell>
          <table:table-cell table:formula="of:=INT([.L4]/10000)" office:value-type="float" office:value="15" calcext:value-type="float">
            <text:p>15</text:p>
          </table:table-cell>
          <table:table-cell table:formula="of:=[.W4]*[.X4]+[.Y4]+[.Z4]" office:value-type="float" office:value="35" calcext:value-type="float">
            <text:p>35</text:p>
          </table:table-cell>
          <table:table-cell table:formula="of:=INT([.AA4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]=&quot;hybrid&quot;;0;IF([.V5]=&quot;LNG&quot;;0.5;IF([.V5]=&quot;Fuel &amp; LNG&quot;;1;IF([.V5]=&quot;Heavy Fuel Oil&quot;;3;IF([.V5]=&quot;Sail&quot;;0;IF([.V5]=&quot;Electric&quot;;0;2))))))" office:value-type="float" office:value="2" calcext:value-type="float">
            <text:p>2</text:p>
          </table:table-cell>
          <table:table-cell table:formula="of:=IF([.Q5]=0;2;INT([.Q5]/10000))" office:value-type="float" office:value="6" calcext:value-type="float">
            <text:p>6</text:p>
          </table:table-cell>
          <table:table-cell table:formula="of:=INT([.F5]/1000)" office:value-type="float" office:value="4" calcext:value-type="float">
            <text:p>4</text:p>
          </table:table-cell>
          <table:table-cell table:formula="of:=INT([.L5]/10000)" office:value-type="float" office:value="18" calcext:value-type="float">
            <text:p>18</text:p>
          </table:table-cell>
          <table:table-cell table:formula="of:=[.W5]*[.X5]+[.Y5]+[.Z5]" office:value-type="float" office:value="34" calcext:value-type="float">
            <text:p>34</text:p>
          </table:table-cell>
          <table:table-cell table:formula="of:=INT([.AA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]=&quot;hybrid&quot;;0;IF([.V6]=&quot;LNG&quot;;0.5;IF([.V6]=&quot;Fuel &amp; LNG&quot;;1;IF([.V6]=&quot;Heavy Fuel Oil&quot;;3;IF([.V6]=&quot;Sail&quot;;0;IF([.V6]=&quot;Electric&quot;;0;2))))))" office:value-type="float" office:value="2" calcext:value-type="float">
            <text:p>2</text:p>
          </table:table-cell>
          <table:table-cell table:formula="of:=IF([.Q6]=0;2;INT([.Q6]/10000))" office:value-type="float" office:value="6" calcext:value-type="float">
            <text:p>6</text:p>
          </table:table-cell>
          <table:table-cell table:formula="of:=INT([.F6]/1000)" office:value-type="float" office:value="4" calcext:value-type="float">
            <text:p>4</text:p>
          </table:table-cell>
          <table:table-cell table:formula="of:=INT([.L6]/10000)" office:value-type="float" office:value="16" calcext:value-type="float">
            <text:p>16</text:p>
          </table:table-cell>
          <table:table-cell table:formula="of:=[.W6]*[.X6]+[.Y6]+[.Z6]" office:value-type="float" office:value="32" calcext:value-type="float">
            <text:p>32</text:p>
          </table:table-cell>
          <table:table-cell table:formula="of:=INT([.AA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MSC SEAVIEW</text:p>
          </table:table-cell>
          <table:table-cell table:style-name="ce23" office:value-type="string" calcext:value-type="string">
            <text:p>2487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34" calcext:value-type="float">
            <text:p>4134</text:p>
          </table:table-cell>
          <table:table-cell table:style-name="ce23"/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018" calcext:value-type="float">
            <text:p>2018</text:p>
          </table:table-cell>
          <table:table-cell/>
          <table:table-cell table:style-name="ce46" office:value-type="float" office:value="153516" calcext:value-type="float">
            <text:p>153516</text:p>
          </table:table-cell>
          <table:table-cell table:style-name="ce23" office:value-type="float" office:value="149345" calcext:value-type="float">
            <text:p>14934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46" office:value-type="float" office:value="62400" calcext:value-type="float">
            <text:p>62400</text:p>
          </table:table-cell>
          <table:table-cell table:style-name="ce23" office:value-type="float" office:value="133" calcext:value-type="float">
            <text:p>133</text:p>
          </table:table-cell>
          <table:table-cell/>
          <table:table-cell table:style-name="ce23" office:value-type="float" office:value="11385" calcext:value-type="float">
            <text:p>1138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]=&quot;hybrid&quot;;0;IF([.V7]=&quot;LNG&quot;;0.5;IF([.V7]=&quot;Fuel &amp; LNG&quot;;1;IF([.V7]=&quot;Heavy Fuel Oil&quot;;3;IF([.V7]=&quot;Sail&quot;;0;IF([.V7]=&quot;Electric&quot;;0;2))))))" office:value-type="float" office:value="2" calcext:value-type="float">
            <text:p>2</text:p>
          </table:table-cell>
          <table:table-cell table:formula="of:=IF([.Q7]=0;2;INT([.Q7]/10000))" office:value-type="float" office:value="6" calcext:value-type="float">
            <text:p>6</text:p>
          </table:table-cell>
          <table:table-cell table:formula="of:=INT([.F7]/1000)" office:value-type="float" office:value="4" calcext:value-type="float">
            <text:p>4</text:p>
          </table:table-cell>
          <table:table-cell table:formula="of:=INT([.L7]/10000)" office:value-type="float" office:value="15" calcext:value-type="float">
            <text:p>15</text:p>
          </table:table-cell>
          <table:table-cell table:formula="of:=[.W7]*[.X7]+[.Y7]+[.Z7]" office:value-type="float" office:value="31" calcext:value-type="float">
            <text:p>31</text:p>
          </table:table-cell>
          <table:table-cell table:formula="of:=INT([.AA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V8]=&quot;hybrid&quot;;0;IF([.V8]=&quot;LNG&quot;;0.5;IF([.V8]=&quot;Fuel &amp; LNG&quot;;1;IF([.V8]=&quot;Heavy Fuel Oil&quot;;3;IF([.V8]=&quot;Sail&quot;;0;IF([.V8]=&quot;Electric&quot;;0;2))))))" office:value-type="float" office:value="1" calcext:value-type="float">
            <text:p>1</text:p>
          </table:table-cell>
          <table:table-cell table:formula="of:=IF([.Q8]=0;2;INT([.Q8]/10000))" office:value-type="float" office:value="6" calcext:value-type="float">
            <text:p>6</text:p>
          </table:table-cell>
          <table:table-cell table:formula="of:=INT([.F8]/1000)" office:value-type="float" office:value="5" calcext:value-type="float">
            <text:p>5</text:p>
          </table:table-cell>
          <table:table-cell table:formula="of:=INT([.L8]/10000)" office:value-type="float" office:value="18" calcext:value-type="float">
            <text:p>18</text:p>
          </table:table-cell>
          <table:table-cell table:formula="of:=[.W8]*[.X8]+[.Y8]+[.Z8]" office:value-type="float" office:value="29" calcext:value-type="float">
            <text:p>29</text:p>
          </table:table-cell>
          <table:table-cell table:formula="of:=INT([.AA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,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9]=&quot;hybrid&quot;;0;IF([.V9]=&quot;LNG&quot;;0.5;IF([.V9]=&quot;Fuel &amp; LNG&quot;;1;IF([.V9]=&quot;Heavy Fuel Oil&quot;;3;IF([.V9]=&quot;Sail&quot;;0;IF([.V9]=&quot;Electric&quot;;0;2))))))" office:value-type="float" office:value="2" calcext:value-type="float">
            <text:p>2</text:p>
          </table:table-cell>
          <table:table-cell table:formula="of:=IF([.Q9]=0;2;INT([.Q9]/10000))" office:value-type="float" office:value="6" calcext:value-type="float">
            <text:p>6</text:p>
          </table:table-cell>
          <table:table-cell table:formula="of:=INT([.F9]/1000)" office:value-type="float" office:value="3" calcext:value-type="float">
            <text:p>3</text:p>
          </table:table-cell>
          <table:table-cell table:formula="of:=INT([.L9]/10000)" office:value-type="float" office:value="14" calcext:value-type="float">
            <text:p>14</text:p>
          </table:table-cell>
          <table:table-cell table:formula="of:=[.W9]*[.X9]+[.Y9]+[.Z9]" office:value-type="float" office:value="29" calcext:value-type="float">
            <text:p>29</text:p>
          </table:table-cell>
          <table:table-cell table:formula="of:=INT([.AA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table:style-name="ce13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0]=&quot;hybrid&quot;;0;IF([.V10]=&quot;LNG&quot;;0.5;IF([.V10]=&quot;Fuel &amp; LNG&quot;;1;IF([.V10]=&quot;Heavy Fuel Oil&quot;;3;IF([.V10]=&quot;Sail&quot;;0;IF([.V10]=&quot;Electric&quot;;0;2))))))" office:value-type="float" office:value="2" calcext:value-type="float">
            <text:p>2</text:p>
          </table:table-cell>
          <table:table-cell table:formula="of:=IF([.Q10]=0;2;INT([.Q10]/10000))" office:value-type="float" office:value="6" calcext:value-type="float">
            <text:p>6</text:p>
          </table:table-cell>
          <table:table-cell table:formula="of:=INT([.F10]/1000)" office:value-type="float" office:value="3" calcext:value-type="float">
            <text:p>3</text:p>
          </table:table-cell>
          <table:table-cell table:formula="of:=INT([.L10]/10000)" office:value-type="float" office:value="14" calcext:value-type="float">
            <text:p>14</text:p>
          </table:table-cell>
          <table:table-cell table:formula="of:=[.W10]*[.X10]+[.Y10]+[.Z10]" office:value-type="float" office:value="29" calcext:value-type="float">
            <text:p>29</text:p>
          </table:table-cell>
          <table:table-cell table:formula="of:=INT([.AA1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table:style-name="ce13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1]=&quot;hybrid&quot;;0;IF([.V11]=&quot;LNG&quot;;0.5;IF([.V11]=&quot;Fuel &amp; LNG&quot;;1;IF([.V11]=&quot;Heavy Fuel Oil&quot;;3;IF([.V11]=&quot;Sail&quot;;0;IF([.V11]=&quot;Electric&quot;;0;2))))))" office:value-type="float" office:value="2" calcext:value-type="float">
            <text:p>2</text:p>
          </table:table-cell>
          <table:table-cell table:formula="of:=IF([.Q11]=0;2;INT([.Q11]/10000))" office:value-type="float" office:value="6" calcext:value-type="float">
            <text:p>6</text:p>
          </table:table-cell>
          <table:table-cell table:formula="of:=INT([.F11]/1000)" office:value-type="float" office:value="4" calcext:value-type="float">
            <text:p>4</text:p>
          </table:table-cell>
          <table:table-cell table:formula="of:=INT([.L11]/10000)" office:value-type="float" office:value="13" calcext:value-type="float">
            <text:p>13</text:p>
          </table:table-cell>
          <table:table-cell table:formula="of:=[.W11]*[.X11]+[.Y11]+[.Z11]" office:value-type="float" office:value="29" calcext:value-type="float">
            <text:p>29</text:p>
          </table:table-cell>
          <table:table-cell table:formula="of:=INT([.AA1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,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2]=&quot;hybrid&quot;;0;IF([.V12]=&quot;LNG&quot;;0.5;IF([.V12]=&quot;Fuel &amp; LNG&quot;;1;IF([.V12]=&quot;Heavy Fuel Oil&quot;;3;IF([.V12]=&quot;Sail&quot;;0;IF([.V12]=&quot;Electric&quot;;0;2))))))" office:value-type="float" office:value="2" calcext:value-type="float">
            <text:p>2</text:p>
          </table:table-cell>
          <table:table-cell table:formula="of:=IF([.Q12]=0;2;INT([.Q12]/10000))" office:value-type="float" office:value="7" calcext:value-type="float">
            <text:p>7</text:p>
          </table:table-cell>
          <table:table-cell table:formula="of:=INT([.F12]/1000)" office:value-type="float" office:value="2" calcext:value-type="float">
            <text:p>2</text:p>
          </table:table-cell>
          <table:table-cell table:formula="of:=INT([.L12]/10000)" office:value-type="float" office:value="12" calcext:value-type="float">
            <text:p>12</text:p>
          </table:table-cell>
          <table:table-cell table:formula="of:=[.W12]*[.X12]+[.Y12]+[.Z12]" office:value-type="float" office:value="28" calcext:value-type="float">
            <text:p>28</text:p>
          </table:table-cell>
          <table:table-cell table:formula="of:=INT([.AA1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COSTA SMERALDA</text:p>
          </table:table-cell>
          <table:table-cell table:style-name="ce23" office:value-type="string" calcext:value-type="string">
            <text:p>2473919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224" calcext:value-type="float">
            <text:p>5224</text:p>
          </table:table-cell>
          <table:table-cell table:style-name="ce23"/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83900" calcext:value-type="float">
            <text:p>183900</text:p>
          </table:table-cell>
          <table:table-cell table:number-columns-repeated="4"/>
          <table:table-cell table:style-name="ce46" office:value-type="float" office:value="57200" calcext:value-type="float">
            <text:p>57200</text:p>
          </table:table-cell>
          <table:table-cell table:number-columns-repeated="2"/>
          <table:table-cell table:style-name="ce23" office:value-type="float" office:value="13000" calcext:value-type="float">
            <text:p>13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Fuel &amp; LNG</text:p>
          </table:table-cell>
          <table:table-cell table:formula="of:=IF([.V13]=&quot;hybrid&quot;;0;IF([.V13]=&quot;LNG&quot;;0.5;IF([.V13]=&quot;Fuel &amp; LNG&quot;;1;IF([.V13]=&quot;Heavy Fuel Oil&quot;;3;IF([.V13]=&quot;Sail&quot;;0;IF([.V13]=&quot;Electric&quot;;0;2))))))" office:value-type="float" office:value="1" calcext:value-type="float">
            <text:p>1</text:p>
          </table:table-cell>
          <table:table-cell table:formula="of:=IF([.Q13]=0;2;INT([.Q13]/10000))" office:value-type="float" office:value="5" calcext:value-type="float">
            <text:p>5</text:p>
          </table:table-cell>
          <table:table-cell table:formula="of:=INT([.F13]/1000)" office:value-type="float" office:value="5" calcext:value-type="float">
            <text:p>5</text:p>
          </table:table-cell>
          <table:table-cell table:formula="of:=INT([.L13]/10000)" office:value-type="float" office:value="18" calcext:value-type="float">
            <text:p>18</text:p>
          </table:table-cell>
          <table:table-cell table:formula="of:=[.W13]*[.X13]+[.Y13]+[.Z13]" office:value-type="float" office:value="28" calcext:value-type="float">
            <text:p>28</text:p>
          </table:table-cell>
          <table:table-cell table:formula="of:=INT([.AA1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14]=&quot;hybrid&quot;;0;IF([.V14]=&quot;LNG&quot;;0.5;IF([.V14]=&quot;Fuel &amp; LNG&quot;;1;IF([.V14]=&quot;Heavy Fuel Oil&quot;;3;IF([.V14]=&quot;Sail&quot;;0;IF([.V14]=&quot;Electric&quot;;0;2))))))" office:value-type="float" office:value="0.5" calcext:value-type="float">
            <text:p>0,5</text:p>
          </table:table-cell>
          <table:table-cell table:formula="of:=IF([.Q14]=0;2;INT([.Q14]/10000))" office:value-type="float" office:value="6" calcext:value-type="float">
            <text:p>6</text:p>
          </table:table-cell>
          <table:table-cell table:formula="of:=INT([.F14]/1000)" office:value-type="float" office:value="6" calcext:value-type="float">
            <text:p>6</text:p>
          </table:table-cell>
          <table:table-cell table:formula="of:=INT([.L14]/10000)" office:value-type="float" office:value="18" calcext:value-type="float">
            <text:p>18</text:p>
          </table:table-cell>
          <table:table-cell table:formula="of:=[.W14]*[.X14]+[.Y14]+[.Z14]" office:value-type="float" office:value="27" calcext:value-type="float">
            <text:p>27</text:p>
          </table:table-cell>
          <table:table-cell table:formula="of:=INT([.AA1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MSC BELLISSIMA</text:p>
          </table:table-cell>
          <table:table-cell table:style-name="ce23" office:value-type="string" calcext:value-type="string">
            <text:p>2489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888" calcext:value-type="float">
            <text:p>4888</text:p>
          </table:table-cell>
          <table:table-cell table:style-name="ce23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71598" calcext:value-type="float">
            <text:p>171598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38400" calcext:value-type="float">
            <text:p>384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float" office:value="12200" calcext:value-type="float">
            <text:p>12200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Marine Diesel</text:p>
          </table:table-cell>
          <table:table-cell table:formula="of:=IF([.V15]=&quot;hybrid&quot;;0;IF([.V15]=&quot;LNG&quot;;0.5;IF([.V15]=&quot;Fuel &amp; LNG&quot;;1;IF([.V15]=&quot;Heavy Fuel Oil&quot;;3;IF([.V15]=&quot;Sail&quot;;0;IF([.V15]=&quot;Electric&quot;;0;2))))))" office:value-type="float" office:value="2" calcext:value-type="float">
            <text:p>2</text:p>
          </table:table-cell>
          <table:table-cell table:formula="of:=IF([.Q15]=0;2;INT([.Q15]/10000))" office:value-type="float" office:value="3" calcext:value-type="float">
            <text:p>3</text:p>
          </table:table-cell>
          <table:table-cell table:formula="of:=INT([.F15]/1000)" office:value-type="float" office:value="4" calcext:value-type="float">
            <text:p>4</text:p>
          </table:table-cell>
          <table:table-cell table:formula="of:=INT([.L15]/10000)" office:value-type="float" office:value="17" calcext:value-type="float">
            <text:p>17</text:p>
          </table:table-cell>
          <table:table-cell table:formula="of:=[.W15]*[.X15]+[.Y15]+[.Z15]" office:value-type="float" office:value="27" calcext:value-type="float">
            <text:p>27</text:p>
          </table:table-cell>
          <table:table-cell table:formula="of:=INT([.AA1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6]=&quot;hybrid&quot;;0;IF([.V16]=&quot;LNG&quot;;0.5;IF([.V16]=&quot;Fuel &amp; LNG&quot;;1;IF([.V16]=&quot;Heavy Fuel Oil&quot;;3;IF([.V16]=&quot;Sail&quot;;0;IF([.V16]=&quot;Electric&quot;;0;2))))))" office:value-type="float" office:value="3" calcext:value-type="float">
            <text:p>3</text:p>
          </table:table-cell>
          <table:table-cell table:formula="of:=IF([.Q16]=0;2;INT([.Q16]/10000))" office:value-type="float" office:value="4" calcext:value-type="float">
            <text:p>4</text:p>
          </table:table-cell>
          <table:table-cell table:formula="of:=INT([.F16]/1000)" office:value-type="float" office:value="3" calcext:value-type="float">
            <text:p>3</text:p>
          </table:table-cell>
          <table:table-cell table:formula="of:=INT([.L16]/10000)" office:value-type="float" office:value="11" calcext:value-type="float">
            <text:p>11</text:p>
          </table:table-cell>
          <table:table-cell table:formula="of:=[.W16]*[.X16]+[.Y16]+[.Z16]" office:value-type="float" office:value="26" calcext:value-type="float">
            <text:p>26</text:p>
          </table:table-cell>
          <table:table-cell table:formula="of:=INT([.AA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7]=&quot;hybrid&quot;;0;IF([.V17]=&quot;LNG&quot;;0.5;IF([.V17]=&quot;Fuel &amp; LNG&quot;;1;IF([.V17]=&quot;Heavy Fuel Oil&quot;;3;IF([.V17]=&quot;Sail&quot;;0;IF([.V17]=&quot;Electric&quot;;0;2))))))" office:value-type="float" office:value="3" calcext:value-type="float">
            <text:p>3</text:p>
          </table:table-cell>
          <table:table-cell table:formula="of:=IF([.Q17]=0;2;INT([.Q17]/10000))" office:value-type="float" office:value="4" calcext:value-type="float">
            <text:p>4</text:p>
          </table:table-cell>
          <table:table-cell table:formula="of:=INT([.F17]/1000)" office:value-type="float" office:value="3" calcext:value-type="float">
            <text:p>3</text:p>
          </table:table-cell>
          <table:table-cell table:formula="of:=INT([.L17]/10000)" office:value-type="float" office:value="11" calcext:value-type="float">
            <text:p>11</text:p>
          </table:table-cell>
          <table:table-cell table:formula="of:=[.W17]*[.X17]+[.Y17]+[.Z17]" office:value-type="float" office:value="26" calcext:value-type="float">
            <text:p>26</text:p>
          </table:table-cell>
          <table:table-cell table:formula="of:=INT([.AA1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4" office:value-type="float" office:value="248325000" calcext:value-type="float">
            <text:p>248325000</text:p>
          </table:table-cell>
          <table:table-cell table:style-name="ce14"/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8]=&quot;hybrid&quot;;0;IF([.V18]=&quot;LNG&quot;;0.5;IF([.V18]=&quot;Fuel &amp; LNG&quot;;1;IF([.V18]=&quot;Heavy Fuel Oil&quot;;3;IF([.V18]=&quot;Sail&quot;;0;IF([.V18]=&quot;Electric&quot;;0;2))))))" office:value-type="float" office:value="2" calcext:value-type="float">
            <text:p>2</text:p>
          </table:table-cell>
          <table:table-cell table:formula="of:=IF([.Q18]=0;2;INT([.Q18]/10000))" office:value-type="float" office:value="5" calcext:value-type="float">
            <text:p>5</text:p>
          </table:table-cell>
          <table:table-cell table:formula="of:=INT([.F18]/1000)" office:value-type="float" office:value="2" calcext:value-type="float">
            <text:p>2</text:p>
          </table:table-cell>
          <table:table-cell table:formula="of:=INT([.L18]/10000)" office:value-type="float" office:value="13" calcext:value-type="float">
            <text:p>13</text:p>
          </table:table-cell>
          <table:table-cell table:formula="of:=[.W18]*[.X18]+[.Y18]+[.Z18]" office:value-type="float" office:value="25" calcext:value-type="float">
            <text:p>25</text:p>
          </table:table-cell>
          <table:table-cell table:formula="of:=INT([.AA1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table:style-name="ce13"/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9]=&quot;hybrid&quot;;0;IF([.V19]=&quot;LNG&quot;;0.5;IF([.V19]=&quot;Fuel &amp; LNG&quot;;1;IF([.V19]=&quot;Heavy Fuel Oil&quot;;3;IF([.V19]=&quot;Sail&quot;;0;IF([.V19]=&quot;Electric&quot;;0;2))))))" office:value-type="float" office:value="3" calcext:value-type="float">
            <text:p>3</text:p>
          </table:table-cell>
          <table:table-cell table:formula="of:=IF([.Q19]=0;2;INT([.Q19]/10000))" office:value-type="float" office:value="4" calcext:value-type="float">
            <text:p>4</text:p>
          </table:table-cell>
          <table:table-cell table:formula="of:=INT([.F19]/1000)" office:value-type="float" office:value="2" calcext:value-type="float">
            <text:p>2</text:p>
          </table:table-cell>
          <table:table-cell table:formula="of:=INT([.L19]/10000)" office:value-type="float" office:value="10" calcext:value-type="float">
            <text:p>10</text:p>
          </table:table-cell>
          <table:table-cell table:formula="of:=[.W19]*[.X19]+[.Y19]+[.Z19]" office:value-type="float" office:value="24" calcext:value-type="float">
            <text:p>24</text:p>
          </table:table-cell>
          <table:table-cell table:formula="of:=INT([.AA1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]=&quot;hybrid&quot;;0;IF([.V20]=&quot;LNG&quot;;0.5;IF([.V20]=&quot;Fuel &amp; LNG&quot;;1;IF([.V20]=&quot;Heavy Fuel Oil&quot;;3;IF([.V20]=&quot;Sail&quot;;0;IF([.V20]=&quot;Electric&quot;;0;2))))))" office:value-type="float" office:value="2" calcext:value-type="float">
            <text:p>2</text:p>
          </table:table-cell>
          <table:table-cell table:formula="of:=IF([.Q20]=0;2;INT([.Q20]/10000))" office:value-type="float" office:value="4" calcext:value-type="float">
            <text:p>4</text:p>
          </table:table-cell>
          <table:table-cell table:formula="of:=INT([.F20]/1000)" office:value-type="float" office:value="2" calcext:value-type="float">
            <text:p>2</text:p>
          </table:table-cell>
          <table:table-cell table:formula="of:=INT([.L20]/10000)" office:value-type="float" office:value="11" calcext:value-type="float">
            <text:p>11</text:p>
          </table:table-cell>
          <table:table-cell table:formula="of:=[.W20]*[.X20]+[.Y20]+[.Z20]" office:value-type="float" office:value="21" calcext:value-type="float">
            <text:p>21</text:p>
          </table:table-cell>
          <table:table-cell table:formula="of:=INT([.AA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]=&quot;hybrid&quot;;0;IF([.V21]=&quot;LNG&quot;;0.5;IF([.V21]=&quot;Fuel &amp; LNG&quot;;1;IF([.V21]=&quot;Heavy Fuel Oil&quot;;3;IF([.V21]=&quot;Sail&quot;;0;IF([.V21]=&quot;Electric&quot;;0;2))))))" office:value-type="float" office:value="2" calcext:value-type="float">
            <text:p>2</text:p>
          </table:table-cell>
          <table:table-cell table:formula="of:=IF([.Q21]=0;2;INT([.Q21]/10000))" office:value-type="float" office:value="5" calcext:value-type="float">
            <text:p>5</text:p>
          </table:table-cell>
          <table:table-cell table:formula="of:=INT([.F21]/1000)" office:value-type="float" office:value="2" calcext:value-type="float">
            <text:p>2</text:p>
          </table:table-cell>
          <table:table-cell table:formula="of:=INT([.L21]/10000)" office:value-type="float" office:value="9" calcext:value-type="float">
            <text:p>9</text:p>
          </table:table-cell>
          <table:table-cell table:formula="of:=[.W21]*[.X21]+[.Y21]+[.Z21]" office:value-type="float" office:value="21" calcext:value-type="float">
            <text:p>21</text:p>
          </table:table-cell>
          <table:table-cell table:formula="of:=INT([.AA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,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]=&quot;hybrid&quot;;0;IF([.V22]=&quot;LNG&quot;;0.5;IF([.V22]=&quot;Fuel &amp; LNG&quot;;1;IF([.V22]=&quot;Heavy Fuel Oil&quot;;3;IF([.V22]=&quot;Sail&quot;;0;IF([.V22]=&quot;Electric&quot;;0;2))))))" office:value-type="float" office:value="2" calcext:value-type="float">
            <text:p>2</text:p>
          </table:table-cell>
          <table:table-cell table:formula="of:=IF([.Q22]=0;2;INT([.Q22]/10000))" office:value-type="float" office:value="3" calcext:value-type="float">
            <text:p>3</text:p>
          </table:table-cell>
          <table:table-cell table:formula="of:=INT([.F22]/1000)" office:value-type="float" office:value="3" calcext:value-type="float">
            <text:p>3</text:p>
          </table:table-cell>
          <table:table-cell table:formula="of:=INT([.L22]/10000)" office:value-type="float" office:value="11" calcext:value-type="float">
            <text:p>11</text:p>
          </table:table-cell>
          <table:table-cell table:formula="of:=[.W22]*[.X22]+[.Y22]+[.Z22]" office:value-type="float" office:value="20" calcext:value-type="float">
            <text:p>20</text:p>
          </table:table-cell>
          <table:table-cell table:formula="of:=INT([.AA2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]=&quot;hybrid&quot;;0;IF([.V23]=&quot;LNG&quot;;0.5;IF([.V23]=&quot;Fuel &amp; LNG&quot;;1;IF([.V23]=&quot;Heavy Fuel Oil&quot;;3;IF([.V23]=&quot;Sail&quot;;0;IF([.V23]=&quot;Electric&quot;;0;2))))))" office:value-type="float" office:value="2" calcext:value-type="float">
            <text:p>2</text:p>
          </table:table-cell>
          <table:table-cell table:formula="of:=IF([.Q23]=0;2;INT([.Q23]/10000))" office:value-type="float" office:value="4" calcext:value-type="float">
            <text:p>4</text:p>
          </table:table-cell>
          <table:table-cell table:formula="of:=INT([.F23]/1000)" office:value-type="float" office:value="2" calcext:value-type="float">
            <text:p>2</text:p>
          </table:table-cell>
          <table:table-cell table:formula="of:=INT([.L23]/10000)" office:value-type="float" office:value="10" calcext:value-type="float">
            <text:p>10</text:p>
          </table:table-cell>
          <table:table-cell table:formula="of:=[.W23]*[.X23]+[.Y23]+[.Z23]" office:value-type="float" office:value="20" calcext:value-type="float">
            <text:p>20</text:p>
          </table:table-cell>
          <table:table-cell table:formula="of:=INT([.AA2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,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]=&quot;hybrid&quot;;0;IF([.V24]=&quot;LNG&quot;;0.5;IF([.V24]=&quot;Fuel &amp; LNG&quot;;1;IF([.V24]=&quot;Heavy Fuel Oil&quot;;3;IF([.V24]=&quot;Sail&quot;;0;IF([.V24]=&quot;Electric&quot;;0;2))))))" office:value-type="float" office:value="2" calcext:value-type="float">
            <text:p>2</text:p>
          </table:table-cell>
          <table:table-cell table:formula="of:=IF([.Q24]=0;2;INT([.Q24]/10000))" office:value-type="float" office:value="4" calcext:value-type="float">
            <text:p>4</text:p>
          </table:table-cell>
          <table:table-cell table:formula="of:=INT([.F24]/1000)" office:value-type="float" office:value="2" calcext:value-type="float">
            <text:p>2</text:p>
          </table:table-cell>
          <table:table-cell table:formula="of:=INT([.L24]/10000)" office:value-type="float" office:value="9" calcext:value-type="float">
            <text:p>9</text:p>
          </table:table-cell>
          <table:table-cell table:formula="of:=[.W24]*[.X24]+[.Y24]+[.Z24]" office:value-type="float" office:value="19" calcext:value-type="float">
            <text:p>19</text:p>
          </table:table-cell>
          <table:table-cell table:formula="of:=INT([.AA2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]=&quot;hybrid&quot;;0;IF([.V25]=&quot;LNG&quot;;0.5;IF([.V25]=&quot;Fuel &amp; LNG&quot;;1;IF([.V25]=&quot;Heavy Fuel Oil&quot;;3;IF([.V25]=&quot;Sail&quot;;0;IF([.V25]=&quot;Electric&quot;;0;2))))))" office:value-type="float" office:value="2" calcext:value-type="float">
            <text:p>2</text:p>
          </table:table-cell>
          <table:table-cell table:formula="of:=IF([.Q25]=0;2;INT([.Q25]/10000))" office:value-type="float" office:value="4" calcext:value-type="float">
            <text:p>4</text:p>
          </table:table-cell>
          <table:table-cell table:formula="of:=INT([.F25]/1000)" office:value-type="float" office:value="2" calcext:value-type="float">
            <text:p>2</text:p>
          </table:table-cell>
          <table:table-cell table:formula="of:=INT([.L25]/10000)" office:value-type="float" office:value="9" calcext:value-type="float">
            <text:p>9</text:p>
          </table:table-cell>
          <table:table-cell table:formula="of:=[.W25]*[.X25]+[.Y25]+[.Z25]" office:value-type="float" office:value="19" calcext:value-type="float">
            <text:p>19</text:p>
          </table:table-cell>
          <table:table-cell table:formula="of:=INT([.AA2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]=&quot;hybrid&quot;;0;IF([.V26]=&quot;LNG&quot;;0.5;IF([.V26]=&quot;Fuel &amp; LNG&quot;;1;IF([.V26]=&quot;Heavy Fuel Oil&quot;;3;IF([.V26]=&quot;Sail&quot;;0;IF([.V26]=&quot;Electric&quot;;0;2))))))" office:value-type="float" office:value="2" calcext:value-type="float">
            <text:p>2</text:p>
          </table:table-cell>
          <table:table-cell table:formula="of:=IF([.Q26]=0;2;INT([.Q26]/10000))" office:value-type="float" office:value="4" calcext:value-type="float">
            <text:p>4</text:p>
          </table:table-cell>
          <table:table-cell table:formula="of:=INT([.F26]/1000)" office:value-type="float" office:value="2" calcext:value-type="float">
            <text:p>2</text:p>
          </table:table-cell>
          <table:table-cell table:formula="of:=INT([.L26]/10000)" office:value-type="float" office:value="9" calcext:value-type="float">
            <text:p>9</text:p>
          </table:table-cell>
          <table:table-cell table:formula="of:=[.W26]*[.X26]+[.Y26]+[.Z26]" office:value-type="float" office:value="19" calcext:value-type="float">
            <text:p>19</text:p>
          </table:table-cell>
          <table:table-cell table:formula="of:=INT([.AA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table:style-name="ce13"/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,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]=&quot;hybrid&quot;;0;IF([.V27]=&quot;LNG&quot;;0.5;IF([.V27]=&quot;Fuel &amp; LNG&quot;;1;IF([.V27]=&quot;Heavy Fuel Oil&quot;;3;IF([.V27]=&quot;Sail&quot;;0;IF([.V27]=&quot;Electric&quot;;0;2))))))" office:value-type="float" office:value="2" calcext:value-type="float">
            <text:p>2</text:p>
          </table:table-cell>
          <table:table-cell table:formula="of:=IF([.Q27]=0;2;INT([.Q27]/10000))" office:value-type="float" office:value="4" calcext:value-type="float">
            <text:p>4</text:p>
          </table:table-cell>
          <table:table-cell table:formula="of:=INT([.F27]/1000)" office:value-type="float" office:value="2" calcext:value-type="float">
            <text:p>2</text:p>
          </table:table-cell>
          <table:table-cell table:formula="of:=INT([.L27]/10000)" office:value-type="float" office:value="9" calcext:value-type="float">
            <text:p>9</text:p>
          </table:table-cell>
          <table:table-cell table:formula="of:=[.W27]*[.X27]+[.Y27]+[.Z27]" office:value-type="float" office:value="19" calcext:value-type="float">
            <text:p>19</text:p>
          </table:table-cell>
          <table:table-cell table:formula="of:=INT([.AA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]=&quot;hybrid&quot;;0;IF([.V28]=&quot;LNG&quot;;0.5;IF([.V28]=&quot;Fuel &amp; LNG&quot;;1;IF([.V28]=&quot;Heavy Fuel Oil&quot;;3;IF([.V28]=&quot;Sail&quot;;0;IF([.V28]=&quot;Electric&quot;;0;2))))))" office:value-type="float" office:value="2" calcext:value-type="float">
            <text:p>2</text:p>
          </table:table-cell>
          <table:table-cell table:formula="of:=IF([.Q28]=0;2;INT([.Q28]/10000))" office:value-type="float" office:value="5" calcext:value-type="float">
            <text:p>5</text:p>
          </table:table-cell>
          <table:table-cell table:formula="of:=INT([.F28]/1000)" office:value-type="float" office:value="1" calcext:value-type="float">
            <text:p>1</text:p>
          </table:table-cell>
          <table:table-cell table:formula="of:=INT([.L28]/10000)" office:value-type="float" office:value="7" calcext:value-type="float">
            <text:p>7</text:p>
          </table:table-cell>
          <table:table-cell table:formula="of:=[.W28]*[.X28]+[.Y28]+[.Z28]" office:value-type="float" office:value="18" calcext:value-type="float">
            <text:p>18</text:p>
          </table:table-cell>
          <table:table-cell table:formula="of:=INT([.AA2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29]=&quot;hybrid&quot;;0;IF([.V29]=&quot;LNG&quot;;0.5;IF([.V29]=&quot;Fuel &amp; LNG&quot;;1;IF([.V29]=&quot;Heavy Fuel Oil&quot;;3;IF([.V29]=&quot;Sail&quot;;0;IF([.V29]=&quot;Electric&quot;;0;2))))))" office:value-type="float" office:value="3" calcext:value-type="float">
            <text:p>3</text:p>
          </table:table-cell>
          <table:table-cell table:formula="of:=IF([.Q29]=0;2;INT([.Q29]/10000))" office:value-type="float" office:value="3" calcext:value-type="float">
            <text:p>3</text:p>
          </table:table-cell>
          <table:table-cell table:formula="of:=INT([.F29]/1000)" office:value-type="float" office:value="1" calcext:value-type="float">
            <text:p>1</text:p>
          </table:table-cell>
          <table:table-cell table:formula="of:=INT([.L29]/10000)" office:value-type="float" office:value="7" calcext:value-type="float">
            <text:p>7</text:p>
          </table:table-cell>
          <table:table-cell table:formula="of:=[.W29]*[.X29]+[.Y29]+[.Z29]" office:value-type="float" office:value="17" calcext:value-type="float">
            <text:p>17</text:p>
          </table:table-cell>
          <table:table-cell table:formula="of:=INT([.AA2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0]=&quot;hybrid&quot;;0;IF([.V30]=&quot;LNG&quot;;0.5;IF([.V30]=&quot;Fuel &amp; LNG&quot;;1;IF([.V30]=&quot;Heavy Fuel Oil&quot;;3;IF([.V30]=&quot;Sail&quot;;0;IF([.V30]=&quot;Electric&quot;;0;2))))))" office:value-type="float" office:value="3" calcext:value-type="float">
            <text:p>3</text:p>
          </table:table-cell>
          <table:table-cell table:formula="of:=IF([.Q30]=0;2;INT([.Q30]/10000))" office:value-type="float" office:value="3" calcext:value-type="float">
            <text:p>3</text:p>
          </table:table-cell>
          <table:table-cell table:formula="of:=INT([.F30]/1000)" office:value-type="float" office:value="1" calcext:value-type="float">
            <text:p>1</text:p>
          </table:table-cell>
          <table:table-cell table:formula="of:=INT([.L30]/10000)" office:value-type="float" office:value="6" calcext:value-type="float">
            <text:p>6</text:p>
          </table:table-cell>
          <table:table-cell table:formula="of:=[.W30]*[.X30]+[.Y30]+[.Z30]" office:value-type="float" office:value="16" calcext:value-type="float">
            <text:p>16</text:p>
          </table:table-cell>
          <table:table-cell table:formula="of:=INT([.AA3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1]=&quot;hybrid&quot;;0;IF([.V31]=&quot;LNG&quot;;0.5;IF([.V31]=&quot;Fuel &amp; LNG&quot;;1;IF([.V31]=&quot;Heavy Fuel Oil&quot;;3;IF([.V31]=&quot;Sail&quot;;0;IF([.V31]=&quot;Electric&quot;;0;2))))))" office:value-type="float" office:value="2" calcext:value-type="float">
            <text:p>2</text:p>
          </table:table-cell>
          <table:table-cell table:formula="of:=IF([.Q31]=0;2;INT([.Q31]/10000))" office:value-type="float" office:value="2" calcext:value-type="float">
            <text:p>2</text:p>
          </table:table-cell>
          <table:table-cell table:formula="of:=INT([.F31]/1000)" office:value-type="float" office:value="2" calcext:value-type="float">
            <text:p>2</text:p>
          </table:table-cell>
          <table:table-cell table:formula="of:=INT([.L31]/10000)" office:value-type="float" office:value="9" calcext:value-type="float">
            <text:p>9</text:p>
          </table:table-cell>
          <table:table-cell table:formula="of:=[.W31]*[.X31]+[.Y31]+[.Z31]" office:value-type="float" office:value="15" calcext:value-type="float">
            <text:p>15</text:p>
          </table:table-cell>
          <table:table-cell table:formula="of:=INT([.AA3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2]=&quot;hybrid&quot;;0;IF([.V32]=&quot;LNG&quot;;0.5;IF([.V32]=&quot;Fuel &amp; LNG&quot;;1;IF([.V32]=&quot;Heavy Fuel Oil&quot;;3;IF([.V32]=&quot;Sail&quot;;0;IF([.V32]=&quot;Electric&quot;;0;2))))))" office:value-type="float" office:value="2" calcext:value-type="float">
            <text:p>2</text:p>
          </table:table-cell>
          <table:table-cell table:formula="of:=IF([.Q32]=0;2;INT([.Q32]/10000))" office:value-type="float" office:value="2" calcext:value-type="float">
            <text:p>2</text:p>
          </table:table-cell>
          <table:table-cell table:formula="of:=INT([.F32]/1000)" office:value-type="float" office:value="2" calcext:value-type="float">
            <text:p>2</text:p>
          </table:table-cell>
          <table:table-cell table:formula="of:=INT([.L32]/10000)" office:value-type="float" office:value="9" calcext:value-type="float">
            <text:p>9</text:p>
          </table:table-cell>
          <table:table-cell table:formula="of:=[.W32]*[.X32]+[.Y32]+[.Z32]" office:value-type="float" office:value="15" calcext:value-type="float">
            <text:p>15</text:p>
          </table:table-cell>
          <table:table-cell table:formula="of:=INT([.AA3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3]=&quot;hybrid&quot;;0;IF([.V33]=&quot;LNG&quot;;0.5;IF([.V33]=&quot;Fuel &amp; LNG&quot;;1;IF([.V33]=&quot;Heavy Fuel Oil&quot;;3;IF([.V33]=&quot;Sail&quot;;0;IF([.V33]=&quot;Electric&quot;;0;2))))))" office:value-type="float" office:value="2" calcext:value-type="float">
            <text:p>2</text:p>
          </table:table-cell>
          <table:table-cell table:formula="of:=IF([.Q33]=0;2;INT([.Q33]/10000))" office:value-type="float" office:value="2" calcext:value-type="float">
            <text:p>2</text:p>
          </table:table-cell>
          <table:table-cell table:formula="of:=INT([.F33]/1000)" office:value-type="float" office:value="2" calcext:value-type="float">
            <text:p>2</text:p>
          </table:table-cell>
          <table:table-cell table:formula="of:=INT([.L33]/10000)" office:value-type="float" office:value="9" calcext:value-type="float">
            <text:p>9</text:p>
          </table:table-cell>
          <table:table-cell table:formula="of:=[.W33]*[.X33]+[.Y33]+[.Z33]" office:value-type="float" office:value="15" calcext:value-type="float">
            <text:p>15</text:p>
          </table:table-cell>
          <table:table-cell table:formula="of:=INT([.AA3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4]=&quot;hybrid&quot;;0;IF([.V34]=&quot;LNG&quot;;0.5;IF([.V34]=&quot;Fuel &amp; LNG&quot;;1;IF([.V34]=&quot;Heavy Fuel Oil&quot;;3;IF([.V34]=&quot;Sail&quot;;0;IF([.V34]=&quot;Electric&quot;;0;2))))))" office:value-type="float" office:value="2" calcext:value-type="float">
            <text:p>2</text:p>
          </table:table-cell>
          <table:table-cell table:formula="of:=IF([.Q34]=0;2;INT([.Q34]/10000))" office:value-type="float" office:value="2" calcext:value-type="float">
            <text:p>2</text:p>
          </table:table-cell>
          <table:table-cell table:formula="of:=INT([.F34]/1000)" office:value-type="float" office:value="2" calcext:value-type="float">
            <text:p>2</text:p>
          </table:table-cell>
          <table:table-cell table:formula="of:=INT([.L34]/10000)" office:value-type="float" office:value="9" calcext:value-type="float">
            <text:p>9</text:p>
          </table:table-cell>
          <table:table-cell table:formula="of:=[.W34]*[.X34]+[.Y34]+[.Z34]" office:value-type="float" office:value="15" calcext:value-type="float">
            <text:p>15</text:p>
          </table:table-cell>
          <table:table-cell table:formula="of:=INT([.AA3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,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5]=&quot;hybrid&quot;;0;IF([.V35]=&quot;LNG&quot;;0.5;IF([.V35]=&quot;Fuel &amp; LNG&quot;;1;IF([.V35]=&quot;Heavy Fuel Oil&quot;;3;IF([.V35]=&quot;Sail&quot;;0;IF([.V35]=&quot;Electric&quot;;0;2))))))" office:value-type="float" office:value="2" calcext:value-type="float">
            <text:p>2</text:p>
          </table:table-cell>
          <table:table-cell table:formula="of:=IF([.Q35]=0;2;INT([.Q35]/10000))" office:value-type="float" office:value="3" calcext:value-type="float">
            <text:p>3</text:p>
          </table:table-cell>
          <table:table-cell table:formula="of:=INT([.F35]/1000)" office:value-type="float" office:value="1" calcext:value-type="float">
            <text:p>1</text:p>
          </table:table-cell>
          <table:table-cell table:formula="of:=INT([.L35]/10000)" office:value-type="float" office:value="8" calcext:value-type="float">
            <text:p>8</text:p>
          </table:table-cell>
          <table:table-cell table:formula="of:=[.W35]*[.X35]+[.Y35]+[.Z35]" office:value-type="float" office:value="15" calcext:value-type="float">
            <text:p>15</text:p>
          </table:table-cell>
          <table:table-cell table:formula="of:=INT([.AA3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5" office:value-type="string" calcext:value-type="string">
            <text:p><text:a xlink:href="https://www.marinetraffic.com/ais/details/ships/mmsi:311000891" xlink:type="simple">311000891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6]=&quot;hybrid&quot;;0;IF([.V36]=&quot;LNG&quot;;0.5;IF([.V36]=&quot;Fuel &amp; LNG&quot;;1;IF([.V36]=&quot;Heavy Fuel Oil&quot;;3;IF([.V36]=&quot;Sail&quot;;0;IF([.V36]=&quot;Electric&quot;;0;2))))))" office:value-type="float" office:value="3" calcext:value-type="float">
            <text:p>3</text:p>
          </table:table-cell>
          <table:table-cell table:formula="of:=IF([.Q36]=0;2;INT([.Q36]/10000))" office:value-type="float" office:value="3" calcext:value-type="float">
            <text:p>3</text:p>
          </table:table-cell>
          <table:table-cell table:formula="of:=INT([.F36]/1000)" office:value-type="float" office:value="1" calcext:value-type="float">
            <text:p>1</text:p>
          </table:table-cell>
          <table:table-cell table:formula="of:=INT([.L36]/10000)" office:value-type="float" office:value="5" calcext:value-type="float">
            <text:p>5</text:p>
          </table:table-cell>
          <table:table-cell table:formula="of:=[.W36]*[.X36]+[.Y36]+[.Z36]" office:value-type="float" office:value="15" calcext:value-type="float">
            <text:p>15</text:p>
          </table:table-cell>
          <table:table-cell table:formula="of:=INT([.AA3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IDABLU</text:p>
          </table:table-cell>
          <table:table-cell table:style-name="ce23" office:value-type="string" calcext:value-type="string">
            <text:p>247282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7.6" calcext:value-type="float">
            <text:p>37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71304" calcext:value-type="float">
            <text:p>71304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89" calcext:value-type="float">
            <text:p>7889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7]=&quot;hybrid&quot;;0;IF([.V37]=&quot;LNG&quot;;0.5;IF([.V37]=&quot;Fuel &amp; LNG&quot;;1;IF([.V37]=&quot;Heavy Fuel Oil&quot;;3;IF([.V37]=&quot;Sail&quot;;0;IF([.V37]=&quot;Electric&quot;;0;2))))))" office:value-type="float" office:value="2" calcext:value-type="float">
            <text:p>2</text:p>
          </table:table-cell>
          <table:table-cell table:formula="of:=IF([.Q37]=0;2;INT([.Q37]/10000))" office:value-type="float" office:value="2" calcext:value-type="float">
            <text:p>2</text:p>
          </table:table-cell>
          <table:table-cell table:formula="of:=INT([.F37]/1000)" office:value-type="float" office:value="2" calcext:value-type="float">
            <text:p>2</text:p>
          </table:table-cell>
          <table:table-cell table:formula="of:=INT([.L37]/10000)" office:value-type="float" office:value="7" calcext:value-type="float">
            <text:p>7</text:p>
          </table:table-cell>
          <table:table-cell table:formula="of:=[.W37]*[.X37]+[.Y37]+[.Z37]" office:value-type="float" office:value="13" calcext:value-type="float">
            <text:p>13</text:p>
          </table:table-cell>
          <table:table-cell table:formula="of:=INT([.AA3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IDASTELLA</text:p>
          </table:table-cell>
          <table:table-cell table:style-name="ce23" office:value-type="string" calcext:value-type="string">
            <text:p>247322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8.19" calcext:value-type="float">
            <text:p>38,19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37374" calcext:value-type="float">
            <text:p>37374</text:p>
          </table:table-cell>
          <table:table-cell table:style-name="ce46" office:value-type="float" office:value="71304" calcext:value-type="float">
            <text:p>71304</text:p>
          </table:table-cell>
          <table:table-cell table:style-name="ce23" office:value-type="float" office:value="45266" calcext:value-type="float">
            <text:p>4526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33" calcext:value-type="float">
            <text:p>7833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8]=&quot;hybrid&quot;;0;IF([.V38]=&quot;LNG&quot;;0.5;IF([.V38]=&quot;Fuel &amp; LNG&quot;;1;IF([.V38]=&quot;Heavy Fuel Oil&quot;;3;IF([.V38]=&quot;Sail&quot;;0;IF([.V38]=&quot;Electric&quot;;0;2))))))" office:value-type="float" office:value="2" calcext:value-type="float">
            <text:p>2</text:p>
          </table:table-cell>
          <table:table-cell table:formula="of:=IF([.Q38]=0;2;INT([.Q38]/10000))" office:value-type="float" office:value="2" calcext:value-type="float">
            <text:p>2</text:p>
          </table:table-cell>
          <table:table-cell table:formula="of:=INT([.F38]/1000)" office:value-type="float" office:value="2" calcext:value-type="float">
            <text:p>2</text:p>
          </table:table-cell>
          <table:table-cell table:formula="of:=INT([.L38]/10000)" office:value-type="float" office:value="7" calcext:value-type="float">
            <text:p>7</text:p>
          </table:table-cell>
          <table:table-cell table:formula="of:=[.W38]*[.X38]+[.Y38]+[.Z38]" office:value-type="float" office:value="13" calcext:value-type="float">
            <text:p>13</text:p>
          </table:table-cell>
          <table:table-cell table:formula="of:=INT([.AA3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9]=&quot;hybrid&quot;;0;IF([.V39]=&quot;LNG&quot;;0.5;IF([.V39]=&quot;Fuel &amp; LNG&quot;;1;IF([.V39]=&quot;Heavy Fuel Oil&quot;;3;IF([.V39]=&quot;Sail&quot;;0;IF([.V39]=&quot;Electric&quot;;0;2))))))" office:value-type="float" office:value="2" calcext:value-type="float">
            <text:p>2</text:p>
          </table:table-cell>
          <table:table-cell table:formula="of:=IF([.Q39]=0;2;INT([.Q39]/10000))" office:value-type="float" office:value="2" calcext:value-type="float">
            <text:p>2</text:p>
          </table:table-cell>
          <table:table-cell table:formula="of:=INT([.F39]/1000)" office:value-type="float" office:value="1" calcext:value-type="float">
            <text:p>1</text:p>
          </table:table-cell>
          <table:table-cell table:formula="of:=INT([.L39]/10000)" office:value-type="float" office:value="7" calcext:value-type="float">
            <text:p>7</text:p>
          </table:table-cell>
          <table:table-cell table:formula="of:=[.W39]*[.X39]+[.Y39]+[.Z39]" office:value-type="float" office:value="12" calcext:value-type="float">
            <text:p>12</text:p>
          </table:table-cell>
          <table:table-cell table:formula="of:=INT([.AA3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,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0]=&quot;hybrid&quot;;0;IF([.V40]=&quot;LNG&quot;;0.5;IF([.V40]=&quot;Fuel &amp; LNG&quot;;1;IF([.V40]=&quot;Heavy Fuel Oil&quot;;3;IF([.V40]=&quot;Sail&quot;;0;IF([.V40]=&quot;Electric&quot;;0;2))))))" office:value-type="float" office:value="2" calcext:value-type="float">
            <text:p>2</text:p>
          </table:table-cell>
          <table:table-cell table:formula="of:=IF([.Q40]=0;2;INT([.Q40]/10000))" office:value-type="float" office:value="2" calcext:value-type="float">
            <text:p>2</text:p>
          </table:table-cell>
          <table:table-cell table:formula="of:=INT([.F40]/1000)" office:value-type="float" office:value="1" calcext:value-type="float">
            <text:p>1</text:p>
          </table:table-cell>
          <table:table-cell table:formula="of:=INT([.L40]/10000)" office:value-type="float" office:value="7" calcext:value-type="float">
            <text:p>7</text:p>
          </table:table-cell>
          <table:table-cell table:formula="of:=[.W40]*[.X40]+[.Y40]+[.Z40]" office:value-type="float" office:value="12" calcext:value-type="float">
            <text:p>12</text:p>
          </table:table-cell>
          <table:table-cell table:formula="of:=INT([.AA4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table:style-name="ce13"/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,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1]=&quot;hybrid&quot;;0;IF([.V41]=&quot;LNG&quot;;0.5;IF([.V41]=&quot;Fuel &amp; LNG&quot;;1;IF([.V41]=&quot;Heavy Fuel Oil&quot;;3;IF([.V41]=&quot;Sail&quot;;0;IF([.V41]=&quot;Electric&quot;;0;2))))))" office:value-type="float" office:value="2" calcext:value-type="float">
            <text:p>2</text:p>
          </table:table-cell>
          <table:table-cell table:formula="of:=IF([.Q41]=0;2;INT([.Q41]/10000))" office:value-type="float" office:value="2" calcext:value-type="float">
            <text:p>2</text:p>
          </table:table-cell>
          <table:table-cell table:formula="of:=INT([.F41]/1000)" office:value-type="float" office:value="1" calcext:value-type="float">
            <text:p>1</text:p>
          </table:table-cell>
          <table:table-cell table:formula="of:=INT([.L41]/10000)" office:value-type="float" office:value="6" calcext:value-type="float">
            <text:p>6</text:p>
          </table:table-cell>
          <table:table-cell table:formula="of:=[.W41]*[.X41]+[.Y41]+[.Z41]" office:value-type="float" office:value="11" calcext:value-type="float">
            <text:p>11</text:p>
          </table:table-cell>
          <table:table-cell table:formula="of:=INT([.AA4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2]=&quot;hybrid&quot;;0;IF([.V42]=&quot;LNG&quot;;0.5;IF([.V42]=&quot;Fuel &amp; LNG&quot;;1;IF([.V42]=&quot;Heavy Fuel Oil&quot;;3;IF([.V42]=&quot;Sail&quot;;0;IF([.V42]=&quot;Electric&quot;;0;2))))))" office:value-type="float" office:value="2" calcext:value-type="float">
            <text:p>2</text:p>
          </table:table-cell>
          <table:table-cell table:formula="of:=IF([.Q42]=0;2;INT([.Q42]/10000))" office:value-type="float" office:value="2" calcext:value-type="float">
            <text:p>2</text:p>
          </table:table-cell>
          <table:table-cell table:formula="of:=INT([.F42]/1000)" office:value-type="float" office:value="1" calcext:value-type="float">
            <text:p>1</text:p>
          </table:table-cell>
          <table:table-cell table:formula="of:=INT([.L42]/10000)" office:value-type="float" office:value="6" calcext:value-type="float">
            <text:p>6</text:p>
          </table:table-cell>
          <table:table-cell table:formula="of:=[.W42]*[.X42]+[.Y42]+[.Z42]" office:value-type="float" office:value="11" calcext:value-type="float">
            <text:p>11</text:p>
          </table:table-cell>
          <table:table-cell table:formula="of:=INT([.AA4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3]=&quot;hybrid&quot;;0;IF([.V43]=&quot;LNG&quot;;0.5;IF([.V43]=&quot;Fuel &amp; LNG&quot;;1;IF([.V43]=&quot;Heavy Fuel Oil&quot;;3;IF([.V43]=&quot;Sail&quot;;0;IF([.V43]=&quot;Electric&quot;;0;2))))))" office:value-type="float" office:value="2" calcext:value-type="float">
            <text:p>2</text:p>
          </table:table-cell>
          <table:table-cell table:formula="of:=IF([.Q43]=0;2;INT([.Q43]/10000))" office:value-type="float" office:value="2" calcext:value-type="float">
            <text:p>2</text:p>
          </table:table-cell>
          <table:table-cell table:formula="of:=INT([.F43]/1000)" office:value-type="float" office:value="1" calcext:value-type="float">
            <text:p>1</text:p>
          </table:table-cell>
          <table:table-cell table:formula="of:=INT([.L43]/10000)" office:value-type="float" office:value="6" calcext:value-type="float">
            <text:p>6</text:p>
          </table:table-cell>
          <table:table-cell table:formula="of:=[.W43]*[.X43]+[.Y43]+[.Z43]" office:value-type="float" office:value="11" calcext:value-type="float">
            <text:p>11</text:p>
          </table:table-cell>
          <table:table-cell table:formula="of:=INT([.AA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4]=&quot;hybrid&quot;;0;IF([.V44]=&quot;LNG&quot;;0.5;IF([.V44]=&quot;Fuel &amp; LNG&quot;;1;IF([.V44]=&quot;Heavy Fuel Oil&quot;;3;IF([.V44]=&quot;Sail&quot;;0;IF([.V44]=&quot;Electric&quot;;0;2))))))" office:value-type="float" office:value="2" calcext:value-type="float">
            <text:p>2</text:p>
          </table:table-cell>
          <table:table-cell table:formula="of:=IF([.Q44]=0;2;INT([.Q44]/10000))" office:value-type="float" office:value="3" calcext:value-type="float">
            <text:p>3</text:p>
          </table:table-cell>
          <table:table-cell table:formula="of:=INT([.F44]/1000)" office:value-type="float" office:value="0" calcext:value-type="float">
            <text:p>0</text:p>
          </table:table-cell>
          <table:table-cell table:formula="of:=INT([.L44]/10000)" office:value-type="float" office:value="4" calcext:value-type="float">
            <text:p>4</text:p>
          </table:table-cell>
          <table:table-cell table:formula="of:=[.W44]*[.X44]+[.Y44]+[.Z44]" office:value-type="float" office:value="10" calcext:value-type="float">
            <text:p>10</text:p>
          </table:table-cell>
          <table:table-cell table:formula="of:=INT([.AA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5]=&quot;hybrid&quot;;0;IF([.V45]=&quot;LNG&quot;;0.5;IF([.V45]=&quot;Fuel &amp; LNG&quot;;1;IF([.V45]=&quot;Heavy Fuel Oil&quot;;3;IF([.V45]=&quot;Sail&quot;;0;IF([.V45]=&quot;Electric&quot;;0;2))))))" office:value-type="float" office:value="2" calcext:value-type="float">
            <text:p>2</text:p>
          </table:table-cell>
          <table:table-cell table:formula="of:=IF([.Q45]=0;2;INT([.Q45]/10000))" office:value-type="float" office:value="2" calcext:value-type="float">
            <text:p>2</text:p>
          </table:table-cell>
          <table:table-cell table:formula="of:=INT([.F45]/1000)" office:value-type="float" office:value="0" calcext:value-type="float">
            <text:p>0</text:p>
          </table:table-cell>
          <table:table-cell table:formula="of:=INT([.L45]/10000)" office:value-type="float" office:value="5" calcext:value-type="float">
            <text:p>5</text:p>
          </table:table-cell>
          <table:table-cell table:formula="of:=[.W45]*[.X45]+[.Y45]+[.Z45]" office:value-type="float" office:value="9" calcext:value-type="float">
            <text:p>9</text:p>
          </table:table-cell>
          <table:table-cell table:formula="of:=INT([.AA4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6]=&quot;hybrid&quot;;0;IF([.V46]=&quot;LNG&quot;;0.5;IF([.V46]=&quot;Fuel &amp; LNG&quot;;1;IF([.V46]=&quot;Heavy Fuel Oil&quot;;3;IF([.V46]=&quot;Sail&quot;;0;IF([.V46]=&quot;Electric&quot;;0;2))))))" office:value-type="float" office:value="2" calcext:value-type="float">
            <text:p>2</text:p>
          </table:table-cell>
          <table:table-cell table:formula="of:=IF([.Q46]=0;2;INT([.Q46]/10000))" office:value-type="float" office:value="2" calcext:value-type="float">
            <text:p>2</text:p>
          </table:table-cell>
          <table:table-cell table:formula="of:=INT([.F46]/1000)" office:value-type="float" office:value="0" calcext:value-type="float">
            <text:p>0</text:p>
          </table:table-cell>
          <table:table-cell table:formula="of:=INT([.L46]/10000)" office:value-type="float" office:value="5" calcext:value-type="float">
            <text:p>5</text:p>
          </table:table-cell>
          <table:table-cell table:formula="of:=[.W46]*[.X46]+[.Y46]+[.Z46]" office:value-type="float" office:value="9" calcext:value-type="float">
            <text:p>9</text:p>
          </table:table-cell>
          <table:table-cell table:formula="of:=INT([.AA4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CIUDAD DE BARCELONA</text:p>
          </table:table-cell>
          <table:table-cell table:style-name="ce23" office:value-type="string" calcext:value-type="string">
            <text:p>225416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450" calcext:value-type="float">
            <text:p>1450</text:p>
          </table:table-cell>
          <table:table-cell table:style-name="ce23"/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26.4" calcext:value-type="float">
            <text:p>26,4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29514" calcext:value-type="float">
            <text:p>29514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46" office:value-type="float" office:value="33600" calcext:value-type="float">
            <text:p>33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11980" calcext:value-type="float">
            <text:p>1198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7]=&quot;hybrid&quot;;0;IF([.V47]=&quot;LNG&quot;;0.5;IF([.V47]=&quot;Fuel &amp; LNG&quot;;1;IF([.V47]=&quot;Heavy Fuel Oil&quot;;3;IF([.V47]=&quot;Sail&quot;;0;IF([.V47]=&quot;Electric&quot;;0;2))))))" office:value-type="float" office:value="2" calcext:value-type="float">
            <text:p>2</text:p>
          </table:table-cell>
          <table:table-cell table:formula="of:=IF([.Q47]=0;2;INT([.Q47]/10000))" office:value-type="float" office:value="3" calcext:value-type="float">
            <text:p>3</text:p>
          </table:table-cell>
          <table:table-cell table:formula="of:=INT([.F47]/1000)" office:value-type="float" office:value="1" calcext:value-type="float">
            <text:p>1</text:p>
          </table:table-cell>
          <table:table-cell table:formula="of:=INT([.L47]/10000)" office:value-type="float" office:value="2" calcext:value-type="float">
            <text:p>2</text:p>
          </table:table-cell>
          <table:table-cell table:formula="of:=[.W47]*[.X47]+[.Y47]+[.Z47]" office:value-type="float" office:value="9" calcext:value-type="float">
            <text:p>9</text:p>
          </table:table-cell>
          <table:table-cell table:formula="of:=INT([.AA4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8]=&quot;hybrid&quot;;0;IF([.V48]=&quot;LNG&quot;;0.5;IF([.V48]=&quot;Fuel &amp; LNG&quot;;1;IF([.V48]=&quot;Heavy Fuel Oil&quot;;3;IF([.V48]=&quot;Sail&quot;;0;IF([.V48]=&quot;Electric&quot;;0;2))))))" office:value-type="float" office:value="0.5" calcext:value-type="float">
            <text:p>0,5</text:p>
          </table:table-cell>
          <table:table-cell table:formula="of:=IF([.Q48]=0;2;INT([.Q48]/10000))" office:value-type="float" office:value="5" calcext:value-type="float">
            <text:p>5</text:p>
          </table:table-cell>
          <table:table-cell table:formula="of:=INT([.F48]/1000)" office:value-type="float" office:value="0" calcext:value-type="float">
            <text:p>0</text:p>
          </table:table-cell>
          <table:table-cell table:formula="of:=INT([.L48]/10000)" office:value-type="float" office:value="6" calcext:value-type="float">
            <text:p>6</text:p>
          </table:table-cell>
          <table:table-cell table:formula="of:=[.W48]*[.X48]+[.Y48]+[.Z48]" office:value-type="float" office:value="8.5" calcext:value-type="float">
            <text:p>8,5</text:p>
          </table:table-cell>
          <table:table-cell table:formula="of:=INT([.AA4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9]=&quot;hybrid&quot;;0;IF([.V49]=&quot;LNG&quot;;0.5;IF([.V49]=&quot;Fuel &amp; LNG&quot;;1;IF([.V49]=&quot;Heavy Fuel Oil&quot;;3;IF([.V49]=&quot;Sail&quot;;0;IF([.V49]=&quot;Electric&quot;;0;2))))))" office:value-type="float" office:value="0.5" calcext:value-type="float">
            <text:p>0,5</text:p>
          </table:table-cell>
          <table:table-cell table:formula="of:=IF([.Q49]=0;2;INT([.Q49]/10000))" office:value-type="float" office:value="5" calcext:value-type="float">
            <text:p>5</text:p>
          </table:table-cell>
          <table:table-cell table:formula="of:=INT([.F49]/1000)" office:value-type="float" office:value="0" calcext:value-type="float">
            <text:p>0</text:p>
          </table:table-cell>
          <table:table-cell table:formula="of:=INT([.L49]/10000)" office:value-type="float" office:value="6" calcext:value-type="float">
            <text:p>6</text:p>
          </table:table-cell>
          <table:table-cell table:formula="of:=[.W49]*[.X49]+[.Y49]+[.Z49]" office:value-type="float" office:value="8.5" calcext:value-type="float">
            <text:p>8,5</text:p>
          </table:table-cell>
          <table:table-cell table:formula="of:=INT([.AA4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0]=&quot;hybrid&quot;;0;IF([.V50]=&quot;LNG&quot;;0.5;IF([.V50]=&quot;Fuel &amp; LNG&quot;;1;IF([.V50]=&quot;Heavy Fuel Oil&quot;;3;IF([.V50]=&quot;Sail&quot;;0;IF([.V50]=&quot;Electric&quot;;0;2))))))" office:value-type="float" office:value="2" calcext:value-type="float">
            <text:p>2</text:p>
          </table:table-cell>
          <table:table-cell table:formula="of:=IF([.Q50]=0;2;INT([.Q50]/10000))" office:value-type="float" office:value="2" calcext:value-type="float">
            <text:p>2</text:p>
          </table:table-cell>
          <table:table-cell table:formula="of:=INT([.F50]/1000)" office:value-type="float" office:value="0" calcext:value-type="float">
            <text:p>0</text:p>
          </table:table-cell>
          <table:table-cell table:formula="of:=INT([.L50]/10000)" office:value-type="float" office:value="4" calcext:value-type="float">
            <text:p>4</text:p>
          </table:table-cell>
          <table:table-cell table:formula="of:=[.W50]*[.X50]+[.Y50]+[.Z50]" office:value-type="float" office:value="8" calcext:value-type="float">
            <text:p>8</text:p>
          </table:table-cell>
          <table:table-cell table:formula="of:=INT([.AA5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ILVER DAWN</text:p>
          </table:table-cell>
          <table:table-cell table:style-name="ce23" office:value-type="string" calcext:value-type="string">
            <text:p>311001044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96" calcext:value-type="float">
            <text:p>596</text:p>
          </table:table-cell>
          <table:table-cell table:style-name="ce23"/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table:style-name="ce46" office:value-type="float" office:value="40844" calcext:value-type="float">
            <text:p>40844</text:p>
          </table:table-cell>
          <table:table-cell table:style-name="ce23" office:value-type="float" office:value="14174" calcext:value-type="float">
            <text:p>14174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46" office:value-type="float" office:value="25200" calcext:value-type="float">
            <text:p>25200</text:p>
          </table:table-cell>
          <table:table-cell table:style-name="ce23" office:value-type="float" office:value="149" calcext:value-type="float">
            <text:p>149</text:p>
          </table:table-cell>
          <table:table-cell/>
          <table:table-cell table:style-name="ce23" office:value-type="float" office:value="3390" calcext:value-type="float">
            <text:p>339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1]=&quot;hybrid&quot;;0;IF([.V51]=&quot;LNG&quot;;0.5;IF([.V51]=&quot;Fuel &amp; LNG&quot;;1;IF([.V51]=&quot;Heavy Fuel Oil&quot;;3;IF([.V51]=&quot;Sail&quot;;0;IF([.V51]=&quot;Electric&quot;;0;2))))))" office:value-type="float" office:value="2" calcext:value-type="float">
            <text:p>2</text:p>
          </table:table-cell>
          <table:table-cell table:formula="of:=IF([.Q51]=0;2;INT([.Q51]/10000))" office:value-type="float" office:value="2" calcext:value-type="float">
            <text:p>2</text:p>
          </table:table-cell>
          <table:table-cell table:formula="of:=INT([.F51]/1000)" office:value-type="float" office:value="0" calcext:value-type="float">
            <text:p>0</text:p>
          </table:table-cell>
          <table:table-cell table:formula="of:=INT([.L51]/10000)" office:value-type="float" office:value="4" calcext:value-type="float">
            <text:p>4</text:p>
          </table:table-cell>
          <table:table-cell table:formula="of:=[.W51]*[.X51]+[.Y51]+[.Z51]" office:value-type="float" office:value="8" calcext:value-type="float">
            <text:p>8</text:p>
          </table:table-cell>
          <table:table-cell table:formula="of:=INT([.AA5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52]=&quot;hybrid&quot;;0;IF([.V52]=&quot;LNG&quot;;0.5;IF([.V52]=&quot;Fuel &amp; LNG&quot;;1;IF([.V52]=&quot;Heavy Fuel Oil&quot;;3;IF([.V52]=&quot;Sail&quot;;0;IF([.V52]=&quot;Electric&quot;;0;2))))))" office:value-type="float" office:value="0.5" calcext:value-type="float">
            <text:p>0,5</text:p>
          </table:table-cell>
          <table:table-cell table:formula="of:=IF([.Q52]=0;2;INT([.Q52]/10000))" office:value-type="float" office:value="2" calcext:value-type="float">
            <text:p>2</text:p>
          </table:table-cell>
          <table:table-cell table:formula="of:=INT([.F52]/1000)" office:value-type="float" office:value="0" calcext:value-type="float">
            <text:p>0</text:p>
          </table:table-cell>
          <table:table-cell table:formula="of:=INT([.L52]/10000)" office:value-type="float" office:value="6" calcext:value-type="float">
            <text:p>6</text:p>
          </table:table-cell>
          <table:table-cell table:formula="of:=[.W52]*[.X52]+[.Y52]+[.Z52]" office:value-type="float" office:value="7" calcext:value-type="float">
            <text:p>7</text:p>
          </table:table-cell>
          <table:table-cell table:formula="of:=INT([.AA5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3]=&quot;hybrid&quot;;0;IF([.V53]=&quot;LNG&quot;;0.5;IF([.V53]=&quot;Fuel &amp; LNG&quot;;1;IF([.V53]=&quot;Heavy Fuel Oil&quot;;3;IF([.V53]=&quot;Sail&quot;;0;IF([.V53]=&quot;Electric&quot;;0;2))))))" office:value-type="float" office:value="2" calcext:value-type="float">
            <text:p>2</text:p>
          </table:table-cell>
          <table:table-cell table:formula="of:=IF([.Q53]=0;2;INT([.Q53]/10000))" office:value-type="float" office:value="2" calcext:value-type="float">
            <text:p>2</text:p>
          </table:table-cell>
          <table:table-cell table:formula="of:=INT([.F53]/1000)" office:value-type="float" office:value="0" calcext:value-type="float">
            <text:p>0</text:p>
          </table:table-cell>
          <table:table-cell table:formula="of:=INT([.L53]/10000)" office:value-type="float" office:value="3" calcext:value-type="float">
            <text:p>3</text:p>
          </table:table-cell>
          <table:table-cell table:formula="of:=[.W53]*[.X53]+[.Y53]+[.Z53]" office:value-type="float" office:value="7" calcext:value-type="float">
            <text:p>7</text:p>
          </table:table-cell>
          <table:table-cell table:formula="of:=INT([.AA5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4]=&quot;hybrid&quot;;0;IF([.V54]=&quot;LNG&quot;;0.5;IF([.V54]=&quot;Fuel &amp; LNG&quot;;1;IF([.V54]=&quot;Heavy Fuel Oil&quot;;3;IF([.V54]=&quot;Sail&quot;;0;IF([.V54]=&quot;Electric&quot;;0;2))))))" office:value-type="float" office:value="2" calcext:value-type="float">
            <text:p>2</text:p>
          </table:table-cell>
          <table:table-cell table:formula="of:=IF([.Q54]=0;2;INT([.Q54]/10000))" office:value-type="float" office:value="2" calcext:value-type="float">
            <text:p>2</text:p>
          </table:table-cell>
          <table:table-cell table:formula="of:=INT([.F54]/1000)" office:value-type="float" office:value="0" calcext:value-type="float">
            <text:p>0</text:p>
          </table:table-cell>
          <table:table-cell table:formula="of:=INT([.L54]/10000)" office:value-type="float" office:value="3" calcext:value-type="float">
            <text:p>3</text:p>
          </table:table-cell>
          <table:table-cell table:formula="of:=[.W54]*[.X54]+[.Y54]+[.Z54]" office:value-type="float" office:value="7" calcext:value-type="float">
            <text:p>7</text:p>
          </table:table-cell>
          <table:table-cell table:formula="of:=INT([.AA5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CIUDAD DE ALCUDIA</text:p>
          </table:table-cell>
          <table:table-cell table:style-name="ce23" office:value-type="string" calcext:value-type="string">
            <text:p>22450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36" calcext:value-type="float">
            <text:p>136</text:p>
          </table:table-cell>
          <table:table-cell table:style-name="ce23"/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994" calcext:value-type="float">
            <text:p>1994</text:p>
          </table:table-cell>
          <table:table-cell table:style-name="ce23" office:value-type="float" office:value="26464" calcext:value-type="float">
            <text:p>26464</text:p>
          </table:table-cell>
          <table:table-cell table:style-name="ce46" office:value-type="float" office:value="33588" calcext:value-type="float">
            <text:p>33588</text:p>
          </table:table-cell>
          <table:table-cell table:style-name="ce23" office:value-type="float" office:value="10076" calcext:value-type="float">
            <text:p>1007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23040" calcext:value-type="float">
            <text:p>2304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10700" calcext:value-type="float">
            <text:p>107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5]=&quot;hybrid&quot;;0;IF([.V55]=&quot;LNG&quot;;0.5;IF([.V55]=&quot;Fuel &amp; LNG&quot;;1;IF([.V55]=&quot;Heavy Fuel Oil&quot;;3;IF([.V55]=&quot;Sail&quot;;0;IF([.V55]=&quot;Electric&quot;;0;2))))))" office:value-type="float" office:value="2" calcext:value-type="float">
            <text:p>2</text:p>
          </table:table-cell>
          <table:table-cell table:formula="of:=IF([.Q55]=0;2;INT([.Q55]/10000))" office:value-type="float" office:value="2" calcext:value-type="float">
            <text:p>2</text:p>
          </table:table-cell>
          <table:table-cell table:formula="of:=INT([.F55]/1000)" office:value-type="float" office:value="0" calcext:value-type="float">
            <text:p>0</text:p>
          </table:table-cell>
          <table:table-cell table:formula="of:=INT([.L55]/10000)" office:value-type="float" office:value="3" calcext:value-type="float">
            <text:p>3</text:p>
          </table:table-cell>
          <table:table-cell table:formula="of:=[.W55]*[.X55]+[.Y55]+[.Z55]" office:value-type="float" office:value="7" calcext:value-type="float">
            <text:p>7</text:p>
          </table:table-cell>
          <table:table-cell table:formula="of:=INT([.AA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ECO ADRIATICA</text:p>
          </table:table-cell>
          <table:table-cell table:style-name="ce23" office:value-type="string" calcext:value-type="string">
            <text:p>2473841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table:style-name="ce46" office:value-type="float" office:value="0" calcext:value-type="float">
            <text:p>0</text:p>
          </table:table-cell>
          <table:table-cell table:style-name="ce2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3" office:value-type="float" office:value="18121" calcext:value-type="float">
            <text:p>18121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6]=&quot;hybrid&quot;;0;IF([.V56]=&quot;LNG&quot;;0.5;IF([.V56]=&quot;Fuel &amp; LNG&quot;;1;IF([.V56]=&quot;Heavy Fuel Oil&quot;;3;IF([.V56]=&quot;Sail&quot;;0;IF([.V56]=&quot;Electric&quot;;0;2))))))" office:value-type="float" office:value="0" calcext:value-type="float">
            <text:p>0</text:p>
          </table:table-cell>
          <table:table-cell table:formula="of:=IF([.Q56]=0;2;INT([.Q56]/10000))" office:value-type="float" office:value="2" calcext:value-type="float">
            <text:p>2</text:p>
          </table:table-cell>
          <table:table-cell table:formula="of:=INT([.F56]/1000)" office:value-type="float" office:value="0" calcext:value-type="float">
            <text:p>0</text:p>
          </table:table-cell>
          <table:table-cell table:formula="of:=INT([.L56]/10000)" office:value-type="float" office:value="6" calcext:value-type="float">
            <text:p>6</text:p>
          </table:table-cell>
          <table:table-cell table:formula="of:=[.W56]*[.X56]+[.Y56]+[.Z56]" office:value-type="float" office:value="6" calcext:value-type="float">
            <text:p>6</text:p>
          </table:table-cell>
          <table:table-cell table:formula="of:=INT([.AA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ECO MEDITERRANEA</text:p>
          </table:table-cell>
          <table:table-cell table:style-name="ce23" office:value-type="string" calcext:value-type="string">
            <text:p>2473839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4575" calcext:value-type="float">
            <text:p>64575</text:p>
          </table:table-cell>
          <table:table-cell table:style-name="ce23" office:value-type="float" office:value="41147" calcext:value-type="float">
            <text:p>4114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3" office:value-type="float" office:value="117" calcext:value-type="float">
            <text:p>117</text:p>
          </table:table-cell>
          <table:table-cell/>
          <table:table-cell table:style-name="ce23" office:value-type="float" office:value="64575" calcext:value-type="float">
            <text:p>64575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7]=&quot;hybrid&quot;;0;IF([.V57]=&quot;LNG&quot;;0.5;IF([.V57]=&quot;Fuel &amp; LNG&quot;;1;IF([.V57]=&quot;Heavy Fuel Oil&quot;;3;IF([.V57]=&quot;Sail&quot;;0;IF([.V57]=&quot;Electric&quot;;0;2))))))" office:value-type="float" office:value="0" calcext:value-type="float">
            <text:p>0</text:p>
          </table:table-cell>
          <table:table-cell table:formula="of:=IF([.Q57]=0;2;INT([.Q57]/10000))" office:value-type="float" office:value="2" calcext:value-type="float">
            <text:p>2</text:p>
          </table:table-cell>
          <table:table-cell table:formula="of:=INT([.F57]/1000)" office:value-type="float" office:value="0" calcext:value-type="float">
            <text:p>0</text:p>
          </table:table-cell>
          <table:table-cell table:formula="of:=INT([.L57]/10000)" office:value-type="float" office:value="6" calcext:value-type="float">
            <text:p>6</text:p>
          </table:table-cell>
          <table:table-cell table:formula="of:=[.W57]*[.X57]+[.Y57]+[.Z57]" office:value-type="float" office:value="6" calcext:value-type="float">
            <text:p>6</text:p>
          </table:table-cell>
          <table:table-cell table:formula="of:=INT([.AA5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8]=&quot;hybrid&quot;;0;IF([.V58]=&quot;LNG&quot;;0.5;IF([.V58]=&quot;Fuel &amp; LNG&quot;;1;IF([.V58]=&quot;Heavy Fuel Oil&quot;;3;IF([.V58]=&quot;Sail&quot;;0;IF([.V58]=&quot;Electric&quot;;0;2))))))" office:value-type="float" office:value="2" calcext:value-type="float">
            <text:p>2</text:p>
          </table:table-cell>
          <table:table-cell table:formula="of:=IF([.Q58]=0;2;INT([.Q58]/10000))" office:value-type="float" office:value="1" calcext:value-type="float">
            <text:p>1</text:p>
          </table:table-cell>
          <table:table-cell table:formula="of:=INT([.F58]/1000)" office:value-type="float" office:value="1" calcext:value-type="float">
            <text:p>1</text:p>
          </table:table-cell>
          <table:table-cell table:formula="of:=INT([.L58]/10000)" office:value-type="float" office:value="3" calcext:value-type="float">
            <text:p>3</text:p>
          </table:table-cell>
          <table:table-cell table:formula="of:=[.W58]*[.X58]+[.Y58]+[.Z58]" office:value-type="float" office:value="6" calcext:value-type="float">
            <text:p>6</text:p>
          </table:table-cell>
          <table:table-cell table:formula="of:=INT([.AA5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9]=&quot;hybrid&quot;;0;IF([.V59]=&quot;LNG&quot;;0.5;IF([.V59]=&quot;Fuel &amp; LNG&quot;;1;IF([.V59]=&quot;Heavy Fuel Oil&quot;;3;IF([.V59]=&quot;Sail&quot;;0;IF([.V59]=&quot;Electric&quot;;0;2))))))" office:value-type="float" office:value="2" calcext:value-type="float">
            <text:p>2</text:p>
          </table:table-cell>
          <table:table-cell table:formula="of:=IF([.Q59]=0;2;INT([.Q59]/10000))" office:value-type="float" office:value="2" calcext:value-type="float">
            <text:p>2</text:p>
          </table:table-cell>
          <table:table-cell table:formula="of:=INT([.F59]/1000)" office:value-type="float" office:value="0" calcext:value-type="float">
            <text:p>0</text:p>
          </table:table-cell>
          <table:table-cell table:formula="of:=INT([.L59]/10000)" office:value-type="float" office:value="2" calcext:value-type="float">
            <text:p>2</text:p>
          </table:table-cell>
          <table:table-cell table:formula="of:=[.W59]*[.X59]+[.Y59]+[.Z59]" office:value-type="float" office:value="6" calcext:value-type="float">
            <text:p>6</text:p>
          </table:table-cell>
          <table:table-cell table:formula="of:=INT([.AA5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V60]=&quot;hybrid&quot;;0;IF([.V60]=&quot;LNG&quot;;0.5;IF([.V60]=&quot;Fuel &amp; LNG&quot;;1;IF([.V60]=&quot;Heavy Fuel Oil&quot;;3;IF([.V60]=&quot;Sail&quot;;0;IF([.V60]=&quot;Electric&quot;;0;2))))))" office:value-type="float" office:value="3" calcext:value-type="float">
            <text:p>3</text:p>
          </table:table-cell>
          <table:table-cell table:formula="of:=IF([.Q60]=0;2;INT([.Q60]/10000))" office:value-type="float" office:value="2" calcext:value-type="float">
            <text:p>2</text:p>
          </table:table-cell>
          <table:table-cell table:formula="of:=INT([.F60]/1000)" office:value-type="float" office:value="0" calcext:value-type="float">
            <text:p>0</text:p>
          </table:table-cell>
          <table:table-cell table:formula="of:=INT([.L60]/10000)" office:value-type="float" office:value="0" calcext:value-type="float">
            <text:p>0</text:p>
          </table:table-cell>
          <table:table-cell table:formula="of:=[.W60]*[.X60]+[.Y60]+[.Z60]" office:value-type="float" office:value="6" calcext:value-type="float">
            <text:p>6</text:p>
          </table:table-cell>
          <table:table-cell table:formula="of:=INT([.AA6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CIUDAD DE PALMA</text:p>
          </table:table-cell>
          <table:table-cell table:style-name="ce23" office:value-type="string" calcext:value-type="string">
            <text:p>22458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7" calcext:value-type="float">
            <text:p>2007</text:p>
          </table:table-cell>
          <table:table-cell/>
          <table:table-cell table:style-name="ce46" office:value-type="float" office:value="27105" calcext:value-type="float">
            <text:p>27105</text:p>
          </table:table-cell>
          <table:table-cell table:style-name="ce23" office:value-type="float" office:value="9175" calcext:value-type="float">
            <text:p>917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000" calcext:value-type="float">
            <text:p>7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1]=&quot;hybrid&quot;;0;IF([.V61]=&quot;LNG&quot;;0.5;IF([.V61]=&quot;Fuel &amp; LNG&quot;;1;IF([.V61]=&quot;Heavy Fuel Oil&quot;;3;IF([.V61]=&quot;Sail&quot;;0;IF([.V61]=&quot;Electric&quot;;0;2))))))" office:value-type="float" office:value="2" calcext:value-type="float">
            <text:p>2</text:p>
          </table:table-cell>
          <table:table-cell table:formula="of:=IF([.Q61]=0;2;INT([.Q61]/10000))" office:value-type="float" office:value="2" calcext:value-type="float">
            <text:p>2</text:p>
          </table:table-cell>
          <table:table-cell table:formula="of:=INT([.F61]/1000)" office:value-type="float" office:value="0" calcext:value-type="float">
            <text:p>0</text:p>
          </table:table-cell>
          <table:table-cell table:formula="of:=INT([.L61]/10000)" office:value-type="float" office:value="2" calcext:value-type="float">
            <text:p>2</text:p>
          </table:table-cell>
          <table:table-cell table:formula="of:=[.W61]*[.X61]+[.Y61]+[.Z61]" office:value-type="float" office:value="6" calcext:value-type="float">
            <text:p>6</text:p>
          </table:table-cell>
          <table:table-cell table:formula="of:=INT([.AA6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HEDY LAMARR</text:p>
          </table:table-cell>
          <table:table-cell table:style-name="ce23" office:value-type="string" calcext:value-type="string">
            <text:p>20934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60" calcext:value-type="float">
            <text:p>56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26375" calcext:value-type="float">
            <text:p>26375</text:p>
          </table:table-cell>
          <table:table-cell table:style-name="ce23" office:value-type="float" office:value="8994" calcext:value-type="float">
            <text:p>899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8702" calcext:value-type="float">
            <text:p>870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2]=&quot;hybrid&quot;;0;IF([.V62]=&quot;LNG&quot;;0.5;IF([.V62]=&quot;Fuel &amp; LNG&quot;;1;IF([.V62]=&quot;Heavy Fuel Oil&quot;;3;IF([.V62]=&quot;Sail&quot;;0;IF([.V62]=&quot;Electric&quot;;0;2))))))" office:value-type="float" office:value="2" calcext:value-type="float">
            <text:p>2</text:p>
          </table:table-cell>
          <table:table-cell table:formula="of:=IF([.Q62]=0;2;INT([.Q62]/10000))" office:value-type="float" office:value="2" calcext:value-type="float">
            <text:p>2</text:p>
          </table:table-cell>
          <table:table-cell table:formula="of:=INT([.F62]/1000)" office:value-type="float" office:value="0" calcext:value-type="float">
            <text:p>0</text:p>
          </table:table-cell>
          <table:table-cell table:formula="of:=INT([.L62]/10000)" office:value-type="float" office:value="2" calcext:value-type="float">
            <text:p>2</text:p>
          </table:table-cell>
          <table:table-cell table:formula="of:=[.W62]*[.X62]+[.Y62]+[.Z62]" office:value-type="float" office:value="6" calcext:value-type="float">
            <text:p>6</text:p>
          </table:table-cell>
          <table:table-cell table:formula="of:=INT([.AA6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CIUDAD DE GRANADA</text:p>
          </table:table-cell>
          <table:table-cell table:style-name="ce23" office:value-type="string" calcext:value-type="string">
            <text:p>224600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6" calcext:value-type="float">
            <text:p>356</text:p>
          </table:table-cell>
          <table:table-cell table:style-name="ce23"/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26.2" calcext:value-type="float">
            <text:p>26,2</text:p>
          </table:table-cell>
          <table:table-cell table:style-name="ce23" office:value-type="float" office:value="2001" calcext:value-type="float">
            <text:p>2001</text:p>
          </table:table-cell>
          <table:table-cell/>
          <table:table-cell table:style-name="ce46" office:value-type="float" office:value="26916" calcext:value-type="float">
            <text:p>26916</text:p>
          </table:table-cell>
          <table:table-cell table:style-name="ce23" office:value-type="float" office:value="14608" calcext:value-type="float">
            <text:p>14608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46" office:value-type="float" office:value="28960" calcext:value-type="float">
            <text:p>2896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3]=&quot;hybrid&quot;;0;IF([.V63]=&quot;LNG&quot;;0.5;IF([.V63]=&quot;Fuel &amp; LNG&quot;;1;IF([.V63]=&quot;Heavy Fuel Oil&quot;;3;IF([.V63]=&quot;Sail&quot;;0;IF([.V63]=&quot;Electric&quot;;0;2))))))" office:value-type="float" office:value="2" calcext:value-type="float">
            <text:p>2</text:p>
          </table:table-cell>
          <table:table-cell table:formula="of:=IF([.Q63]=0;2;INT([.Q63]/10000))" office:value-type="float" office:value="2" calcext:value-type="float">
            <text:p>2</text:p>
          </table:table-cell>
          <table:table-cell table:formula="of:=INT([.F63]/1000)" office:value-type="float" office:value="0" calcext:value-type="float">
            <text:p>0</text:p>
          </table:table-cell>
          <table:table-cell table:formula="of:=INT([.L63]/10000)" office:value-type="float" office:value="2" calcext:value-type="float">
            <text:p>2</text:p>
          </table:table-cell>
          <table:table-cell table:formula="of:=[.W63]*[.X63]+[.Y63]+[.Z63]" office:value-type="float" office:value="6" calcext:value-type="float">
            <text:p>6</text:p>
          </table:table-cell>
          <table:table-cell table:formula="of:=INT([.AA6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4]=&quot;hybrid&quot;;0;IF([.V64]=&quot;LNG&quot;;0.5;IF([.V64]=&quot;Fuel &amp; LNG&quot;;1;IF([.V64]=&quot;Heavy Fuel Oil&quot;;3;IF([.V64]=&quot;Sail&quot;;0;IF([.V64]=&quot;Electric&quot;;0;2))))))" office:value-type="float" office:value="2" calcext:value-type="float">
            <text:p>2</text:p>
          </table:table-cell>
          <table:table-cell table:formula="of:=IF([.Q64]=0;2;INT([.Q64]/10000))" office:value-type="float" office:value="1" calcext:value-type="float">
            <text:p>1</text:p>
          </table:table-cell>
          <table:table-cell table:formula="of:=INT([.F64]/1000)" office:value-type="float" office:value="0" calcext:value-type="float">
            <text:p>0</text:p>
          </table:table-cell>
          <table:table-cell table:formula="of:=INT([.L64]/10000)" office:value-type="float" office:value="3" calcext:value-type="float">
            <text:p>3</text:p>
          </table:table-cell>
          <table:table-cell table:formula="of:=[.W64]*[.X64]+[.Y64]+[.Z64]" office:value-type="float" office:value="5" calcext:value-type="float">
            <text:p>5</text:p>
          </table:table-cell>
          <table:table-cell table:formula="of:=INT([.AA6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GNV SPIRIT</text:p>
          </table:table-cell>
          <table:table-cell table:style-name="ce23" office:value-type="string" calcext:value-type="string">
            <text:p>2474381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15" office:value-type="float" office:value="1608" calcext:value-type="float">
            <text:p>1608</text:p>
          </table:table-cell>
          <table:table-cell table:style-name="ce16"/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20150" calcext:value-type="float">
            <text:p>20150</text:p>
          </table:table-cell>
          <table:table-cell table:style-name="ce46" office:value-type="float" office:value="32728" calcext:value-type="float">
            <text:p>32728</text:p>
          </table:table-cell>
          <table:table-cell table:style-name="ce23" office:value-type="float" office:value="13081" calcext:value-type="float">
            <text:p>13081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46" office:value-type="float" office:value="46080" calcext:value-type="float">
            <text:p>4608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6515" calcext:value-type="float">
            <text:p>6515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V65]=&quot;hybrid&quot;;0;IF([.V65]=&quot;LNG&quot;;0.5;IF([.V65]=&quot;Fuel &amp; LNG&quot;;1;IF([.V65]=&quot;Heavy Fuel Oil&quot;;3;IF([.V65]=&quot;Sail&quot;;0;IF([.V65]=&quot;Electric&quot;;0;2))))))" office:value-type="float" office:value="2" calcext:value-type="float">
            <text:p>2</text:p>
          </table:table-cell>
          <table:table-cell table:formula="of:=IF([.Q65]=0;2;INT([.Q65]/10000))" office:value-type="float" office:value="4" calcext:value-type="float">
            <text:p>4</text:p>
          </table:table-cell>
          <table:table-cell table:formula="of:=INT([.F65]/1000)" office:value-type="float" office:value="1" calcext:value-type="float">
            <text:p>1</text:p>
          </table:table-cell>
          <table:table-cell table:formula="of:=INT([.L65]/10000)" office:value-type="float" office:value="3" calcext:value-type="float">
            <text:p>3</text:p>
          </table:table-cell>
          <table:table-cell table:formula="of:=[.W65]*[.X65]+[.Y65]+[.Z65]" office:value-type="float" office:value="12" calcext:value-type="float">
            <text:p>12</text:p>
          </table:table-cell>
          <table:table-cell table:formula="of:=INT([.AA6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5" office:value-type="float" office:value="309242000" calcext:value-type="float">
            <text:p>30924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5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6]=&quot;hybrid&quot;;0;IF([.V66]=&quot;LNG&quot;;0.5;IF([.V66]=&quot;Fuel &amp; LNG&quot;;1;IF([.V66]=&quot;Heavy Fuel Oil&quot;;3;IF([.V66]=&quot;Sail&quot;;0;IF([.V66]=&quot;Electric&quot;;0;2))))))" office:value-type="float" office:value="2" calcext:value-type="float">
            <text:p>2</text:p>
          </table:table-cell>
          <table:table-cell table:formula="of:=IF([.Q66]=0;2;INT([.Q66]/10000))" office:value-type="float" office:value="1" calcext:value-type="float">
            <text:p>1</text:p>
          </table:table-cell>
          <table:table-cell table:formula="of:=INT([.F66]/1000)" office:value-type="float" office:value="0" calcext:value-type="float">
            <text:p>0</text:p>
          </table:table-cell>
          <table:table-cell table:formula="of:=INT([.L66]/10000)" office:value-type="float" office:value="1" calcext:value-type="float">
            <text:p>1</text:p>
          </table:table-cell>
          <table:table-cell table:formula="of:=[.W66]*[.X66]+[.Y66]+[.Z66]" office:value-type="float" office:value="3" calcext:value-type="float">
            <text:p>3</text:p>
          </table:table-cell>
          <table:table-cell table:formula="of:=INT([.AA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67]=&quot;hybrid&quot;;0;IF([.V67]=&quot;LNG&quot;;0.5;IF([.V67]=&quot;Fuel &amp; LNG&quot;;1;IF([.V67]=&quot;Heavy Fuel Oil&quot;;3;IF([.V67]=&quot;Sail&quot;;0;IF([.V67]=&quot;Electric&quot;;0;2))))))" office:value-type="float" office:value="2" calcext:value-type="float">
            <text:p>2</text:p>
          </table:table-cell>
          <table:table-cell table:formula="of:=IF([.Q67]=0;2;INT([.Q67]/10000))" office:value-type="float" office:value="2" calcext:value-type="float">
            <text:p>2</text:p>
          </table:table-cell>
          <table:table-cell table:formula="of:=INT([.F67]/1000)" office:value-type="float" office:value="0" calcext:value-type="float">
            <text:p>0</text:p>
          </table:table-cell>
          <table:table-cell table:formula="of:=INT([.L67]/10000)" office:value-type="float" office:value="1" calcext:value-type="float">
            <text:p>1</text:p>
          </table:table-cell>
          <table:table-cell table:formula="of:=[.W67]*[.X67]+[.Y67]+[.Z67]" office:value-type="float" office:value="5" calcext:value-type="float">
            <text:p>5</text:p>
          </table:table-cell>
          <table:table-cell table:formula="of:=INT([.AA6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CIUDAD DE MAHON</text:p>
          </table:table-cell>
          <table:table-cell table:style-name="ce23" office:value-type="string" calcext:value-type="string">
            <text:p>2246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966" calcext:value-type="float">
            <text:p>966</text:p>
          </table:table-cell>
          <table:table-cell table:style-name="ce23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24.2" calcext:value-type="float">
            <text:p>24,2</text:p>
          </table:table-cell>
          <table:table-cell table:style-name="ce23" office:value-type="float" office:value="2008" calcext:value-type="float">
            <text:p>2008</text:p>
          </table:table-cell>
          <table:table-cell/>
          <table:table-cell table:style-name="ce46" office:value-type="float" office:value="10333" calcext:value-type="float">
            <text:p>10333</text:p>
          </table:table-cell>
          <table:table-cell table:style-name="ce23" office:value-type="float" office:value="6051" calcext:value-type="float">
            <text:p>6051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23400" calcext:value-type="float">
            <text:p>234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3400" calcext:value-type="float">
            <text:p>34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8]=&quot;hybrid&quot;;0;IF([.V68]=&quot;LNG&quot;;0.5;IF([.V68]=&quot;Fuel &amp; LNG&quot;;1;IF([.V68]=&quot;Heavy Fuel Oil&quot;;3;IF([.V68]=&quot;Sail&quot;;0;IF([.V68]=&quot;Electric&quot;;0;2))))))" office:value-type="float" office:value="2" calcext:value-type="float">
            <text:p>2</text:p>
          </table:table-cell>
          <table:table-cell table:formula="of:=IF([.Q68]=0;2;INT([.Q68]/10000))" office:value-type="float" office:value="2" calcext:value-type="float">
            <text:p>2</text:p>
          </table:table-cell>
          <table:table-cell table:formula="of:=INT([.F68]/1000)" office:value-type="float" office:value="0" calcext:value-type="float">
            <text:p>0</text:p>
          </table:table-cell>
          <table:table-cell table:formula="of:=INT([.L68]/10000)" office:value-type="float" office:value="1" calcext:value-type="float">
            <text:p>1</text:p>
          </table:table-cell>
          <table:table-cell table:formula="of:=[.W68]*[.X68]+[.Y68]+[.Z68]" office:value-type="float" office:value="5" calcext:value-type="float">
            <text:p>5</text:p>
          </table:table-cell>
          <table:table-cell table:formula="of:=INT([.AA6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ELEANOR ROOSEVELT</text:p>
          </table:table-cell>
          <table:table-cell table:style-name="ce23" office:value-type="string" calcext:value-type="string">
            <text:p>21004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196" calcext:value-type="float">
            <text:p>1196</text:p>
          </table:table-cell>
          <table:table-cell table:style-name="ce23"/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3" office:value-type="float" office:value="3678" calcext:value-type="float">
            <text:p>3678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3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3" office:value-type="string" calcext:value-type="string">
            <text:p>Waterjet</text:p>
          </table:table-cell>
          <table:table-cell table:style-name="ce46" office:value-type="string" calcext:value-type="string">
            <text:p>fuel &amp; LNG</text:p>
          </table:table-cell>
          <table:table-cell table:formula="of:=IF([.V69]=&quot;hybrid&quot;;0;IF([.V69]=&quot;LNG&quot;;0.5;IF([.V69]=&quot;Fuel &amp; LNG&quot;;1;IF([.V69]=&quot;Heavy Fuel Oil&quot;;3;IF([.V69]=&quot;Sail&quot;;0;IF([.V69]=&quot;Electric&quot;;0;2))))))" office:value-type="float" office:value="1" calcext:value-type="float">
            <text:p>1</text:p>
          </table:table-cell>
          <table:table-cell table:formula="of:=IF([.Q69]=0;2;INT([.Q69]/10000))" office:value-type="float" office:value="3" calcext:value-type="float">
            <text:p>3</text:p>
          </table:table-cell>
          <table:table-cell table:formula="of:=INT([.F69]/1000)" office:value-type="float" office:value="1" calcext:value-type="float">
            <text:p>1</text:p>
          </table:table-cell>
          <table:table-cell table:formula="of:=INT([.L69]/10000)" office:value-type="float" office:value="1" calcext:value-type="float">
            <text:p>1</text:p>
          </table:table-cell>
          <table:table-cell table:formula="of:=[.W69]*[.X69]+[.Y69]+[.Z69]" office:value-type="float" office:value="5" calcext:value-type="float">
            <text:p>5</text:p>
          </table:table-cell>
          <table:table-cell table:formula="of:=INT([.AA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0]=&quot;hybrid&quot;;0;IF([.V70]=&quot;LNG&quot;;0.5;IF([.V70]=&quot;Fuel &amp; LNG&quot;;1;IF([.V70]=&quot;Heavy Fuel Oil&quot;;3;IF([.V70]=&quot;Sail&quot;;0;IF([.V70]=&quot;Electric&quot;;0;2))))))" office:value-type="float" office:value="2" calcext:value-type="float">
            <text:p>2</text:p>
          </table:table-cell>
          <table:table-cell table:formula="of:=IF([.Q70]=0;2;INT([.Q70]/10000))" office:value-type="float" office:value="2" calcext:value-type="float">
            <text:p>2</text:p>
          </table:table-cell>
          <table:table-cell table:formula="of:=INT([.F70]/1000)" office:value-type="float" office:value="0" calcext:value-type="float">
            <text:p>0</text:p>
          </table:table-cell>
          <table:table-cell table:formula="of:=INT([.L70]/10000)" office:value-type="float" office:value="0" calcext:value-type="float">
            <text:p>0</text:p>
          </table:table-cell>
          <table:table-cell table:formula="of:=[.W70]*[.X70]+[.Y70]+[.Z70]" office:value-type="float" office:value="4" calcext:value-type="float">
            <text:p>4</text:p>
          </table:table-cell>
          <table:table-cell table:formula="of:=INT([.AA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1]=&quot;hybrid&quot;;0;IF([.V71]=&quot;LNG&quot;;0.5;IF([.V71]=&quot;Fuel &amp; LNG&quot;;1;IF([.V71]=&quot;Heavy Fuel Oil&quot;;3;IF([.V71]=&quot;Sail&quot;;0;IF([.V71]=&quot;Electric&quot;;0;2))))))" office:value-type="float" office:value="2" calcext:value-type="float">
            <text:p>2</text:p>
          </table:table-cell>
          <table:table-cell table:formula="of:=IF([.Q71]=0;2;INT([.Q71]/10000))" office:value-type="float" office:value="2" calcext:value-type="float">
            <text:p>2</text:p>
          </table:table-cell>
          <table:table-cell table:formula="of:=INT([.F71]/1000)" office:value-type="float" office:value="0" calcext:value-type="float">
            <text:p>0</text:p>
          </table:table-cell>
          <table:table-cell table:formula="of:=INT([.L71]/10000)" office:value-type="float" office:value="0" calcext:value-type="float">
            <text:p>0</text:p>
          </table:table-cell>
          <table:table-cell table:formula="of:=[.W71]*[.X71]+[.Y71]+[.Z71]" office:value-type="float" office:value="4" calcext:value-type="float">
            <text:p>4</text:p>
          </table:table-cell>
          <table:table-cell table:formula="of:=INT([.AA7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2]=&quot;hybrid&quot;;0;IF([.V72]=&quot;LNG&quot;;0.5;IF([.V72]=&quot;Fuel &amp; LNG&quot;;1;IF([.V72]=&quot;Heavy Fuel Oil&quot;;3;IF([.V72]=&quot;Sail&quot;;0;IF([.V72]=&quot;Electric&quot;;0;2))))))" office:value-type="float" office:value="2" calcext:value-type="float">
            <text:p>2</text:p>
          </table:table-cell>
          <table:table-cell table:formula="of:=IF([.Q72]=0;2;INT([.Q72]/10000))" office:value-type="float" office:value="2" calcext:value-type="float">
            <text:p>2</text:p>
          </table:table-cell>
          <table:table-cell table:formula="of:=INT([.F72]/1000)" office:value-type="float" office:value="0" calcext:value-type="float">
            <text:p>0</text:p>
          </table:table-cell>
          <table:table-cell table:formula="of:=INT([.L72]/10000)" office:value-type="float" office:value="0" calcext:value-type="float">
            <text:p>0</text:p>
          </table:table-cell>
          <table:table-cell table:formula="of:=[.W72]*[.X72]+[.Y72]+[.Z72]" office:value-type="float" office:value="4" calcext:value-type="float">
            <text:p>4</text:p>
          </table:table-cell>
          <table:table-cell table:formula="of:=INT([.AA7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3]=&quot;hybrid&quot;;0;IF([.V73]=&quot;LNG&quot;;0.5;IF([.V73]=&quot;Fuel &amp; LNG&quot;;1;IF([.V73]=&quot;Heavy Fuel Oil&quot;;3;IF([.V73]=&quot;Sail&quot;;0;IF([.V73]=&quot;Electric&quot;;0;2))))))" office:value-type="float" office:value="2" calcext:value-type="float">
            <text:p>2</text:p>
          </table:table-cell>
          <table:table-cell table:formula="of:=IF([.Q73]=0;2;INT([.Q73]/10000))" office:value-type="float" office:value="2" calcext:value-type="float">
            <text:p>2</text:p>
          </table:table-cell>
          <table:table-cell table:formula="of:=INT([.F73]/1000)" office:value-type="float" office:value="0" calcext:value-type="float">
            <text:p>0</text:p>
          </table:table-cell>
          <table:table-cell table:formula="of:=INT([.L73]/10000)" office:value-type="float" office:value="0" calcext:value-type="float">
            <text:p>0</text:p>
          </table:table-cell>
          <table:table-cell table:formula="of:=[.W73]*[.X73]+[.Y73]+[.Z73]" office:value-type="float" office:value="4" calcext:value-type="float">
            <text:p>4</text:p>
          </table:table-cell>
          <table:table-cell table:formula="of:=INT([.AA7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5" office:value-type="float" office:value="224402000" calcext:value-type="float">
            <text:p>22440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74]=&quot;hybrid&quot;;0;IF([.V74]=&quot;LNG&quot;;0.5;IF([.V74]=&quot;Fuel &amp; LNG&quot;;1;IF([.V74]=&quot;Heavy Fuel Oil&quot;;3;IF([.V74]=&quot;Sail&quot;;0;IF([.V74]=&quot;Electric&quot;;0;2))))))" office:value-type="float" office:value="0.5" calcext:value-type="float">
            <text:p>0,5</text:p>
          </table:table-cell>
          <table:table-cell table:formula="of:=IF([.Q74]=0;2;INT([.Q74]/10000))" office:value-type="float" office:value="0" calcext:value-type="float">
            <text:p>0</text:p>
          </table:table-cell>
          <table:table-cell table:formula="of:=INT([.F74]/1000)" office:value-type="float" office:value="0" calcext:value-type="float">
            <text:p>0</text:p>
          </table:table-cell>
          <table:table-cell table:formula="of:=INT([.L74]/10000)" office:value-type="float" office:value="0" calcext:value-type="float">
            <text:p>0</text:p>
          </table:table-cell>
          <table:table-cell table:formula="of:=[.W74]*[.X74]+[.Y74]+[.Z74]" office:value-type="float" office:value="0" calcext:value-type="float">
            <text:p>0</text:p>
          </table:table-cell>
          <table:table-cell table:formula="of:=INT([.AA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 table:style-name="ce28" office:value-type="float" office:value="215001000" calcext:value-type="float">
            <text:p>215001000</text:p>
          </table:table-cell>
          <table:table-cell table:style-name="ce28" office:value-type="float" office:value="9823687" calcext:value-type="float">
            <text:p>9823687</text:p>
          </table:table-cell>
          <table:table-cell office:value-type="string" calcext:value-type="string">
            <text:p>passenger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25401" calcext:value-type="float">
            <text:p>25401</text:p>
          </table:table-cell>
          <table:table-cell table:number-columns-repeated="4"/>
          <table:table-cell office:value-type="float" office:value="18000" calcext:value-type="float">
            <text:p>1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75]=&quot;hybrid&quot;;0;IF([.V75]=&quot;LNG&quot;;0.5;IF([.V75]=&quot;Fuel &amp; LNG&quot;;1;IF([.V75]=&quot;Heavy Fuel Oil&quot;;3;IF([.V75]=&quot;Sail&quot;;0;IF([.V75]=&quot;Electric&quot;;0;2))))))" office:value-type="float" office:value="2" calcext:value-type="float">
            <text:p>2</text:p>
          </table:table-cell>
          <table:table-cell table:formula="of:=IF([.Q75]=0;2;INT([.Q75]/10000))" office:value-type="float" office:value="1" calcext:value-type="float">
            <text:p>1</text:p>
          </table:table-cell>
          <table:table-cell table:formula="of:=INT([.F75]/1000)" office:value-type="float" office:value="0" calcext:value-type="float">
            <text:p>0</text:p>
          </table:table-cell>
          <table:table-cell table:formula="of:=INT([.L75]/10000)" office:value-type="float" office:value="2" calcext:value-type="float">
            <text:p>2</text:p>
          </table:table-cell>
          <table:table-cell table:formula="of:=[.W75]*[.X75]+[.Y75]+[.Z75]" office:value-type="float" office:value="4" calcext:value-type="float">
            <text:p>4</text:p>
          </table:table-cell>
          <table:table-cell table:formula="of:=INT([.AA7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6]=&quot;hybrid&quot;;0;IF([.V76]=&quot;LNG&quot;;0.5;IF([.V76]=&quot;Fuel &amp; LNG&quot;;1;IF([.V76]=&quot;Heavy Fuel Oil&quot;;3;IF([.V76]=&quot;Sail&quot;;0;IF([.V76]=&quot;Electric&quot;;0;2))))))" office:value-type="float" office:value="2" calcext:value-type="float">
            <text:p>2</text:p>
          </table:table-cell>
          <table:table-cell table:formula="of:=IF([.Q76]=0;2;INT([.Q76]/10000))" office:value-type="float" office:value="2" calcext:value-type="float">
            <text:p>2</text:p>
          </table:table-cell>
          <table:table-cell table:formula="of:=INT([.F76]/1000)" office:value-type="float" office:value="0" calcext:value-type="float">
            <text:p>0</text:p>
          </table:table-cell>
          <table:table-cell table:formula="of:=INT([.L76]/10000)" office:value-type="float" office:value="0" calcext:value-type="float">
            <text:p>0</text:p>
          </table:table-cell>
          <table:table-cell table:formula="of:=[.W76]*[.X76]+[.Y76]+[.Z76]" office:value-type="float" office:value="4" calcext:value-type="float">
            <text:p>4</text:p>
          </table:table-cell>
          <table:table-cell table:formula="of:=INT([.AA7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KERRY</text:p>
          </table:table-cell>
          <table:table-cell table:style-name="ce23" office:value-type="string" calcext:value-type="string">
            <text:p>21077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0" calcext:value-type="float">
            <text:p>350</text:p>
          </table:table-cell>
          <table:table-cell table:style-name="ce23"/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16850" calcext:value-type="float">
            <text:p>16850</text:p>
          </table:table-cell>
          <table:table-cell table:style-name="ce46" office:value-type="float" office:value="24418" calcext:value-type="float">
            <text:p>24418</text:p>
          </table:table-cell>
          <table:table-cell table:style-name="ce23" office:value-type="float" office:value="7868" calcext:value-type="float">
            <text:p>786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18900" calcext:value-type="float">
            <text:p>189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111" calcext:value-type="float">
            <text:p>7111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7]=&quot;hybrid&quot;;0;IF([.V77]=&quot;LNG&quot;;0.5;IF([.V77]=&quot;Fuel &amp; LNG&quot;;1;IF([.V77]=&quot;Heavy Fuel Oil&quot;;3;IF([.V77]=&quot;Sail&quot;;0;IF([.V77]=&quot;Electric&quot;;0;2))))))" office:value-type="float" office:value="2" calcext:value-type="float">
            <text:p>2</text:p>
          </table:table-cell>
          <table:table-cell table:formula="of:=IF([.Q77]=0;2;INT([.Q77]/10000))" office:value-type="float" office:value="1" calcext:value-type="float">
            <text:p>1</text:p>
          </table:table-cell>
          <table:table-cell table:formula="of:=INT([.F77]/1000)" office:value-type="float" office:value="0" calcext:value-type="float">
            <text:p>0</text:p>
          </table:table-cell>
          <table:table-cell table:formula="of:=INT([.L77]/10000)" office:value-type="float" office:value="2" calcext:value-type="float">
            <text:p>2</text:p>
          </table:table-cell>
          <table:table-cell table:formula="of:=[.W77]*[.X77]+[.Y77]+[.Z77]" office:value-type="float" office:value="4" calcext:value-type="float">
            <text:p>4</text:p>
          </table:table-cell>
          <table:table-cell table:formula="of:=INT([.AA7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V78]=&quot;hybrid&quot;;0;IF([.V78]=&quot;LNG&quot;;0.5;IF([.V78]=&quot;Fuel &amp; LNG&quot;;1;IF([.V78]=&quot;Heavy Fuel Oil&quot;;3;IF([.V78]=&quot;Sail&quot;;0;IF([.V78]=&quot;Electric&quot;;0;2))))))" office:value-type="float" office:value="2" calcext:value-type="float">
            <text:p>2</text:p>
          </table:table-cell>
          <table:table-cell table:formula="of:=IF([.Q78]=0;2;INT([.Q78]/10000))" office:value-type="float" office:value="2" calcext:value-type="float">
            <text:p>2</text:p>
          </table:table-cell>
          <table:table-cell table:formula="of:=INT([.F78]/1000)" office:value-type="float" office:value="0" calcext:value-type="float">
            <text:p>0</text:p>
          </table:table-cell>
          <table:table-cell table:formula="of:=INT([.L78]/10000)" office:value-type="float" office:value="0" calcext:value-type="float">
            <text:p>0</text:p>
          </table:table-cell>
          <table:table-cell table:formula="of:=[.W78]*[.X78]+[.Y78]+[.Z78]" office:value-type="float" office:value="4" calcext:value-type="float">
            <text:p>4</text:p>
          </table:table-cell>
          <table:table-cell table:formula="of:=INT([.AA7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79]=&quot;hybrid&quot;;0;IF([.V79]=&quot;LNG&quot;;0.5;IF([.V79]=&quot;Fuel &amp; LNG&quot;;1;IF([.V79]=&quot;Heavy Fuel Oil&quot;;3;IF([.V79]=&quot;Sail&quot;;0;IF([.V79]=&quot;Electric&quot;;0;2))))))" office:value-type="float" office:value="2" calcext:value-type="float">
            <text:p>2</text:p>
          </table:table-cell>
          <table:table-cell table:formula="of:=IF([.Q79]=0;2;INT([.Q79]/10000))" office:value-type="float" office:value="2" calcext:value-type="float">
            <text:p>2</text:p>
          </table:table-cell>
          <table:table-cell table:formula="of:=INT([.F79]/1000)" office:value-type="float" office:value="0" calcext:value-type="float">
            <text:p>0</text:p>
          </table:table-cell>
          <table:table-cell table:formula="of:=INT([.L79]/10000)" office:value-type="float" office:value="0" calcext:value-type="float">
            <text:p>0</text:p>
          </table:table-cell>
          <table:table-cell table:formula="of:=[.W79]*[.X79]+[.Y79]+[.Z79]" office:value-type="float" office:value="4" calcext:value-type="float">
            <text:p>4</text:p>
          </table:table-cell>
          <table:table-cell table:formula="of:=INT([.AA7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0]=&quot;hybrid&quot;;0;IF([.V80]=&quot;LNG&quot;;0.5;IF([.V80]=&quot;Fuel &amp; LNG&quot;;1;IF([.V80]=&quot;Heavy Fuel Oil&quot;;3;IF([.V80]=&quot;Sail&quot;;0;IF([.V80]=&quot;Electric&quot;;0;2))))))" office:value-type="float" office:value="2" calcext:value-type="float">
            <text:p>2</text:p>
          </table:table-cell>
          <table:table-cell table:formula="of:=IF([.Q80]=0;2;INT([.Q80]/10000))" office:value-type="float" office:value="2" calcext:value-type="float">
            <text:p>2</text:p>
          </table:table-cell>
          <table:table-cell table:formula="of:=INT([.F80]/1000)" office:value-type="float" office:value="0" calcext:value-type="float">
            <text:p>0</text:p>
          </table:table-cell>
          <table:table-cell table:formula="of:=INT([.L80]/10000)" office:value-type="float" office:value="0" calcext:value-type="float">
            <text:p>0</text:p>
          </table:table-cell>
          <table:table-cell table:formula="of:=[.W80]*[.X80]+[.Y80]+[.Z80]" office:value-type="float" office:value="4" calcext:value-type="float">
            <text:p>4</text:p>
          </table:table-cell>
          <table:table-cell table:formula="of:=INT([.AA8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1]=&quot;hybrid&quot;;0;IF([.V81]=&quot;LNG&quot;;0.5;IF([.V81]=&quot;Fuel &amp; LNG&quot;;1;IF([.V81]=&quot;Heavy Fuel Oil&quot;;3;IF([.V81]=&quot;Sail&quot;;0;IF([.V81]=&quot;Electric&quot;;0;2))))))" office:value-type="float" office:value="2" calcext:value-type="float">
            <text:p>2</text:p>
          </table:table-cell>
          <table:table-cell table:formula="of:=IF([.Q81]=0;2;INT([.Q81]/10000))" office:value-type="float" office:value="2" calcext:value-type="float">
            <text:p>2</text:p>
          </table:table-cell>
          <table:table-cell table:formula="of:=INT([.F81]/1000)" office:value-type="float" office:value="0" calcext:value-type="float">
            <text:p>0</text:p>
          </table:table-cell>
          <table:table-cell table:formula="of:=INT([.L81]/10000)" office:value-type="float" office:value="0" calcext:value-type="float">
            <text:p>0</text:p>
          </table:table-cell>
          <table:table-cell table:formula="of:=[.W81]*[.X81]+[.Y81]+[.Z81]" office:value-type="float" office:value="4" calcext:value-type="float">
            <text:p>4</text:p>
          </table:table-cell>
          <table:table-cell table:formula="of:=INT([.AA8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V82]=&quot;hybrid&quot;;0;IF([.V82]=&quot;LNG&quot;;0.5;IF([.V82]=&quot;Fuel &amp; LNG&quot;;1;IF([.V82]=&quot;Heavy Fuel Oil&quot;;3;IF([.V82]=&quot;Sail&quot;;0;IF([.V82]=&quot;Electric&quot;;0;2))))))" office:value-type="float" office:value="2" calcext:value-type="float">
            <text:p>2</text:p>
          </table:table-cell>
          <table:table-cell table:formula="of:=IF([.Q82]=0;2;INT([.Q82]/10000))" office:value-type="float" office:value="2" calcext:value-type="float">
            <text:p>2</text:p>
          </table:table-cell>
          <table:table-cell table:formula="of:=INT([.F82]/1000)" office:value-type="float" office:value="0" calcext:value-type="float">
            <text:p>0</text:p>
          </table:table-cell>
          <table:table-cell table:formula="of:=INT([.L82]/10000)" office:value-type="float" office:value="0" calcext:value-type="float">
            <text:p>0</text:p>
          </table:table-cell>
          <table:table-cell table:formula="of:=[.W82]*[.X82]+[.Y82]+[.Z82]" office:value-type="float" office:value="4" calcext:value-type="float">
            <text:p>4</text:p>
          </table:table-cell>
          <table:table-cell table:formula="of:=INT([.AA8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3]=&quot;hybrid&quot;;0;IF([.V83]=&quot;LNG&quot;;0.5;IF([.V83]=&quot;Fuel &amp; LNG&quot;;1;IF([.V83]=&quot;Heavy Fuel Oil&quot;;3;IF([.V83]=&quot;Sail&quot;;0;IF([.V83]=&quot;Electric&quot;;0;2))))))" office:value-type="float" office:value="2" calcext:value-type="float">
            <text:p>2</text:p>
          </table:table-cell>
          <table:table-cell table:formula="of:=IF([.Q83]=0;2;INT([.Q83]/10000))" office:value-type="float" office:value="2" calcext:value-type="float">
            <text:p>2</text:p>
          </table:table-cell>
          <table:table-cell table:formula="of:=INT([.F83]/1000)" office:value-type="float" office:value="0" calcext:value-type="float">
            <text:p>0</text:p>
          </table:table-cell>
          <table:table-cell table:formula="of:=INT([.L83]/10000)" office:value-type="float" office:value="0" calcext:value-type="float">
            <text:p>0</text:p>
          </table:table-cell>
          <table:table-cell table:formula="of:=[.W83]*[.X83]+[.Y83]+[.Z83]" office:value-type="float" office:value="4" calcext:value-type="float">
            <text:p>4</text:p>
          </table:table-cell>
          <table:table-cell table:formula="of:=INT([.AA8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4]=&quot;hybrid&quot;;0;IF([.V84]=&quot;LNG&quot;;0.5;IF([.V84]=&quot;Fuel &amp; LNG&quot;;1;IF([.V84]=&quot;Heavy Fuel Oil&quot;;3;IF([.V84]=&quot;Sail&quot;;0;IF([.V84]=&quot;Electric&quot;;0;2))))))" office:value-type="float" office:value="2" calcext:value-type="float">
            <text:p>2</text:p>
          </table:table-cell>
          <table:table-cell table:formula="of:=IF([.Q84]=0;2;INT([.Q84]/10000))" office:value-type="float" office:value="2" calcext:value-type="float">
            <text:p>2</text:p>
          </table:table-cell>
          <table:table-cell table:formula="of:=INT([.F84]/1000)" office:value-type="float" office:value="0" calcext:value-type="float">
            <text:p>0</text:p>
          </table:table-cell>
          <table:table-cell table:formula="of:=INT([.L84]/10000)" office:value-type="float" office:value="0" calcext:value-type="float">
            <text:p>0</text:p>
          </table:table-cell>
          <table:table-cell table:formula="of:=[.W84]*[.X84]+[.Y84]+[.Z84]" office:value-type="float" office:value="4" calcext:value-type="float">
            <text:p>4</text:p>
          </table:table-cell>
          <table:table-cell table:formula="of:=INT([.AA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5]=&quot;hybrid&quot;;0;IF([.V85]=&quot;LNG&quot;;0.5;IF([.V85]=&quot;Fuel &amp; LNG&quot;;1;IF([.V85]=&quot;Heavy Fuel Oil&quot;;3;IF([.V85]=&quot;Sail&quot;;0;IF([.V85]=&quot;Electric&quot;;0;2))))))" office:value-type="float" office:value="2" calcext:value-type="float">
            <text:p>2</text:p>
          </table:table-cell>
          <table:table-cell table:formula="of:=IF([.Q85]=0;2;INT([.Q85]/10000))" office:value-type="float" office:value="2" calcext:value-type="float">
            <text:p>2</text:p>
          </table:table-cell>
          <table:table-cell table:formula="of:=INT([.F85]/1000)" office:value-type="float" office:value="0" calcext:value-type="float">
            <text:p>0</text:p>
          </table:table-cell>
          <table:table-cell table:formula="of:=INT([.L85]/10000)" office:value-type="float" office:value="0" calcext:value-type="float">
            <text:p>0</text:p>
          </table:table-cell>
          <table:table-cell table:formula="of:=[.W85]*[.X85]+[.Y85]+[.Z85]" office:value-type="float" office:value="4" calcext:value-type="float">
            <text:p>4</text:p>
          </table:table-cell>
          <table:table-cell table:formula="of:=INT([.AA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6]=&quot;hybrid&quot;;0;IF([.V86]=&quot;LNG&quot;;0.5;IF([.V86]=&quot;Fuel &amp; LNG&quot;;1;IF([.V86]=&quot;Heavy Fuel Oil&quot;;3;IF([.V86]=&quot;Sail&quot;;0;IF([.V86]=&quot;Electric&quot;;0;2))))))" office:value-type="float" office:value="2" calcext:value-type="float">
            <text:p>2</text:p>
          </table:table-cell>
          <table:table-cell table:formula="of:=IF([.Q86]=0;2;INT([.Q86]/10000))" office:value-type="float" office:value="2" calcext:value-type="float">
            <text:p>2</text:p>
          </table:table-cell>
          <table:table-cell table:formula="of:=INT([.F86]/1000)" office:value-type="float" office:value="0" calcext:value-type="float">
            <text:p>0</text:p>
          </table:table-cell>
          <table:table-cell table:formula="of:=INT([.L86]/10000)" office:value-type="float" office:value="0" calcext:value-type="float">
            <text:p>0</text:p>
          </table:table-cell>
          <table:table-cell table:formula="of:=[.W86]*[.X86]+[.Y86]+[.Z86]" office:value-type="float" office:value="4" calcext:value-type="float">
            <text:p>4</text:p>
          </table:table-cell>
          <table:table-cell table:formula="of:=INT([.AA8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V87]=&quot;hybrid&quot;;0;IF([.V87]=&quot;LNG&quot;;0.5;IF([.V87]=&quot;Fuel &amp; LNG&quot;;1;IF([.V87]=&quot;Heavy Fuel Oil&quot;;3;IF([.V87]=&quot;Sail&quot;;0;IF([.V87]=&quot;Electric&quot;;0;2))))))" office:value-type="float" office:value="2" calcext:value-type="float">
            <text:p>2</text:p>
          </table:table-cell>
          <table:table-cell table:formula="of:=IF([.Q87]=0;2;INT([.Q87]/10000))" office:value-type="float" office:value="2" calcext:value-type="float">
            <text:p>2</text:p>
          </table:table-cell>
          <table:table-cell table:formula="of:=INT([.F87]/1000)" office:value-type="float" office:value="0" calcext:value-type="float">
            <text:p>0</text:p>
          </table:table-cell>
          <table:table-cell table:formula="of:=INT([.L87]/10000)" office:value-type="float" office:value="0" calcext:value-type="float">
            <text:p>0</text:p>
          </table:table-cell>
          <table:table-cell table:formula="of:=[.W87]*[.X87]+[.Y87]+[.Z87]" office:value-type="float" office:value="4" calcext:value-type="float">
            <text:p>4</text:p>
          </table:table-cell>
          <table:table-cell table:formula="of:=INT([.AA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V88]=&quot;hybrid&quot;;0;IF([.V88]=&quot;LNG&quot;;0.5;IF([.V88]=&quot;Fuel &amp; LNG&quot;;1;IF([.V88]=&quot;Heavy Fuel Oil&quot;;3;IF([.V88]=&quot;Sail&quot;;0;IF([.V88]=&quot;Electric&quot;;0;2))))))" office:value-type="float" office:value="2" calcext:value-type="float">
            <text:p>2</text:p>
          </table:table-cell>
          <table:table-cell table:formula="of:=IF([.Q88]=0;2;INT([.Q88]/10000))" office:value-type="float" office:value="2" calcext:value-type="float">
            <text:p>2</text:p>
          </table:table-cell>
          <table:table-cell table:formula="of:=INT([.F88]/1000)" office:value-type="float" office:value="0" calcext:value-type="float">
            <text:p>0</text:p>
          </table:table-cell>
          <table:table-cell table:formula="of:=INT([.L88]/10000)" office:value-type="float" office:value="0" calcext:value-type="float">
            <text:p>0</text:p>
          </table:table-cell>
          <table:table-cell table:formula="of:=[.W88]*[.X88]+[.Y88]+[.Z88]" office:value-type="float" office:value="4" calcext:value-type="float">
            <text:p>4</text:p>
          </table:table-cell>
          <table:table-cell table:formula="of:=INT([.AA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V89]=&quot;hybrid&quot;;0;IF([.V89]=&quot;LNG&quot;;0.5;IF([.V89]=&quot;Fuel &amp; LNG&quot;;1;IF([.V89]=&quot;Heavy Fuel Oil&quot;;3;IF([.V89]=&quot;Sail&quot;;0;IF([.V89]=&quot;Electric&quot;;0;2))))))" office:value-type="float" office:value="2" calcext:value-type="float">
            <text:p>2</text:p>
          </table:table-cell>
          <table:table-cell table:formula="of:=IF([.Q89]=0;2;INT([.Q89]/10000))" office:value-type="float" office:value="2" calcext:value-type="float">
            <text:p>2</text:p>
          </table:table-cell>
          <table:table-cell table:formula="of:=INT([.F89]/1000)" office:value-type="float" office:value="0" calcext:value-type="float">
            <text:p>0</text:p>
          </table:table-cell>
          <table:table-cell table:formula="of:=INT([.L89]/10000)" office:value-type="float" office:value="0" calcext:value-type="float">
            <text:p>0</text:p>
          </table:table-cell>
          <table:table-cell table:formula="of:=[.W89]*[.X89]+[.Y89]+[.Z89]" office:value-type="float" office:value="4" calcext:value-type="float">
            <text:p>4</text:p>
          </table:table-cell>
          <table:table-cell table:formula="of:=INT([.AA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0]=&quot;hybrid&quot;;0;IF([.V90]=&quot;LNG&quot;;0.5;IF([.V90]=&quot;Fuel &amp; LNG&quot;;1;IF([.V90]=&quot;Heavy Fuel Oil&quot;;3;IF([.V90]=&quot;Sail&quot;;0;IF([.V90]=&quot;Electric&quot;;0;2))))))" office:value-type="float" office:value="2" calcext:value-type="float">
            <text:p>2</text:p>
          </table:table-cell>
          <table:table-cell table:formula="of:=IF([.Q90]=0;2;INT([.Q90]/10000))" office:value-type="float" office:value="2" calcext:value-type="float">
            <text:p>2</text:p>
          </table:table-cell>
          <table:table-cell table:formula="of:=INT([.F90]/1000)" office:value-type="float" office:value="0" calcext:value-type="float">
            <text:p>0</text:p>
          </table:table-cell>
          <table:table-cell table:formula="of:=INT([.L90]/10000)" office:value-type="float" office:value="0" calcext:value-type="float">
            <text:p>0</text:p>
          </table:table-cell>
          <table:table-cell table:formula="of:=[.W90]*[.X90]+[.Y90]+[.Z90]" office:value-type="float" office:value="4" calcext:value-type="float">
            <text:p>4</text:p>
          </table:table-cell>
          <table:table-cell table:formula="of:=INT([.AA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1]=&quot;hybrid&quot;;0;IF([.V91]=&quot;LNG&quot;;0.5;IF([.V91]=&quot;Fuel &amp; LNG&quot;;1;IF([.V91]=&quot;Heavy Fuel Oil&quot;;3;IF([.V91]=&quot;Sail&quot;;0;IF([.V91]=&quot;Electric&quot;;0;2))))))" office:value-type="float" office:value="2" calcext:value-type="float">
            <text:p>2</text:p>
          </table:table-cell>
          <table:table-cell table:formula="of:=IF([.Q91]=0;2;INT([.Q91]/10000))" office:value-type="float" office:value="2" calcext:value-type="float">
            <text:p>2</text:p>
          </table:table-cell>
          <table:table-cell table:formula="of:=INT([.F91]/1000)" office:value-type="float" office:value="0" calcext:value-type="float">
            <text:p>0</text:p>
          </table:table-cell>
          <table:table-cell table:formula="of:=INT([.L91]/10000)" office:value-type="float" office:value="0" calcext:value-type="float">
            <text:p>0</text:p>
          </table:table-cell>
          <table:table-cell table:formula="of:=[.W91]*[.X91]+[.Y91]+[.Z91]" office:value-type="float" office:value="4" calcext:value-type="float">
            <text:p>4</text:p>
          </table:table-cell>
          <table:table-cell table:formula="of:=INT([.AA9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V92]=&quot;hybrid&quot;;0;IF([.V92]=&quot;LNG&quot;;0.5;IF([.V92]=&quot;Fuel &amp; LNG&quot;;1;IF([.V92]=&quot;Heavy Fuel Oil&quot;;3;IF([.V92]=&quot;Sail&quot;;0;IF([.V92]=&quot;Electric&quot;;0;2))))))" office:value-type="float" office:value="2" calcext:value-type="float">
            <text:p>2</text:p>
          </table:table-cell>
          <table:table-cell table:formula="of:=IF([.Q92]=0;2;INT([.Q92]/10000))" office:value-type="float" office:value="2" calcext:value-type="float">
            <text:p>2</text:p>
          </table:table-cell>
          <table:table-cell table:formula="of:=INT([.F92]/1000)" office:value-type="float" office:value="0" calcext:value-type="float">
            <text:p>0</text:p>
          </table:table-cell>
          <table:table-cell table:formula="of:=INT([.L92]/10000)" office:value-type="float" office:value="0" calcext:value-type="float">
            <text:p>0</text:p>
          </table:table-cell>
          <table:table-cell table:formula="of:=[.W92]*[.X92]+[.Y92]+[.Z92]" office:value-type="float" office:value="4" calcext:value-type="float">
            <text:p>4</text:p>
          </table:table-cell>
          <table:table-cell table:formula="of:=INT([.AA9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V93]=&quot;hybrid&quot;;0;IF([.V93]=&quot;LNG&quot;;0.5;IF([.V93]=&quot;Fuel &amp; LNG&quot;;1;IF([.V93]=&quot;Heavy Fuel Oil&quot;;3;IF([.V93]=&quot;Sail&quot;;0;IF([.V93]=&quot;Electric&quot;;0;2))))))" office:value-type="float" office:value="2" calcext:value-type="float">
            <text:p>2</text:p>
          </table:table-cell>
          <table:table-cell table:formula="of:=IF([.Q93]=0;2;INT([.Q93]/10000))" office:value-type="float" office:value="2" calcext:value-type="float">
            <text:p>2</text:p>
          </table:table-cell>
          <table:table-cell table:formula="of:=INT([.F93]/1000)" office:value-type="float" office:value="0" calcext:value-type="float">
            <text:p>0</text:p>
          </table:table-cell>
          <table:table-cell table:formula="of:=INT([.L93]/10000)" office:value-type="float" office:value="0" calcext:value-type="float">
            <text:p>0</text:p>
          </table:table-cell>
          <table:table-cell table:formula="of:=[.W93]*[.X93]+[.Y93]+[.Z93]" office:value-type="float" office:value="4" calcext:value-type="float">
            <text:p>4</text:p>
          </table:table-cell>
          <table:table-cell table:formula="of:=INT([.AA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V94]=&quot;hybrid&quot;;0;IF([.V94]=&quot;LNG&quot;;0.5;IF([.V94]=&quot;Fuel &amp; LNG&quot;;1;IF([.V94]=&quot;Heavy Fuel Oil&quot;;3;IF([.V94]=&quot;Sail&quot;;0;IF([.V94]=&quot;Electric&quot;;0;2))))))" office:value-type="float" office:value="2" calcext:value-type="float">
            <text:p>2</text:p>
          </table:table-cell>
          <table:table-cell table:formula="of:=IF([.Q94]=0;2;INT([.Q94]/10000))" office:value-type="float" office:value="2" calcext:value-type="float">
            <text:p>2</text:p>
          </table:table-cell>
          <table:table-cell table:formula="of:=INT([.F94]/1000)" office:value-type="float" office:value="0" calcext:value-type="float">
            <text:p>0</text:p>
          </table:table-cell>
          <table:table-cell table:formula="of:=INT([.L94]/10000)" office:value-type="float" office:value="0" calcext:value-type="float">
            <text:p>0</text:p>
          </table:table-cell>
          <table:table-cell table:formula="of:=[.W94]*[.X94]+[.Y94]+[.Z94]" office:value-type="float" office:value="4" calcext:value-type="float">
            <text:p>4</text:p>
          </table:table-cell>
          <table:table-cell table:formula="of:=INT([.AA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V95]=&quot;hybrid&quot;;0;IF([.V95]=&quot;LNG&quot;;0.5;IF([.V95]=&quot;Fuel &amp; LNG&quot;;1;IF([.V95]=&quot;Heavy Fuel Oil&quot;;3;IF([.V95]=&quot;Sail&quot;;0;IF([.V95]=&quot;Electric&quot;;0;2))))))" office:value-type="float" office:value="2" calcext:value-type="float">
            <text:p>2</text:p>
          </table:table-cell>
          <table:table-cell table:formula="of:=IF([.Q95]=0;2;INT([.Q95]/10000))" office:value-type="float" office:value="2" calcext:value-type="float">
            <text:p>2</text:p>
          </table:table-cell>
          <table:table-cell table:formula="of:=INT([.F95]/1000)" office:value-type="float" office:value="0" calcext:value-type="float">
            <text:p>0</text:p>
          </table:table-cell>
          <table:table-cell table:formula="of:=INT([.L95]/10000)" office:value-type="float" office:value="0" calcext:value-type="float">
            <text:p>0</text:p>
          </table:table-cell>
          <table:table-cell table:formula="of:=[.W95]*[.X95]+[.Y95]+[.Z95]" office:value-type="float" office:value="4" calcext:value-type="float">
            <text:p>4</text:p>
          </table:table-cell>
          <table:table-cell table:formula="of:=INT([.AA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V96]=&quot;hybrid&quot;;0;IF([.V96]=&quot;LNG&quot;;0.5;IF([.V96]=&quot;Fuel &amp; LNG&quot;;1;IF([.V96]=&quot;Heavy Fuel Oil&quot;;3;IF([.V96]=&quot;Sail&quot;;0;IF([.V96]=&quot;Electric&quot;;0;2))))))" office:value-type="float" office:value="2" calcext:value-type="float">
            <text:p>2</text:p>
          </table:table-cell>
          <table:table-cell table:formula="of:=IF([.Q96]=0;2;INT([.Q96]/10000))" office:value-type="float" office:value="2" calcext:value-type="float">
            <text:p>2</text:p>
          </table:table-cell>
          <table:table-cell table:formula="of:=INT([.F96]/1000)" office:value-type="float" office:value="0" calcext:value-type="float">
            <text:p>0</text:p>
          </table:table-cell>
          <table:table-cell table:formula="of:=INT([.L96]/10000)" office:value-type="float" office:value="0" calcext:value-type="float">
            <text:p>0</text:p>
          </table:table-cell>
          <table:table-cell table:formula="of:=[.W96]*[.X96]+[.Y96]+[.Z96]" office:value-type="float" office:value="4" calcext:value-type="float">
            <text:p>4</text:p>
          </table:table-cell>
          <table:table-cell table:formula="of:=INT([.AA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V97]=&quot;hybrid&quot;;0;IF([.V97]=&quot;LNG&quot;;0.5;IF([.V97]=&quot;Fuel &amp; LNG&quot;;1;IF([.V97]=&quot;Heavy Fuel Oil&quot;;3;IF([.V97]=&quot;Sail&quot;;0;IF([.V97]=&quot;Electric&quot;;0;2))))))" office:value-type="float" office:value="2" calcext:value-type="float">
            <text:p>2</text:p>
          </table:table-cell>
          <table:table-cell table:formula="of:=IF([.Q97]=0;2;INT([.Q97]/10000))" office:value-type="float" office:value="2" calcext:value-type="float">
            <text:p>2</text:p>
          </table:table-cell>
          <table:table-cell table:formula="of:=INT([.F97]/1000)" office:value-type="float" office:value="0" calcext:value-type="float">
            <text:p>0</text:p>
          </table:table-cell>
          <table:table-cell table:formula="of:=INT([.L97]/10000)" office:value-type="float" office:value="0" calcext:value-type="float">
            <text:p>0</text:p>
          </table:table-cell>
          <table:table-cell table:formula="of:=[.W97]*[.X97]+[.Y97]+[.Z97]" office:value-type="float" office:value="4" calcext:value-type="float">
            <text:p>4</text:p>
          </table:table-cell>
          <table:table-cell table:formula="of:=INT([.AA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V98]=&quot;hybrid&quot;;0;IF([.V98]=&quot;LNG&quot;;0.5;IF([.V98]=&quot;Fuel &amp; LNG&quot;;1;IF([.V98]=&quot;Heavy Fuel Oil&quot;;3;IF([.V98]=&quot;Sail&quot;;0;IF([.V98]=&quot;Electric&quot;;0;2))))))" office:value-type="float" office:value="2" calcext:value-type="float">
            <text:p>2</text:p>
          </table:table-cell>
          <table:table-cell table:formula="of:=IF([.Q98]=0;2;INT([.Q98]/10000))" office:value-type="float" office:value="2" calcext:value-type="float">
            <text:p>2</text:p>
          </table:table-cell>
          <table:table-cell table:formula="of:=INT([.F98]/1000)" office:value-type="float" office:value="0" calcext:value-type="float">
            <text:p>0</text:p>
          </table:table-cell>
          <table:table-cell table:formula="of:=INT([.L98]/10000)" office:value-type="float" office:value="0" calcext:value-type="float">
            <text:p>0</text:p>
          </table:table-cell>
          <table:table-cell table:formula="of:=[.W98]*[.X98]+[.Y98]+[.Z98]" office:value-type="float" office:value="4" calcext:value-type="float">
            <text:p>4</text:p>
          </table:table-cell>
          <table:table-cell table:formula="of:=INT([.AA9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V99]=&quot;hybrid&quot;;0;IF([.V99]=&quot;LNG&quot;;0.5;IF([.V99]=&quot;Fuel &amp; LNG&quot;;1;IF([.V99]=&quot;Heavy Fuel Oil&quot;;3;IF([.V99]=&quot;Sail&quot;;0;IF([.V99]=&quot;Electric&quot;;0;2))))))" office:value-type="float" office:value="2" calcext:value-type="float">
            <text:p>2</text:p>
          </table:table-cell>
          <table:table-cell table:formula="of:=IF([.Q99]=0;2;INT([.Q99]/10000))" office:value-type="float" office:value="2" calcext:value-type="float">
            <text:p>2</text:p>
          </table:table-cell>
          <table:table-cell table:formula="of:=INT([.F99]/1000)" office:value-type="float" office:value="0" calcext:value-type="float">
            <text:p>0</text:p>
          </table:table-cell>
          <table:table-cell table:formula="of:=INT([.L99]/10000)" office:value-type="float" office:value="0" calcext:value-type="float">
            <text:p>0</text:p>
          </table:table-cell>
          <table:table-cell table:formula="of:=[.W99]*[.X99]+[.Y99]+[.Z99]" office:value-type="float" office:value="4" calcext:value-type="float">
            <text:p>4</text:p>
          </table:table-cell>
          <table:table-cell table:formula="of:=INT([.AA9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V100]=&quot;hybrid&quot;;0;IF([.V100]=&quot;LNG&quot;;0.5;IF([.V100]=&quot;Fuel &amp; LNG&quot;;1;IF([.V100]=&quot;Heavy Fuel Oil&quot;;3;IF([.V100]=&quot;Sail&quot;;0;IF([.V100]=&quot;Electric&quot;;0;2))))))" office:value-type="float" office:value="2" calcext:value-type="float">
            <text:p>2</text:p>
          </table:table-cell>
          <table:table-cell table:formula="of:=IF([.Q100]=0;2;INT([.Q100]/10000))" office:value-type="float" office:value="2" calcext:value-type="float">
            <text:p>2</text:p>
          </table:table-cell>
          <table:table-cell table:formula="of:=INT([.F100]/1000)" office:value-type="float" office:value="0" calcext:value-type="float">
            <text:p>0</text:p>
          </table:table-cell>
          <table:table-cell table:formula="of:=INT([.L100]/10000)" office:value-type="float" office:value="0" calcext:value-type="float">
            <text:p>0</text:p>
          </table:table-cell>
          <table:table-cell table:formula="of:=[.W100]*[.X100]+[.Y100]+[.Z100]" office:value-type="float" office:value="4" calcext:value-type="float">
            <text:p>4</text:p>
          </table:table-cell>
          <table:table-cell table:formula="of:=INT([.AA10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V101]=&quot;hybrid&quot;;0;IF([.V101]=&quot;LNG&quot;;0.5;IF([.V101]=&quot;Fuel &amp; LNG&quot;;1;IF([.V101]=&quot;Heavy Fuel Oil&quot;;3;IF([.V101]=&quot;Sail&quot;;0;IF([.V101]=&quot;Electric&quot;;0;2))))))" office:value-type="float" office:value="2" calcext:value-type="float">
            <text:p>2</text:p>
          </table:table-cell>
          <table:table-cell table:formula="of:=IF([.Q101]=0;2;INT([.Q101]/10000))" office:value-type="float" office:value="2" calcext:value-type="float">
            <text:p>2</text:p>
          </table:table-cell>
          <table:table-cell table:formula="of:=INT([.F101]/1000)" office:value-type="float" office:value="0" calcext:value-type="float">
            <text:p>0</text:p>
          </table:table-cell>
          <table:table-cell table:formula="of:=INT([.L101]/10000)" office:value-type="float" office:value="0" calcext:value-type="float">
            <text:p>0</text:p>
          </table:table-cell>
          <table:table-cell table:formula="of:=[.W101]*[.X101]+[.Y101]+[.Z101]" office:value-type="float" office:value="4" calcext:value-type="float">
            <text:p>4</text:p>
          </table:table-cell>
          <table:table-cell table:formula="of:=INT([.AA10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2]=&quot;hybrid&quot;;0;IF([.V102]=&quot;LNG&quot;;0.5;IF([.V102]=&quot;Fuel &amp; LNG&quot;;1;IF([.V102]=&quot;Heavy Fuel Oil&quot;;3;IF([.V102]=&quot;Sail&quot;;0;IF([.V102]=&quot;Electric&quot;;0;2))))))" office:value-type="float" office:value="2" calcext:value-type="float">
            <text:p>2</text:p>
          </table:table-cell>
          <table:table-cell table:formula="of:=IF([.Q102]=0;2;INT([.Q102]/10000))" office:value-type="float" office:value="2" calcext:value-type="float">
            <text:p>2</text:p>
          </table:table-cell>
          <table:table-cell table:formula="of:=INT([.F102]/1000)" office:value-type="float" office:value="0" calcext:value-type="float">
            <text:p>0</text:p>
          </table:table-cell>
          <table:table-cell table:formula="of:=INT([.L102]/10000)" office:value-type="float" office:value="0" calcext:value-type="float">
            <text:p>0</text:p>
          </table:table-cell>
          <table:table-cell table:formula="of:=[.W102]*[.X102]+[.Y102]+[.Z102]" office:value-type="float" office:value="4" calcext:value-type="float">
            <text:p>4</text:p>
          </table:table-cell>
          <table:table-cell table:formula="of:=INT([.AA10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3]=&quot;hybrid&quot;;0;IF([.V103]=&quot;LNG&quot;;0.5;IF([.V103]=&quot;Fuel &amp; LNG&quot;;1;IF([.V103]=&quot;Heavy Fuel Oil&quot;;3;IF([.V103]=&quot;Sail&quot;;0;IF([.V103]=&quot;Electric&quot;;0;2))))))" office:value-type="float" office:value="2" calcext:value-type="float">
            <text:p>2</text:p>
          </table:table-cell>
          <table:table-cell table:formula="of:=IF([.Q103]=0;2;INT([.Q103]/10000))" office:value-type="float" office:value="2" calcext:value-type="float">
            <text:p>2</text:p>
          </table:table-cell>
          <table:table-cell table:formula="of:=INT([.F103]/1000)" office:value-type="float" office:value="0" calcext:value-type="float">
            <text:p>0</text:p>
          </table:table-cell>
          <table:table-cell table:formula="of:=INT([.L103]/10000)" office:value-type="float" office:value="0" calcext:value-type="float">
            <text:p>0</text:p>
          </table:table-cell>
          <table:table-cell table:formula="of:=[.W103]*[.X103]+[.Y103]+[.Z103]" office:value-type="float" office:value="4" calcext:value-type="float">
            <text:p>4</text:p>
          </table:table-cell>
          <table:table-cell table:formula="of:=INT([.AA10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V104]=&quot;hybrid&quot;;0;IF([.V104]=&quot;LNG&quot;;0.5;IF([.V104]=&quot;Fuel &amp; LNG&quot;;1;IF([.V104]=&quot;Heavy Fuel Oil&quot;;3;IF([.V104]=&quot;Sail&quot;;0;IF([.V104]=&quot;Electric&quot;;0;2))))))" office:value-type="float" office:value="2" calcext:value-type="float">
            <text:p>2</text:p>
          </table:table-cell>
          <table:table-cell table:formula="of:=IF([.Q104]=0;2;INT([.Q104]/10000))" office:value-type="float" office:value="2" calcext:value-type="float">
            <text:p>2</text:p>
          </table:table-cell>
          <table:table-cell table:formula="of:=INT([.F104]/1000)" office:value-type="float" office:value="0" calcext:value-type="float">
            <text:p>0</text:p>
          </table:table-cell>
          <table:table-cell table:formula="of:=INT([.L104]/10000)" office:value-type="float" office:value="0" calcext:value-type="float">
            <text:p>0</text:p>
          </table:table-cell>
          <table:table-cell table:formula="of:=[.W104]*[.X104]+[.Y104]+[.Z104]" office:value-type="float" office:value="4" calcext:value-type="float">
            <text:p>4</text:p>
          </table:table-cell>
          <table:table-cell table:formula="of:=INT([.AA1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V105]=&quot;hybrid&quot;;0;IF([.V105]=&quot;LNG&quot;;0.5;IF([.V105]=&quot;Fuel &amp; LNG&quot;;1;IF([.V105]=&quot;Heavy Fuel Oil&quot;;3;IF([.V105]=&quot;Sail&quot;;0;IF([.V105]=&quot;Electric&quot;;0;2))))))" office:value-type="float" office:value="2" calcext:value-type="float">
            <text:p>2</text:p>
          </table:table-cell>
          <table:table-cell table:formula="of:=IF([.Q105]=0;2;INT([.Q105]/10000))" office:value-type="float" office:value="2" calcext:value-type="float">
            <text:p>2</text:p>
          </table:table-cell>
          <table:table-cell table:formula="of:=INT([.F105]/1000)" office:value-type="float" office:value="0" calcext:value-type="float">
            <text:p>0</text:p>
          </table:table-cell>
          <table:table-cell table:formula="of:=INT([.L105]/10000)" office:value-type="float" office:value="0" calcext:value-type="float">
            <text:p>0</text:p>
          </table:table-cell>
          <table:table-cell table:formula="of:=[.W105]*[.X105]+[.Y105]+[.Z105]" office:value-type="float" office:value="4" calcext:value-type="float">
            <text:p>4</text:p>
          </table:table-cell>
          <table:table-cell table:formula="of:=INT([.AA1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6]=&quot;hybrid&quot;;0;IF([.V106]=&quot;LNG&quot;;0.5;IF([.V106]=&quot;Fuel &amp; LNG&quot;;1;IF([.V106]=&quot;Heavy Fuel Oil&quot;;3;IF([.V106]=&quot;Sail&quot;;0;IF([.V106]=&quot;Electric&quot;;0;2))))))" office:value-type="float" office:value="2" calcext:value-type="float">
            <text:p>2</text:p>
          </table:table-cell>
          <table:table-cell table:formula="of:=IF([.Q106]=0;2;INT([.Q106]/10000))" office:value-type="float" office:value="2" calcext:value-type="float">
            <text:p>2</text:p>
          </table:table-cell>
          <table:table-cell table:formula="of:=INT([.F106]/1000)" office:value-type="float" office:value="0" calcext:value-type="float">
            <text:p>0</text:p>
          </table:table-cell>
          <table:table-cell table:formula="of:=INT([.L106]/10000)" office:value-type="float" office:value="0" calcext:value-type="float">
            <text:p>0</text:p>
          </table:table-cell>
          <table:table-cell table:formula="of:=[.W106]*[.X106]+[.Y106]+[.Z106]" office:value-type="float" office:value="4" calcext:value-type="float">
            <text:p>4</text:p>
          </table:table-cell>
          <table:table-cell table:formula="of:=INT([.AA10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7]=&quot;hybrid&quot;;0;IF([.V107]=&quot;LNG&quot;;0.5;IF([.V107]=&quot;Fuel &amp; LNG&quot;;1;IF([.V107]=&quot;Heavy Fuel Oil&quot;;3;IF([.V107]=&quot;Sail&quot;;0;IF([.V107]=&quot;Electric&quot;;0;2))))))" office:value-type="float" office:value="2" calcext:value-type="float">
            <text:p>2</text:p>
          </table:table-cell>
          <table:table-cell table:formula="of:=IF([.Q107]=0;2;INT([.Q107]/10000))" office:value-type="float" office:value="2" calcext:value-type="float">
            <text:p>2</text:p>
          </table:table-cell>
          <table:table-cell table:formula="of:=INT([.F107]/1000)" office:value-type="float" office:value="0" calcext:value-type="float">
            <text:p>0</text:p>
          </table:table-cell>
          <table:table-cell table:formula="of:=INT([.L107]/10000)" office:value-type="float" office:value="0" calcext:value-type="float">
            <text:p>0</text:p>
          </table:table-cell>
          <table:table-cell table:formula="of:=[.W107]*[.X107]+[.Y107]+[.Z107]" office:value-type="float" office:value="4" calcext:value-type="float">
            <text:p>4</text:p>
          </table:table-cell>
          <table:table-cell table:formula="of:=INT([.AA1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8]=&quot;hybrid&quot;;0;IF([.V108]=&quot;LNG&quot;;0.5;IF([.V108]=&quot;Fuel &amp; LNG&quot;;1;IF([.V108]=&quot;Heavy Fuel Oil&quot;;3;IF([.V108]=&quot;Sail&quot;;0;IF([.V108]=&quot;Electric&quot;;0;2))))))" office:value-type="float" office:value="2" calcext:value-type="float">
            <text:p>2</text:p>
          </table:table-cell>
          <table:table-cell table:formula="of:=IF([.Q108]=0;2;INT([.Q108]/10000))" office:value-type="float" office:value="2" calcext:value-type="float">
            <text:p>2</text:p>
          </table:table-cell>
          <table:table-cell table:formula="of:=INT([.F108]/1000)" office:value-type="float" office:value="0" calcext:value-type="float">
            <text:p>0</text:p>
          </table:table-cell>
          <table:table-cell table:formula="of:=INT([.L108]/10000)" office:value-type="float" office:value="0" calcext:value-type="float">
            <text:p>0</text:p>
          </table:table-cell>
          <table:table-cell table:formula="of:=[.W108]*[.X108]+[.Y108]+[.Z108]" office:value-type="float" office:value="4" calcext:value-type="float">
            <text:p>4</text:p>
          </table:table-cell>
          <table:table-cell table:formula="of:=INT([.AA1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9]=&quot;hybrid&quot;;0;IF([.V109]=&quot;LNG&quot;;0.5;IF([.V109]=&quot;Fuel &amp; LNG&quot;;1;IF([.V109]=&quot;Heavy Fuel Oil&quot;;3;IF([.V109]=&quot;Sail&quot;;0;IF([.V109]=&quot;Electric&quot;;0;2))))))" office:value-type="float" office:value="2" calcext:value-type="float">
            <text:p>2</text:p>
          </table:table-cell>
          <table:table-cell table:formula="of:=IF([.Q109]=0;2;INT([.Q109]/10000))" office:value-type="float" office:value="2" calcext:value-type="float">
            <text:p>2</text:p>
          </table:table-cell>
          <table:table-cell table:formula="of:=INT([.F109]/1000)" office:value-type="float" office:value="0" calcext:value-type="float">
            <text:p>0</text:p>
          </table:table-cell>
          <table:table-cell table:formula="of:=INT([.L109]/10000)" office:value-type="float" office:value="0" calcext:value-type="float">
            <text:p>0</text:p>
          </table:table-cell>
          <table:table-cell table:formula="of:=[.W109]*[.X109]+[.Y109]+[.Z109]" office:value-type="float" office:value="4" calcext:value-type="float">
            <text:p>4</text:p>
          </table:table-cell>
          <table:table-cell table:formula="of:=INT([.AA1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0]=&quot;hybrid&quot;;0;IF([.V110]=&quot;LNG&quot;;0.5;IF([.V110]=&quot;Fuel &amp; LNG&quot;;1;IF([.V110]=&quot;Heavy Fuel Oil&quot;;3;IF([.V110]=&quot;Sail&quot;;0;IF([.V110]=&quot;Electric&quot;;0;2))))))" office:value-type="float" office:value="2" calcext:value-type="float">
            <text:p>2</text:p>
          </table:table-cell>
          <table:table-cell table:formula="of:=IF([.Q110]=0;2;INT([.Q110]/10000))" office:value-type="float" office:value="2" calcext:value-type="float">
            <text:p>2</text:p>
          </table:table-cell>
          <table:table-cell table:formula="of:=INT([.F110]/1000)" office:value-type="float" office:value="0" calcext:value-type="float">
            <text:p>0</text:p>
          </table:table-cell>
          <table:table-cell table:formula="of:=INT([.L110]/10000)" office:value-type="float" office:value="0" calcext:value-type="float">
            <text:p>0</text:p>
          </table:table-cell>
          <table:table-cell table:formula="of:=[.W110]*[.X110]+[.Y110]+[.Z110]" office:value-type="float" office:value="4" calcext:value-type="float">
            <text:p>4</text:p>
          </table:table-cell>
          <table:table-cell table:formula="of:=INT([.AA1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1]=&quot;hybrid&quot;;0;IF([.V111]=&quot;LNG&quot;;0.5;IF([.V111]=&quot;Fuel &amp; LNG&quot;;1;IF([.V111]=&quot;Heavy Fuel Oil&quot;;3;IF([.V111]=&quot;Sail&quot;;0;IF([.V111]=&quot;Electric&quot;;0;2))))))" office:value-type="float" office:value="2" calcext:value-type="float">
            <text:p>2</text:p>
          </table:table-cell>
          <table:table-cell table:formula="of:=IF([.Q111]=0;2;INT([.Q111]/10000))" office:value-type="float" office:value="2" calcext:value-type="float">
            <text:p>2</text:p>
          </table:table-cell>
          <table:table-cell table:formula="of:=INT([.F111]/1000)" office:value-type="float" office:value="0" calcext:value-type="float">
            <text:p>0</text:p>
          </table:table-cell>
          <table:table-cell table:formula="of:=INT([.L111]/10000)" office:value-type="float" office:value="0" calcext:value-type="float">
            <text:p>0</text:p>
          </table:table-cell>
          <table:table-cell table:formula="of:=[.W111]*[.X111]+[.Y111]+[.Z111]" office:value-type="float" office:value="4" calcext:value-type="float">
            <text:p>4</text:p>
          </table:table-cell>
          <table:table-cell table:formula="of:=INT([.AA1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2]=&quot;hybrid&quot;;0;IF([.V112]=&quot;LNG&quot;;0.5;IF([.V112]=&quot;Fuel &amp; LNG&quot;;1;IF([.V112]=&quot;Heavy Fuel Oil&quot;;3;IF([.V112]=&quot;Sail&quot;;0;IF([.V112]=&quot;Electric&quot;;0;2))))))" office:value-type="float" office:value="2" calcext:value-type="float">
            <text:p>2</text:p>
          </table:table-cell>
          <table:table-cell table:formula="of:=IF([.Q112]=0;2;INT([.Q112]/10000))" office:value-type="float" office:value="2" calcext:value-type="float">
            <text:p>2</text:p>
          </table:table-cell>
          <table:table-cell table:formula="of:=INT([.F112]/1000)" office:value-type="float" office:value="0" calcext:value-type="float">
            <text:p>0</text:p>
          </table:table-cell>
          <table:table-cell table:formula="of:=INT([.L112]/10000)" office:value-type="float" office:value="0" calcext:value-type="float">
            <text:p>0</text:p>
          </table:table-cell>
          <table:table-cell table:formula="of:=[.W112]*[.X112]+[.Y112]+[.Z112]" office:value-type="float" office:value="4" calcext:value-type="float">
            <text:p>4</text:p>
          </table:table-cell>
          <table:table-cell table:formula="of:=INT([.AA11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V113]=&quot;hybrid&quot;;0;IF([.V113]=&quot;LNG&quot;;0.5;IF([.V113]=&quot;Fuel &amp; LNG&quot;;1;IF([.V113]=&quot;Heavy Fuel Oil&quot;;3;IF([.V113]=&quot;Sail&quot;;0;IF([.V113]=&quot;Electric&quot;;0;2))))))" office:value-type="float" office:value="2" calcext:value-type="float">
            <text:p>2</text:p>
          </table:table-cell>
          <table:table-cell table:formula="of:=IF([.Q113]=0;2;INT([.Q113]/10000))" office:value-type="float" office:value="2" calcext:value-type="float">
            <text:p>2</text:p>
          </table:table-cell>
          <table:table-cell table:formula="of:=INT([.F113]/1000)" office:value-type="float" office:value="0" calcext:value-type="float">
            <text:p>0</text:p>
          </table:table-cell>
          <table:table-cell table:formula="of:=INT([.L113]/10000)" office:value-type="float" office:value="0" calcext:value-type="float">
            <text:p>0</text:p>
          </table:table-cell>
          <table:table-cell table:formula="of:=[.W113]*[.X113]+[.Y113]+[.Z113]" office:value-type="float" office:value="4" calcext:value-type="float">
            <text:p>4</text:p>
          </table:table-cell>
          <table:table-cell table:formula="of:=INT([.AA11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V114]=&quot;hybrid&quot;;0;IF([.V114]=&quot;LNG&quot;;0.5;IF([.V114]=&quot;Fuel &amp; LNG&quot;;1;IF([.V114]=&quot;Heavy Fuel Oil&quot;;3;IF([.V114]=&quot;Sail&quot;;0;IF([.V114]=&quot;Electric&quot;;0;2))))))" office:value-type="float" office:value="2" calcext:value-type="float">
            <text:p>2</text:p>
          </table:table-cell>
          <table:table-cell table:formula="of:=IF([.Q114]=0;2;INT([.Q114]/10000))" office:value-type="float" office:value="2" calcext:value-type="float">
            <text:p>2</text:p>
          </table:table-cell>
          <table:table-cell table:formula="of:=INT([.F114]/1000)" office:value-type="float" office:value="0" calcext:value-type="float">
            <text:p>0</text:p>
          </table:table-cell>
          <table:table-cell table:formula="of:=INT([.L114]/10000)" office:value-type="float" office:value="0" calcext:value-type="float">
            <text:p>0</text:p>
          </table:table-cell>
          <table:table-cell table:formula="of:=[.W114]*[.X114]+[.Y114]+[.Z114]" office:value-type="float" office:value="4" calcext:value-type="float">
            <text:p>4</text:p>
          </table:table-cell>
          <table:table-cell table:formula="of:=INT([.AA1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5]=&quot;hybrid&quot;;0;IF([.V115]=&quot;LNG&quot;;0.5;IF([.V115]=&quot;Fuel &amp; LNG&quot;;1;IF([.V115]=&quot;Heavy Fuel Oil&quot;;3;IF([.V115]=&quot;Sail&quot;;0;IF([.V115]=&quot;Electric&quot;;0;2))))))" office:value-type="float" office:value="2" calcext:value-type="float">
            <text:p>2</text:p>
          </table:table-cell>
          <table:table-cell table:formula="of:=IF([.Q115]=0;2;INT([.Q115]/10000))" office:value-type="float" office:value="2" calcext:value-type="float">
            <text:p>2</text:p>
          </table:table-cell>
          <table:table-cell table:formula="of:=INT([.F115]/1000)" office:value-type="float" office:value="0" calcext:value-type="float">
            <text:p>0</text:p>
          </table:table-cell>
          <table:table-cell table:formula="of:=INT([.L115]/10000)" office:value-type="float" office:value="0" calcext:value-type="float">
            <text:p>0</text:p>
          </table:table-cell>
          <table:table-cell table:formula="of:=[.W115]*[.X115]+[.Y115]+[.Z115]" office:value-type="float" office:value="4" calcext:value-type="float">
            <text:p>4</text:p>
          </table:table-cell>
          <table:table-cell table:formula="of:=INT([.AA1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6]=&quot;hybrid&quot;;0;IF([.V116]=&quot;LNG&quot;;0.5;IF([.V116]=&quot;Fuel &amp; LNG&quot;;1;IF([.V116]=&quot;Heavy Fuel Oil&quot;;3;IF([.V116]=&quot;Sail&quot;;0;IF([.V116]=&quot;Electric&quot;;0;2))))))" office:value-type="float" office:value="2" calcext:value-type="float">
            <text:p>2</text:p>
          </table:table-cell>
          <table:table-cell table:formula="of:=IF([.Q116]=0;2;INT([.Q116]/10000))" office:value-type="float" office:value="2" calcext:value-type="float">
            <text:p>2</text:p>
          </table:table-cell>
          <table:table-cell table:formula="of:=INT([.F116]/1000)" office:value-type="float" office:value="0" calcext:value-type="float">
            <text:p>0</text:p>
          </table:table-cell>
          <table:table-cell table:formula="of:=INT([.L116]/10000)" office:value-type="float" office:value="0" calcext:value-type="float">
            <text:p>0</text:p>
          </table:table-cell>
          <table:table-cell table:formula="of:=[.W116]*[.X116]+[.Y116]+[.Z116]" office:value-type="float" office:value="4" calcext:value-type="float">
            <text:p>4</text:p>
          </table:table-cell>
          <table:table-cell table:formula="of:=INT([.AA1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7]=&quot;hybrid&quot;;0;IF([.V117]=&quot;LNG&quot;;0.5;IF([.V117]=&quot;Fuel &amp; LNG&quot;;1;IF([.V117]=&quot;Heavy Fuel Oil&quot;;3;IF([.V117]=&quot;Sail&quot;;0;IF([.V117]=&quot;Electric&quot;;0;2))))))" office:value-type="float" office:value="2" calcext:value-type="float">
            <text:p>2</text:p>
          </table:table-cell>
          <table:table-cell table:formula="of:=IF([.Q117]=0;2;INT([.Q117]/10000))" office:value-type="float" office:value="2" calcext:value-type="float">
            <text:p>2</text:p>
          </table:table-cell>
          <table:table-cell table:formula="of:=INT([.F117]/1000)" office:value-type="float" office:value="0" calcext:value-type="float">
            <text:p>0</text:p>
          </table:table-cell>
          <table:table-cell table:formula="of:=INT([.L117]/10000)" office:value-type="float" office:value="0" calcext:value-type="float">
            <text:p>0</text:p>
          </table:table-cell>
          <table:table-cell table:formula="of:=[.W117]*[.X117]+[.Y117]+[.Z117]" office:value-type="float" office:value="4" calcext:value-type="float">
            <text:p>4</text:p>
          </table:table-cell>
          <table:table-cell table:formula="of:=INT([.AA1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8]=&quot;hybrid&quot;;0;IF([.V118]=&quot;LNG&quot;;0.5;IF([.V118]=&quot;Fuel &amp; LNG&quot;;1;IF([.V118]=&quot;Heavy Fuel Oil&quot;;3;IF([.V118]=&quot;Sail&quot;;0;IF([.V118]=&quot;Electric&quot;;0;2))))))" office:value-type="float" office:value="2" calcext:value-type="float">
            <text:p>2</text:p>
          </table:table-cell>
          <table:table-cell table:formula="of:=IF([.Q118]=0;2;INT([.Q118]/10000))" office:value-type="float" office:value="2" calcext:value-type="float">
            <text:p>2</text:p>
          </table:table-cell>
          <table:table-cell table:formula="of:=INT([.F118]/1000)" office:value-type="float" office:value="0" calcext:value-type="float">
            <text:p>0</text:p>
          </table:table-cell>
          <table:table-cell table:formula="of:=INT([.L118]/10000)" office:value-type="float" office:value="0" calcext:value-type="float">
            <text:p>0</text:p>
          </table:table-cell>
          <table:table-cell table:formula="of:=[.W118]*[.X118]+[.Y118]+[.Z118]" office:value-type="float" office:value="4" calcext:value-type="float">
            <text:p>4</text:p>
          </table:table-cell>
          <table:table-cell table:formula="of:=INT([.AA11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9]=&quot;hybrid&quot;;0;IF([.V119]=&quot;LNG&quot;;0.5;IF([.V119]=&quot;Fuel &amp; LNG&quot;;1;IF([.V119]=&quot;Heavy Fuel Oil&quot;;3;IF([.V119]=&quot;Sail&quot;;0;IF([.V119]=&quot;Electric&quot;;0;2))))))" office:value-type="float" office:value="2" calcext:value-type="float">
            <text:p>2</text:p>
          </table:table-cell>
          <table:table-cell table:formula="of:=IF([.Q119]=0;2;INT([.Q119]/10000))" office:value-type="float" office:value="2" calcext:value-type="float">
            <text:p>2</text:p>
          </table:table-cell>
          <table:table-cell table:formula="of:=INT([.F119]/1000)" office:value-type="float" office:value="0" calcext:value-type="float">
            <text:p>0</text:p>
          </table:table-cell>
          <table:table-cell table:formula="of:=INT([.L119]/10000)" office:value-type="float" office:value="0" calcext:value-type="float">
            <text:p>0</text:p>
          </table:table-cell>
          <table:table-cell table:formula="of:=[.W119]*[.X119]+[.Y119]+[.Z119]" office:value-type="float" office:value="4" calcext:value-type="float">
            <text:p>4</text:p>
          </table:table-cell>
          <table:table-cell table:formula="of:=INT([.AA11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0]=&quot;hybrid&quot;;0;IF([.V120]=&quot;LNG&quot;;0.5;IF([.V120]=&quot;Fuel &amp; LNG&quot;;1;IF([.V120]=&quot;Heavy Fuel Oil&quot;;3;IF([.V120]=&quot;Sail&quot;;0;IF([.V120]=&quot;Electric&quot;;0;2))))))" office:value-type="float" office:value="2" calcext:value-type="float">
            <text:p>2</text:p>
          </table:table-cell>
          <table:table-cell table:formula="of:=IF([.Q120]=0;2;INT([.Q120]/10000))" office:value-type="float" office:value="2" calcext:value-type="float">
            <text:p>2</text:p>
          </table:table-cell>
          <table:table-cell table:formula="of:=INT([.F120]/1000)" office:value-type="float" office:value="0" calcext:value-type="float">
            <text:p>0</text:p>
          </table:table-cell>
          <table:table-cell table:formula="of:=INT([.L120]/10000)" office:value-type="float" office:value="0" calcext:value-type="float">
            <text:p>0</text:p>
          </table:table-cell>
          <table:table-cell table:formula="of:=[.W120]*[.X120]+[.Y120]+[.Z120]" office:value-type="float" office:value="4" calcext:value-type="float">
            <text:p>4</text:p>
          </table:table-cell>
          <table:table-cell table:formula="of:=INT([.AA12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1]=&quot;hybrid&quot;;0;IF([.V121]=&quot;LNG&quot;;0.5;IF([.V121]=&quot;Fuel &amp; LNG&quot;;1;IF([.V121]=&quot;Heavy Fuel Oil&quot;;3;IF([.V121]=&quot;Sail&quot;;0;IF([.V121]=&quot;Electric&quot;;0;2))))))" office:value-type="float" office:value="2" calcext:value-type="float">
            <text:p>2</text:p>
          </table:table-cell>
          <table:table-cell table:formula="of:=IF([.Q121]=0;2;INT([.Q121]/10000))" office:value-type="float" office:value="2" calcext:value-type="float">
            <text:p>2</text:p>
          </table:table-cell>
          <table:table-cell table:formula="of:=INT([.F121]/1000)" office:value-type="float" office:value="0" calcext:value-type="float">
            <text:p>0</text:p>
          </table:table-cell>
          <table:table-cell table:formula="of:=INT([.L121]/10000)" office:value-type="float" office:value="0" calcext:value-type="float">
            <text:p>0</text:p>
          </table:table-cell>
          <table:table-cell table:formula="of:=[.W121]*[.X121]+[.Y121]+[.Z121]" office:value-type="float" office:value="4" calcext:value-type="float">
            <text:p>4</text:p>
          </table:table-cell>
          <table:table-cell table:formula="of:=INT([.AA12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2]=&quot;hybrid&quot;;0;IF([.V122]=&quot;LNG&quot;;0.5;IF([.V122]=&quot;Fuel &amp; LNG&quot;;1;IF([.V122]=&quot;Heavy Fuel Oil&quot;;3;IF([.V122]=&quot;Sail&quot;;0;IF([.V122]=&quot;Electric&quot;;0;2))))))" office:value-type="float" office:value="2" calcext:value-type="float">
            <text:p>2</text:p>
          </table:table-cell>
          <table:table-cell table:formula="of:=IF([.Q122]=0;2;INT([.Q122]/10000))" office:value-type="float" office:value="2" calcext:value-type="float">
            <text:p>2</text:p>
          </table:table-cell>
          <table:table-cell table:formula="of:=INT([.F122]/1000)" office:value-type="float" office:value="0" calcext:value-type="float">
            <text:p>0</text:p>
          </table:table-cell>
          <table:table-cell table:formula="of:=INT([.L122]/10000)" office:value-type="float" office:value="0" calcext:value-type="float">
            <text:p>0</text:p>
          </table:table-cell>
          <table:table-cell table:formula="of:=[.W122]*[.X122]+[.Y122]+[.Z122]" office:value-type="float" office:value="4" calcext:value-type="float">
            <text:p>4</text:p>
          </table:table-cell>
          <table:table-cell table:formula="of:=INT([.AA12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V123]=&quot;hybrid&quot;;0;IF([.V123]=&quot;LNG&quot;;0.5;IF([.V123]=&quot;Fuel &amp; LNG&quot;;1;IF([.V123]=&quot;Heavy Fuel Oil&quot;;3;IF([.V123]=&quot;Sail&quot;;0;IF([.V123]=&quot;Electric&quot;;0;2))))))" office:value-type="float" office:value="2" calcext:value-type="float">
            <text:p>2</text:p>
          </table:table-cell>
          <table:table-cell table:formula="of:=IF([.Q123]=0;2;INT([.Q123]/10000))" office:value-type="float" office:value="2" calcext:value-type="float">
            <text:p>2</text:p>
          </table:table-cell>
          <table:table-cell table:formula="of:=INT([.F123]/1000)" office:value-type="float" office:value="0" calcext:value-type="float">
            <text:p>0</text:p>
          </table:table-cell>
          <table:table-cell table:formula="of:=INT([.L123]/10000)" office:value-type="float" office:value="0" calcext:value-type="float">
            <text:p>0</text:p>
          </table:table-cell>
          <table:table-cell table:formula="of:=[.W123]*[.X123]+[.Y123]+[.Z123]" office:value-type="float" office:value="4" calcext:value-type="float">
            <text:p>4</text:p>
          </table:table-cell>
          <table:table-cell table:formula="of:=INT([.AA1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5" office:value-type="string" calcext:value-type="string">
            <text:p> 248953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24]=&quot;hybrid&quot;;0;IF([.V124]=&quot;LNG&quot;;0.5;IF([.V124]=&quot;Fuel &amp; LNG&quot;;1;IF([.V124]=&quot;Heavy Fuel Oil&quot;;3;IF([.V124]=&quot;Sail&quot;;0;IF([.V124]=&quot;Electric&quot;;0;2))))))" office:value-type="float" office:value="0" calcext:value-type="float">
            <text:p>0</text:p>
          </table:table-cell>
          <table:table-cell table:formula="of:=IF([.Q124]=0;2;INT([.Q124]/10000))" office:value-type="float" office:value="0" calcext:value-type="float">
            <text:p>0</text:p>
          </table:table-cell>
          <table:table-cell table:formula="of:=INT([.F124]/1000)" office:value-type="float" office:value="0" calcext:value-type="float">
            <text:p>0</text:p>
          </table:table-cell>
          <table:table-cell table:formula="of:=INT([.L124]/10000)" office:value-type="float" office:value="0" calcext:value-type="float">
            <text:p>0</text:p>
          </table:table-cell>
          <table:table-cell table:formula="of:=[.W124]*[.X124]+[.Y124]+[.Z124]" office:value-type="float" office:value="0" calcext:value-type="float">
            <text:p>0</text:p>
          </table:table-cell>
          <table:table-cell table:formula="of:=INT([.AA12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V125]=&quot;hybrid&quot;;0;IF([.V125]=&quot;LNG&quot;;0.5;IF([.V125]=&quot;Fuel &amp; LNG&quot;;1;IF([.V125]=&quot;Heavy Fuel Oil&quot;;3;IF([.V125]=&quot;Sail&quot;;0;IF([.V125]=&quot;Electric&quot;;0;2))))))" office:value-type="float" office:value="2" calcext:value-type="float">
            <text:p>2</text:p>
          </table:table-cell>
          <table:table-cell table:formula="of:=IF([.Q125]=0;2;INT([.Q125]/10000))" office:value-type="float" office:value="2" calcext:value-type="float">
            <text:p>2</text:p>
          </table:table-cell>
          <table:table-cell table:formula="of:=INT([.F125]/1000)" office:value-type="float" office:value="0" calcext:value-type="float">
            <text:p>0</text:p>
          </table:table-cell>
          <table:table-cell table:formula="of:=INT([.L125]/10000)" office:value-type="float" office:value="0" calcext:value-type="float">
            <text:p>0</text:p>
          </table:table-cell>
          <table:table-cell table:formula="of:=[.W125]*[.X125]+[.Y125]+[.Z125]" office:value-type="float" office:value="4" calcext:value-type="float">
            <text:p>4</text:p>
          </table:table-cell>
          <table:table-cell table:formula="of:=INT([.AA1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V126]=&quot;hybrid&quot;;0;IF([.V126]=&quot;LNG&quot;;0.5;IF([.V126]=&quot;Fuel &amp; LNG&quot;;1;IF([.V126]=&quot;Heavy Fuel Oil&quot;;3;IF([.V126]=&quot;Sail&quot;;0;IF([.V126]=&quot;Electric&quot;;0;2))))))" office:value-type="float" office:value="2" calcext:value-type="float">
            <text:p>2</text:p>
          </table:table-cell>
          <table:table-cell table:formula="of:=IF([.Q126]=0;2;INT([.Q126]/10000))" office:value-type="float" office:value="2" calcext:value-type="float">
            <text:p>2</text:p>
          </table:table-cell>
          <table:table-cell table:formula="of:=INT([.F126]/1000)" office:value-type="float" office:value="0" calcext:value-type="float">
            <text:p>0</text:p>
          </table:table-cell>
          <table:table-cell table:formula="of:=INT([.L126]/10000)" office:value-type="float" office:value="0" calcext:value-type="float">
            <text:p>0</text:p>
          </table:table-cell>
          <table:table-cell table:formula="of:=[.W126]*[.X126]+[.Y126]+[.Z126]" office:value-type="float" office:value="4" calcext:value-type="float">
            <text:p>4</text:p>
          </table:table-cell>
          <table:table-cell table:formula="of:=INT([.AA12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7]=&quot;hybrid&quot;;0;IF([.V127]=&quot;LNG&quot;;0.5;IF([.V127]=&quot;Fuel &amp; LNG&quot;;1;IF([.V127]=&quot;Heavy Fuel Oil&quot;;3;IF([.V127]=&quot;Sail&quot;;0;IF([.V127]=&quot;Electric&quot;;0;2))))))" office:value-type="float" office:value="2" calcext:value-type="float">
            <text:p>2</text:p>
          </table:table-cell>
          <table:table-cell table:formula="of:=IF([.Q127]=0;2;INT([.Q127]/10000))" office:value-type="float" office:value="2" calcext:value-type="float">
            <text:p>2</text:p>
          </table:table-cell>
          <table:table-cell table:formula="of:=INT([.F127]/1000)" office:value-type="float" office:value="0" calcext:value-type="float">
            <text:p>0</text:p>
          </table:table-cell>
          <table:table-cell table:formula="of:=INT([.L127]/10000)" office:value-type="float" office:value="0" calcext:value-type="float">
            <text:p>0</text:p>
          </table:table-cell>
          <table:table-cell table:formula="of:=[.W127]*[.X127]+[.Y127]+[.Z127]" office:value-type="float" office:value="4" calcext:value-type="float">
            <text:p>4</text:p>
          </table:table-cell>
          <table:table-cell table:formula="of:=INT([.AA12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8]=&quot;hybrid&quot;;0;IF([.V128]=&quot;LNG&quot;;0.5;IF([.V128]=&quot;Fuel &amp; LNG&quot;;1;IF([.V128]=&quot;Heavy Fuel Oil&quot;;3;IF([.V128]=&quot;Sail&quot;;0;IF([.V128]=&quot;Electric&quot;;0;2))))))" office:value-type="float" office:value="2" calcext:value-type="float">
            <text:p>2</text:p>
          </table:table-cell>
          <table:table-cell table:formula="of:=IF([.Q128]=0;2;INT([.Q128]/10000))" office:value-type="float" office:value="2" calcext:value-type="float">
            <text:p>2</text:p>
          </table:table-cell>
          <table:table-cell table:formula="of:=INT([.F128]/1000)" office:value-type="float" office:value="0" calcext:value-type="float">
            <text:p>0</text:p>
          </table:table-cell>
          <table:table-cell table:formula="of:=INT([.L128]/10000)" office:value-type="float" office:value="0" calcext:value-type="float">
            <text:p>0</text:p>
          </table:table-cell>
          <table:table-cell table:formula="of:=[.W128]*[.X128]+[.Y128]+[.Z128]" office:value-type="float" office:value="4" calcext:value-type="float">
            <text:p>4</text:p>
          </table:table-cell>
          <table:table-cell table:formula="of:=INT([.AA12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V129]=&quot;hybrid&quot;;0;IF([.V129]=&quot;LNG&quot;;0.5;IF([.V129]=&quot;Fuel &amp; LNG&quot;;1;IF([.V129]=&quot;Heavy Fuel Oil&quot;;3;IF([.V129]=&quot;Sail&quot;;0;IF([.V129]=&quot;Electric&quot;;0;2))))))" office:value-type="float" office:value="2" calcext:value-type="float">
            <text:p>2</text:p>
          </table:table-cell>
          <table:table-cell table:formula="of:=IF([.Q129]=0;2;INT([.Q129]/10000))" office:value-type="float" office:value="2" calcext:value-type="float">
            <text:p>2</text:p>
          </table:table-cell>
          <table:table-cell table:formula="of:=INT([.F129]/1000)" office:value-type="float" office:value="0" calcext:value-type="float">
            <text:p>0</text:p>
          </table:table-cell>
          <table:table-cell table:formula="of:=INT([.L129]/10000)" office:value-type="float" office:value="0" calcext:value-type="float">
            <text:p>0</text:p>
          </table:table-cell>
          <table:table-cell table:formula="of:=[.W129]*[.X129]+[.Y129]+[.Z129]" office:value-type="float" office:value="4" calcext:value-type="float">
            <text:p>4</text:p>
          </table:table-cell>
          <table:table-cell table:formula="of:=INT([.AA12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H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0]=&quot;hybrid&quot;;0;IF([.V130]=&quot;LNG&quot;;0.5;IF([.V130]=&quot;Fuel &amp; LNG&quot;;1;IF([.V130]=&quot;Heavy Fuel Oil&quot;;3;IF([.V130]=&quot;Sail&quot;;0;IF([.V130]=&quot;Electric&quot;;0;2))))))" office:value-type="float" office:value="0.5" calcext:value-type="float">
            <text:p>0,5</text:p>
          </table:table-cell>
          <table:table-cell table:formula="of:=IF([.Q130]=0;2;INT([.Q130]/10000))" office:value-type="float" office:value="2" calcext:value-type="float">
            <text:p>2</text:p>
          </table:table-cell>
          <table:table-cell table:formula="of:=INT([.F130]/1000)" office:value-type="float" office:value="0" calcext:value-type="float">
            <text:p>0</text:p>
          </table:table-cell>
          <table:table-cell table:formula="of:=INT([.L130]/10000)" office:value-type="float" office:value="2" calcext:value-type="float">
            <text:p>2</text:p>
          </table:table-cell>
          <table:table-cell table:formula="of:=[.W130]*[.X130]+[.Y130]+[.Z130]" office:value-type="float" office:value="3" calcext:value-type="float">
            <text:p>3</text:p>
          </table:table-cell>
          <table:table-cell table:formula="of:=INT([.AA13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GNV SEALAND</text:p>
          </table:table-cell>
          <table:table-cell table:style-name="ce23" office:value-type="string" calcext:value-type="string">
            <text:p>247265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758" calcext:value-type="float">
            <text:p>17758</text:p>
          </table:table-cell>
          <table:table-cell table:style-name="ce46" office:value-type="float" office:value="26904" calcext:value-type="float">
            <text:p>26904</text:p>
          </table:table-cell>
          <table:table-cell table:style-name="ce23" office:value-type="float" office:value="8912" calcext:value-type="float">
            <text:p>89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1]=&quot;hybrid&quot;;0;IF([.V131]=&quot;LNG&quot;;0.5;IF([.V131]=&quot;Fuel &amp; LNG&quot;;1;IF([.V131]=&quot;Heavy Fuel Oil&quot;;3;IF([.V131]=&quot;Sail&quot;;0;IF([.V131]=&quot;Electric&quot;;0;2))))))" office:value-type="float" office:value="0.5" calcext:value-type="float">
            <text:p>0,5</text:p>
          </table:table-cell>
          <table:table-cell table:formula="of:=IF([.Q131]=0;2;INT([.Q131]/10000))" office:value-type="float" office:value="2" calcext:value-type="float">
            <text:p>2</text:p>
          </table:table-cell>
          <table:table-cell table:formula="of:=INT([.F131]/1000)" office:value-type="float" office:value="0" calcext:value-type="float">
            <text:p>0</text:p>
          </table:table-cell>
          <table:table-cell table:formula="of:=INT([.L131]/10000)" office:value-type="float" office:value="2" calcext:value-type="float">
            <text:p>2</text:p>
          </table:table-cell>
          <table:table-cell table:formula="of:=[.W131]*[.X131]+[.Y131]+[.Z131]" office:value-type="float" office:value="3" calcext:value-type="float">
            <text:p>3</text:p>
          </table:table-cell>
          <table:table-cell table:formula="of:=INT([.AA13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V132]=&quot;hybrid&quot;;0;IF([.V132]=&quot;LNG&quot;;0.5;IF([.V132]=&quot;Fuel &amp; LNG&quot;;1;IF([.V132]=&quot;Heavy Fuel Oil&quot;;3;IF([.V132]=&quot;Sail&quot;;0;IF([.V132]=&quot;Electric&quot;;0;2))))))" office:value-type="float" office:value="0.5" calcext:value-type="float">
            <text:p>0,5</text:p>
          </table:table-cell>
          <table:table-cell table:formula="of:=IF([.Q132]=0;2;INT([.Q132]/10000))" office:value-type="float" office:value="2" calcext:value-type="float">
            <text:p>2</text:p>
          </table:table-cell>
          <table:table-cell table:formula="of:=INT([.F132]/1000)" office:value-type="float" office:value="0" calcext:value-type="float">
            <text:p>0</text:p>
          </table:table-cell>
          <table:table-cell table:formula="of:=INT([.L132]/10000)" office:value-type="float" office:value="2" calcext:value-type="float">
            <text:p>2</text:p>
          </table:table-cell>
          <table:table-cell table:formula="of:=[.W132]*[.X132]+[.Y132]+[.Z132]" office:value-type="float" office:value="3" calcext:value-type="float">
            <text:p>3</text:p>
          </table:table-cell>
          <table:table-cell table:formula="of:=INT([.AA13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FENICUSA M</text:p>
          </table:table-cell>
          <table:table-cell table:style-name="ce23" office:value-type="string" calcext:value-type="string">
            <text:p>2474322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1.03" calcext:value-type="float">
            <text:p>31,03</text:p>
          </table:table-cell>
          <table:table-cell table:style-name="ce23" office:value-type="float" office:value="2008" calcext:value-type="float">
            <text:p>2008</text:p>
          </table:table-cell>
          <table:table-cell table:style-name="ce23" office:value-type="float" office:value="48984" calcext:value-type="float">
            <text:p>48984</text:p>
          </table:table-cell>
          <table:table-cell table:style-name="ce46" office:value-type="float" office:value="25400" calcext:value-type="float">
            <text:p>25400</text:p>
          </table:table-cell>
          <table:table-cell table:style-name="ce23" office:value-type="float" office:value="9932" calcext:value-type="float">
            <text:p>9932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8561" calcext:value-type="float">
            <text:p>856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40037" calcext:value-type="float">
            <text:p>40037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3]=&quot;hybrid&quot;;0;IF([.V133]=&quot;LNG&quot;;0.5;IF([.V133]=&quot;Fuel &amp; LNG&quot;;1;IF([.V133]=&quot;Heavy Fuel Oil&quot;;3;IF([.V133]=&quot;Sail&quot;;0;IF([.V133]=&quot;Electric&quot;;0;2))))))" office:value-type="float" office:value="2" calcext:value-type="float">
            <text:p>2</text:p>
          </table:table-cell>
          <table:table-cell table:formula="of:=IF([.Q133]=0;2;INT([.Q133]/10000))" office:value-type="float" office:value="0" calcext:value-type="float">
            <text:p>0</text:p>
          </table:table-cell>
          <table:table-cell table:formula="of:=INT([.F133]/1000)" office:value-type="float" office:value="0" calcext:value-type="float">
            <text:p>0</text:p>
          </table:table-cell>
          <table:table-cell table:formula="of:=INT([.L133]/10000)" office:value-type="float" office:value="2" calcext:value-type="float">
            <text:p>2</text:p>
          </table:table-cell>
          <table:table-cell table:formula="of:=[.W133]*[.X133]+[.Y133]+[.Z133]" office:value-type="float" office:value="2" calcext:value-type="float">
            <text:p>2</text:p>
          </table:table-cell>
          <table:table-cell table:formula="of:=INT([.AA13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4]=&quot;hybrid&quot;;0;IF([.V134]=&quot;LNG&quot;;0.5;IF([.V134]=&quot;Fuel &amp; LNG&quot;;1;IF([.V134]=&quot;Heavy Fuel Oil&quot;;3;IF([.V134]=&quot;Sail&quot;;0;IF([.V134]=&quot;Electric&quot;;0;2))))))" office:value-type="float" office:value="0.5" calcext:value-type="float">
            <text:p>0,5</text:p>
          </table:table-cell>
          <table:table-cell table:formula="of:=IF([.Q134]=0;2;INT([.Q134]/10000))" office:value-type="float" office:value="2" calcext:value-type="float">
            <text:p>2</text:p>
          </table:table-cell>
          <table:table-cell table:formula="of:=INT([.F134]/1000)" office:value-type="float" office:value="0" calcext:value-type="float">
            <text:p>0</text:p>
          </table:table-cell>
          <table:table-cell table:formula="of:=INT([.L134]/10000)" office:value-type="float" office:value="0" calcext:value-type="float">
            <text:p>0</text:p>
          </table:table-cell>
          <table:table-cell table:formula="of:=[.W134]*[.X134]+[.Y134]+[.Z134]" office:value-type="float" office:value="1" calcext:value-type="float">
            <text:p>1</text:p>
          </table:table-cell>
          <table:table-cell table:formula="of:=INT([.AA1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5]=&quot;hybrid&quot;;0;IF([.V135]=&quot;LNG&quot;;0.5;IF([.V135]=&quot;Fuel &amp; LNG&quot;;1;IF([.V135]=&quot;Heavy Fuel Oil&quot;;3;IF([.V135]=&quot;Sail&quot;;0;IF([.V135]=&quot;Electric&quot;;0;2))))))" office:value-type="float" office:value="0.5" calcext:value-type="float">
            <text:p>0,5</text:p>
          </table:table-cell>
          <table:table-cell table:formula="of:=IF([.Q135]=0;2;INT([.Q135]/10000))" office:value-type="float" office:value="2" calcext:value-type="float">
            <text:p>2</text:p>
          </table:table-cell>
          <table:table-cell table:formula="of:=INT([.F135]/1000)" office:value-type="float" office:value="0" calcext:value-type="float">
            <text:p>0</text:p>
          </table:table-cell>
          <table:table-cell table:formula="of:=INT([.L135]/10000)" office:value-type="float" office:value="0" calcext:value-type="float">
            <text:p>0</text:p>
          </table:table-cell>
          <table:table-cell table:formula="of:=[.W135]*[.X135]+[.Y135]+[.Z135]" office:value-type="float" office:value="1" calcext:value-type="float">
            <text:p>1</text:p>
          </table:table-cell>
          <table:table-cell table:formula="of:=INT([.AA1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BBC SEBASTOPOL</text:p>
          </table:table-cell>
          <table:table-cell table:style-name="ce23" office:value-type="string" calcext:value-type="string">
            <text:p>30482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23.06" calcext:value-type="float">
            <text:p>23,06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11324" calcext:value-type="float">
            <text:p>11324</text:p>
          </table:table-cell>
          <table:table-cell table:style-name="ce23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3" office:value-type="float" office:value="12325" calcext:value-type="float">
            <text:p>1232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6]=&quot;hybrid&quot;;0;IF([.V136]=&quot;LNG&quot;;0.5;IF([.V136]=&quot;Fuel &amp; LNG&quot;;1;IF([.V136]=&quot;Heavy Fuel Oil&quot;;3;IF([.V136]=&quot;Sail&quot;;0;IF([.V136]=&quot;Electric&quot;;0;2))))))" office:value-type="float" office:value="2" calcext:value-type="float">
            <text:p>2</text:p>
          </table:table-cell>
          <table:table-cell table:formula="of:=IF([.Q136]=0;2;INT([.Q136]/10000))" office:value-type="float" office:value="0" calcext:value-type="float">
            <text:p>0</text:p>
          </table:table-cell>
          <table:table-cell table:formula="of:=INT([.F136]/1000)" office:value-type="float" office:value="0" calcext:value-type="float">
            <text:p>0</text:p>
          </table:table-cell>
          <table:table-cell table:formula="of:=INT([.L136]/10000)" office:value-type="float" office:value="1" calcext:value-type="float">
            <text:p>1</text:p>
          </table:table-cell>
          <table:table-cell table:formula="of:=[.W136]*[.X136]+[.Y136]+[.Z136]" office:value-type="float" office:value="1" calcext:value-type="float">
            <text:p>1</text:p>
          </table:table-cell>
          <table:table-cell table:formula="of:=INT([.AA1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TINERFE</text:p>
          </table:table-cell>
          <table:table-cell table:style-name="ce23" office:value-type="string" calcext:value-type="string">
            <text:p>2240250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2.63" calcext:value-type="float">
            <text:p>22,63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23145" calcext:value-type="float">
            <text:p>23145</text:p>
          </table:table-cell>
          <table:table-cell table:style-name="ce46" office:value-type="float" office:value="11290" calcext:value-type="float">
            <text:p>11290</text:p>
          </table:table-cell>
          <table:table-cell table:style-name="ce23" office:value-type="float" office:value="5263" calcext:value-type="float">
            <text:p>5263</text:p>
          </table:table-cell>
          <table:table-cell/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5920" calcext:value-type="float">
            <text:p>5920</text:p>
          </table:table-cell>
          <table:table-cell table:number-columns-repeated="2"/>
          <table:table-cell table:style-name="ce23" office:value-type="float" office:value="17540" calcext:value-type="float">
            <text:p>1754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7]=&quot;hybrid&quot;;0;IF([.V137]=&quot;LNG&quot;;0.5;IF([.V137]=&quot;Fuel &amp; LNG&quot;;1;IF([.V137]=&quot;Heavy Fuel Oil&quot;;3;IF([.V137]=&quot;Sail&quot;;0;IF([.V137]=&quot;Electric&quot;;0;2))))))" office:value-type="float" office:value="2" calcext:value-type="float">
            <text:p>2</text:p>
          </table:table-cell>
          <table:table-cell table:formula="of:=IF([.Q137]=0;2;INT([.Q137]/10000))" office:value-type="float" office:value="0" calcext:value-type="float">
            <text:p>0</text:p>
          </table:table-cell>
          <table:table-cell table:formula="of:=INT([.F137]/1000)" office:value-type="float" office:value="0" calcext:value-type="float">
            <text:p>0</text:p>
          </table:table-cell>
          <table:table-cell table:formula="of:=INT([.L137]/10000)" office:value-type="float" office:value="1" calcext:value-type="float">
            <text:p>1</text:p>
          </table:table-cell>
          <table:table-cell table:formula="of:=[.W137]*[.X137]+[.Y137]+[.Z137]" office:value-type="float" office:value="1" calcext:value-type="float">
            <text:p>1</text:p>
          </table:table-cell>
          <table:table-cell table:formula="of:=INT([.AA1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IMKE</text:p>
          </table:table-cell>
          <table:table-cell table:style-name="ce23" office:value-type="string" calcext:value-type="string">
            <text:p>304513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23.2" calcext:value-type="float">
            <text:p>23,2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1473" calcext:value-type="float">
            <text:p>11473</text:p>
          </table:table-cell>
          <table:table-cell table:style-name="ce23" office:value-type="float" office:value="3834" calcext:value-type="float">
            <text:p>3834</text:p>
          </table:table-cell>
          <table:table-cell/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7200" calcext:value-type="float">
            <text:p>7200</text:p>
          </table:table-cell>
          <table:table-cell table:number-columns-repeated="2"/>
          <table:table-cell table:style-name="ce23" office:value-type="float" office:value="9962" calcext:value-type="float">
            <text:p>99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8]=&quot;hybrid&quot;;0;IF([.V138]=&quot;LNG&quot;;0.5;IF([.V138]=&quot;Fuel &amp; LNG&quot;;1;IF([.V138]=&quot;Heavy Fuel Oil&quot;;3;IF([.V138]=&quot;Sail&quot;;0;IF([.V138]=&quot;Electric&quot;;0;2))))))" office:value-type="float" office:value="2" calcext:value-type="float">
            <text:p>2</text:p>
          </table:table-cell>
          <table:table-cell table:formula="of:=IF([.Q138]=0;2;INT([.Q138]/10000))" office:value-type="float" office:value="0" calcext:value-type="float">
            <text:p>0</text:p>
          </table:table-cell>
          <table:table-cell table:formula="of:=INT([.F138]/1000)" office:value-type="float" office:value="0" calcext:value-type="float">
            <text:p>0</text:p>
          </table:table-cell>
          <table:table-cell table:formula="of:=INT([.L138]/10000)" office:value-type="float" office:value="1" calcext:value-type="float">
            <text:p>1</text:p>
          </table:table-cell>
          <table:table-cell table:formula="of:=[.W138]*[.X138]+[.Y138]+[.Z138]" office:value-type="float" office:value="1" calcext:value-type="float">
            <text:p>1</text:p>
          </table:table-cell>
          <table:table-cell table:formula="of:=INT([.AA1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GUBAL TRADER</text:p>
          </table:table-cell>
          <table:table-cell table:style-name="ce23" office:value-type="string" calcext:value-type="string">
            <text:p>2101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number-columns-repeated="2"/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6.88" calcext:value-type="float">
            <text:p>16,88</text:p>
          </table:table-cell>
          <table:table-cell table:style-name="ce23" office:value-type="float" office:value="1979" calcext:value-type="float">
            <text:p>1979</text:p>
          </table:table-cell>
          <table:table-cell/>
          <table:table-cell table:style-name="ce46" office:value-type="float" office:value="7616" calcext:value-type="float">
            <text:p>7616</text:p>
          </table:table-cell>
          <table:table-cell table:style-name="ce23" office:value-type="float" office:value="2285" calcext:value-type="float">
            <text:p>2285</text:p>
          </table:table-cell>
          <table:table-cell table:number-columns-repeated="3"/>
          <table:table-cell table:style-name="ce46" office:value-type="float" office:value="4678" calcext:value-type="float">
            <text:p>4678</text:p>
          </table:table-cell>
          <table:table-cell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362" calcext:value-type="float">
            <text:p>23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9]=&quot;hybrid&quot;;0;IF([.V139]=&quot;LNG&quot;;0.5;IF([.V139]=&quot;Fuel &amp; LNG&quot;;1;IF([.V139]=&quot;Heavy Fuel Oil&quot;;3;IF([.V139]=&quot;Sail&quot;;0;IF([.V139]=&quot;Electric&quot;;0;2))))))" office:value-type="float" office:value="2" calcext:value-type="float">
            <text:p>2</text:p>
          </table:table-cell>
          <table:table-cell table:formula="of:=IF([.Q139]=0;2;INT([.Q139]/10000))" office:value-type="float" office:value="0" calcext:value-type="float">
            <text:p>0</text:p>
          </table:table-cell>
          <table:table-cell table:formula="of:=INT([.F139]/1000)" office:value-type="float" office:value="0" calcext:value-type="float">
            <text:p>0</text:p>
          </table:table-cell>
          <table:table-cell table:formula="of:=INT([.L139]/10000)" office:value-type="float" office:value="0" calcext:value-type="float">
            <text:p>0</text:p>
          </table:table-cell>
          <table:table-cell table:formula="of:=[.W139]*[.X139]+[.Y139]+[.Z139]" office:value-type="float" office:value="0" calcext:value-type="float">
            <text:p>0</text:p>
          </table:table-cell>
          <table:table-cell table:formula="of:=INT([.AA13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HEERENGRACHT</text:p>
          </table:table-cell>
          <table:table-cell table:style-name="ce23" office:value-type="string" calcext:value-type="string">
            <text:p>24401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21.36" calcext:value-type="float">
            <text:p>21,3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972" calcext:value-type="float">
            <text:p>17972</text:p>
          </table:table-cell>
          <table:table-cell table:style-name="ce46" office:value-type="float" office:value="9611" calcext:value-type="float">
            <text:p>9611</text:p>
          </table:table-cell>
          <table:table-cell table:style-name="ce23" office:value-type="float" office:value="4260" calcext:value-type="float">
            <text:p>426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5400" calcext:value-type="float">
            <text:p>5400</text:p>
          </table:table-cell>
          <table:table-cell table:number-columns-repeated="2"/>
          <table:table-cell table:style-name="ce23" office:value-type="float" office:value="12678" calcext:value-type="float">
            <text:p>1267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0]=&quot;hybrid&quot;;0;IF([.V140]=&quot;LNG&quot;;0.5;IF([.V140]=&quot;Fuel &amp; LNG&quot;;1;IF([.V140]=&quot;Heavy Fuel Oil&quot;;3;IF([.V140]=&quot;Sail&quot;;0;IF([.V140]=&quot;Electric&quot;;0;2))))))" office:value-type="float" office:value="2" calcext:value-type="float">
            <text:p>2</text:p>
          </table:table-cell>
          <table:table-cell table:formula="of:=IF([.Q140]=0;2;INT([.Q140]/10000))" office:value-type="float" office:value="0" calcext:value-type="float">
            <text:p>0</text:p>
          </table:table-cell>
          <table:table-cell table:formula="of:=INT([.F140]/1000)" office:value-type="float" office:value="0" calcext:value-type="float">
            <text:p>0</text:p>
          </table:table-cell>
          <table:table-cell table:formula="of:=INT([.L140]/10000)" office:value-type="float" office:value="0" calcext:value-type="float">
            <text:p>0</text:p>
          </table:table-cell>
          <table:table-cell table:formula="of:=[.W140]*[.X140]+[.Y140]+[.Z140]" office:value-type="float" office:value="0" calcext:value-type="float">
            <text:p>0</text:p>
          </table:table-cell>
          <table:table-cell table:formula="of:=INT([.AA14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TIMBER NAVIGATOR</text:p>
          </table:table-cell>
          <table:table-cell table:style-name="ce23" office:value-type="string" calcext:value-type="string">
            <text:p>244909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5425" calcext:value-type="float">
            <text:p>5425</text:p>
          </table:table-cell>
          <table:table-cell table:style-name="ce23" office:value-type="float" office:value="2949" calcext:value-type="float">
            <text:p>2949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970" calcext:value-type="float">
            <text:p>2970</text:p>
          </table:table-cell>
          <table:table-cell/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8270" calcext:value-type="float">
            <text:p>827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1]=&quot;hybrid&quot;;0;IF([.V141]=&quot;LNG&quot;;0.5;IF([.V141]=&quot;Fuel &amp; LNG&quot;;1;IF([.V141]=&quot;Heavy Fuel Oil&quot;;3;IF([.V141]=&quot;Sail&quot;;0;IF([.V141]=&quot;Electric&quot;;0;2))))))" office:value-type="float" office:value="2" calcext:value-type="float">
            <text:p>2</text:p>
          </table:table-cell>
          <table:table-cell table:formula="of:=IF([.Q141]=0;2;INT([.Q141]/10000))" office:value-type="float" office:value="0" calcext:value-type="float">
            <text:p>0</text:p>
          </table:table-cell>
          <table:table-cell table:formula="of:=INT([.F141]/1000)" office:value-type="float" office:value="0" calcext:value-type="float">
            <text:p>0</text:p>
          </table:table-cell>
          <table:table-cell table:formula="of:=INT([.L141]/10000)" office:value-type="float" office:value="0" calcext:value-type="float">
            <text:p>0</text:p>
          </table:table-cell>
          <table:table-cell table:formula="of:=[.W141]*[.X141]+[.Y141]+[.Z141]" office:value-type="float" office:value="0" calcext:value-type="float">
            <text:p>0</text:p>
          </table:table-cell>
          <table:table-cell table:formula="of:=INT([.AA14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V142]=&quot;hybrid&quot;;0;IF([.V142]=&quot;LNG&quot;;0.5;IF([.V142]=&quot;Fuel &amp; LNG&quot;;1;IF([.V142]=&quot;Heavy Fuel Oil&quot;;3;IF([.V142]=&quot;Sail&quot;;0;IF([.V142]=&quot;Electric&quot;;0;2))))))" office:value-type="float" office:value="2" calcext:value-type="float">
            <text:p>2</text:p>
          </table:table-cell>
          <table:table-cell table:formula="of:=INT([.Q142]/10000)" office:value-type="float" office:value="0" calcext:value-type="float">
            <text:p>0</text:p>
          </table:table-cell>
          <table:table-cell table:formula="of:=INT([.F142]/1000)" office:value-type="float" office:value="0" calcext:value-type="float">
            <text:p>0</text:p>
          </table:table-cell>
          <table:table-cell table:formula="of:=INT([.L142]/10000)" office:value-type="float" office:value="0" calcext:value-type="float">
            <text:p>0</text:p>
          </table:table-cell>
          <table:table-cell table:formula="of:=[.W142]*[.X142]+[.Y142]+[.Z142]" office:value-type="float" office:value="0" calcext:value-type="float">
            <text:p>0</text:p>
          </table:table-cell>
          <table:table-cell table:formula="of:=INT([.AA1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SIRIOS CEMENT V</text:p>
          </table:table-cell>
          <table:table-cell table:style-name="ce23" office:value-type="string" calcext:value-type="string">
            <text:p>212781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4.5" calcext:value-type="float">
            <text:p>14,5</text:p>
          </table:table-cell>
          <table:table-cell table:style-name="ce23" office:value-type="float" office:value="1988" calcext:value-type="float">
            <text:p>1988</text:p>
          </table:table-cell>
          <table:table-cell table:style-name="ce23" office:value-type="float" office:value="4799" calcext:value-type="float">
            <text:p>4799</text:p>
          </table:table-cell>
          <table:table-cell table:style-name="ce46" office:value-type="float" office:value="2453" calcext:value-type="float">
            <text:p>2453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1618" calcext:value-type="float">
            <text:p>1618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620" calcext:value-type="float">
            <text:p>620</text:p>
          </table:table-cell>
          <table:table-cell table:style-name="ce23" office:value-type="float" office:value="3399" calcext:value-type="float">
            <text:p>3399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3]=&quot;hybrid&quot;;0;IF([.V143]=&quot;LNG&quot;;0.5;IF([.V143]=&quot;Fuel &amp; LNG&quot;;1;IF([.V143]=&quot;Heavy Fuel Oil&quot;;3;IF([.V143]=&quot;Sail&quot;;0;IF([.V143]=&quot;Electric&quot;;0;2))))))" office:value-type="float" office:value="2" calcext:value-type="float">
            <text:p>2</text:p>
          </table:table-cell>
          <table:table-cell table:formula="of:=INT([.Q143]/10000)" office:value-type="float" office:value="0" calcext:value-type="float">
            <text:p>0</text:p>
          </table:table-cell>
          <table:table-cell table:formula="of:=INT([.F143]/1000)" office:value-type="float" office:value="0" calcext:value-type="float">
            <text:p>0</text:p>
          </table:table-cell>
          <table:table-cell table:formula="of:=INT([.L143]/10000)" office:value-type="float" office:value="0" calcext:value-type="float">
            <text:p>0</text:p>
          </table:table-cell>
          <table:table-cell table:formula="of:=[.W143]*[.X143]+[.Y143]+[.Z143]" office:value-type="float" office:value="0" calcext:value-type="float">
            <text:p>0</text:p>
          </table:table-cell>
          <table:table-cell table:formula="of:=INT([.AA1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V144]=&quot;hybrid&quot;;0;IF([.V144]=&quot;LNG&quot;;0.5;IF([.V144]=&quot;Fuel &amp; LNG&quot;;1;IF([.V144]=&quot;Heavy Fuel Oil&quot;;3;IF([.V144]=&quot;Sail&quot;;0;IF([.V144]=&quot;Electric&quot;;0;2))))))" office:value-type="float" office:value="2" calcext:value-type="float">
            <text:p>2</text:p>
          </table:table-cell>
          <table:table-cell table:formula="of:=INT([.Q144]/10000)" office:value-type="float" office:value="0" calcext:value-type="float">
            <text:p>0</text:p>
          </table:table-cell>
          <table:table-cell table:formula="of:=INT([.F144]/1000)" office:value-type="float" office:value="0" calcext:value-type="float">
            <text:p>0</text:p>
          </table:table-cell>
          <table:table-cell table:formula="of:=INT([.L144]/10000)" office:value-type="float" office:value="0" calcext:value-type="float">
            <text:p>0</text:p>
          </table:table-cell>
          <table:table-cell table:formula="of:=[.W144]*[.X144]+[.Y144]+[.Z144]" office:value-type="float" office:value="0" calcext:value-type="float">
            <text:p>0</text:p>
          </table:table-cell>
          <table:table-cell table:formula="of:=INT([.AA14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V145]=&quot;hybrid&quot;;0;IF([.V145]=&quot;LNG&quot;;0.5;IF([.V145]=&quot;Fuel &amp; LNG&quot;;1;IF([.V145]=&quot;Heavy Fuel Oil&quot;;3;IF([.V145]=&quot;Sail&quot;;0;IF([.V145]=&quot;Electric&quot;;0;2))))))" office:value-type="float" office:value="2" calcext:value-type="float">
            <text:p>2</text:p>
          </table:table-cell>
          <table:table-cell table:formula="of:=INT([.Q145]/10000)" office:value-type="float" office:value="0" calcext:value-type="float">
            <text:p>0</text:p>
          </table:table-cell>
          <table:table-cell table:formula="of:=INT([.F145]/1000)" office:value-type="float" office:value="0" calcext:value-type="float">
            <text:p>0</text:p>
          </table:table-cell>
          <table:table-cell table:formula="of:=INT([.L145]/10000)" office:value-type="float" office:value="0" calcext:value-type="float">
            <text:p>0</text:p>
          </table:table-cell>
          <table:table-cell table:formula="of:=[.W145]*[.X145]+[.Y145]+[.Z145]" office:value-type="float" office:value="0" calcext:value-type="float">
            <text:p>0</text:p>
          </table:table-cell>
          <table:table-cell table:formula="of:=INT([.AA14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V146]=&quot;hybrid&quot;;0;IF([.V146]=&quot;LNG&quot;;0.5;IF([.V146]=&quot;Fuel &amp; LNG&quot;;1;IF([.V146]=&quot;Heavy Fuel Oil&quot;;3;IF([.V146]=&quot;Sail&quot;;0;IF([.V146]=&quot;Electric&quot;;0;2))))))" office:value-type="float" office:value="2" calcext:value-type="float">
            <text:p>2</text:p>
          </table:table-cell>
          <table:table-cell table:formula="of:=INT([.Q146]/10000)" office:value-type="float" office:value="0" calcext:value-type="float">
            <text:p>0</text:p>
          </table:table-cell>
          <table:table-cell table:formula="of:=INT([.F146]/1000)" office:value-type="float" office:value="0" calcext:value-type="float">
            <text:p>0</text:p>
          </table:table-cell>
          <table:table-cell table:formula="of:=INT([.L146]/10000)" office:value-type="float" office:value="0" calcext:value-type="float">
            <text:p>0</text:p>
          </table:table-cell>
          <table:table-cell table:formula="of:=[.W146]*[.X146]+[.Y146]+[.Z146]" office:value-type="float" office:value="0" calcext:value-type="float">
            <text:p>0</text:p>
          </table:table-cell>
          <table:table-cell table:formula="of:=INT([.AA14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V147]=&quot;hybrid&quot;;0;IF([.V147]=&quot;LNG&quot;;0.5;IF([.V147]=&quot;Fuel &amp; LNG&quot;;1;IF([.V147]=&quot;Heavy Fuel Oil&quot;;3;IF([.V147]=&quot;Sail&quot;;0;IF([.V147]=&quot;Electric&quot;;0;2))))))" office:value-type="float" office:value="2" calcext:value-type="float">
            <text:p>2</text:p>
          </table:table-cell>
          <table:table-cell table:formula="of:=INT([.Q147]/10000)" office:value-type="float" office:value="0" calcext:value-type="float">
            <text:p>0</text:p>
          </table:table-cell>
          <table:table-cell table:formula="of:=INT([.F147]/1000)" office:value-type="float" office:value="0" calcext:value-type="float">
            <text:p>0</text:p>
          </table:table-cell>
          <table:table-cell table:formula="of:=INT([.L147]/10000)" office:value-type="float" office:value="0" calcext:value-type="float">
            <text:p>0</text:p>
          </table:table-cell>
          <table:table-cell table:formula="of:=[.W147]*[.X147]+[.Y147]+[.Z147]" office:value-type="float" office:value="0" calcext:value-type="float">
            <text:p>0</text:p>
          </table:table-cell>
          <table:table-cell table:formula="of:=INT([.AA14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V148]=&quot;hybrid&quot;;0;IF([.V148]=&quot;LNG&quot;;0.5;IF([.V148]=&quot;Fuel &amp; LNG&quot;;1;IF([.V148]=&quot;Heavy Fuel Oil&quot;;3;IF([.V148]=&quot;Sail&quot;;0;IF([.V148]=&quot;Electric&quot;;0;2))))))" office:value-type="float" office:value="2" calcext:value-type="float">
            <text:p>2</text:p>
          </table:table-cell>
          <table:table-cell table:formula="of:=INT([.Q148]/10000)" office:value-type="float" office:value="0" calcext:value-type="float">
            <text:p>0</text:p>
          </table:table-cell>
          <table:table-cell table:formula="of:=INT([.F148]/1000)" office:value-type="float" office:value="0" calcext:value-type="float">
            <text:p>0</text:p>
          </table:table-cell>
          <table:table-cell table:formula="of:=INT([.L148]/10000)" office:value-type="float" office:value="0" calcext:value-type="float">
            <text:p>0</text:p>
          </table:table-cell>
          <table:table-cell table:formula="of:=[.W148]*[.X148]+[.Y148]+[.Z148]" office:value-type="float" office:value="0" calcext:value-type="float">
            <text:p>0</text:p>
          </table:table-cell>
          <table:table-cell table:formula="of:=INT([.AA14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49]=&quot;hybrid&quot;;0;IF([.V149]=&quot;LNG&quot;;0.5;IF([.V149]=&quot;Fuel &amp; LNG&quot;;1;IF([.V149]=&quot;Heavy Fuel Oil&quot;;3;IF([.V149]=&quot;Sail&quot;;0;IF([.V149]=&quot;Electric&quot;;0;2))))))" office:value-type="float" office:value="2" calcext:value-type="float">
            <text:p>2</text:p>
          </table:table-cell>
          <table:table-cell table:formula="of:=INT([.Q149]/10000)" office:value-type="float" office:value="0" calcext:value-type="float">
            <text:p>0</text:p>
          </table:table-cell>
          <table:table-cell table:formula="of:=INT([.F149]/1000)" office:value-type="float" office:value="0" calcext:value-type="float">
            <text:p>0</text:p>
          </table:table-cell>
          <table:table-cell table:formula="of:=INT([.L149]/10000)" office:value-type="float" office:value="0" calcext:value-type="float">
            <text:p>0</text:p>
          </table:table-cell>
          <table:table-cell table:formula="of:=[.W149]*[.X149]+[.Y149]+[.Z149]" office:value-type="float" office:value="0" calcext:value-type="float">
            <text:p>0</text:p>
          </table:table-cell>
          <table:table-cell table:formula="of:=INT([.AA14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0]=&quot;hybrid&quot;;0;IF([.V150]=&quot;LNG&quot;;0.5;IF([.V150]=&quot;Fuel &amp; LNG&quot;;1;IF([.V150]=&quot;Heavy Fuel Oil&quot;;3;IF([.V150]=&quot;Sail&quot;;0;IF([.V150]=&quot;Electric&quot;;0;2))))))" office:value-type="float" office:value="2" calcext:value-type="float">
            <text:p>2</text:p>
          </table:table-cell>
          <table:table-cell table:formula="of:=INT([.Q150]/10000)" office:value-type="float" office:value="0" calcext:value-type="float">
            <text:p>0</text:p>
          </table:table-cell>
          <table:table-cell table:formula="of:=INT([.F150]/1000)" office:value-type="float" office:value="0" calcext:value-type="float">
            <text:p>0</text:p>
          </table:table-cell>
          <table:table-cell table:formula="of:=INT([.L150]/10000)" office:value-type="float" office:value="0" calcext:value-type="float">
            <text:p>0</text:p>
          </table:table-cell>
          <table:table-cell table:formula="of:=[.W150]*[.X150]+[.Y150]+[.Z150]" office:value-type="float" office:value="0" calcext:value-type="float">
            <text:p>0</text:p>
          </table:table-cell>
          <table:table-cell table:formula="of:=INT([.AA15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1]=&quot;hybrid&quot;;0;IF([.V151]=&quot;LNG&quot;;0.5;IF([.V151]=&quot;Fuel &amp; LNG&quot;;1;IF([.V151]=&quot;Heavy Fuel Oil&quot;;3;IF([.V151]=&quot;Sail&quot;;0;IF([.V151]=&quot;Electric&quot;;0;2))))))" office:value-type="float" office:value="2" calcext:value-type="float">
            <text:p>2</text:p>
          </table:table-cell>
          <table:table-cell table:formula="of:=INT([.Q151]/10000)" office:value-type="float" office:value="0" calcext:value-type="float">
            <text:p>0</text:p>
          </table:table-cell>
          <table:table-cell table:formula="of:=INT([.F151]/1000)" office:value-type="float" office:value="0" calcext:value-type="float">
            <text:p>0</text:p>
          </table:table-cell>
          <table:table-cell table:formula="of:=INT([.L151]/10000)" office:value-type="float" office:value="0" calcext:value-type="float">
            <text:p>0</text:p>
          </table:table-cell>
          <table:table-cell table:formula="of:=[.W151]*[.X151]+[.Y151]+[.Z151]" office:value-type="float" office:value="0" calcext:value-type="float">
            <text:p>0</text:p>
          </table:table-cell>
          <table:table-cell table:formula="of:=INT([.AA15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2]=&quot;hybrid&quot;;0;IF([.V152]=&quot;LNG&quot;;0.5;IF([.V152]=&quot;Fuel &amp; LNG&quot;;1;IF([.V152]=&quot;Heavy Fuel Oil&quot;;3;IF([.V152]=&quot;Sail&quot;;0;IF([.V152]=&quot;Electric&quot;;0;2))))))" office:value-type="float" office:value="2" calcext:value-type="float">
            <text:p>2</text:p>
          </table:table-cell>
          <table:table-cell table:formula="of:=INT([.Q152]/10000)" office:value-type="float" office:value="0" calcext:value-type="float">
            <text:p>0</text:p>
          </table:table-cell>
          <table:table-cell table:formula="of:=INT([.F152]/1000)" office:value-type="float" office:value="0" calcext:value-type="float">
            <text:p>0</text:p>
          </table:table-cell>
          <table:table-cell table:formula="of:=INT([.L152]/10000)" office:value-type="float" office:value="0" calcext:value-type="float">
            <text:p>0</text:p>
          </table:table-cell>
          <table:table-cell table:formula="of:=[.W152]*[.X152]+[.Y152]+[.Z152]" office:value-type="float" office:value="0" calcext:value-type="float">
            <text:p>0</text:p>
          </table:table-cell>
          <table:table-cell table:formula="of:=INT([.AA15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SOLLER CAT</text:p>
          </table:table-cell>
          <table:table-cell table:style-name="ce23" office:value-type="string" calcext:value-type="string">
            <text:p>22400589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6" calcext:value-type="float">
            <text:p>26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0" calcext:value-type="float">
            <text:p>2010</text:p>
          </table:table-cell>
          <table:table-cell table:number-columns-repeated="10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3]=&quot;hybrid&quot;;0;IF([.V153]=&quot;LNG&quot;;0.5;IF([.V153]=&quot;Fuel &amp; LNG&quot;;1;IF([.V153]=&quot;Heavy Fuel Oil&quot;;3;IF([.V153]=&quot;Sail&quot;;0;IF([.V153]=&quot;Electric&quot;;0;2))))))" office:value-type="float" office:value="2" calcext:value-type="float">
            <text:p>2</text:p>
          </table:table-cell>
          <table:table-cell table:formula="of:=INT([.Q153]/10000)" office:value-type="float" office:value="0" calcext:value-type="float">
            <text:p>0</text:p>
          </table:table-cell>
          <table:table-cell table:formula="of:=INT([.F153]/1000)" office:value-type="float" office:value="0" calcext:value-type="float">
            <text:p>0</text:p>
          </table:table-cell>
          <table:table-cell table:formula="of:=INT([.L153]/10000)" office:value-type="float" office:value="0" calcext:value-type="float">
            <text:p>0</text:p>
          </table:table-cell>
          <table:table-cell table:formula="of:=[.W153]*[.X153]+[.Y153]+[.Z153]" office:value-type="float" office:value="0" calcext:value-type="float">
            <text:p>0</text:p>
          </table:table-cell>
          <table:table-cell table:formula="of:=INT([.AA1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BLUE DELFIN</text:p>
          </table:table-cell>
          <table:table-cell table:style-name="ce23" office:value-type="string" calcext:value-type="string">
            <text:p>22400217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4]=&quot;hybrid&quot;;0;IF([.V154]=&quot;LNG&quot;;0.5;IF([.V154]=&quot;Fuel &amp; LNG&quot;;1;IF([.V154]=&quot;Heavy Fuel Oil&quot;;3;IF([.V154]=&quot;Sail&quot;;0;IF([.V154]=&quot;Electric&quot;;0;2))))))" office:value-type="float" office:value="2" calcext:value-type="float">
            <text:p>2</text:p>
          </table:table-cell>
          <table:table-cell table:formula="of:=INT([.Q154]/10000)" office:value-type="float" office:value="0" calcext:value-type="float">
            <text:p>0</text:p>
          </table:table-cell>
          <table:table-cell table:formula="of:=INT([.F154]/1000)" office:value-type="float" office:value="0" calcext:value-type="float">
            <text:p>0</text:p>
          </table:table-cell>
          <table:table-cell table:formula="of:=INT([.L154]/10000)" office:value-type="float" office:value="0" calcext:value-type="float">
            <text:p>0</text:p>
          </table:table-cell>
          <table:table-cell table:formula="of:=[.W154]*[.X154]+[.Y154]+[.Z154]" office:value-type="float" office:value="0" calcext:value-type="float">
            <text:p>0</text:p>
          </table:table-cell>
          <table:table-cell table:formula="of:=INT([.AA1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5]=&quot;hybrid&quot;;0;IF([.V155]=&quot;LNG&quot;;0.5;IF([.V155]=&quot;Fuel &amp; LNG&quot;;1;IF([.V155]=&quot;Heavy Fuel Oil&quot;;3;IF([.V155]=&quot;Sail&quot;;0;IF([.V155]=&quot;Electric&quot;;0;2))))))" office:value-type="float" office:value="2" calcext:value-type="float">
            <text:p>2</text:p>
          </table:table-cell>
          <table:table-cell table:formula="of:=INT([.Q155]/10000)" office:value-type="float" office:value="0" calcext:value-type="float">
            <text:p>0</text:p>
          </table:table-cell>
          <table:table-cell table:formula="of:=INT([.F155]/1000)" office:value-type="float" office:value="0" calcext:value-type="float">
            <text:p>0</text:p>
          </table:table-cell>
          <table:table-cell table:formula="of:=INT([.L155]/10000)" office:value-type="float" office:value="0" calcext:value-type="float">
            <text:p>0</text:p>
          </table:table-cell>
          <table:table-cell table:formula="of:=[.W155]*[.X155]+[.Y155]+[.Z155]" office:value-type="float" office:value="0" calcext:value-type="float">
            <text:p>0</text:p>
          </table:table-cell>
          <table:table-cell table:formula="of:=INT([.AA1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6]=&quot;hybrid&quot;;0;IF([.V156]=&quot;LNG&quot;;0.5;IF([.V156]=&quot;Fuel &amp; LNG&quot;;1;IF([.V156]=&quot;Heavy Fuel Oil&quot;;3;IF([.V156]=&quot;Sail&quot;;0;IF([.V156]=&quot;Electric&quot;;0;2))))))" office:value-type="float" office:value="2" calcext:value-type="float">
            <text:p>2</text:p>
          </table:table-cell>
          <table:table-cell table:formula="of:=INT([.Q156]/10000)" office:value-type="float" office:value="0" calcext:value-type="float">
            <text:p>0</text:p>
          </table:table-cell>
          <table:table-cell table:formula="of:=INT([.F156]/1000)" office:value-type="float" office:value="0" calcext:value-type="float">
            <text:p>0</text:p>
          </table:table-cell>
          <table:table-cell table:formula="of:=INT([.L156]/10000)" office:value-type="float" office:value="0" calcext:value-type="float">
            <text:p>0</text:p>
          </table:table-cell>
          <table:table-cell table:formula="of:=[.W156]*[.X156]+[.Y156]+[.Z156]" office:value-type="float" office:value="0" calcext:value-type="float">
            <text:p>0</text:p>
          </table:table-cell>
          <table:table-cell table:formula="of:=INT([.AA1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7]=&quot;hybrid&quot;;0;IF([.V157]=&quot;LNG&quot;;0.5;IF([.V157]=&quot;Fuel &amp; LNG&quot;;1;IF([.V157]=&quot;Heavy Fuel Oil&quot;;3;IF([.V157]=&quot;Sail&quot;;0;IF([.V157]=&quot;Electric&quot;;0;2))))))" office:value-type="float" office:value="2" calcext:value-type="float">
            <text:p>2</text:p>
          </table:table-cell>
          <table:table-cell table:formula="of:=INT([.Q157]/10000)" office:value-type="float" office:value="0" calcext:value-type="float">
            <text:p>0</text:p>
          </table:table-cell>
          <table:table-cell table:formula="of:=INT([.F157]/1000)" office:value-type="float" office:value="0" calcext:value-type="float">
            <text:p>0</text:p>
          </table:table-cell>
          <table:table-cell table:formula="of:=INT([.L157]/10000)" office:value-type="float" office:value="0" calcext:value-type="float">
            <text:p>0</text:p>
          </table:table-cell>
          <table:table-cell table:formula="of:=[.W157]*[.X157]+[.Y157]+[.Z157]" office:value-type="float" office:value="0" calcext:value-type="float">
            <text:p>0</text:p>
          </table:table-cell>
          <table:table-cell table:formula="of:=INT([.AA1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V158]=&quot;hybrid&quot;;0;IF([.V158]=&quot;LNG&quot;;0.5;IF([.V158]=&quot;Fuel &amp; LNG&quot;;1;IF([.V158]=&quot;Heavy Fuel Oil&quot;;3;IF([.V158]=&quot;Sail&quot;;0;IF([.V158]=&quot;Electric&quot;;0;2))))))" office:value-type="float" office:value="2" calcext:value-type="float">
            <text:p>2</text:p>
          </table:table-cell>
          <table:table-cell table:formula="of:=INT([.Q158]/10000)" office:value-type="float" office:value="0" calcext:value-type="float">
            <text:p>0</text:p>
          </table:table-cell>
          <table:table-cell table:formula="of:=INT([.F158]/1000)" office:value-type="float" office:value="0" calcext:value-type="float">
            <text:p>0</text:p>
          </table:table-cell>
          <table:table-cell table:formula="of:=INT([.L158]/10000)" office:value-type="float" office:value="0" calcext:value-type="float">
            <text:p>0</text:p>
          </table:table-cell>
          <table:table-cell table:formula="of:=[.W158]*[.X158]+[.Y158]+[.Z158]" office:value-type="float" office:value="0" calcext:value-type="float">
            <text:p>0</text:p>
          </table:table-cell>
          <table:table-cell table:formula="of:=INT([.AA1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9]=&quot;hybrid&quot;;0;IF([.V159]=&quot;LNG&quot;;0.5;IF([.V159]=&quot;Fuel &amp; LNG&quot;;1;IF([.V159]=&quot;Heavy Fuel Oil&quot;;3;IF([.V159]=&quot;Sail&quot;;0;IF([.V159]=&quot;Electric&quot;;0;2))))))" office:value-type="float" office:value="2" calcext:value-type="float">
            <text:p>2</text:p>
          </table:table-cell>
          <table:table-cell table:formula="of:=INT([.Q159]/10000)" office:value-type="float" office:value="0" calcext:value-type="float">
            <text:p>0</text:p>
          </table:table-cell>
          <table:table-cell table:formula="of:=INT([.F159]/1000)" office:value-type="float" office:value="0" calcext:value-type="float">
            <text:p>0</text:p>
          </table:table-cell>
          <table:table-cell table:formula="of:=INT([.L159]/10000)" office:value-type="float" office:value="0" calcext:value-type="float">
            <text:p>0</text:p>
          </table:table-cell>
          <table:table-cell table:formula="of:=[.W159]*[.X159]+[.Y159]+[.Z159]" office:value-type="float" office:value="0" calcext:value-type="float">
            <text:p>0</text:p>
          </table:table-cell>
          <table:table-cell table:formula="of:=INT([.AA1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0]=&quot;hybrid&quot;;0;IF([.V160]=&quot;LNG&quot;;0.5;IF([.V160]=&quot;Fuel &amp; LNG&quot;;1;IF([.V160]=&quot;Heavy Fuel Oil&quot;;3;IF([.V160]=&quot;Sail&quot;;0;IF([.V160]=&quot;Electric&quot;;0;2))))))" office:value-type="float" office:value="2" calcext:value-type="float">
            <text:p>2</text:p>
          </table:table-cell>
          <table:table-cell table:formula="of:=INT([.Q160]/10000)" office:value-type="float" office:value="0" calcext:value-type="float">
            <text:p>0</text:p>
          </table:table-cell>
          <table:table-cell table:formula="of:=INT([.F160]/1000)" office:value-type="float" office:value="0" calcext:value-type="float">
            <text:p>0</text:p>
          </table:table-cell>
          <table:table-cell table:formula="of:=INT([.L160]/10000)" office:value-type="float" office:value="0" calcext:value-type="float">
            <text:p>0</text:p>
          </table:table-cell>
          <table:table-cell table:formula="of:=[.W160]*[.X160]+[.Y160]+[.Z160]" office:value-type="float" office:value="0" calcext:value-type="float">
            <text:p>0</text:p>
          </table:table-cell>
          <table:table-cell table:formula="of:=INT([.AA1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1]=&quot;hybrid&quot;;0;IF([.V161]=&quot;LNG&quot;;0.5;IF([.V161]=&quot;Fuel &amp; LNG&quot;;1;IF([.V161]=&quot;Heavy Fuel Oil&quot;;3;IF([.V161]=&quot;Sail&quot;;0;IF([.V161]=&quot;Electric&quot;;0;2))))))" office:value-type="float" office:value="2" calcext:value-type="float">
            <text:p>2</text:p>
          </table:table-cell>
          <table:table-cell table:formula="of:=INT([.Q161]/10000)" office:value-type="float" office:value="0" calcext:value-type="float">
            <text:p>0</text:p>
          </table:table-cell>
          <table:table-cell table:formula="of:=INT([.F161]/1000)" office:value-type="float" office:value="0" calcext:value-type="float">
            <text:p>0</text:p>
          </table:table-cell>
          <table:table-cell table:formula="of:=INT([.L161]/10000)" office:value-type="float" office:value="0" calcext:value-type="float">
            <text:p>0</text:p>
          </table:table-cell>
          <table:table-cell table:formula="of:=[.W161]*[.X161]+[.Y161]+[.Z161]" office:value-type="float" office:value="0" calcext:value-type="float">
            <text:p>0</text:p>
          </table:table-cell>
          <table:table-cell table:formula="of:=INT([.AA1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5" office:value-type="float" office:value="224006050" calcext:value-type="float">
            <text:p>22400605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62]=&quot;hybrid&quot;;0;IF([.V162]=&quot;LNG&quot;;0.5;IF([.V162]=&quot;Fuel &amp; LNG&quot;;1;IF([.V162]=&quot;Heavy Fuel Oil&quot;;3;IF([.V162]=&quot;Sail&quot;;0;IF([.V162]=&quot;Electric&quot;;0;2))))))" office:value-type="float" office:value="2" calcext:value-type="float">
            <text:p>2</text:p>
          </table:table-cell>
          <table:table-cell table:formula="of:=INT([.Q162]/10000)" office:value-type="float" office:value="0" calcext:value-type="float">
            <text:p>0</text:p>
          </table:table-cell>
          <table:table-cell table:formula="of:=INT([.F162]/1000)" office:value-type="float" office:value="0" calcext:value-type="float">
            <text:p>0</text:p>
          </table:table-cell>
          <table:table-cell table:formula="of:=INT([.L162]/10000)" office:value-type="float" office:value="0" calcext:value-type="float">
            <text:p>0</text:p>
          </table:table-cell>
          <table:table-cell table:formula="of:=[.W162]*[.X162]+[.Y162]+[.Z162]" office:value-type="float" office:value="0" calcext:value-type="float">
            <text:p>0</text:p>
          </table:table-cell>
          <table:table-cell table:formula="of:=INT([.AA1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3]=&quot;hybrid&quot;;0;IF([.V163]=&quot;LNG&quot;;0.5;IF([.V163]=&quot;Fuel &amp; LNG&quot;;1;IF([.V163]=&quot;Heavy Fuel Oil&quot;;3;IF([.V163]=&quot;Sail&quot;;0;IF([.V163]=&quot;Electric&quot;;0;2))))))" office:value-type="float" office:value="2" calcext:value-type="float">
            <text:p>2</text:p>
          </table:table-cell>
          <table:table-cell table:formula="of:=INT([.Q163]/10000)" office:value-type="float" office:value="0" calcext:value-type="float">
            <text:p>0</text:p>
          </table:table-cell>
          <table:table-cell table:formula="of:=INT([.F163]/1000)" office:value-type="float" office:value="0" calcext:value-type="float">
            <text:p>0</text:p>
          </table:table-cell>
          <table:table-cell table:formula="of:=INT([.L163]/10000)" office:value-type="float" office:value="0" calcext:value-type="float">
            <text:p>0</text:p>
          </table:table-cell>
          <table:table-cell table:formula="of:=[.W163]*[.X163]+[.Y163]+[.Z163]" office:value-type="float" office:value="0" calcext:value-type="float">
            <text:p>0</text:p>
          </table:table-cell>
          <table:table-cell table:formula="of:=INT([.AA1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4]=&quot;hybrid&quot;;0;IF([.V164]=&quot;LNG&quot;;0.5;IF([.V164]=&quot;Fuel &amp; LNG&quot;;1;IF([.V164]=&quot;Heavy Fuel Oil&quot;;3;IF([.V164]=&quot;Sail&quot;;0;IF([.V164]=&quot;Electric&quot;;0;2))))))" office:value-type="float" office:value="2" calcext:value-type="float">
            <text:p>2</text:p>
          </table:table-cell>
          <table:table-cell table:formula="of:=INT([.Q164]/10000)" office:value-type="float" office:value="0" calcext:value-type="float">
            <text:p>0</text:p>
          </table:table-cell>
          <table:table-cell table:formula="of:=INT([.F164]/1000)" office:value-type="float" office:value="0" calcext:value-type="float">
            <text:p>0</text:p>
          </table:table-cell>
          <table:table-cell table:formula="of:=INT([.L164]/10000)" office:value-type="float" office:value="0" calcext:value-type="float">
            <text:p>0</text:p>
          </table:table-cell>
          <table:table-cell table:formula="of:=[.W164]*[.X164]+[.Y164]+[.Z164]" office:value-type="float" office:value="0" calcext:value-type="float">
            <text:p>0</text:p>
          </table:table-cell>
          <table:table-cell table:formula="of:=INT([.AA1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5]=&quot;hybrid&quot;;0;IF([.V165]=&quot;LNG&quot;;0.5;IF([.V165]=&quot;Fuel &amp; LNG&quot;;1;IF([.V165]=&quot;Heavy Fuel Oil&quot;;3;IF([.V165]=&quot;Sail&quot;;0;IF([.V165]=&quot;Electric&quot;;0;2))))))" office:value-type="float" office:value="2" calcext:value-type="float">
            <text:p>2</text:p>
          </table:table-cell>
          <table:table-cell table:formula="of:=INT([.Q165]/10000)" office:value-type="float" office:value="0" calcext:value-type="float">
            <text:p>0</text:p>
          </table:table-cell>
          <table:table-cell table:formula="of:=INT([.F165]/1000)" office:value-type="float" office:value="0" calcext:value-type="float">
            <text:p>0</text:p>
          </table:table-cell>
          <table:table-cell table:formula="of:=INT([.L165]/10000)" office:value-type="float" office:value="0" calcext:value-type="float">
            <text:p>0</text:p>
          </table:table-cell>
          <table:table-cell table:formula="of:=[.W165]*[.X165]+[.Y165]+[.Z165]" office:value-type="float" office:value="0" calcext:value-type="float">
            <text:p>0</text:p>
          </table:table-cell>
          <table:table-cell table:formula="of:=INT([.AA1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6]=&quot;hybrid&quot;;0;IF([.V166]=&quot;LNG&quot;;0.5;IF([.V166]=&quot;Fuel &amp; LNG&quot;;1;IF([.V166]=&quot;Heavy Fuel Oil&quot;;3;IF([.V166]=&quot;Sail&quot;;0;IF([.V166]=&quot;Electric&quot;;0;2))))))" office:value-type="float" office:value="2" calcext:value-type="float">
            <text:p>2</text:p>
          </table:table-cell>
          <table:table-cell table:formula="of:=INT([.Q166]/10000)" office:value-type="float" office:value="0" calcext:value-type="float">
            <text:p>0</text:p>
          </table:table-cell>
          <table:table-cell table:formula="of:=INT([.F166]/1000)" office:value-type="float" office:value="0" calcext:value-type="float">
            <text:p>0</text:p>
          </table:table-cell>
          <table:table-cell table:formula="of:=INT([.L166]/10000)" office:value-type="float" office:value="0" calcext:value-type="float">
            <text:p>0</text:p>
          </table:table-cell>
          <table:table-cell table:formula="of:=[.W166]*[.X166]+[.Y166]+[.Z166]" office:value-type="float" office:value="0" calcext:value-type="float">
            <text:p>0</text:p>
          </table:table-cell>
          <table:table-cell table:formula="of:=INT([.AA1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7]=&quot;hybrid&quot;;0;IF([.V167]=&quot;LNG&quot;;0.5;IF([.V167]=&quot;Fuel &amp; LNG&quot;;1;IF([.V167]=&quot;Heavy Fuel Oil&quot;;3;IF([.V167]=&quot;Sail&quot;;0;IF([.V167]=&quot;Electric&quot;;0;2))))))" office:value-type="float" office:value="2" calcext:value-type="float">
            <text:p>2</text:p>
          </table:table-cell>
          <table:table-cell table:formula="of:=INT([.Q167]/10000)" office:value-type="float" office:value="0" calcext:value-type="float">
            <text:p>0</text:p>
          </table:table-cell>
          <table:table-cell table:formula="of:=INT([.F167]/1000)" office:value-type="float" office:value="0" calcext:value-type="float">
            <text:p>0</text:p>
          </table:table-cell>
          <table:table-cell table:formula="of:=INT([.L167]/10000)" office:value-type="float" office:value="0" calcext:value-type="float">
            <text:p>0</text:p>
          </table:table-cell>
          <table:table-cell table:formula="of:=[.W167]*[.X167]+[.Y167]+[.Z167]" office:value-type="float" office:value="0" calcext:value-type="float">
            <text:p>0</text:p>
          </table:table-cell>
          <table:table-cell table:formula="of:=INT([.AA1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8]=&quot;hybrid&quot;;0;IF([.V168]=&quot;LNG&quot;;0.5;IF([.V168]=&quot;Fuel &amp; LNG&quot;;1;IF([.V168]=&quot;Heavy Fuel Oil&quot;;3;IF([.V168]=&quot;Sail&quot;;0;IF([.V168]=&quot;Electric&quot;;0;2))))))" office:value-type="float" office:value="2" calcext:value-type="float">
            <text:p>2</text:p>
          </table:table-cell>
          <table:table-cell table:formula="of:=INT([.Q168]/10000)" office:value-type="float" office:value="0" calcext:value-type="float">
            <text:p>0</text:p>
          </table:table-cell>
          <table:table-cell table:formula="of:=INT([.F168]/1000)" office:value-type="float" office:value="0" calcext:value-type="float">
            <text:p>0</text:p>
          </table:table-cell>
          <table:table-cell table:formula="of:=INT([.L168]/10000)" office:value-type="float" office:value="0" calcext:value-type="float">
            <text:p>0</text:p>
          </table:table-cell>
          <table:table-cell table:formula="of:=[.W168]*[.X168]+[.Y168]+[.Z168]" office:value-type="float" office:value="0" calcext:value-type="float">
            <text:p>0</text:p>
          </table:table-cell>
          <table:table-cell table:formula="of:=INT([.AA1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9]=&quot;hybrid&quot;;0;IF([.V169]=&quot;LNG&quot;;0.5;IF([.V169]=&quot;Fuel &amp; LNG&quot;;1;IF([.V169]=&quot;Heavy Fuel Oil&quot;;3;IF([.V169]=&quot;Sail&quot;;0;IF([.V169]=&quot;Electric&quot;;0;2))))))" office:value-type="float" office:value="2" calcext:value-type="float">
            <text:p>2</text:p>
          </table:table-cell>
          <table:table-cell table:formula="of:=INT([.Q169]/10000)" office:value-type="float" office:value="0" calcext:value-type="float">
            <text:p>0</text:p>
          </table:table-cell>
          <table:table-cell table:formula="of:=INT([.F169]/1000)" office:value-type="float" office:value="0" calcext:value-type="float">
            <text:p>0</text:p>
          </table:table-cell>
          <table:table-cell table:formula="of:=INT([.L169]/10000)" office:value-type="float" office:value="0" calcext:value-type="float">
            <text:p>0</text:p>
          </table:table-cell>
          <table:table-cell table:formula="of:=[.W169]*[.X169]+[.Y169]+[.Z169]" office:value-type="float" office:value="0" calcext:value-type="float">
            <text:p>0</text:p>
          </table:table-cell>
          <table:table-cell table:formula="of:=INT([.AA1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0]=&quot;hybrid&quot;;0;IF([.V170]=&quot;LNG&quot;;0.5;IF([.V170]=&quot;Fuel &amp; LNG&quot;;1;IF([.V170]=&quot;Heavy Fuel Oil&quot;;3;IF([.V170]=&quot;Sail&quot;;0;IF([.V170]=&quot;Electric&quot;;0;2))))))" office:value-type="float" office:value="2" calcext:value-type="float">
            <text:p>2</text:p>
          </table:table-cell>
          <table:table-cell table:formula="of:=INT([.Q170]/10000)" office:value-type="float" office:value="0" calcext:value-type="float">
            <text:p>0</text:p>
          </table:table-cell>
          <table:table-cell table:formula="of:=INT([.F170]/1000)" office:value-type="float" office:value="0" calcext:value-type="float">
            <text:p>0</text:p>
          </table:table-cell>
          <table:table-cell table:formula="of:=INT([.L170]/10000)" office:value-type="float" office:value="0" calcext:value-type="float">
            <text:p>0</text:p>
          </table:table-cell>
          <table:table-cell table:formula="of:=[.W170]*[.X170]+[.Y170]+[.Z170]" office:value-type="float" office:value="0" calcext:value-type="float">
            <text:p>0</text:p>
          </table:table-cell>
          <table:table-cell table:formula="of:=INT([.AA1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5" office:value-type="float" office:value="224005920" calcext:value-type="float">
            <text:p>22400592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71]=&quot;hybrid&quot;;0;IF([.V171]=&quot;LNG&quot;;0.5;IF([.V171]=&quot;Fuel &amp; LNG&quot;;1;IF([.V171]=&quot;Heavy Fuel Oil&quot;;3;IF([.V171]=&quot;Sail&quot;;0;IF([.V171]=&quot;Electric&quot;;0;2))))))" office:value-type="float" office:value="2" calcext:value-type="float">
            <text:p>2</text:p>
          </table:table-cell>
          <table:table-cell table:formula="of:=INT([.Q171]/10000)" office:value-type="float" office:value="0" calcext:value-type="float">
            <text:p>0</text:p>
          </table:table-cell>
          <table:table-cell table:formula="of:=INT([.F171]/1000)" office:value-type="float" office:value="0" calcext:value-type="float">
            <text:p>0</text:p>
          </table:table-cell>
          <table:table-cell table:formula="of:=INT([.L171]/10000)" office:value-type="float" office:value="0" calcext:value-type="float">
            <text:p>0</text:p>
          </table:table-cell>
          <table:table-cell table:formula="of:=[.W171]*[.X171]+[.Y171]+[.Z171]" office:value-type="float" office:value="0" calcext:value-type="float">
            <text:p>0</text:p>
          </table:table-cell>
          <table:table-cell table:formula="of:=INT([.AA1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2]=&quot;hybrid&quot;;0;IF([.V172]=&quot;LNG&quot;;0.5;IF([.V172]=&quot;Fuel &amp; LNG&quot;;1;IF([.V172]=&quot;Heavy Fuel Oil&quot;;3;IF([.V172]=&quot;Sail&quot;;0;IF([.V172]=&quot;Electric&quot;;0;2))))))" office:value-type="float" office:value="2" calcext:value-type="float">
            <text:p>2</text:p>
          </table:table-cell>
          <table:table-cell table:formula="of:=INT([.Q172]/10000)" office:value-type="float" office:value="0" calcext:value-type="float">
            <text:p>0</text:p>
          </table:table-cell>
          <table:table-cell table:formula="of:=INT([.F172]/1000)" office:value-type="float" office:value="0" calcext:value-type="float">
            <text:p>0</text:p>
          </table:table-cell>
          <table:table-cell table:formula="of:=INT([.L172]/10000)" office:value-type="float" office:value="0" calcext:value-type="float">
            <text:p>0</text:p>
          </table:table-cell>
          <table:table-cell table:formula="of:=[.W172]*[.X172]+[.Y172]+[.Z172]" office:value-type="float" office:value="0" calcext:value-type="float">
            <text:p>0</text:p>
          </table:table-cell>
          <table:table-cell table:formula="of:=INT([.AA1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3]=&quot;hybrid&quot;;0;IF([.V173]=&quot;LNG&quot;;0.5;IF([.V173]=&quot;Fuel &amp; LNG&quot;;1;IF([.V173]=&quot;Heavy Fuel Oil&quot;;3;IF([.V173]=&quot;Sail&quot;;0;IF([.V173]=&quot;Electric&quot;;0;2))))))" office:value-type="float" office:value="2" calcext:value-type="float">
            <text:p>2</text:p>
          </table:table-cell>
          <table:table-cell table:formula="of:=INT([.Q173]/10000)" office:value-type="float" office:value="0" calcext:value-type="float">
            <text:p>0</text:p>
          </table:table-cell>
          <table:table-cell table:formula="of:=INT([.F173]/1000)" office:value-type="float" office:value="0" calcext:value-type="float">
            <text:p>0</text:p>
          </table:table-cell>
          <table:table-cell table:formula="of:=INT([.L173]/10000)" office:value-type="float" office:value="0" calcext:value-type="float">
            <text:p>0</text:p>
          </table:table-cell>
          <table:table-cell table:formula="of:=[.W173]*[.X173]+[.Y173]+[.Z173]" office:value-type="float" office:value="0" calcext:value-type="float">
            <text:p>0</text:p>
          </table:table-cell>
          <table:table-cell table:formula="of:=INT([.AA1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V174]=&quot;hybrid&quot;;0;IF([.V174]=&quot;LNG&quot;;0.5;IF([.V174]=&quot;Fuel &amp; LNG&quot;;1;IF([.V174]=&quot;Heavy Fuel Oil&quot;;3;IF([.V174]=&quot;Sail&quot;;0;IF([.V174]=&quot;Electric&quot;;0;2))))))" office:value-type="float" office:value="2" calcext:value-type="float">
            <text:p>2</text:p>
          </table:table-cell>
          <table:table-cell table:formula="of:=INT([.Q174]/10000)" office:value-type="float" office:value="0" calcext:value-type="float">
            <text:p>0</text:p>
          </table:table-cell>
          <table:table-cell table:formula="of:=INT([.F174]/1000)" office:value-type="float" office:value="0" calcext:value-type="float">
            <text:p>0</text:p>
          </table:table-cell>
          <table:table-cell table:formula="of:=INT([.L174]/10000)" office:value-type="float" office:value="0" calcext:value-type="float">
            <text:p>0</text:p>
          </table:table-cell>
          <table:table-cell table:formula="of:=[.W174]*[.X174]+[.Y174]+[.Z174]" office:value-type="float" office:value="0" calcext:value-type="float">
            <text:p>0</text:p>
          </table:table-cell>
          <table:table-cell table:formula="of:=INT([.AA1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 table:style-name="ce15" office:value-type="float" office:value="224005990" calcext:value-type="float">
            <text:p>22400599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5]=&quot;hybrid&quot;;0;IF([.V175]=&quot;LNG&quot;;0.5;IF([.V175]=&quot;Fuel &amp; LNG&quot;;1;IF([.V175]=&quot;Heavy Fuel Oil&quot;;3;IF([.V175]=&quot;Sail&quot;;0;IF([.V175]=&quot;Electric&quot;;0;2))))))" office:value-type="float" office:value="2" calcext:value-type="float">
            <text:p>2</text:p>
          </table:table-cell>
          <table:table-cell table:formula="of:=INT([.Q175]/10000)" office:value-type="float" office:value="0" calcext:value-type="float">
            <text:p>0</text:p>
          </table:table-cell>
          <table:table-cell table:formula="of:=INT([.F175]/1000)" office:value-type="float" office:value="0" calcext:value-type="float">
            <text:p>0</text:p>
          </table:table-cell>
          <table:table-cell table:formula="of:=INT([.L175]/10000)" office:value-type="float" office:value="0" calcext:value-type="float">
            <text:p>0</text:p>
          </table:table-cell>
          <table:table-cell table:formula="of:=[.W175]*[.X175]+[.Y175]+[.Z175]" office:value-type="float" office:value="0" calcext:value-type="float">
            <text:p>0</text:p>
          </table:table-cell>
          <table:table-cell table:formula="of:=INT([.AA1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V176]=&quot;hybrid&quot;;0;IF([.V176]=&quot;LNG&quot;;0.5;IF([.V176]=&quot;Fuel &amp; LNG&quot;;1;IF([.V176]=&quot;Heavy Fuel Oil&quot;;3;IF([.V176]=&quot;Sail&quot;;0;IF([.V176]=&quot;Electric&quot;;0;2))))))" office:value-type="float" office:value="2" calcext:value-type="float">
            <text:p>2</text:p>
          </table:table-cell>
          <table:table-cell table:formula="of:=INT([.Q176]/10000)" office:value-type="float" office:value="0" calcext:value-type="float">
            <text:p>0</text:p>
          </table:table-cell>
          <table:table-cell table:formula="of:=INT([.F176]/1000)" office:value-type="float" office:value="0" calcext:value-type="float">
            <text:p>0</text:p>
          </table:table-cell>
          <table:table-cell table:formula="of:=INT([.L176]/10000)" office:value-type="float" office:value="0" calcext:value-type="float">
            <text:p>0</text:p>
          </table:table-cell>
          <table:table-cell table:formula="of:=[.W176]*[.X176]+[.Y176]+[.Z176]" office:value-type="float" office:value="0" calcext:value-type="float">
            <text:p>0</text:p>
          </table:table-cell>
          <table:table-cell table:formula="of:=INT([.AA1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V177]=&quot;hybrid&quot;;0;IF([.V177]=&quot;LNG&quot;;0.5;IF([.V177]=&quot;Fuel &amp; LNG&quot;;1;IF([.V177]=&quot;Heavy Fuel Oil&quot;;3;IF([.V177]=&quot;Sail&quot;;0;IF([.V177]=&quot;Electric&quot;;0;2))))))" office:value-type="float" office:value="2" calcext:value-type="float">
            <text:p>2</text:p>
          </table:table-cell>
          <table:table-cell table:formula="of:=INT([.Q177]/10000)" office:value-type="float" office:value="0" calcext:value-type="float">
            <text:p>0</text:p>
          </table:table-cell>
          <table:table-cell table:formula="of:=INT([.F177]/1000)" office:value-type="float" office:value="0" calcext:value-type="float">
            <text:p>0</text:p>
          </table:table-cell>
          <table:table-cell table:formula="of:=INT([.L177]/10000)" office:value-type="float" office:value="0" calcext:value-type="float">
            <text:p>0</text:p>
          </table:table-cell>
          <table:table-cell table:formula="of:=[.W177]*[.X177]+[.Y177]+[.Z177]" office:value-type="float" office:value="0" calcext:value-type="float">
            <text:p>0</text:p>
          </table:table-cell>
          <table:table-cell table:formula="of:=INT([.AA1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SUPERMAN</text:p>
          </table:table-cell>
          <table:table-cell table:style-name="ce23" office:value-type="string" calcext:value-type="string">
            <text:p>22416683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78]=&quot;hybrid&quot;;0;IF([.V178]=&quot;LNG&quot;;0.5;IF([.V178]=&quot;Fuel &amp; LNG&quot;;1;IF([.V178]=&quot;Heavy Fuel Oil&quot;;3;IF([.V178]=&quot;Sail&quot;;0;IF([.V178]=&quot;Electric&quot;;0;2))))))" office:value-type="float" office:value="2" calcext:value-type="float">
            <text:p>2</text:p>
          </table:table-cell>
          <table:table-cell table:formula="of:=INT([.Q178]/10000)" office:value-type="float" office:value="0" calcext:value-type="float">
            <text:p>0</text:p>
          </table:table-cell>
          <table:table-cell table:formula="of:=INT([.F178]/1000)" office:value-type="float" office:value="0" calcext:value-type="float">
            <text:p>0</text:p>
          </table:table-cell>
          <table:table-cell table:formula="of:=INT([.L178]/10000)" office:value-type="float" office:value="0" calcext:value-type="float">
            <text:p>0</text:p>
          </table:table-cell>
          <table:table-cell table:formula="of:=[.W178]*[.X178]+[.Y178]+[.Z178]" office:value-type="float" office:value="0" calcext:value-type="float">
            <text:p>0</text:p>
          </table:table-cell>
          <table:table-cell table:formula="of:=INT([.AA1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79]=&quot;hybrid&quot;;0;IF([.V179]=&quot;LNG&quot;;0.5;IF([.V179]=&quot;Fuel &amp; LNG&quot;;1;IF([.V179]=&quot;Heavy Fuel Oil&quot;;3;IF([.V179]=&quot;Sail&quot;;0;IF([.V179]=&quot;Electric&quot;;0;2))))))" office:value-type="float" office:value="2" calcext:value-type="float">
            <text:p>2</text:p>
          </table:table-cell>
          <table:table-cell table:formula="of:=INT([.Q179]/10000)" office:value-type="float" office:value="0" calcext:value-type="float">
            <text:p>0</text:p>
          </table:table-cell>
          <table:table-cell table:formula="of:=INT([.F179]/1000)" office:value-type="float" office:value="0" calcext:value-type="float">
            <text:p>0</text:p>
          </table:table-cell>
          <table:table-cell table:formula="of:=INT([.L179]/10000)" office:value-type="float" office:value="0" calcext:value-type="float">
            <text:p>0</text:p>
          </table:table-cell>
          <table:table-cell table:formula="of:=[.W179]*[.X179]+[.Y179]+[.Z179]" office:value-type="float" office:value="0" calcext:value-type="float">
            <text:p>0</text:p>
          </table:table-cell>
          <table:table-cell table:formula="of:=INT([.AA1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80]=&quot;hybrid&quot;;0;IF([.V180]=&quot;LNG&quot;;0.5;IF([.V180]=&quot;Fuel &amp; LNG&quot;;1;IF([.V180]=&quot;Heavy Fuel Oil&quot;;3;IF([.V180]=&quot;Sail&quot;;0;IF([.V180]=&quot;Electric&quot;;0;2))))))" office:value-type="float" office:value="2" calcext:value-type="float">
            <text:p>2</text:p>
          </table:table-cell>
          <table:table-cell table:formula="of:=INT([.Q180]/10000)" office:value-type="float" office:value="0" calcext:value-type="float">
            <text:p>0</text:p>
          </table:table-cell>
          <table:table-cell table:formula="of:=INT([.F180]/1000)" office:value-type="float" office:value="0" calcext:value-type="float">
            <text:p>0</text:p>
          </table:table-cell>
          <table:table-cell table:formula="of:=INT([.L180]/10000)" office:value-type="float" office:value="0" calcext:value-type="float">
            <text:p>0</text:p>
          </table:table-cell>
          <table:table-cell table:formula="of:=[.W180]*[.X180]+[.Y180]+[.Z180]" office:value-type="float" office:value="0" calcext:value-type="float">
            <text:p>0</text:p>
          </table:table-cell>
          <table:table-cell table:formula="of:=INT([.AA1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FLETXA</text:p>
          </table:table-cell>
          <table:table-cell table:style-name="ce23" office:value-type="string" calcext:value-type="string">
            <text:p>22415376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81]=&quot;hybrid&quot;;0;IF([.V181]=&quot;LNG&quot;;0.5;IF([.V181]=&quot;Fuel &amp; LNG&quot;;1;IF([.V181]=&quot;Heavy Fuel Oil&quot;;3;IF([.V181]=&quot;Sail&quot;;0;IF([.V181]=&quot;Electric&quot;;0;2))))))" office:value-type="float" office:value="2" calcext:value-type="float">
            <text:p>2</text:p>
          </table:table-cell>
          <table:table-cell table:formula="of:=INT([.Q181]/10000)" office:value-type="float" office:value="0" calcext:value-type="float">
            <text:p>0</text:p>
          </table:table-cell>
          <table:table-cell table:formula="of:=INT([.F181]/1000)" office:value-type="float" office:value="0" calcext:value-type="float">
            <text:p>0</text:p>
          </table:table-cell>
          <table:table-cell table:formula="of:=INT([.L181]/10000)" office:value-type="float" office:value="0" calcext:value-type="float">
            <text:p>0</text:p>
          </table:table-cell>
          <table:table-cell table:formula="of:=[.W181]*[.X181]+[.Y181]+[.Z181]" office:value-type="float" office:value="0" calcext:value-type="float">
            <text:p>0</text:p>
          </table:table-cell>
          <table:table-cell table:formula="of:=INT([.AA1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V182]=&quot;hybrid&quot;;0;IF([.V182]=&quot;LNG&quot;;0.5;IF([.V182]=&quot;Fuel &amp; LNG&quot;;1;IF([.V182]=&quot;Heavy Fuel Oil&quot;;3;IF([.V182]=&quot;Sail&quot;;0;IF([.V182]=&quot;Electric&quot;;0;2))))))" office:value-type="float" office:value="2" calcext:value-type="float">
            <text:p>2</text:p>
          </table:table-cell>
          <table:table-cell table:formula="of:=INT([.Q182]/10000)" office:value-type="float" office:value="0" calcext:value-type="float">
            <text:p>0</text:p>
          </table:table-cell>
          <table:table-cell table:formula="of:=INT([.F182]/1000)" office:value-type="float" office:value="0" calcext:value-type="float">
            <text:p>0</text:p>
          </table:table-cell>
          <table:table-cell table:formula="of:=INT([.L182]/10000)" office:value-type="float" office:value="0" calcext:value-type="float">
            <text:p>0</text:p>
          </table:table-cell>
          <table:table-cell table:formula="of:=[.W182]*[.X182]+[.Y182]+[.Z182]" office:value-type="float" office:value="0" calcext:value-type="float">
            <text:p>0</text:p>
          </table:table-cell>
          <table:table-cell table:formula="of:=INT([.AA1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5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3]=&quot;hybrid&quot;;0;IF([.V183]=&quot;LNG&quot;;0.5;IF([.V183]=&quot;Fuel &amp; LNG&quot;;1;IF([.V183]=&quot;Heavy Fuel Oil&quot;;3;IF([.V183]=&quot;Sail&quot;;0;IF([.V183]=&quot;Electric&quot;;0;2))))))" office:value-type="float" office:value="0" calcext:value-type="float">
            <text:p>0</text:p>
          </table:table-cell>
          <table:table-cell table:formula="of:=INT([.Q183]/10000)" office:value-type="float" office:value="0" calcext:value-type="float">
            <text:p>0</text:p>
          </table:table-cell>
          <table:table-cell table:formula="of:=INT([.F183]/1000)" office:value-type="float" office:value="0" calcext:value-type="float">
            <text:p>0</text:p>
          </table:table-cell>
          <table:table-cell table:formula="of:=INT([.L183]/10000)" office:value-type="float" office:value="0" calcext:value-type="float">
            <text:p>0</text:p>
          </table:table-cell>
          <table:table-cell table:formula="of:=[.W183]*[.X183]+[.Y183]+[.Z183]" office:value-type="float" office:value="0" calcext:value-type="float">
            <text:p>0</text:p>
          </table:table-cell>
          <table:table-cell table:formula="of:=INT([.AA1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5" office:value-type="string" calcext:value-type="string">
            <text:p>AZAMARA QUEST</text:p>
          </table:table-cell>
          <table:table-cell table:style-name="ce15" office:value-type="string" calcext:value-type="string">
            <text:p> 256216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4]=&quot;hybrid&quot;;0;IF([.V184]=&quot;LNG&quot;;0.5;IF([.V184]=&quot;Fuel &amp; LNG&quot;;1;IF([.V184]=&quot;Heavy Fuel Oil&quot;;3;IF([.V184]=&quot;Sail&quot;;0;IF([.V184]=&quot;Electric&quot;;0;2))))))" office:value-type="float" office:value="2" calcext:value-type="float">
            <text:p>2</text:p>
          </table:table-cell>
          <table:table-cell table:formula="of:=INT([.Q184]/10000)" office:value-type="float" office:value="3" calcext:value-type="float">
            <text:p>3</text:p>
          </table:table-cell>
          <table:table-cell table:formula="of:=INT([.F184]/1000)" office:value-type="float" office:value="0" calcext:value-type="float">
            <text:p>0</text:p>
          </table:table-cell>
          <table:table-cell table:formula="of:=INT([.L184]/10000)" office:value-type="float" office:value="3" calcext:value-type="float">
            <text:p>3</text:p>
          </table:table-cell>
          <table:table-cell table:formula="of:=[.W184]*[.X184]+[.Y184]+[.Z184]" office:value-type="float" office:value="9" calcext:value-type="float">
            <text:p>9</text:p>
          </table:table-cell>
          <table:table-cell table:formula="of:=INT([.AA1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table:style-name="ce11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5]=&quot;hybrid&quot;;0;IF([.V185]=&quot;LNG&quot;;0.5;IF([.V185]=&quot;Fuel &amp; LNG&quot;;1;IF([.V185]=&quot;Heavy Fuel Oil&quot;;3;IF([.V185]=&quot;Sail&quot;;0;IF([.V185]=&quot;Electric&quot;;0;2))))))" office:value-type="float" office:value="2" calcext:value-type="float">
            <text:p>2</text:p>
          </table:table-cell>
          <table:table-cell table:formula="of:=INT([.Q185]/10000)" office:value-type="float" office:value="0" calcext:value-type="float">
            <text:p>0</text:p>
          </table:table-cell>
          <table:table-cell table:formula="of:=INT([.F185]/1000)" office:value-type="float" office:value="0" calcext:value-type="float">
            <text:p>0</text:p>
          </table:table-cell>
          <table:table-cell table:formula="of:=INT([.L185]/10000)" office:value-type="float" office:value="4" calcext:value-type="float">
            <text:p>4</text:p>
          </table:table-cell>
          <table:table-cell table:formula="of:=[.W185]*[.X185]+[.Y185]+[.Z185]" office:value-type="float" office:value="4" calcext:value-type="float">
            <text:p>4</text:p>
          </table:table-cell>
          <table:table-cell table:formula="of:=INT([.AA1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6]=&quot;hybrid&quot;;0;IF([.V186]=&quot;LNG&quot;;0.5;IF([.V186]=&quot;Fuel &amp; LNG&quot;;1;IF([.V186]=&quot;Heavy Fuel Oil&quot;;3;IF([.V186]=&quot;Sail&quot;;0;IF([.V186]=&quot;Electric&quot;;0;2))))))" office:value-type="float" office:value="2" calcext:value-type="float">
            <text:p>2</text:p>
          </table:table-cell>
          <table:table-cell table:formula="of:=INT([.Q186]/10000)" office:value-type="float" office:value="7" calcext:value-type="float">
            <text:p>7</text:p>
          </table:table-cell>
          <table:table-cell table:formula="of:=INT([.F186]/1000)" office:value-type="float" office:value="2" calcext:value-type="float">
            <text:p>2</text:p>
          </table:table-cell>
          <table:table-cell table:formula="of:=INT([.L186]/10000)" office:value-type="float" office:value="9" calcext:value-type="float">
            <text:p>9</text:p>
          </table:table-cell>
          <table:table-cell table:formula="of:=[.W186]*[.X186]+[.Y186]+[.Z186]" office:value-type="float" office:value="25" calcext:value-type="float">
            <text:p>25</text:p>
          </table:table-cell>
          <table:table-cell table:formula="of:=INT([.AA18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table:style-name="ce13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7]=&quot;hybrid&quot;;0;IF([.V187]=&quot;LNG&quot;;0.5;IF([.V187]=&quot;Fuel &amp; LNG&quot;;1;IF([.V187]=&quot;Heavy Fuel Oil&quot;;3;IF([.V187]=&quot;Sail&quot;;0;IF([.V187]=&quot;Electric&quot;;0;2))))))" office:value-type="float" office:value="2" calcext:value-type="float">
            <text:p>2</text:p>
          </table:table-cell>
          <table:table-cell table:formula="of:=INT([.Q187]/10000)" office:value-type="float" office:value="2" calcext:value-type="float">
            <text:p>2</text:p>
          </table:table-cell>
          <table:table-cell table:formula="of:=INT([.F187]/1000)" office:value-type="float" office:value="0" calcext:value-type="float">
            <text:p>0</text:p>
          </table:table-cell>
          <table:table-cell table:formula="of:=INT([.L187]/10000)" office:value-type="float" office:value="2" calcext:value-type="float">
            <text:p>2</text:p>
          </table:table-cell>
          <table:table-cell table:formula="of:=[.W187]*[.X187]+[.Y187]+[.Z187]" office:value-type="float" office:value="6" calcext:value-type="float">
            <text:p>6</text:p>
          </table:table-cell>
          <table:table-cell table:formula="of:=INT([.AA1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3"/>
          <table:table-cell table:style-name="ce15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8]=&quot;hybrid&quot;;0;IF([.V188]=&quot;LNG&quot;;0.5;IF([.V188]=&quot;Fuel &amp; LNG&quot;;1;IF([.V188]=&quot;Heavy Fuel Oil&quot;;3;IF([.V188]=&quot;Sail&quot;;0;IF([.V188]=&quot;Electric&quot;;0;2))))))" office:value-type="float" office:value="2" calcext:value-type="float">
            <text:p>2</text:p>
          </table:table-cell>
          <table:table-cell table:formula="of:=INT([.Q188]/10000)" office:value-type="float" office:value="1" calcext:value-type="float">
            <text:p>1</text:p>
          </table:table-cell>
          <table:table-cell table:formula="of:=INT([.F188]/1000)" office:value-type="float" office:value="0" calcext:value-type="float">
            <text:p>0</text:p>
          </table:table-cell>
          <table:table-cell table:formula="of:=INT([.L188]/10000)" office:value-type="float" office:value="2" calcext:value-type="float">
            <text:p>2</text:p>
          </table:table-cell>
          <table:table-cell table:formula="of:=[.W188]*[.X188]+[.Y188]+[.Z188]" office:value-type="float" office:value="4" calcext:value-type="float">
            <text:p>4</text:p>
          </table:table-cell>
          <table:table-cell table:formula="of:=INT([.AA1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9]=&quot;hybrid&quot;;0;IF([.V189]=&quot;LNG&quot;;0.5;IF([.V189]=&quot;Fuel &amp; LNG&quot;;1;IF([.V189]=&quot;Heavy Fuel Oil&quot;;3;IF([.V189]=&quot;Sail&quot;;0;IF([.V189]=&quot;Electric&quot;;0;2))))))" office:value-type="float" office:value="0" calcext:value-type="float">
            <text:p>0</text:p>
          </table:table-cell>
          <table:table-cell table:formula="of:=INT([.Q189]/10000)" office:value-type="float" office:value="0" calcext:value-type="float">
            <text:p>0</text:p>
          </table:table-cell>
          <table:table-cell table:formula="of:=INT([.F189]/1000)" office:value-type="float" office:value="0" calcext:value-type="float">
            <text:p>0</text:p>
          </table:table-cell>
          <table:table-cell table:formula="of:=INT([.L189]/10000)" office:value-type="float" office:value="0" calcext:value-type="float">
            <text:p>0</text:p>
          </table:table-cell>
          <table:table-cell table:formula="of:=[.W189]*[.X189]+[.Y189]+[.Z189]" office:value-type="float" office:value="0" calcext:value-type="float">
            <text:p>0</text:p>
          </table:table-cell>
          <table:table-cell table:formula="of:=INT([.AA1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0]=&quot;hybrid&quot;;0;IF([.V190]=&quot;LNG&quot;;0.5;IF([.V190]=&quot;Fuel &amp; LNG&quot;;1;IF([.V190]=&quot;Heavy Fuel Oil&quot;;3;IF([.V190]=&quot;Sail&quot;;0;IF([.V190]=&quot;Electric&quot;;0;2))))))" office:value-type="float" office:value="2" calcext:value-type="float">
            <text:p>2</text:p>
          </table:table-cell>
          <table:table-cell table:formula="of:=INT([.Q190]/10000)" office:value-type="float" office:value="5" calcext:value-type="float">
            <text:p>5</text:p>
          </table:table-cell>
          <table:table-cell table:formula="of:=INT([.F190]/1000)" office:value-type="float" office:value="3" calcext:value-type="float">
            <text:p>3</text:p>
          </table:table-cell>
          <table:table-cell table:formula="of:=INT([.L190]/10000)" office:value-type="float" office:value="14" calcext:value-type="float">
            <text:p>14</text:p>
          </table:table-cell>
          <table:table-cell table:formula="of:=[.W190]*[.X190]+[.Y190]+[.Z190]" office:value-type="float" office:value="27" calcext:value-type="float">
            <text:p>27</text:p>
          </table:table-cell>
          <table:table-cell table:formula="of:=INT([.AA19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1]=&quot;hybrid&quot;;0;IF([.V191]=&quot;LNG&quot;;0.5;IF([.V191]=&quot;Fuel &amp; LNG&quot;;1;IF([.V191]=&quot;Heavy Fuel Oil&quot;;3;IF([.V191]=&quot;Sail&quot;;0;IF([.V191]=&quot;Electric&quot;;0;2))))))" office:value-type="float" office:value="2" calcext:value-type="float">
            <text:p>2</text:p>
          </table:table-cell>
          <table:table-cell table:formula="of:=INT([.Q191]/10000)" office:value-type="float" office:value="0" calcext:value-type="float">
            <text:p>0</text:p>
          </table:table-cell>
          <table:table-cell table:formula="of:=INT([.F191]/1000)" office:value-type="float" office:value="0" calcext:value-type="float">
            <text:p>0</text:p>
          </table:table-cell>
          <table:table-cell table:formula="of:=INT([.L191]/10000)" office:value-type="float" office:value="1" calcext:value-type="float">
            <text:p>1</text:p>
          </table:table-cell>
          <table:table-cell table:formula="of:=[.W191]*[.X191]+[.Y191]+[.Z191]" office:value-type="float" office:value="1" calcext:value-type="float">
            <text:p>1</text:p>
          </table:table-cell>
          <table:table-cell table:formula="of:=INT([.AA1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/>
          <table:table-cell office:value-type="string" calcext:value-type="string">
            <text:p>passenger</text:p>
          </table:table-cell>
          <table:table-cell table:style-name="ce15" office:value-type="float" office:value="113" calcext:value-type="float">
            <text:p>113</text:p>
          </table:table-cell>
          <table:table-cell table:style-name="ce16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1" office:value-type="float" office:value="4333" calcext:value-type="float">
            <text:p>4333</text:p>
          </table:table-cell>
          <table:table-cell table:number-columns-repeated="4"/>
          <table:table-cell table:style-name="ce1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2]=&quot;hybrid&quot;;0;IF([.V192]=&quot;LNG&quot;;0.5;IF([.V192]=&quot;Fuel &amp; LNG&quot;;1;IF([.V192]=&quot;Heavy Fuel Oil&quot;;3;IF([.V192]=&quot;Sail&quot;;0;IF([.V192]=&quot;Electric&quot;;0;2))))))" office:value-type="float" office:value="2" calcext:value-type="float">
            <text:p>2</text:p>
          </table:table-cell>
          <table:table-cell table:formula="of:=INT([.Q192]/10000)" office:value-type="float" office:value="0" calcext:value-type="float">
            <text:p>0</text:p>
          </table:table-cell>
          <table:table-cell table:formula="of:=INT([.F192]/1000)" office:value-type="float" office:value="0" calcext:value-type="float">
            <text:p>0</text:p>
          </table:table-cell>
          <table:table-cell table:formula="of:=INT([.L192]/10000)" office:value-type="float" office:value="0" calcext:value-type="float">
            <text:p>0</text:p>
          </table:table-cell>
          <table:table-cell table:formula="of:=[.W192]*[.X192]+[.Y192]+[.Z192]" office:value-type="float" office:value="0" calcext:value-type="float">
            <text:p>0</text:p>
          </table:table-cell>
          <table:table-cell table:formula="of:=INT([.AA1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5" office:value-type="float" office:value="215325000" calcext:value-type="float">
            <text:p>2153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6334" calcext:value-type="float">
            <text:p>6334</text:p>
          </table:table-cell>
          <table:table-cell table:style-name="ce16"/>
          <table:table-cell office:value-type="float" office:value="332" calcext:value-type="float">
            <text:p>332</text:p>
          </table:table-cell>
          <table:table-cell/>
          <table:table-cell table:style-name="ce15" office:value-type="float" office:value="2019" calcext:value-type="float">
            <text:p>2019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table:style-name="ce1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3]=&quot;hybrid&quot;;0;IF([.V193]=&quot;LNG&quot;;0.5;IF([.V193]=&quot;Fuel &amp; LNG&quot;;1;IF([.V193]=&quot;Heavy Fuel Oil&quot;;3;IF([.V193]=&quot;Sail&quot;;0;IF([.V193]=&quot;Electric&quot;;0;2))))))" office:value-type="float" office:value="2" calcext:value-type="float">
            <text:p>2</text:p>
          </table:table-cell>
          <table:table-cell table:formula="of:=INT([.Q193]/10000)" office:value-type="float" office:value="6" calcext:value-type="float">
            <text:p>6</text:p>
          </table:table-cell>
          <table:table-cell table:formula="of:=INT([.F193]/1000)" office:value-type="float" office:value="6" calcext:value-type="float">
            <text:p>6</text:p>
          </table:table-cell>
          <table:table-cell table:formula="of:=INT([.L193]/10000)" office:value-type="float" office:value="18" calcext:value-type="float">
            <text:p>18</text:p>
          </table:table-cell>
          <table:table-cell table:formula="of:=[.W193]*[.X193]+[.Y193]+[.Z193]" office:value-type="float" office:value="36" calcext:value-type="float">
            <text:p>36</text:p>
          </table:table-cell>
          <table:table-cell table:formula="of:=INT([.AA19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5" office:value-type="float" office:value="636022736" calcext:value-type="float">
            <text:p>636022736</text:p>
          </table:table-cell>
          <table:table-cell table:style-name="ce15"/>
          <table:table-cell office:value-type="string" calcext:value-type="string">
            <text:p>petrol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3" calcext:value-type="float">
            <text:p>183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38396" calcext:value-type="float">
            <text:p>38396</text:p>
          </table:table-cell>
          <table:table-cell table:number-columns-repeated="4"/>
          <table:table-cell table:style-name="ce1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4]=&quot;hybrid&quot;;0;IF([.V194]=&quot;LNG&quot;;0.5;IF([.V194]=&quot;Fuel &amp; LNG&quot;;1;IF([.V194]=&quot;Heavy Fuel Oil&quot;;3;IF([.V194]=&quot;Sail&quot;;0;IF([.V194]=&quot;Electric&quot;;0;2))))))" office:value-type="float" office:value="2" calcext:value-type="float">
            <text:p>2</text:p>
          </table:table-cell>
          <table:table-cell table:formula="of:=INT([.Q194]/10000)" office:value-type="float" office:value="0" calcext:value-type="float">
            <text:p>0</text:p>
          </table:table-cell>
          <table:table-cell table:formula="of:=INT([.F194]/1000)" office:value-type="float" office:value="0" calcext:value-type="float">
            <text:p>0</text:p>
          </table:table-cell>
          <table:table-cell table:formula="of:=INT([.L194]/10000)" office:value-type="float" office:value="3" calcext:value-type="float">
            <text:p>3</text:p>
          </table:table-cell>
          <table:table-cell table:formula="of:=[.W194]*[.X194]+[.Y194]+[.Z194]" office:value-type="float" office:value="3" calcext:value-type="float">
            <text:p>3</text:p>
          </table:table-cell>
          <table:table-cell table:formula="of:=INT([.AA1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5" office:value-type="float" office:value="305063000" calcext:value-type="float">
            <text:p>30506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38" calcext:value-type="float">
            <text:p>138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12669" calcext:value-type="float">
            <text:p>12669</text:p>
          </table:table-cell>
          <table:table-cell table:number-columns-repeated="4"/>
          <table:table-cell table:style-name="ce11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5]=&quot;hybrid&quot;;0;IF([.V195]=&quot;LNG&quot;;0.5;IF([.V195]=&quot;Fuel &amp; LNG&quot;;1;IF([.V195]=&quot;Heavy Fuel Oil&quot;;3;IF([.V195]=&quot;Sail&quot;;0;IF([.V195]=&quot;Electric&quot;;0;2))))))" office:value-type="float" office:value="2" calcext:value-type="float">
            <text:p>2</text:p>
          </table:table-cell>
          <table:table-cell table:formula="of:=INT([.Q195]/10000)" office:value-type="float" office:value="0" calcext:value-type="float">
            <text:p>0</text:p>
          </table:table-cell>
          <table:table-cell table:formula="of:=INT([.F195]/1000)" office:value-type="float" office:value="0" calcext:value-type="float">
            <text:p>0</text:p>
          </table:table-cell>
          <table:table-cell table:formula="of:=INT([.L195]/10000)" office:value-type="float" office:value="1" calcext:value-type="float">
            <text:p>1</text:p>
          </table:table-cell>
          <table:table-cell table:formula="of:=[.W195]*[.X195]+[.Y195]+[.Z195]" office:value-type="float" office:value="1" calcext:value-type="float">
            <text:p>1</text:p>
          </table:table-cell>
          <table:table-cell table:formula="of:=INT([.AA1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5" office:value-type="float" office:value="256147000" calcext:value-type="float">
            <text:p>256147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15" calcext:value-type="float">
            <text:p>15</text:p>
          </table:table-cell>
          <table:table-cell table:style-name="ce16"/>
          <table:table-cell office:value-type="float" office:value="30" calcext:value-type="float">
            <text:p>30</text:p>
          </table:table-cell>
          <table:table-cell table:number-columns-repeated="3"/>
          <table:table-cell table:style-name="ce11" office:value-type="float" office:value="5000" calcext:value-type="float">
            <text:p>5000</text:p>
          </table:table-cell>
          <table:table-cell table:number-columns-repeated="4"/>
          <table:table-cell table:style-name="ce11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6]=&quot;hybrid&quot;;0;IF([.V196]=&quot;LNG&quot;;0.5;IF([.V196]=&quot;Fuel &amp; LNG&quot;;1;IF([.V196]=&quot;Heavy Fuel Oil&quot;;3;IF([.V196]=&quot;Sail&quot;;0;IF([.V196]=&quot;Electric&quot;;0;2))))))" office:value-type="float" office:value="2" calcext:value-type="float">
            <text:p>2</text:p>
          </table:table-cell>
          <table:table-cell table:formula="of:=INT([.Q196]/10000)" office:value-type="float" office:value="0" calcext:value-type="float">
            <text:p>0</text:p>
          </table:table-cell>
          <table:table-cell table:formula="of:=INT([.F196]/1000)" office:value-type="float" office:value="0" calcext:value-type="float">
            <text:p>0</text:p>
          </table:table-cell>
          <table:table-cell table:formula="of:=INT([.L196]/10000)" office:value-type="float" office:value="0" calcext:value-type="float">
            <text:p>0</text:p>
          </table:table-cell>
          <table:table-cell table:formula="of:=[.W196]*[.X196]+[.Y196]+[.Z196]" office:value-type="float" office:value="0" calcext:value-type="float">
            <text:p>0</text:p>
          </table:table-cell>
          <table:table-cell table:formula="of:=INT([.AA1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5" office:value-type="string" calcext:value-type="string">
            <text:p><text:a xlink:href="https://www.marinetraffic.com/ais/details/ships/mmsi:311307000" xlink:type="simple">311307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340" calcext:value-type="float">
            <text:p>2340</text:p>
          </table:table-cell>
          <table:table-cell table:style-name="ce16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2250" calcext:value-type="float">
            <text:p>92250</text:p>
          </table:table-cell>
          <table:table-cell table:number-columns-repeated="4"/>
          <table:table-cell table:style-name="ce11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7]=&quot;hybrid&quot;;0;IF([.V197]=&quot;LNG&quot;;0.5;IF([.V197]=&quot;Fuel &amp; LNG&quot;;1;IF([.V197]=&quot;Heavy Fuel Oil&quot;;3;IF([.V197]=&quot;Sail&quot;;0;IF([.V197]=&quot;Electric&quot;;0;2))))))" office:value-type="float" office:value="2" calcext:value-type="float">
            <text:p>2</text:p>
          </table:table-cell>
          <table:table-cell table:formula="of:=INT([.Q197]/10000)" office:value-type="float" office:value="5" calcext:value-type="float">
            <text:p>5</text:p>
          </table:table-cell>
          <table:table-cell table:formula="of:=INT([.F197]/1000)" office:value-type="float" office:value="2" calcext:value-type="float">
            <text:p>2</text:p>
          </table:table-cell>
          <table:table-cell table:formula="of:=INT([.L197]/10000)" office:value-type="float" office:value="9" calcext:value-type="float">
            <text:p>9</text:p>
          </table:table-cell>
          <table:table-cell table:formula="of:=[.W197]*[.X197]+[.Y197]+[.Z197]" office:value-type="float" office:value="21" calcext:value-type="float">
            <text:p>21</text:p>
          </table:table-cell>
          <table:table-cell table:formula="of:=INT([.AA19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5" office:value-type="float" office:value="246293000" calcext:value-type="float">
            <text:p>24629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4" calcext:value-type="float">
            <text:p>184</text:p>
          </table:table-cell>
          <table:table-cell/>
          <table:table-cell table:style-name="ce15" office:value-type="float" office:value="2005" calcext:value-type="float">
            <text:p>2005</text:p>
          </table:table-cell>
          <table:table-cell/>
          <table:table-cell table:style-name="ce15" office:value-type="float" office:value="18321" calcext:value-type="float">
            <text:p>18321</text:p>
          </table:table-cell>
          <table:table-cell table:number-columns-repeated="4"/>
          <table:table-cell table:style-name="ce1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8]=&quot;hybrid&quot;;0;IF([.V198]=&quot;LNG&quot;;0.5;IF([.V198]=&quot;Fuel &amp; LNG&quot;;1;IF([.V198]=&quot;Heavy Fuel Oil&quot;;3;IF([.V198]=&quot;Sail&quot;;0;IF([.V198]=&quot;Electric&quot;;0;2))))))" office:value-type="float" office:value="2" calcext:value-type="float">
            <text:p>2</text:p>
          </table:table-cell>
          <table:table-cell table:formula="of:=INT([.Q198]/10000)" office:value-type="float" office:value="1" calcext:value-type="float">
            <text:p>1</text:p>
          </table:table-cell>
          <table:table-cell table:formula="of:=INT([.F198]/1000)" office:value-type="float" office:value="0" calcext:value-type="float">
            <text:p>0</text:p>
          </table:table-cell>
          <table:table-cell table:formula="of:=INT([.L198]/10000)" office:value-type="float" office:value="1" calcext:value-type="float">
            <text:p>1</text:p>
          </table:table-cell>
          <table:table-cell table:formula="of:=[.W198]*[.X198]+[.Y198]+[.Z198]" office:value-type="float" office:value="3" calcext:value-type="float">
            <text:p>3</text:p>
          </table:table-cell>
          <table:table-cell table:formula="of:=INT([.AA1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5" office:value-type="float" office:value="310384000" calcext:value-type="float">
            <text:p>310384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581" calcext:value-type="float">
            <text:p>2581</text:p>
          </table:table-cell>
          <table:table-cell table:style-name="ce16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5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9]=&quot;hybrid&quot;;0;IF([.V199]=&quot;LNG&quot;;0.5;IF([.V199]=&quot;Fuel &amp; LNG&quot;;1;IF([.V199]=&quot;Heavy Fuel Oil&quot;;3;IF([.V199]=&quot;Sail&quot;;0;IF([.V199]=&quot;Electric&quot;;0;2))))))" office:value-type="float" office:value="2" calcext:value-type="float">
            <text:p>2</text:p>
          </table:table-cell>
          <table:table-cell table:formula="of:=INT([.Q199]/10000)" office:value-type="float" office:value="6" calcext:value-type="float">
            <text:p>6</text:p>
          </table:table-cell>
          <table:table-cell table:formula="of:=INT([.F199]/1000)" office:value-type="float" office:value="2" calcext:value-type="float">
            <text:p>2</text:p>
          </table:table-cell>
          <table:table-cell table:formula="of:=INT([.L199]/10000)" office:value-type="float" office:value="9" calcext:value-type="float">
            <text:p>9</text:p>
          </table:table-cell>
          <table:table-cell table:formula="of:=[.W199]*[.X199]+[.Y199]+[.Z199]" office:value-type="float" office:value="23" calcext:value-type="float">
            <text:p>23</text:p>
          </table:table-cell>
          <table:table-cell table:formula="of:=INT([.AA19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5" office:value-type="float" office:value="212690000" calcext:value-type="float">
            <text:p>212690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3517" calcext:value-type="float">
            <text:p>3517</text:p>
          </table:table-cell>
          <table:table-cell table:number-columns-repeated="4"/>
          <table:table-cell table:style-name="ce15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0]=&quot;hybrid&quot;;0;IF([.V200]=&quot;LNG&quot;;0.5;IF([.V200]=&quot;Fuel &amp; LNG&quot;;1;IF([.V200]=&quot;Heavy Fuel Oil&quot;;3;IF([.V200]=&quot;Sail&quot;;0;IF([.V200]=&quot;Electric&quot;;0;2))))))" office:value-type="float" office:value="2" calcext:value-type="float">
            <text:p>2</text:p>
          </table:table-cell>
          <table:table-cell table:formula="of:=INT([.Q200]/10000)" office:value-type="float" office:value="0" calcext:value-type="float">
            <text:p>0</text:p>
          </table:table-cell>
          <table:table-cell table:formula="of:=INT([.F200]/1000)" office:value-type="float" office:value="0" calcext:value-type="float">
            <text:p>0</text:p>
          </table:table-cell>
          <table:table-cell table:formula="of:=INT([.L200]/10000)" office:value-type="float" office:value="0" calcext:value-type="float">
            <text:p>0</text:p>
          </table:table-cell>
          <table:table-cell table:formula="of:=[.W200]*[.X200]+[.Y200]+[.Z200]" office:value-type="float" office:value="0" calcext:value-type="float">
            <text:p>0</text:p>
          </table:table-cell>
          <table:table-cell table:formula="of:=INT([.AA2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EMERALD AZZURRA</text:p>
          </table:table-cell>
          <table:table-cell table:style-name="ce11" office:value-type="float" office:value="311001053" calcext:value-type="float">
            <text:p>31100105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100" calcext:value-type="float">
            <text:p>100</text:p>
          </table:table-cell>
          <table:table-cell table:style-name="ce16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1" office:value-type="float" office:value="5175" calcext:value-type="float">
            <text:p>5175</text:p>
          </table:table-cell>
          <table:table-cell table:number-columns-repeated="4"/>
          <table:table-cell table:style-name="ce11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1]=&quot;hybrid&quot;;0;IF([.V201]=&quot;LNG&quot;;0.5;IF([.V201]=&quot;Fuel &amp; LNG&quot;;1;IF([.V201]=&quot;Heavy Fuel Oil&quot;;3;IF([.V201]=&quot;Sail&quot;;0;IF([.V201]=&quot;Electric&quot;;0;2))))))" office:value-type="float" office:value="2" calcext:value-type="float">
            <text:p>2</text:p>
          </table:table-cell>
          <table:table-cell table:formula="of:=INT([.Q201]/10000)" office:value-type="float" office:value="0" calcext:value-type="float">
            <text:p>0</text:p>
          </table:table-cell>
          <table:table-cell table:formula="of:=INT([.F201]/1000)" office:value-type="float" office:value="0" calcext:value-type="float">
            <text:p>0</text:p>
          </table:table-cell>
          <table:table-cell table:formula="of:=INT([.L201]/10000)" office:value-type="float" office:value="0" calcext:value-type="float">
            <text:p>0</text:p>
          </table:table-cell>
          <table:table-cell table:formula="of:=[.W201]*[.X201]+[.Y201]+[.Z201]" office:value-type="float" office:value="0" calcext:value-type="float">
            <text:p>0</text:p>
          </table:table-cell>
          <table:table-cell table:formula="of:=INT([.AA2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ELEB. CONSTELLATION</text:p>
          </table:table-cell>
          <table:table-cell table:style-name="ce15" office:value-type="float" office:value="249046000" calcext:value-type="float">
            <text:p>249046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50" calcext:value-type="float">
            <text:p>2450</text:p>
          </table:table-cell>
          <table:table-cell table:style-name="ce16"/>
          <table:table-cell table:style-name="ce15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0940" calcext:value-type="float">
            <text:p>90940</text:p>
          </table:table-cell>
          <table:table-cell table:number-columns-repeated="4"/>
          <table:table-cell table:style-name="ce15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2]=&quot;hybrid&quot;;0;IF([.V202]=&quot;LNG&quot;;0.5;IF([.V202]=&quot;Fuel &amp; LNG&quot;;1;IF([.V202]=&quot;Heavy Fuel Oil&quot;;3;IF([.V202]=&quot;Sail&quot;;0;IF([.V202]=&quot;Electric&quot;;0;2))))))" office:value-type="float" office:value="0.5" calcext:value-type="float">
            <text:p>0,5</text:p>
          </table:table-cell>
          <table:table-cell table:formula="of:=INT([.Q202]/10000)" office:value-type="float" office:value="9" calcext:value-type="float">
            <text:p>9</text:p>
          </table:table-cell>
          <table:table-cell table:formula="of:=INT([.F202]/1000)" office:value-type="float" office:value="2" calcext:value-type="float">
            <text:p>2</text:p>
          </table:table-cell>
          <table:table-cell table:formula="of:=INT([.L202]/10000)" office:value-type="float" office:value="9" calcext:value-type="float">
            <text:p>9</text:p>
          </table:table-cell>
          <table:table-cell table:formula="of:=[.W202]*[.X202]+[.Y202]+[.Z202]" office:value-type="float" office:value="15.5" calcext:value-type="float">
            <text:p>15,5</text:p>
          </table:table-cell>
          <table:table-cell table:formula="of:=INT([.AA20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SC FANTASIA</text:p>
          </table:table-cell>
          <table:table-cell table:style-name="ce15" office:value-type="string" calcext:value-type="string">
            <text:p><text:a xlink:href="https://www.marinetraffic.com/ais/details/ships/mmsi:370648000" xlink:type="simple">370648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3]=&quot;hybrid&quot;;0;IF([.V203]=&quot;LNG&quot;;0.5;IF([.V203]=&quot;Fuel &amp; LNG&quot;;1;IF([.V203]=&quot;Heavy Fuel Oil&quot;;3;IF([.V203]=&quot;Sail&quot;;0;IF([.V203]=&quot;Electric&quot;;0;2))))))" office:value-type="float" office:value="2" calcext:value-type="float">
            <text:p>2</text:p>
          </table:table-cell>
          <table:table-cell table:formula="of:=INT([.Q203]/10000)" office:value-type="float" office:value="4" calcext:value-type="float">
            <text:p>4</text:p>
          </table:table-cell>
          <table:table-cell table:formula="of:=INT([.F203]/1000)" office:value-type="float" office:value="3" calcext:value-type="float">
            <text:p>3</text:p>
          </table:table-cell>
          <table:table-cell table:formula="of:=INT([.L203]/10000)" office:value-type="float" office:value="13" calcext:value-type="float">
            <text:p>13</text:p>
          </table:table-cell>
          <table:table-cell table:formula="of:=[.W203]*[.X203]+[.Y203]+[.Z203]" office:value-type="float" office:value="24" calcext:value-type="float">
            <text:p>24</text:p>
          </table:table-cell>
          <table:table-cell table:formula="of:=INT([.AA20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5" office:value-type="float" office:value="246132000" calcext:value-type="float">
            <text:p>246132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46" calcext:value-type="float">
            <text:p>46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5" office:value-type="float" office:value="12780" calcext:value-type="float">
            <text:p>12780</text:p>
          </table:table-cell>
          <table:table-cell table:number-columns-repeated="4"/>
          <table:table-cell table:style-name="ce11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4]=&quot;hybrid&quot;;0;IF([.V204]=&quot;LNG&quot;;0.5;IF([.V204]=&quot;Fuel &amp; LNG&quot;;1;IF([.V204]=&quot;Heavy Fuel Oil&quot;;3;IF([.V204]=&quot;Sail&quot;;0;IF([.V204]=&quot;Electric&quot;;0;2))))))" office:value-type="float" office:value="2" calcext:value-type="float">
            <text:p>2</text:p>
          </table:table-cell>
          <table:table-cell table:formula="of:=INT([.Q204]/10000)" office:value-type="float" office:value="1" calcext:value-type="float">
            <text:p>1</text:p>
          </table:table-cell>
          <table:table-cell table:formula="of:=INT([.F204]/1000)" office:value-type="float" office:value="0" calcext:value-type="float">
            <text:p>0</text:p>
          </table:table-cell>
          <table:table-cell table:formula="of:=INT([.L204]/10000)" office:value-type="float" office:value="1" calcext:value-type="float">
            <text:p>1</text:p>
          </table:table-cell>
          <table:table-cell table:formula="of:=[.W204]*[.X204]+[.Y204]+[.Z204]" office:value-type="float" office:value="3" calcext:value-type="float">
            <text:p>3</text:p>
          </table:table-cell>
          <table:table-cell table:formula="of:=INT([.AA20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5" office:value-type="string" calcext:value-type="string">
            <text:p> 311001127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5]=&quot;hybrid&quot;;0;IF([.V205]=&quot;LNG&quot;;0.5;IF([.V205]=&quot;Fuel &amp; LNG&quot;;1;IF([.V205]=&quot;Heavy Fuel Oil&quot;;3;IF([.V205]=&quot;Sail&quot;;0;IF([.V205]=&quot;Electric&quot;;0;2))))))" office:value-type="float" office:value="2" calcext:value-type="float">
            <text:p>2</text:p>
          </table:table-cell>
          <table:table-cell table:formula="of:=INT([.Q205]/10000)" office:value-type="float" office:value="5" calcext:value-type="float">
            <text:p>5</text:p>
          </table:table-cell>
          <table:table-cell table:formula="of:=INT([.F205]/1000)" office:value-type="float" office:value="3" calcext:value-type="float">
            <text:p>3</text:p>
          </table:table-cell>
          <table:table-cell table:formula="of:=INT([.L205]/10000)" office:value-type="float" office:value="14" calcext:value-type="float">
            <text:p>14</text:p>
          </table:table-cell>
          <table:table-cell table:formula="of:=[.W205]*[.X205]+[.Y205]+[.Z205]" office:value-type="float" office:value="27" calcext:value-type="float">
            <text:p>27</text:p>
          </table:table-cell>
          <table:table-cell table:formula="of:=INT([.AA20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5" office:value-type="float" office:value="246591000" calcext:value-type="float">
            <text:p>246591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5" office:value-type="float" office:value="8620" calcext:value-type="float">
            <text:p>8620</text:p>
          </table:table-cell>
          <table:table-cell table:number-columns-repeated="4"/>
          <table:table-cell table:style-name="ce15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6]=&quot;hybrid&quot;;0;IF([.V206]=&quot;LNG&quot;;0.5;IF([.V206]=&quot;Fuel &amp; LNG&quot;;1;IF([.V206]=&quot;Heavy Fuel Oil&quot;;3;IF([.V206]=&quot;Sail&quot;;0;IF([.V206]=&quot;Electric&quot;;0;2))))))" office:value-type="float" office:value="2" calcext:value-type="float">
            <text:p>2</text:p>
          </table:table-cell>
          <table:table-cell table:formula="of:=INT([.Q206]/10000)" office:value-type="float" office:value="0" calcext:value-type="float">
            <text:p>0</text:p>
          </table:table-cell>
          <table:table-cell table:formula="of:=INT([.F206]/1000)" office:value-type="float" office:value="0" calcext:value-type="float">
            <text:p>0</text:p>
          </table:table-cell>
          <table:table-cell table:formula="of:=INT([.L206]/10000)" office:value-type="float" office:value="0" calcext:value-type="float">
            <text:p>0</text:p>
          </table:table-cell>
          <table:table-cell table:formula="of:=[.W206]*[.X206]+[.Y206]+[.Z206]" office:value-type="float" office:value="0" calcext:value-type="float">
            <text:p>0</text:p>
          </table:table-cell>
          <table:table-cell table:formula="of:=INT([.AA2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5" office:value-type="float" office:value="247233800" calcext:value-type="float">
            <text:p>2472338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7]=&quot;hybrid&quot;;0;IF([.V207]=&quot;LNG&quot;;0.5;IF([.V207]=&quot;Fuel &amp; LNG&quot;;1;IF([.V207]=&quot;Heavy Fuel Oil&quot;;3;IF([.V207]=&quot;Sail&quot;;0;IF([.V207]=&quot;Electric&quot;;0;2))))))" office:value-type="float" office:value="2" calcext:value-type="float">
            <text:p>2</text:p>
          </table:table-cell>
          <table:table-cell table:formula="of:=INT([.Q207]/10000)" office:value-type="float" office:value="1" calcext:value-type="float">
            <text:p>1</text:p>
          </table:table-cell>
          <table:table-cell table:formula="of:=INT([.F207]/1000)" office:value-type="float" office:value="0" calcext:value-type="float">
            <text:p>0</text:p>
          </table:table-cell>
          <table:table-cell table:formula="of:=INT([.L207]/10000)" office:value-type="float" office:value="4" calcext:value-type="float">
            <text:p>4</text:p>
          </table:table-cell>
          <table:table-cell table:formula="of:=[.W207]*[.X207]+[.Y207]+[.Z207]" office:value-type="float" office:value="6" calcext:value-type="float">
            <text:p>6</text:p>
          </table:table-cell>
          <table:table-cell table:formula="of:=INT([.AA2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5" office:value-type="float" office:value="311733000" calcext:value-type="float">
            <text:p>311733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46" calcext:value-type="float">
            <text:p>2446</text:p>
          </table:table-cell>
          <table:table-cell table:style-name="ce16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5" office:value-type="float" office:value="82910" calcext:value-type="float">
            <text:p>82910</text:p>
          </table:table-cell>
          <table:table-cell table:number-columns-repeated="4"/>
          <table:table-cell table:style-name="ce15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8]=&quot;hybrid&quot;;0;IF([.V208]=&quot;LNG&quot;;0.5;IF([.V208]=&quot;Fuel &amp; LNG&quot;;1;IF([.V208]=&quot;Heavy Fuel Oil&quot;;3;IF([.V208]=&quot;Sail&quot;;0;IF([.V208]=&quot;Electric&quot;;0;2))))))" office:value-type="float" office:value="2" calcext:value-type="float">
            <text:p>2</text:p>
          </table:table-cell>
          <table:table-cell table:formula="of:=INT([.Q208]/10000)" office:value-type="float" office:value="7" calcext:value-type="float">
            <text:p>7</text:p>
          </table:table-cell>
          <table:table-cell table:formula="of:=INT([.F208]/1000)" office:value-type="float" office:value="2" calcext:value-type="float">
            <text:p>2</text:p>
          </table:table-cell>
          <table:table-cell table:formula="of:=INT([.L208]/10000)" office:value-type="float" office:value="8" calcext:value-type="float">
            <text:p>8</text:p>
          </table:table-cell>
          <table:table-cell table:formula="of:=[.W208]*[.X208]+[.Y208]+[.Z208]" office:value-type="float" office:value="24" calcext:value-type="float">
            <text:p>24</text:p>
          </table:table-cell>
          <table:table-cell table:formula="of:=INT([.AA20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5" office:value-type="string" calcext:value-type="string">
            <text:p><text:a xlink:href="https://www.marinetraffic.com/ais/details/ships/mmsi:248762000" xlink:type="simple">248762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777" calcext:value-type="float">
            <text:p>777</text:p>
          </table:table-cell>
          <table:table-cell table:style-name="ce16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1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9]=&quot;hybrid&quot;;0;IF([.V209]=&quot;LNG&quot;;0.5;IF([.V209]=&quot;Fuel &amp; LNG&quot;;1;IF([.V209]=&quot;Heavy Fuel Oil&quot;;3;IF([.V209]=&quot;Sail&quot;;0;IF([.V209]=&quot;Electric&quot;;0;2))))))" office:value-type="float" office:value="2" calcext:value-type="float">
            <text:p>2</text:p>
          </table:table-cell>
          <table:table-cell table:formula="of:=INT([.Q209]/10000)" office:value-type="float" office:value="1" calcext:value-type="float">
            <text:p>1</text:p>
          </table:table-cell>
          <table:table-cell table:formula="of:=INT([.F209]/1000)" office:value-type="float" office:value="0" calcext:value-type="float">
            <text:p>0</text:p>
          </table:table-cell>
          <table:table-cell table:formula="of:=INT([.L209]/10000)" office:value-type="float" office:value="3" calcext:value-type="float">
            <text:p>3</text:p>
          </table:table-cell>
          <table:table-cell table:formula="of:=[.W209]*[.X209]+[.Y209]+[.Z209]" office:value-type="float" office:value="5" calcext:value-type="float">
            <text:p>5</text:p>
          </table:table-cell>
          <table:table-cell table:formula="of:=INT([.AA2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5" office:value-type="float" office:value="247435900" calcext:value-type="float">
            <text:p>2474359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0]=&quot;hybrid&quot;;0;IF([.V210]=&quot;LNG&quot;;0.5;IF([.V210]=&quot;Fuel &amp; LNG&quot;;1;IF([.V210]=&quot;Heavy Fuel Oil&quot;;3;IF([.V210]=&quot;Sail&quot;;0;IF([.V210]=&quot;Electric&quot;;0;2))))))" office:value-type="float" office:value="2" calcext:value-type="float">
            <text:p>2</text:p>
          </table:table-cell>
          <table:table-cell table:formula="of:=INT([.Q210]/10000)" office:value-type="float" office:value="2" calcext:value-type="float">
            <text:p>2</text:p>
          </table:table-cell>
          <table:table-cell table:formula="of:=INT([.F210]/1000)" office:value-type="float" office:value="0" calcext:value-type="float">
            <text:p>0</text:p>
          </table:table-cell>
          <table:table-cell table:formula="of:=INT([.L210]/10000)" office:value-type="float" office:value="3" calcext:value-type="float">
            <text:p>3</text:p>
          </table:table-cell>
          <table:table-cell table:formula="of:=[.W210]*[.X210]+[.Y210]+[.Z210]" office:value-type="float" office:value="7" calcext:value-type="float">
            <text:p>7</text:p>
          </table:table-cell>
          <table:table-cell table:formula="of:=INT([.AA2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5" office:value-type="float" office:value="224225000" calcext:value-type="float">
            <text:p>2242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1]=&quot;hybrid&quot;;0;IF([.V211]=&quot;LNG&quot;;0.5;IF([.V211]=&quot;Fuel &amp; LNG&quot;;1;IF([.V211]=&quot;Heavy Fuel Oil&quot;;3;IF([.V211]=&quot;Sail&quot;;0;IF([.V211]=&quot;Electric&quot;;0;2))))))" office:value-type="float" office:value="2" calcext:value-type="float">
            <text:p>2</text:p>
          </table:table-cell>
          <table:table-cell table:formula="of:=INT([.Q211]/10000)" office:value-type="float" office:value="0" calcext:value-type="float">
            <text:p>0</text:p>
          </table:table-cell>
          <table:table-cell table:formula="of:=INT([.F211]/1000)" office:value-type="float" office:value="0" calcext:value-type="float">
            <text:p>0</text:p>
          </table:table-cell>
          <table:table-cell table:formula="of:=INT([.L211]/10000)" office:value-type="float" office:value="0" calcext:value-type="float">
            <text:p>0</text:p>
          </table:table-cell>
          <table:table-cell table:formula="of:=[.W211]*[.X211]+[.Y211]+[.Z211]" office:value-type="float" office:value="0" calcext:value-type="float">
            <text:p>0</text:p>
          </table:table-cell>
          <table:table-cell table:formula="of:=INT([.AA2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RONNIE</text:p>
          </table:table-cell>
          <table:table-cell table:style-name="ce11" office:value-type="float" office:value="305434000" calcext:value-type="float">
            <text:p>3054340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5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2]=&quot;hybrid&quot;;0;IF([.V212]=&quot;LNG&quot;;0.5;IF([.V212]=&quot;Fuel &amp; LNG&quot;;1;IF([.V212]=&quot;Heavy Fuel Oil&quot;;3;IF([.V212]=&quot;Sail&quot;;0;IF([.V212]=&quot;Electric&quot;;0;2))))))" office:value-type="float" office:value="2" calcext:value-type="float">
            <text:p>2</text:p>
          </table:table-cell>
          <table:table-cell table:formula="of:=INT([.Q212]/10000)" office:value-type="float" office:value="0" calcext:value-type="float">
            <text:p>0</text:p>
          </table:table-cell>
          <table:table-cell table:formula="of:=INT([.F212]/1000)" office:value-type="float" office:value="0" calcext:value-type="float">
            <text:p>0</text:p>
          </table:table-cell>
          <table:table-cell table:formula="of:=INT([.L212]/10000)" office:value-type="float" office:value="1" calcext:value-type="float">
            <text:p>1</text:p>
          </table:table-cell>
          <table:table-cell table:formula="of:=[.W212]*[.X212]+[.Y212]+[.Z212]" office:value-type="float" office:value="1" calcext:value-type="float">
            <text:p>1</text:p>
          </table:table-cell>
          <table:table-cell table:formula="of:=INT([.AA2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PANORAMA</text:p>
          </table:table-cell>
          <table:table-cell office:value-type="float" office:value="224330000" calcext:value-type="float">
            <text:p>224330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3]=&quot;hybrid&quot;;0;IF([.V213]=&quot;LNG&quot;;0.5;IF([.V213]=&quot;Fuel &amp; LNG&quot;;1;IF([.V213]=&quot;Heavy Fuel Oil&quot;;3;IF([.V213]=&quot;Sail&quot;;0;IF([.V213]=&quot;Electric&quot;;0;2))))))" office:value-type="float" office:value="2" calcext:value-type="float">
            <text:p>2</text:p>
          </table:table-cell>
          <table:table-cell table:formula="of:=INT([.Q213]/10000)" office:value-type="float" office:value="0" calcext:value-type="float">
            <text:p>0</text:p>
          </table:table-cell>
          <table:table-cell table:formula="of:=INT([.F213]/1000)" office:value-type="float" office:value="0" calcext:value-type="float">
            <text:p>0</text:p>
          </table:table-cell>
          <table:table-cell table:formula="of:=INT([.L213]/10000)" office:value-type="float" office:value="1" calcext:value-type="float">
            <text:p>1</text:p>
          </table:table-cell>
          <table:table-cell table:formula="of:=[.W213]*[.X213]+[.Y213]+[.Z213]" office:value-type="float" office:value="1" calcext:value-type="float">
            <text:p>1</text:p>
          </table:table-cell>
          <table:table-cell table:formula="of:=INT([.AA2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VEN SEAS SPLENDOR</text:p>
          </table:table-cell>
          <table:table-cell table:style-name="ce11" office:value-type="float" office:value="538007673" calcext:value-type="float">
            <text:p>53800767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750" calcext:value-type="float">
            <text:p>750</text:p>
          </table:table-cell>
          <table:table-cell table:style-name="ce16"/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56182" calcext:value-type="float">
            <text:p>56182</text:p>
          </table:table-cell>
          <table:table-cell table:number-columns-repeated="4"/>
          <table:table-cell table:style-name="ce11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4]=&quot;hybrid&quot;;0;IF([.V214]=&quot;LNG&quot;;0.5;IF([.V214]=&quot;Fuel &amp; LNG&quot;;1;IF([.V214]=&quot;Heavy Fuel Oil&quot;;3;IF([.V214]=&quot;Sail&quot;;0;IF([.V214]=&quot;Electric&quot;;0;2))))))" office:value-type="float" office:value="2" calcext:value-type="float">
            <text:p>2</text:p>
          </table:table-cell>
          <table:table-cell table:formula="of:=INT([.Q214]/10000)" office:value-type="float" office:value="3" calcext:value-type="float">
            <text:p>3</text:p>
          </table:table-cell>
          <table:table-cell table:formula="of:=INT([.F214]/1000)" office:value-type="float" office:value="0" calcext:value-type="float">
            <text:p>0</text:p>
          </table:table-cell>
          <table:table-cell table:formula="of:=INT([.L214]/10000)" office:value-type="float" office:value="5" calcext:value-type="float">
            <text:p>5</text:p>
          </table:table-cell>
          <table:table-cell table:formula="of:=[.W214]*[.X214]+[.Y214]+[.Z214]" office:value-type="float" office:value="11" calcext:value-type="float">
            <text:p>11</text:p>
          </table:table-cell>
          <table:table-cell table:formula="of:=INT([.AA2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AIDAPRIMA</text:p>
          </table:table-cell>
          <table:table-cell table:style-name="ce15" office:value-type="string" calcext:value-type="string">
            <text:p> 2473538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3300" calcext:value-type="float">
            <text:p>3300</text:p>
          </table:table-cell>
          <table:table-cell table:style-name="ce16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125572" calcext:value-type="float">
            <text:p>125572</text:p>
          </table:table-cell>
          <table:table-cell table:number-columns-repeated="4"/>
          <table:table-cell table:style-name="ce15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5]=&quot;hybrid&quot;;0;IF([.V215]=&quot;LNG&quot;;0.5;IF([.V215]=&quot;Fuel &amp; LNG&quot;;1;IF([.V215]=&quot;Heavy Fuel Oil&quot;;3;IF([.V215]=&quot;Sail&quot;;0;IF([.V215]=&quot;Electric&quot;;0;2))))))" office:value-type="float" office:value="2" calcext:value-type="float">
            <text:p>2</text:p>
          </table:table-cell>
          <table:table-cell table:formula="of:=INT([.Q215]/10000)" office:value-type="float" office:value="4" calcext:value-type="float">
            <text:p>4</text:p>
          </table:table-cell>
          <table:table-cell table:formula="of:=INT([.F215]/1000)" office:value-type="float" office:value="3" calcext:value-type="float">
            <text:p>3</text:p>
          </table:table-cell>
          <table:table-cell table:formula="of:=INT([.L215]/10000)" office:value-type="float" office:value="12" calcext:value-type="float">
            <text:p>12</text:p>
          </table:table-cell>
          <table:table-cell table:formula="of:=[.W215]*[.X215]+[.Y215]+[.Z215]" office:value-type="float" office:value="23" calcext:value-type="float">
            <text:p>23</text:p>
          </table:table-cell>
          <table:table-cell table:formula="of:=INT([.AA21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BALMORAL</text:p>
          </table:table-cell>
          <table:table-cell table:style-name="ce11" office:value-type="float" office:value="308785000" calcext:value-type="float">
            <text:p>308785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5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6]=&quot;hybrid&quot;;0;IF([.V216]=&quot;LNG&quot;;0.5;IF([.V216]=&quot;Fuel &amp; LNG&quot;;1;IF([.V216]=&quot;Heavy Fuel Oil&quot;;3;IF([.V216]=&quot;Sail&quot;;0;IF([.V216]=&quot;Electric&quot;;0;2))))))" office:value-type="float" office:value="2" calcext:value-type="float">
            <text:p>2</text:p>
          </table:table-cell>
          <table:table-cell table:formula="of:=INT([.Q216]/10000)" office:value-type="float" office:value="2" calcext:value-type="float">
            <text:p>2</text:p>
          </table:table-cell>
          <table:table-cell table:formula="of:=INT([.F216]/1000)" office:value-type="float" office:value="1" calcext:value-type="float">
            <text:p>1</text:p>
          </table:table-cell>
          <table:table-cell table:formula="of:=INT([.L216]/10000)" office:value-type="float" office:value="4" calcext:value-type="float">
            <text:p>4</text:p>
          </table:table-cell>
          <table:table-cell table:formula="of:=[.W216]*[.X216]+[.Y216]+[.Z216]" office:value-type="float" office:value="9" calcext:value-type="float">
            <text:p>9</text:p>
          </table:table-cell>
          <table:table-cell table:formula="of:=INT([.AA2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5" office:value-type="string" calcext:value-type="string">
            <text:p>FWN SPIRIT</text:p>
          </table:table-cell>
          <table:table-cell table:style-name="ce11" office:value-type="float" office:value="244140321" calcext:value-type="float">
            <text:p>244140321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7]=&quot;hybrid&quot;;0;IF([.V217]=&quot;LNG&quot;;0.5;IF([.V217]=&quot;Fuel &amp; LNG&quot;;1;IF([.V217]=&quot;Heavy Fuel Oil&quot;;3;IF([.V217]=&quot;Sail&quot;;0;IF([.V217]=&quot;Electric&quot;;0;2))))))" office:value-type="float" office:value="2" calcext:value-type="float">
            <text:p>2</text:p>
          </table:table-cell>
          <table:table-cell table:formula="of:=INT([.Q217]/10000)" office:value-type="float" office:value="0" calcext:value-type="float">
            <text:p>0</text:p>
          </table:table-cell>
          <table:table-cell table:formula="of:=INT([.F217]/1000)" office:value-type="float" office:value="0" calcext:value-type="float">
            <text:p>0</text:p>
          </table:table-cell>
          <table:table-cell table:formula="of:=INT([.L217]/10000)" office:value-type="float" office:value="0" calcext:value-type="float">
            <text:p>0</text:p>
          </table:table-cell>
          <table:table-cell table:formula="of:=[.W217]*[.X217]+[.Y217]+[.Z217]" office:value-type="float" office:value="0" calcext:value-type="float">
            <text:p>0</text:p>
          </table:table-cell>
          <table:table-cell table:formula="of:=INT([.AA2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BBC PEARL</text:p>
          </table:table-cell>
          <table:table-cell table:style-name="ce15" office:value-type="float" office:value="305855000" calcext:value-type="float">
            <text:p>305855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5" office:value-type="float" office:value="12838" calcext:value-type="float">
            <text:p>12838</text:p>
          </table:table-cell>
          <table:table-cell table:number-columns-repeated="4"/>
          <table:table-cell table:style-name="ce15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8]=&quot;hybrid&quot;;0;IF([.V218]=&quot;LNG&quot;;0.5;IF([.V218]=&quot;Fuel &amp; LNG&quot;;1;IF([.V218]=&quot;Heavy Fuel Oil&quot;;3;IF([.V218]=&quot;Sail&quot;;0;IF([.V218]=&quot;Electric&quot;;0;2))))))" office:value-type="float" office:value="2" calcext:value-type="float">
            <text:p>2</text:p>
          </table:table-cell>
          <table:table-cell table:formula="of:=INT([.Q218]/10000)" office:value-type="float" office:value="0" calcext:value-type="float">
            <text:p>0</text:p>
          </table:table-cell>
          <table:table-cell table:formula="of:=INT([.F218]/1000)" office:value-type="float" office:value="0" calcext:value-type="float">
            <text:p>0</text:p>
          </table:table-cell>
          <table:table-cell table:formula="of:=INT([.L218]/10000)" office:value-type="float" office:value="1" calcext:value-type="float">
            <text:p>1</text:p>
          </table:table-cell>
          <table:table-cell table:formula="of:=[.W218]*[.X218]+[.Y218]+[.Z218]" office:value-type="float" office:value="1" calcext:value-type="float">
            <text:p>1</text:p>
          </table:table-cell>
          <table:table-cell table:formula="of:=INT([.AA2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AMADEA</text:p>
          </table:table-cell>
          <table:table-cell table:style-name="ce11" office:value-type="float" office:value="368260150" calcext:value-type="float">
            <text:p>36826015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9]=&quot;hybrid&quot;;0;IF([.V219]=&quot;LNG&quot;;0.5;IF([.V219]=&quot;Fuel &amp; LNG&quot;;1;IF([.V219]=&quot;Heavy Fuel Oil&quot;;3;IF([.V219]=&quot;Sail&quot;;0;IF([.V219]=&quot;Electric&quot;;0;2))))))" office:value-type="float" office:value="2" calcext:value-type="float">
            <text:p>2</text:p>
          </table:table-cell>
          <table:table-cell table:formula="of:=INT([.Q219]/10000)" office:value-type="float" office:value="0" calcext:value-type="float">
            <text:p>0</text:p>
          </table:table-cell>
          <table:table-cell table:formula="of:=INT([.F219]/1000)" office:value-type="float" office:value="0" calcext:value-type="float">
            <text:p>0</text:p>
          </table:table-cell>
          <table:table-cell table:formula="of:=INT([.L219]/10000)" office:value-type="float" office:value="0" calcext:value-type="float">
            <text:p>0</text:p>
          </table:table-cell>
          <table:table-cell table:formula="of:=[.W219]*[.X219]+[.Y219]+[.Z219]" office:value-type="float" office:value="0" calcext:value-type="float">
            <text:p>0</text:p>
          </table:table-cell>
          <table:table-cell table:formula="of:=INT([.AA2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5" office:value-type="string" calcext:value-type="string">
            <text:p>CELEBRITY APEX</text:p>
          </table:table-cell>
          <table:table-cell office:value-type="float" office:value="215105000" calcext:value-type="float">
            <text:p>215105000</text:p>
          </table:table-cell>
          <table:table-cell table:style-name="ce15" office:value-type="float" office:value="9838383" calcext:value-type="float">
            <text:p>9838383</text:p>
          </table:table-cell>
          <table:table-cell office:value-type="string" calcext:value-type="string">
            <text:p>passenger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0818" calcext:value-type="float">
            <text:p>1308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7960" calcext:value-type="float">
            <text:p>579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0]=&quot;hybrid&quot;;0;IF([.V220]=&quot;LNG&quot;;0.5;IF([.V220]=&quot;Fuel &amp; LNG&quot;;1;IF([.V220]=&quot;Heavy Fuel Oil&quot;;3;IF([.V220]=&quot;Sail&quot;;0;IF([.V220]=&quot;Electric&quot;;0;2))))))" office:value-type="float" office:value="2" calcext:value-type="float">
            <text:p>2</text:p>
          </table:table-cell>
          <table:table-cell table:formula="of:=INT([.Q220]/10000)" office:value-type="float" office:value="5" calcext:value-type="float">
            <text:p>5</text:p>
          </table:table-cell>
          <table:table-cell table:formula="of:=INT([.F220]/1000)" office:value-type="float" office:value="3" calcext:value-type="float">
            <text:p>3</text:p>
          </table:table-cell>
          <table:table-cell table:formula="of:=INT([.L220]/10000)" office:value-type="float" office:value="13" calcext:value-type="float">
            <text:p>13</text:p>
          </table:table-cell>
          <table:table-cell table:formula="of:=[.W220]*[.X220]+[.Y220]+[.Z220]" office:value-type="float" office:value="26" calcext:value-type="float">
            <text:p>26</text:p>
          </table:table-cell>
          <table:table-cell table:formula="of:=INT([.AA2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SILIENT LADY</text:p>
          </table:table-cell>
          <table:table-cell office:value-type="float" office:value="311001056" calcext:value-type="float">
            <text:p>311001056</text:p>
          </table:table-cell>
          <table:table-cell office:value-type="float" office:value="9805348" calcext:value-type="float">
            <text:p>9805348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1]=&quot;hybrid&quot;;0;IF([.V221]=&quot;LNG&quot;;0.5;IF([.V221]=&quot;Fuel &amp; LNG&quot;;1;IF([.V221]=&quot;Heavy Fuel Oil&quot;;3;IF([.V221]=&quot;Sail&quot;;0;IF([.V221]=&quot;Electric&quot;;0;2))))))" office:value-type="float" office:value="2" calcext:value-type="float">
            <text:p>2</text:p>
          </table:table-cell>
          <table:table-cell table:formula="of:=INT([.Q221]/10000)" office:value-type="float" office:value="8" calcext:value-type="float">
            <text:p>8</text:p>
          </table:table-cell>
          <table:table-cell table:formula="of:=INT([.F221]/1000)" office:value-type="float" office:value="2" calcext:value-type="float">
            <text:p>2</text:p>
          </table:table-cell>
          <table:table-cell table:formula="of:=INT([.L221]/10000)" office:value-type="float" office:value="11" calcext:value-type="float">
            <text:p>11</text:p>
          </table:table-cell>
          <table:table-cell table:formula="of:=[.W221]*[.X221]+[.Y221]+[.Z221]" office:value-type="float" office:value="29" calcext:value-type="float">
            <text:p>29</text:p>
          </table:table-cell>
          <table:table-cell table:formula="of:=INT([.AA22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5" office:value-type="string" calcext:value-type="string">
            <text:p>BLUE CIRCLE</text:p>
          </table:table-cell>
          <table:table-cell table:style-name="ce15" office:value-type="float" office:value="225997278" calcext:value-type="float">
            <text:p>22599727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lectric</text:p>
          </table:table-cell>
          <table:table-cell table:formula="of:=IF([.V222]=&quot;hybrid&quot;;0;IF([.V222]=&quot;LNG&quot;;0.5;IF([.V222]=&quot;Fuel &amp; LNG&quot;;1;IF([.V222]=&quot;Heavy Fuel Oil&quot;;3;IF([.V222]=&quot;Sail&quot;;0;IF([.V222]=&quot;Electric&quot;;0;2))))))" office:value-type="float" office:value="0" calcext:value-type="float">
            <text:p>0</text:p>
          </table:table-cell>
          <table:table-cell table:formula="of:=INT([.Q222]/10000)" office:value-type="float" office:value="0" calcext:value-type="float">
            <text:p>0</text:p>
          </table:table-cell>
          <table:table-cell table:formula="of:=INT([.F222]/1000)" office:value-type="float" office:value="0" calcext:value-type="float">
            <text:p>0</text:p>
          </table:table-cell>
          <table:table-cell table:formula="of:=INT([.L222]/10000)" office:value-type="float" office:value="0" calcext:value-type="float">
            <text:p>0</text:p>
          </table:table-cell>
          <table:table-cell table:formula="of:=[.W222]*[.X222]+[.Y222]+[.Z222]" office:value-type="float" office:value="0" calcext:value-type="float">
            <text:p>0</text:p>
          </table:table-cell>
          <table:table-cell table:formula="of:=INT([.AA22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CIUDAD DE SOLLER</text:p>
          </table:table-cell>
          <table:table-cell table:style-name="ce15" office:value-type="float" office:value="224729000" calcext:value-type="float">
            <text:p>224729000</text:p>
          </table:table-cell>
          <table:table-cell table:style-name="ce15" office:value-type="float" office:value="9137997" calcext:value-type="float">
            <text:p>9137997</text:p>
          </table:table-cell>
          <table:table-cell office:value-type="string" calcext:value-type="string">
            <text:p>passenger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958" calcext:value-type="float">
            <text:p>33958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3]=&quot;hybrid&quot;;0;IF([.V223]=&quot;LNG&quot;;0.5;IF([.V223]=&quot;Fuel &amp; LNG&quot;;1;IF([.V223]=&quot;Heavy Fuel Oil&quot;;3;IF([.V223]=&quot;Sail&quot;;0;IF([.V223]=&quot;Electric&quot;;0;2))))))" office:value-type="float" office:value="2" calcext:value-type="float">
            <text:p>2</text:p>
          </table:table-cell>
          <table:table-cell table:formula="of:=INT([.Q223]/10000)" office:value-type="float" office:value="2" calcext:value-type="float">
            <text:p>2</text:p>
          </table:table-cell>
          <table:table-cell table:formula="of:=INT([.F223]/1000)" office:value-type="float" office:value="0" calcext:value-type="float">
            <text:p>0</text:p>
          </table:table-cell>
          <table:table-cell table:formula="of:=INT([.L223]/10000)" office:value-type="float" office:value="3" calcext:value-type="float">
            <text:p>3</text:p>
          </table:table-cell>
          <table:table-cell table:formula="of:=[.W223]*[.X223]+[.Y223]+[.Z223]" office:value-type="float" office:value="7" calcext:value-type="float">
            <text:p>7</text:p>
          </table:table-cell>
          <table:table-cell table:formula="of:=INT([.AA2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FORZA</text:p>
          </table:table-cell>
          <table:table-cell table:style-name="ce15" office:value-type="float" office:value="247286100" calcext:value-type="float">
            <text:p>247286100</text:p>
          </table:table-cell>
          <table:table-cell table:style-name="ce15" office:value-type="float" office:value="9458523" calcext:value-type="float">
            <text:p>9458523</text:p>
          </table:table-cell>
          <table:table-cell office:value-type="string" calcext:value-type="string">
            <text:p>passeng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15" office:value-type="float" office:value="25518" calcext:value-type="float">
            <text:p>25518</text:p>
          </table:table-cell>
          <table:table-cell table:number-columns-repeated="4"/>
          <table:table-cell table:style-name="ce15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4]=&quot;hybrid&quot;;0;IF([.V224]=&quot;LNG&quot;;0.5;IF([.V224]=&quot;Fuel &amp; LNG&quot;;1;IF([.V224]=&quot;Heavy Fuel Oil&quot;;3;IF([.V224]=&quot;Sail&quot;;0;IF([.V224]=&quot;Electric&quot;;0;2))))))" office:value-type="float" office:value="2" calcext:value-type="float">
            <text:p>2</text:p>
          </table:table-cell>
          <table:table-cell table:formula="of:=INT([.Q224]/10000)" office:value-type="float" office:value="2" calcext:value-type="float">
            <text:p>2</text:p>
          </table:table-cell>
          <table:table-cell table:formula="of:=INT([.F224]/1000)" office:value-type="float" office:value="0" calcext:value-type="float">
            <text:p>0</text:p>
          </table:table-cell>
          <table:table-cell table:formula="of:=INT([.L224]/10000)" office:value-type="float" office:value="2" calcext:value-type="float">
            <text:p>2</text:p>
          </table:table-cell>
          <table:table-cell table:formula="of:=[.W224]*[.X224]+[.Y224]+[.Z224]" office:value-type="float" office:value="6" calcext:value-type="float">
            <text:p>6</text:p>
          </table:table-cell>
          <table:table-cell table:formula="of:=INT([.AA22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GALODON</text:p>
          </table:table-cell>
          <table:table-cell office:value-type="float" office:value="225998471" calcext:value-type="float">
            <text:p>2259984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5]=&quot;hybrid&quot;;0;IF([.V225]=&quot;LNG&quot;;0.5;IF([.V225]=&quot;Fuel &amp; LNG&quot;;1;IF([.V225]=&quot;Heavy Fuel Oil&quot;;3;IF([.V225]=&quot;Sail&quot;;0;IF([.V225]=&quot;Electric&quot;;0;2))))))" office:value-type="float" office:value="2" calcext:value-type="float">
            <text:p>2</text:p>
          </table:table-cell>
          <table:table-cell table:formula="of:=INT([.Q225]/10000)" office:value-type="float" office:value="0" calcext:value-type="float">
            <text:p>0</text:p>
          </table:table-cell>
          <table:table-cell table:formula="of:=INT([.F225]/1000)" office:value-type="float" office:value="0" calcext:value-type="float">
            <text:p>0</text:p>
          </table:table-cell>
          <table:table-cell table:formula="of:=INT([.L225]/10000)" office:value-type="float" office:value="0" calcext:value-type="float">
            <text:p>0</text:p>
          </table:table-cell>
          <table:table-cell table:formula="of:=[.W225]*[.X225]+[.Y225]+[.Z225]" office:value-type="float" office:value="0" calcext:value-type="float">
            <text:p>0</text:p>
          </table:table-cell>
          <table:table-cell table:formula="of:=INT([.AA22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STA PACIFICA</text:p>
          </table:table-cell>
          <table:table-cell table:style-name="ce15" office:value-type="float" office:value="247258100" calcext:value-type="float">
            <text:p>247258100</text:p>
          </table:table-cell>
          <table:table-cell table:style-name="ce15" office:value-type="float" office:value="9378498" calcext:value-type="float">
            <text:p>9378498</text:p>
          </table:table-cell>
          <table:table-cell office:value-type="string" calcext:value-type="string">
            <text:p>passenger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4425" calcext:value-type="float">
            <text:p>114425</text:p>
          </table:table-cell>
          <table:table-cell table:number-columns-repeated="4"/>
          <table:table-cell table:style-name="ce15"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6]=&quot;hybrid&quot;;0;IF([.V226]=&quot;LNG&quot;;0.5;IF([.V226]=&quot;Fuel &amp; LNG&quot;;1;IF([.V226]=&quot;Heavy Fuel Oil&quot;;3;IF([.V226]=&quot;Sail&quot;;0;IF([.V226]=&quot;Electric&quot;;0;2))))))" office:value-type="float" office:value="2" calcext:value-type="float">
            <text:p>2</text:p>
          </table:table-cell>
          <table:table-cell table:formula="of:=INT([.Q226]/10000)" office:value-type="float" office:value="4" calcext:value-type="float">
            <text:p>4</text:p>
          </table:table-cell>
          <table:table-cell table:formula="of:=INT([.F226]/1000)" office:value-type="float" office:value="3" calcext:value-type="float">
            <text:p>3</text:p>
          </table:table-cell>
          <table:table-cell table:formula="of:=INT([.L226]/10000)" office:value-type="float" office:value="11" calcext:value-type="float">
            <text:p>11</text:p>
          </table:table-cell>
          <table:table-cell table:formula="of:=[.W226]*[.X226]+[.Y226]+[.Z226]" office:value-type="float" office:value="22" calcext:value-type="float">
            <text:p>22</text:p>
          </table:table-cell>
          <table:table-cell table:formula="of:=INT([.AA2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ELEBRITY ASCENT</text:p>
          </table:table-cell>
          <table:table-cell table:style-name="ce15" office:value-type="float" office:value="256191000" calcext:value-type="float">
            <text:p>256191000</text:p>
          </table:table-cell>
          <table:table-cell table:style-name="ce15" office:value-type="float" office:value="9838400" calcext:value-type="float">
            <text:p>9838400</text:p>
          </table:table-cell>
          <table:table-cell office:value-type="string" calcext:value-type="string">
            <text:p>passenger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15"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5" office:value-type="float" office:value="141420" calcext:value-type="float">
            <text:p>141420</text:p>
          </table:table-cell>
          <table:table-cell table:number-columns-repeated="4"/>
          <table:table-cell office:value-type="float" office:value="71949" calcext:value-type="float">
            <text:p>7194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7]=&quot;hybrid&quot;;0;IF([.V227]=&quot;LNG&quot;;0.5;IF([.V227]=&quot;Fuel &amp; LNG&quot;;1;IF([.V227]=&quot;Heavy Fuel Oil&quot;;3;IF([.V227]=&quot;Sail&quot;;0;IF([.V227]=&quot;Electric&quot;;0;2))))))" office:value-type="float" office:value="2" calcext:value-type="float">
            <text:p>2</text:p>
          </table:table-cell>
          <table:table-cell table:formula="of:=INT([.Q227]/10000)" office:value-type="float" office:value="7" calcext:value-type="float">
            <text:p>7</text:p>
          </table:table-cell>
          <table:table-cell table:formula="of:=INT([.F227]/1000)" office:value-type="float" office:value="3" calcext:value-type="float">
            <text:p>3</text:p>
          </table:table-cell>
          <table:table-cell table:formula="of:=INT([.L227]/10000)" office:value-type="float" office:value="14" calcext:value-type="float">
            <text:p>14</text:p>
          </table:table-cell>
          <table:table-cell table:formula="of:=[.W227]*[.X227]+[.Y227]+[.Z227]" office:value-type="float" office:value="31" calcext:value-type="float">
            <text:p>31</text:p>
          </table:table-cell>
          <table:table-cell table:formula="of:=INT([.AA22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RPE <text:s/>DIEM <text:s/>UNO</text:p>
          </table:table-cell>
          <table:table-cell office:value-type="float" office:value="225997408" calcext:value-type="float">
            <text:p>22599740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8]=&quot;hybrid&quot;;0;IF([.V228]=&quot;LNG&quot;;0.5;IF([.V228]=&quot;Fuel &amp; LNG&quot;;1;IF([.V228]=&quot;Heavy Fuel Oil&quot;;3;IF([.V228]=&quot;Sail&quot;;0;IF([.V228]=&quot;Electric&quot;;0;2))))))" office:value-type="float" office:value="2" calcext:value-type="float">
            <text:p>2</text:p>
          </table:table-cell>
          <table:table-cell table:formula="of:=INT([.Q228]/10000)" office:value-type="float" office:value="0" calcext:value-type="float">
            <text:p>0</text:p>
          </table:table-cell>
          <table:table-cell table:formula="of:=INT([.F228]/1000)" office:value-type="float" office:value="0" calcext:value-type="float">
            <text:p>0</text:p>
          </table:table-cell>
          <table:table-cell table:formula="of:=INT([.L228]/10000)" office:value-type="float" office:value="0" calcext:value-type="float">
            <text:p>0</text:p>
          </table:table-cell>
          <table:table-cell table:formula="of:=[.W228]*[.X228]+[.Y228]+[.Z228]" office:value-type="float" office:value="0" calcext:value-type="float">
            <text:p>0</text:p>
          </table:table-cell>
          <table:table-cell table:formula="of:=INT([.AA22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THEM OF THE SEAS</text:p>
          </table:table-cell>
          <table:table-cell table:style-name="ce15" office:value-type="float" office:value="311000274" calcext:value-type="float">
            <text:p>311000274</text:p>
          </table:table-cell>
          <table:table-cell table:style-name="ce15" office:value-type="float" office:value="9656101" calcext:value-type="float">
            <text:p>9656101</text:p>
          </table:table-cell>
          <table:table-cell office:value-type="string" calcext:value-type="string">
            <text:p>passenger</text:p>
          </table:table-cell>
          <table:table-cell office:value-type="float" office:value="4905" calcext:value-type="float">
            <text:p>490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15" office:value-type="float" office:value="168666" calcext:value-type="float">
            <text:p>168666</text:p>
          </table:table-cell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9]=&quot;hybrid&quot;;0;IF([.V229]=&quot;LNG&quot;;0.5;IF([.V229]=&quot;Fuel &amp; LNG&quot;;1;IF([.V229]=&quot;Heavy Fuel Oil&quot;;3;IF([.V229]=&quot;Sail&quot;;0;IF([.V229]=&quot;Electric&quot;;0;2))))))" office:value-type="float" office:value="2" calcext:value-type="float">
            <text:p>2</text:p>
          </table:table-cell>
          <table:table-cell table:formula="of:=INT([.Q229]/10000)" office:value-type="float" office:value="7" calcext:value-type="float">
            <text:p>7</text:p>
          </table:table-cell>
          <table:table-cell table:formula="of:=INT([.F229]/1000)" office:value-type="float" office:value="4" calcext:value-type="float">
            <text:p>4</text:p>
          </table:table-cell>
          <table:table-cell table:formula="of:=INT([.L229]/10000)" office:value-type="float" office:value="16" calcext:value-type="float">
            <text:p>16</text:p>
          </table:table-cell>
          <table:table-cell table:formula="of:=[.W229]*[.X229]+[.Y229]+[.Z229]" office:value-type="float" office:value="34" calcext:value-type="float">
            <text:p>34</text:p>
          </table:table-cell>
          <table:table-cell table:formula="of:=INT([.AA22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BRITANNIA</text:p>
          </table:table-cell>
          <table:table-cell office:value-type="float" office:value="235106595" calcext:value-type="float">
            <text:p>235106595</text:p>
          </table:table-cell>
          <table:table-cell table:style-name="ce15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3730" calcext:value-type="float">
            <text:p>143730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0]=&quot;hybrid&quot;;0;IF([.V230]=&quot;LNG&quot;;0.5;IF([.V230]=&quot;Fuel &amp; LNG&quot;;1;IF([.V230]=&quot;Heavy Fuel Oil&quot;;3;IF([.V230]=&quot;Sail&quot;;0;IF([.V230]=&quot;Electric&quot;;0;2))))))" office:value-type="float" office:value="2" calcext:value-type="float">
            <text:p>2</text:p>
          </table:table-cell>
          <table:table-cell table:formula="of:=INT([.Q230]/10000)" office:value-type="float" office:value="6" calcext:value-type="float">
            <text:p>6</text:p>
          </table:table-cell>
          <table:table-cell table:formula="of:=INT([.F230]/1000)" office:value-type="float" office:value="3" calcext:value-type="float">
            <text:p>3</text:p>
          </table:table-cell>
          <table:table-cell table:formula="of:=INT([.L230]/10000)" office:value-type="float" office:value="14" calcext:value-type="float">
            <text:p>14</text:p>
          </table:table-cell>
          <table:table-cell table:formula="of:=[.W230]*[.X230]+[.Y230]+[.Z230]" office:value-type="float" office:value="29" calcext:value-type="float">
            <text:p>29</text:p>
          </table:table-cell>
          <table:table-cell table:formula="of:=INT([.AA23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5" office:value-type="string" calcext:value-type="string">
            <text:p>OASIS OF THE SEAS</text:p>
          </table:table-cell>
          <table:table-cell office:value-type="float" office:value="311020600" calcext:value-type="float">
            <text:p>311020600</text:p>
          </table:table-cell>
          <table:table-cell table:style-name="ce15" office:value-type="float" office:value="9383936" calcext:value-type="float">
            <text:p>9383936</text:p>
          </table:table-cell>
          <table:table-cell office:value-type="string" calcext:value-type="string">
            <text:p>passenger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5282" calcext:value-type="float">
            <text:p>225282</text:p>
          </table:table-cell>
          <table:table-cell table:number-columns-repeated="4"/>
          <table:table-cell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1]=&quot;hybrid&quot;;0;IF([.V231]=&quot;LNG&quot;;0.5;IF([.V231]=&quot;Fuel &amp; LNG&quot;;1;IF([.V231]=&quot;Heavy Fuel Oil&quot;;3;IF([.V231]=&quot;Sail&quot;;0;IF([.V231]=&quot;Electric&quot;;0;2))))))" office:value-type="float" office:value="2" calcext:value-type="float">
            <text:p>2</text:p>
          </table:table-cell>
          <table:table-cell table:formula="of:=INT([.Q231]/10000)" office:value-type="float" office:value="9" calcext:value-type="float">
            <text:p>9</text:p>
          </table:table-cell>
          <table:table-cell table:formula="of:=INT([.F231]/1000)" office:value-type="float" office:value="5" calcext:value-type="float">
            <text:p>5</text:p>
          </table:table-cell>
          <table:table-cell table:formula="of:=INT([.L231]/10000)" office:value-type="float" office:value="22" calcext:value-type="float">
            <text:p>22</text:p>
          </table:table-cell>
          <table:table-cell table:formula="of:=[.W231]*[.X231]+[.Y231]+[.Z231]" office:value-type="float" office:value="45" calcext:value-type="float">
            <text:p>45</text:p>
          </table:table-cell>
          <table:table-cell table:formula="of:=INT([.AA231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UROPA 2</text:p>
          </table:table-cell>
          <table:table-cell table:style-name="ce15" office:value-type="float" office:value="229378000" calcext:value-type="float">
            <text:p>229378000</text:p>
          </table:table-cell>
          <table:table-cell table:style-name="ce15" office:value-type="float" office:value="9616230" calcext:value-type="float">
            <text:p>9616230</text:p>
          </table:table-cell>
          <table:table-cell office:value-type="string" calcext:value-type="string">
            <text:p>passenger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830" calcext:value-type="float">
            <text:p>42830</text:p>
          </table:table-cell>
          <table:table-cell table:number-columns-repeated="4"/>
          <table:table-cell office:value-type="float" office:value="15500" calcext:value-type="float">
            <text:p>15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2]=&quot;hybrid&quot;;0;IF([.V232]=&quot;LNG&quot;;0.5;IF([.V232]=&quot;Fuel &amp; LNG&quot;;1;IF([.V232]=&quot;Heavy Fuel Oil&quot;;3;IF([.V232]=&quot;Sail&quot;;0;IF([.V232]=&quot;Electric&quot;;0;2))))))" office:value-type="float" office:value="2" calcext:value-type="float">
            <text:p>2</text:p>
          </table:table-cell>
          <table:table-cell table:formula="of:=INT([.Q232]/10000)" office:value-type="float" office:value="1" calcext:value-type="float">
            <text:p>1</text:p>
          </table:table-cell>
          <table:table-cell table:formula="of:=INT([.F232]/1000)" office:value-type="float" office:value="0" calcext:value-type="float">
            <text:p>0</text:p>
          </table:table-cell>
          <table:table-cell table:formula="of:=INT([.L232]/10000)" office:value-type="float" office:value="4" calcext:value-type="float">
            <text:p>4</text:p>
          </table:table-cell>
          <table:table-cell table:formula="of:=[.W232]*[.X232]+[.Y232]+[.Z232]" office:value-type="float" office:value="6" calcext:value-type="float">
            <text:p>6</text:p>
          </table:table-cell>
          <table:table-cell table:formula="of:=INT([.AA23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5" office:value-type="string" calcext:value-type="string">
            <text:p>NORWEGIAN ESCAPE</text:p>
          </table:table-cell>
          <table:table-cell table:style-name="ce15" office:value-type="float" office:value="311000341" calcext:value-type="float">
            <text:p>311000341</text:p>
          </table:table-cell>
          <table:table-cell table:style-name="ce15" office:value-type="float" office:value="9677076" calcext:value-type="float">
            <text:p>9677076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4266" calcext:value-type="float">
            <text:p>426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4998" calcext:value-type="float">
            <text:p>164998</text:p>
          </table:table-cell>
          <table:table-cell table:number-columns-repeated="4"/>
          <table:table-cell office:value-type="float" office:value="76800" calcext:value-type="float">
            <text:p>7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3]=&quot;hybrid&quot;;0;IF([.V233]=&quot;LNG&quot;;0.5;IF([.V233]=&quot;Fuel &amp; LNG&quot;;1;IF([.V233]=&quot;Heavy Fuel Oil&quot;;3;IF([.V233]=&quot;Sail&quot;;0;IF([.V233]=&quot;Electric&quot;;0;2))))))" office:value-type="float" office:value="2" calcext:value-type="float">
            <text:p>2</text:p>
          </table:table-cell>
          <table:table-cell table:formula="of:=INT([.Q233]/10000)" office:value-type="float" office:value="7" calcext:value-type="float">
            <text:p>7</text:p>
          </table:table-cell>
          <table:table-cell table:formula="of:=INT([.F233]/1000)" office:value-type="float" office:value="4" calcext:value-type="float">
            <text:p>4</text:p>
          </table:table-cell>
          <table:table-cell table:formula="of:=INT([.L233]/10000)" office:value-type="float" office:value="16" calcext:value-type="float">
            <text:p>16</text:p>
          </table:table-cell>
          <table:table-cell table:formula="of:=[.W233]*[.X233]+[.Y233]+[.Z233]" office:value-type="float" office:value="34" calcext:value-type="float">
            <text:p>34</text:p>
          </table:table-cell>
          <table:table-cell table:formula="of:=INT([.AA23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ASTERLY SIRIUS</text:p>
          </table:table-cell>
          <table:table-cell office:value-type="float" office:value="538010211" calcext:value-type="float">
            <text:p>538010211</text:p>
          </table:table-cell>
          <table:table-cell office:value-type="float" office:value="9455052" calcext:value-type="float">
            <text:p>9455052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15" office:value-type="float" office:value="23373" calcext:value-type="float">
            <text:p>23373</text:p>
          </table:table-cell>
          <table:table-cell table:number-columns-repeated="4"/>
          <table:table-cell table:style-name="ce15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4]=&quot;hybrid&quot;;0;IF([.V234]=&quot;LNG&quot;;0.5;IF([.V234]=&quot;Fuel &amp; LNG&quot;;1;IF([.V234]=&quot;Heavy Fuel Oil&quot;;3;IF([.V234]=&quot;Sail&quot;;0;IF([.V234]=&quot;Electric&quot;;0;2))))))" office:value-type="float" office:value="2" calcext:value-type="float">
            <text:p>2</text:p>
          </table:table-cell>
          <table:table-cell table:formula="of:=INT([.Q234]/10000)" office:value-type="float" office:value="0" calcext:value-type="float">
            <text:p>0</text:p>
          </table:table-cell>
          <table:table-cell table:formula="of:=INT([.F234]/1000)" office:value-type="float" office:value="0" calcext:value-type="float">
            <text:p>0</text:p>
          </table:table-cell>
          <table:table-cell table:formula="of:=INT([.L234]/10000)" office:value-type="float" office:value="2" calcext:value-type="float">
            <text:p>2</text:p>
          </table:table-cell>
          <table:table-cell table:formula="of:=[.W234]*[.X234]+[.Y234]+[.Z234]" office:value-type="float" office:value="2" calcext:value-type="float">
            <text:p>2</text:p>
          </table:table-cell>
          <table:table-cell table:formula="of:=INT([.AA2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BREIZ ILE ON</text:p>
          </table:table-cell>
          <table:table-cell office:value-type="float" office:value="256735000" calcext:value-type="float">
            <text:p>256735000</text:p>
          </table:table-cell>
          <table:table-cell table:style-name="ce15" office:value-type="float" office:value="9580974" calcext:value-type="float">
            <text:p>9580974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235]=&quot;hybrid&quot;;0;IF([.V235]=&quot;LNG&quot;;0.5;IF([.V235]=&quot;Fuel &amp; LNG&quot;;1;IF([.V235]=&quot;Heavy Fuel Oil&quot;;3;IF([.V235]=&quot;Sail&quot;;0;IF([.V235]=&quot;Electric&quot;;0;2))))))" office:value-type="float" office:value="0" calcext:value-type="float">
            <text:p>0</text:p>
          </table:table-cell>
          <table:table-cell table:formula="of:=INT([.Q235]/10000)" office:value-type="float" office:value="0" calcext:value-type="float">
            <text:p>0</text:p>
          </table:table-cell>
          <table:table-cell table:formula="of:=INT([.F235]/1000)" office:value-type="float" office:value="0" calcext:value-type="float">
            <text:p>0</text:p>
          </table:table-cell>
          <table:table-cell table:formula="of:=INT([.L235]/10000)" office:value-type="float" office:value="0" calcext:value-type="float">
            <text:p>0</text:p>
          </table:table-cell>
          <table:table-cell table:formula="of:=[.W235]*[.X235]+[.Y235]+[.Z235]" office:value-type="float" office:value="0" calcext:value-type="float">
            <text:p>0</text:p>
          </table:table-cell>
          <table:table-cell table:formula="of:=INT([.AA2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ACONGER</text:p>
          </table:table-cell>
          <table:table-cell table:style-name="ce15" office:value-type="float" office:value="211822000" calcext:value-type="float">
            <text:p>211822000</text:p>
          </table:table-cell>
          <table:table-cell table:style-name="ce15" office:value-type="float" office:value="9352298" calcext:value-type="float">
            <text:p>9352298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005" calcext:value-type="float">
            <text:p>2005</text:p>
          </table:table-cell>
          <table:table-cell/>
          <table:table-cell office:value-type="float" office:value="21329" calcext:value-type="float">
            <text:p>21329</text:p>
          </table:table-cell>
          <table:table-cell table:number-columns-repeated="4"/>
          <table:table-cell office:value-type="float" office:value="8340" calcext:value-type="float">
            <text:p>83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6]=&quot;hybrid&quot;;0;IF([.V236]=&quot;LNG&quot;;0.5;IF([.V236]=&quot;Fuel &amp; LNG&quot;;1;IF([.V236]=&quot;Heavy Fuel Oil&quot;;3;IF([.V236]=&quot;Sail&quot;;0;IF([.V236]=&quot;Electric&quot;;0;2))))))" office:value-type="float" office:value="2" calcext:value-type="float">
            <text:p>2</text:p>
          </table:table-cell>
          <table:table-cell table:formula="of:=INT([.Q236]/10000)" office:value-type="float" office:value="0" calcext:value-type="float">
            <text:p>0</text:p>
          </table:table-cell>
          <table:table-cell table:formula="of:=INT([.F236]/1000)" office:value-type="float" office:value="0" calcext:value-type="float">
            <text:p>0</text:p>
          </table:table-cell>
          <table:table-cell table:formula="of:=INT([.L236]/10000)" office:value-type="float" office:value="2" calcext:value-type="float">
            <text:p>2</text:p>
          </table:table-cell>
          <table:table-cell table:formula="of:=[.W236]*[.X236]+[.Y236]+[.Z236]" office:value-type="float" office:value="2" calcext:value-type="float">
            <text:p>2</text:p>
          </table:table-cell>
          <table:table-cell table:formula="of:=INT([.AA2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NTIME</text:p>
          </table:table-cell>
          <table:table-cell table:style-name="ce15" office:value-type="float" office:value="256783000" calcext:value-type="float">
            <text:p>256783000</text:p>
          </table:table-cell>
          <table:table-cell table:style-name="ce15" office:value-type="float" office:value="9291365" calcext:value-type="float">
            <text:p>9291365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7]=&quot;hybrid&quot;;0;IF([.V237]=&quot;LNG&quot;;0.5;IF([.V237]=&quot;Fuel &amp; LNG&quot;;1;IF([.V237]=&quot;Heavy Fuel Oil&quot;;3;IF([.V237]=&quot;Sail&quot;;0;IF([.V237]=&quot;Electric&quot;;0;2))))))" office:value-type="float" office:value="2" calcext:value-type="float">
            <text:p>2</text:p>
          </table:table-cell>
          <table:table-cell table:formula="of:=INT([.Q237]/10000)" office:value-type="float" office:value="0" calcext:value-type="float">
            <text:p>0</text:p>
          </table:table-cell>
          <table:table-cell table:formula="of:=INT([.F237]/1000)" office:value-type="float" office:value="0" calcext:value-type="float">
            <text:p>0</text:p>
          </table:table-cell>
          <table:table-cell table:formula="of:=INT([.L237]/10000)" office:value-type="float" office:value="0" calcext:value-type="float">
            <text:p>0</text:p>
          </table:table-cell>
          <table:table-cell table:formula="of:=[.W237]*[.X237]+[.Y237]+[.Z237]" office:value-type="float" office:value="0" calcext:value-type="float">
            <text:p>0</text:p>
          </table:table-cell>
          <table:table-cell table:formula="of:=INT([.AA2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CARLET LADY</text:p>
          </table:table-cell>
          <table:table-cell table:style-name="ce15" office:value-type="float" office:value="311000807" calcext:value-type="float">
            <text:p>311000807</text:p>
          </table:table-cell>
          <table:table-cell table:style-name="ce15" office:value-type="float" office:value="9804801" calcext:value-type="float">
            <text:p>9804801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110000" calcext:value-type="float">
            <text:p>1100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8]=&quot;hybrid&quot;;0;IF([.V238]=&quot;LNG&quot;;0.5;IF([.V238]=&quot;Fuel &amp; LNG&quot;;1;IF([.V238]=&quot;Heavy Fuel Oil&quot;;3;IF([.V238]=&quot;Sail&quot;;0;IF([.V238]=&quot;Electric&quot;;0;2))))))" office:value-type="float" office:value="2" calcext:value-type="float">
            <text:p>2</text:p>
          </table:table-cell>
          <table:table-cell table:formula="of:=INT([.Q238]/10000)" office:value-type="float" office:value="4" calcext:value-type="float">
            <text:p>4</text:p>
          </table:table-cell>
          <table:table-cell table:formula="of:=INT([.F238]/1000)" office:value-type="float" office:value="2" calcext:value-type="float">
            <text:p>2</text:p>
          </table:table-cell>
          <table:table-cell table:formula="of:=INT([.L238]/10000)" office:value-type="float" office:value="11" calcext:value-type="float">
            <text:p>11</text:p>
          </table:table-cell>
          <table:table-cell table:formula="of:=[.W238]*[.X238]+[.Y238]+[.Z238]" office:value-type="float" office:value="21" calcext:value-type="float">
            <text:p>21</text:p>
          </table:table-cell>
          <table:table-cell table:formula="of:=INT([.AA23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AIR WONDER</text:p>
          </table:table-cell>
          <table:table-cell table:style-name="ce15" office:value-type="float" office:value="636016406" calcext:value-type="float">
            <text:p>636016406</text:p>
          </table:table-cell>
          <table:table-cell table:style-name="ce15" office:value-type="float" office:value="9327449" calcext:value-type="float">
            <text:p>932744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5" office:value-type="float" office:value="27916" calcext:value-type="float">
            <text:p>27916</text:p>
          </table:table-cell>
          <table:table-cell table:number-columns-repeated="4"/>
          <table:table-cell table:style-name="ce15" office:value-type="float" office:value="11636" calcext:value-type="float">
            <text:p>11636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39]=&quot;hybrid&quot;;0;IF([.V239]=&quot;LNG&quot;;0.5;IF([.V239]=&quot;Fuel &amp; LNG&quot;;1;IF([.V239]=&quot;Heavy Fuel Oil&quot;;3;IF([.V239]=&quot;Sail&quot;;0;IF([.V239]=&quot;Electric&quot;;0;2))))))" office:value-type="float" office:value="2" calcext:value-type="float">
            <text:p>2</text:p>
          </table:table-cell>
          <table:table-cell table:formula="of:=INT([.Q239]/10000)" office:value-type="float" office:value="1" calcext:value-type="float">
            <text:p>1</text:p>
          </table:table-cell>
          <table:table-cell table:formula="of:=INT([.F239]/1000)" office:value-type="float" office:value="0" calcext:value-type="float">
            <text:p>0</text:p>
          </table:table-cell>
          <table:table-cell table:formula="of:=INT([.L239]/10000)" office:value-type="float" office:value="2" calcext:value-type="float">
            <text:p>2</text:p>
          </table:table-cell>
          <table:table-cell table:formula="of:=[.W239]*[.X239]+[.Y239]+[.Z239]" office:value-type="float" office:value="4" calcext:value-type="float">
            <text:p>4</text:p>
          </table:table-cell>
          <table:table-cell table:formula="of:=INT([.AA23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STA TOSCANA</text:p>
          </table:table-cell>
          <table:table-cell office:value-type="float" office:value="247431200" calcext:value-type="float">
            <text:p>247431200</text:p>
          </table:table-cell>
          <table:table-cell office:value-type="float" office:value="9781891" calcext:value-type="float">
            <text:p>9781891</text:p>
          </table:table-cell>
          <table:table-cell office:value-type="string" calcext:value-type="string">
            <text:p>passenger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86364" calcext:value-type="float">
            <text:p>186364</text:p>
          </table:table-cell>
          <table:table-cell table:number-columns-repeated="4"/>
          <table:table-cell office:value-type="float" office:value="61760" calcext:value-type="float">
            <text:p>617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0]=&quot;hybrid&quot;;0;IF([.V240]=&quot;LNG&quot;;0.5;IF([.V240]=&quot;Fuel &amp; LNG&quot;;1;IF([.V240]=&quot;Heavy Fuel Oil&quot;;3;IF([.V240]=&quot;Sail&quot;;0;IF([.V240]=&quot;Electric&quot;;0;2))))))" office:value-type="float" office:value="0.5" calcext:value-type="float">
            <text:p>0,5</text:p>
          </table:table-cell>
          <table:table-cell table:formula="of:=INT([.Q240]/10000)" office:value-type="float" office:value="6" calcext:value-type="float">
            <text:p>6</text:p>
          </table:table-cell>
          <table:table-cell table:formula="of:=INT([.F240]/1000)" office:value-type="float" office:value="6" calcext:value-type="float">
            <text:p>6</text:p>
          </table:table-cell>
          <table:table-cell table:formula="of:=INT([.L240]/10000)" office:value-type="float" office:value="18" calcext:value-type="float">
            <text:p>18</text:p>
          </table:table-cell>
          <table:table-cell table:formula="of:=[.W240]*[.X240]+[.Y240]+[.Z240]" office:value-type="float" office:value="27" calcext:value-type="float">
            <text:p>27</text:p>
          </table:table-cell>
          <table:table-cell table:formula="of:=INT([.AA24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VISBORG</text:p>
          </table:table-cell>
          <table:table-cell office:value-type="float" office:value="229455000" calcext:value-type="float">
            <text:p>229455000</text:p>
          </table:table-cell>
          <table:table-cell table:style-name="ce15" office:value-type="float" office:value="9223784" calcext:value-type="float">
            <text:p>9223784</text:p>
          </table:table-cell>
          <table:table-cell office:value-type="string" calcext:value-type="string">
            <text:p>passenger</text:p>
          </table:table-cell>
          <table:table-cell office:value-type="float" office:value="1100" calcext:value-type="float">
            <text:p>1100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5" office:value-type="float" office:value="29746" calcext:value-type="float">
            <text:p>29746</text:p>
          </table:table-cell>
          <table:table-cell table:number-columns-repeated="4"/>
          <table:table-cell table:style-name="ce15"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1]=&quot;hybrid&quot;;0;IF([.V241]=&quot;LNG&quot;;0.5;IF([.V241]=&quot;Fuel &amp; LNG&quot;;1;IF([.V241]=&quot;Heavy Fuel Oil&quot;;3;IF([.V241]=&quot;Sail&quot;;0;IF([.V241]=&quot;Electric&quot;;0;2))))))" office:value-type="float" office:value="2" calcext:value-type="float">
            <text:p>2</text:p>
          </table:table-cell>
          <table:table-cell table:formula="of:=INT([.Q241]/10000)" office:value-type="float" office:value="5" calcext:value-type="float">
            <text:p>5</text:p>
          </table:table-cell>
          <table:table-cell table:formula="of:=INT([.F241]/1000)" office:value-type="float" office:value="1" calcext:value-type="float">
            <text:p>1</text:p>
          </table:table-cell>
          <table:table-cell table:formula="of:=INT([.L241]/10000)" office:value-type="float" office:value="2" calcext:value-type="float">
            <text:p>2</text:p>
          </table:table-cell>
          <table:table-cell table:formula="of:=[.W241]*[.X241]+[.Y241]+[.Z241]" office:value-type="float" office:value="13" calcext:value-type="float">
            <text:p>13</text:p>
          </table:table-cell>
          <table:table-cell table:formula="of:=INT([.AA24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GUARANA</text:p>
          </table:table-cell>
          <table:table-cell table:style-name="ce15" office:value-type="float" office:value="249425000" calcext:value-type="float">
            <text:p>2494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3726" calcext:value-type="float">
            <text:p>3726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2]=&quot;hybrid&quot;;0;IF([.V242]=&quot;LNG&quot;;0.5;IF([.V242]=&quot;Fuel &amp; LNG&quot;;1;IF([.V242]=&quot;Heavy Fuel Oil&quot;;3;IF([.V242]=&quot;Sail&quot;;0;IF([.V242]=&quot;Electric&quot;;0;2))))))" office:value-type="float" office:value="2" calcext:value-type="float">
            <text:p>2</text:p>
          </table:table-cell>
          <table:table-cell table:formula="of:=INT([.Q242]/10000)" office:value-type="float" office:value="0" calcext:value-type="float">
            <text:p>0</text:p>
          </table:table-cell>
          <table:table-cell table:formula="of:=INT([.F242]/1000)" office:value-type="float" office:value="0" calcext:value-type="float">
            <text:p>0</text:p>
          </table:table-cell>
          <table:table-cell table:formula="of:=INT([.L242]/10000)" office:value-type="float" office:value="0" calcext:value-type="float">
            <text:p>0</text:p>
          </table:table-cell>
          <table:table-cell table:formula="of:=[.W242]*[.X242]+[.Y242]+[.Z242]" office:value-type="float" office:value="0" calcext:value-type="float">
            <text:p>0</text:p>
          </table:table-cell>
          <table:table-cell table:formula="of:=INT([.AA2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0" office:value-type="string" calcext:value-type="string">
            <text:p>SEABOURN OVATION</text:p>
          </table:table-cell>
          <table:table-cell office:value-type="float" office:value="311000585" calcext:value-type="float">
            <text:p>311000585</text:p>
          </table:table-cell>
          <table:table-cell table:style-name="ce15" office:value-type="float" office:value="9764958" calcext:value-type="float">
            <text:p>9764958</text:p>
          </table:table-cell>
          <table:table-cell office:value-type="string" calcext:value-type="string">
            <text:p>passenger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41865" calcext:value-type="float">
            <text:p>41865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3]=&quot;hybrid&quot;;0;IF([.V243]=&quot;LNG&quot;;0.5;IF([.V243]=&quot;Fuel &amp; LNG&quot;;1;IF([.V243]=&quot;Heavy Fuel Oil&quot;;3;IF([.V243]=&quot;Sail&quot;;0;IF([.V243]=&quot;Electric&quot;;0;2))))))" office:value-type="float" office:value="2" calcext:value-type="float">
            <text:p>2</text:p>
          </table:table-cell>
          <table:table-cell table:formula="of:=INT([.Q243]/10000)" office:value-type="float" office:value="2" calcext:value-type="float">
            <text:p>2</text:p>
          </table:table-cell>
          <table:table-cell table:formula="of:=INT([.F243]/1000)" office:value-type="float" office:value="0" calcext:value-type="float">
            <text:p>0</text:p>
          </table:table-cell>
          <table:table-cell table:formula="of:=INT([.L243]/10000)" office:value-type="float" office:value="4" calcext:value-type="float">
            <text:p>4</text:p>
          </table:table-cell>
          <table:table-cell table:formula="of:=[.W243]*[.X243]+[.Y243]+[.Z243]" office:value-type="float" office:value="8" calcext:value-type="float">
            <text:p>8</text:p>
          </table:table-cell>
          <table:table-cell table:formula="of:=INT([.AA2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MEIN SCHIFF RELAX</text:p>
          </table:table-cell>
          <table:table-cell table:style-name="ce21" office:value-type="float" office:value="249129000" calcext:value-type="float">
            <text:p>249129000</text:p>
          </table:table-cell>
          <table:table-cell table:style-name="ce21" office:value-type="float" office:value="9862657" calcext:value-type="float">
            <text:p>9862657</text:p>
          </table:table-cell>
          <table:table-cell office:value-type="string" calcext:value-type="string">
            <text:p>passenger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60000" calcext:value-type="float">
            <text:p>160000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4]=&quot;hybrid&quot;;0;IF([.V244]=&quot;LNG&quot;;0.5;IF([.V244]=&quot;Fuel &amp; LNG&quot;;1;IF([.V244]=&quot;Heavy Fuel Oil&quot;;3;IF([.V244]=&quot;Sail&quot;;0;IF([.V244]=&quot;Electric&quot;;0;2))))))" office:value-type="float" office:value="0.5" calcext:value-type="float">
            <text:p>0,5</text:p>
          </table:table-cell>
          <table:table-cell table:formula="of:=INT([.Q244]/10000)" office:value-type="float" office:value="6" calcext:value-type="float">
            <text:p>6</text:p>
          </table:table-cell>
          <table:table-cell table:formula="of:=INT([.F244]/1000)" office:value-type="float" office:value="3" calcext:value-type="float">
            <text:p>3</text:p>
          </table:table-cell>
          <table:table-cell table:formula="of:=INT([.L244]/10000)" office:value-type="float" office:value="16" calcext:value-type="float">
            <text:p>16</text:p>
          </table:table-cell>
          <table:table-cell table:formula="of:=[.W244]*[.X244]+[.Y244]+[.Z244]" office:value-type="float" office:value="22" calcext:value-type="float">
            <text:p>22</text:p>
          </table:table-cell>
          <table:table-cell table:formula="of:=INT([.AA24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NV SIRIO</text:p>
          </table:table-cell>
          <table:table-cell table:style-name="ce21" office:value-type="float" office:value="247106500" calcext:value-type="float">
            <text:p>247106500</text:p>
          </table:table-cell>
          <table:table-cell table:style-name="ce21" office:value-type="float" office:value="9293404" calcext:value-type="float">
            <text:p>9293404</text:p>
          </table:table-cell>
          <table:table-cell office:value-type="string" calcext:value-type="string">
            <text:p>passenger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9798" calcext:value-type="float">
            <text:p>39798</text:p>
          </table:table-cell>
          <table:table-cell table:number-columns-repeated="4"/>
          <table:table-cell office:value-type="float" office:value="51360" calcext:value-type="float">
            <text:p>51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5]=&quot;hybrid&quot;;0;IF([.V245]=&quot;LNG&quot;;0.5;IF([.V245]=&quot;Fuel &amp; LNG&quot;;1;IF([.V245]=&quot;Heavy Fuel Oil&quot;;3;IF([.V245]=&quot;Sail&quot;;0;IF([.V245]=&quot;Electric&quot;;0;2))))))" office:value-type="float" office:value="2" calcext:value-type="float">
            <text:p>2</text:p>
          </table:table-cell>
          <table:table-cell table:formula="of:=INT([.Q245]/10000)" office:value-type="float" office:value="5" calcext:value-type="float">
            <text:p>5</text:p>
          </table:table-cell>
          <table:table-cell table:formula="of:=INT([.F245]/1000)" office:value-type="float" office:value="2" calcext:value-type="float">
            <text:p>2</text:p>
          </table:table-cell>
          <table:table-cell table:formula="of:=INT([.L245]/10000)" office:value-type="float" office:value="3" calcext:value-type="float">
            <text:p>3</text:p>
          </table:table-cell>
          <table:table-cell table:formula="of:=[.W245]*[.X245]+[.Y245]+[.Z245]" office:value-type="float" office:value="15" calcext:value-type="float">
            <text:p>15</text:p>
          </table:table-cell>
          <table:table-cell table:formula="of:=INT([.AA24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ELLA EXPLORER 2</text:p>
          </table:table-cell>
          <table:table-cell table:style-name="ce21" office:value-type="float" office:value="249054000" calcext:value-type="float">
            <text:p>249054000</text:p>
          </table:table-cell>
          <table:table-cell table:style-name="ce21" office:value-type="float" office:value="9072446" calcext:value-type="float">
            <text:p>9072446</text:p>
          </table:table-cell>
          <table:table-cell office:value-type="string" calcext:value-type="string">
            <text:p>passenger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2458" calcext:value-type="float">
            <text:p>72458</text:p>
          </table:table-cell>
          <table:table-cell table:number-columns-repeated="4"/>
          <table:table-cell office:value-type="float" office:value="29250" calcext:value-type="float">
            <text:p>29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6]=&quot;hybrid&quot;;0;IF([.V246]=&quot;LNG&quot;;0.5;IF([.V246]=&quot;Fuel &amp; LNG&quot;;1;IF([.V246]=&quot;Heavy Fuel Oil&quot;;3;IF([.V246]=&quot;Sail&quot;;0;IF([.V246]=&quot;Electric&quot;;0;2))))))" office:value-type="float" office:value="2" calcext:value-type="float">
            <text:p>2</text:p>
          </table:table-cell>
          <table:table-cell table:formula="of:=INT([.Q246]/10000)" office:value-type="float" office:value="2" calcext:value-type="float">
            <text:p>2</text:p>
          </table:table-cell>
          <table:table-cell table:formula="of:=INT([.F246]/1000)" office:value-type="float" office:value="1" calcext:value-type="float">
            <text:p>1</text:p>
          </table:table-cell>
          <table:table-cell table:formula="of:=INT([.L246]/10000)" office:value-type="float" office:value="7" calcext:value-type="float">
            <text:p>7</text:p>
          </table:table-cell>
          <table:table-cell table:formula="of:=[.W246]*[.X246]+[.Y246]+[.Z246]" office:value-type="float" office:value="12" calcext:value-type="float">
            <text:p>12</text:p>
          </table:table-cell>
          <table:table-cell table:formula="of:=INT([.AA24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RWEGIAN BREAKAWAY</text:p>
          </table:table-cell>
          <table:table-cell table:style-name="ce28" office:value-type="float" office:value="311050800" calcext:value-type="float">
            <text:p>311050800</text:p>
          </table:table-cell>
          <table:table-cell table:style-name="ce28" office:value-type="float" office:value="9606912" calcext:value-type="float">
            <text:p>9606912</text:p>
          </table:table-cell>
          <table:table-cell office:value-type="string" calcext:value-type="string">
            <text:p>passenger</text:p>
          </table:table-cell>
          <table:table-cell office:value-type="float" office:value="3903" calcext:value-type="float">
            <text:p>39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45655" calcext:value-type="float">
            <text:p>145655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7]=&quot;hybrid&quot;;0;IF([.V247]=&quot;LNG&quot;;0.5;IF([.V247]=&quot;Fuel &amp; LNG&quot;;1;IF([.V247]=&quot;Heavy Fuel Oil&quot;;3;IF([.V247]=&quot;Sail&quot;;0;IF([.V247]=&quot;Electric&quot;;0;2))))))" office:value-type="float" office:value="2" calcext:value-type="float">
            <text:p>2</text:p>
          </table:table-cell>
          <table:table-cell table:formula="of:=INT([.Q247]/10000)" office:value-type="float" office:value="6" calcext:value-type="float">
            <text:p>6</text:p>
          </table:table-cell>
          <table:table-cell table:formula="of:=INT([.F247]/1000)" office:value-type="float" office:value="3" calcext:value-type="float">
            <text:p>3</text:p>
          </table:table-cell>
          <table:table-cell table:formula="of:=INT([.L247]/10000)" office:value-type="float" office:value="14" calcext:value-type="float">
            <text:p>14</text:p>
          </table:table-cell>
          <table:table-cell table:formula="of:=[.W247]*[.X247]+[.Y247]+[.Z247]" office:value-type="float" office:value="29" calcext:value-type="float">
            <text:p>29</text:p>
          </table:table-cell>
          <table:table-cell table:formula="of:=INT([.AA24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8" office:value-type="string" calcext:value-type="string">
            <text:p>MAJESTIC PRINCESS </text:p>
          </table:table-cell>
          <table:table-cell table:style-name="ce28" office:value-type="float" office:value="232002990" calcext:value-type="float">
            <text:p>232002990</text:p>
          </table:table-cell>
          <table:table-cell table:style-name="ce28" office:value-type="float" office:value="9614141" calcext:value-type="float">
            <text:p>9614141</text:p>
          </table:table-cell>
          <table:table-cell office:value-type="string" calcext:value-type="string">
            <text:p>passenger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144216" calcext:value-type="float">
            <text:p>144216</text:p>
          </table:table-cell>
          <table:table-cell table:number-columns-repeated="4"/>
          <table:table-cell table:style-name="ce28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8]=&quot;hybrid&quot;;0;IF([.V248]=&quot;LNG&quot;;0.5;IF([.V248]=&quot;Fuel &amp; LNG&quot;;1;IF([.V248]=&quot;Heavy Fuel Oil&quot;;3;IF([.V248]=&quot;Sail&quot;;0;IF([.V248]=&quot;Electric&quot;;0;2))))))" office:value-type="float" office:value="2" calcext:value-type="float">
            <text:p>2</text:p>
          </table:table-cell>
          <table:table-cell table:formula="of:=INT([.Q248]/10000)" office:value-type="float" office:value="6" calcext:value-type="float">
            <text:p>6</text:p>
          </table:table-cell>
          <table:table-cell table:formula="of:=INT([.F248]/1000)" office:value-type="float" office:value="3" calcext:value-type="float">
            <text:p>3</text:p>
          </table:table-cell>
          <table:table-cell table:formula="of:=INT([.L248]/10000)" office:value-type="float" office:value="14" calcext:value-type="float">
            <text:p>14</text:p>
          </table:table-cell>
          <table:table-cell table:formula="of:=[.W248]*[.X248]+[.Y248]+[.Z248]" office:value-type="float" office:value="29" calcext:value-type="float">
            <text:p>29</text:p>
          </table:table-cell>
          <table:table-cell table:formula="of:=INT([.AA24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8" office:value-type="string" calcext:value-type="string">
            <text:p>EXPLORA I </text:p>
          </table:table-cell>
          <table:table-cell table:style-name="ce28" office:value-type="float" office:value="256389000" calcext:value-type="float">
            <text:p>256389000</text:p>
          </table:table-cell>
          <table:table-cell table:style-name="ce28" office:value-type="float" office:value="9869875" calcext:value-type="float">
            <text:p>9869875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996" calcext:value-type="float">
            <text:p>99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8" office:value-type="float" office:value="64000" calcext:value-type="float">
            <text:p>64000</text:p>
          </table:table-cell>
          <table:table-cell table:number-columns-repeated="4"/>
          <table:table-cell office:value-type="float" office:value="38400" calcext:value-type="float">
            <text:p>3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9]=&quot;hybrid&quot;;0;IF([.V249]=&quot;LNG&quot;;0.5;IF([.V249]=&quot;Fuel &amp; LNG&quot;;1;IF([.V249]=&quot;Heavy Fuel Oil&quot;;3;IF([.V249]=&quot;Sail&quot;;0;IF([.V249]=&quot;Electric&quot;;0;2))))))" office:value-type="float" office:value="2" calcext:value-type="float">
            <text:p>2</text:p>
          </table:table-cell>
          <table:table-cell table:formula="of:=INT([.Q249]/10000)" office:value-type="float" office:value="3" calcext:value-type="float">
            <text:p>3</text:p>
          </table:table-cell>
          <table:table-cell table:formula="of:=INT([.F249]/1000)" office:value-type="float" office:value="0" calcext:value-type="float">
            <text:p>0</text:p>
          </table:table-cell>
          <table:table-cell table:formula="of:=INT([.L249]/10000)" office:value-type="float" office:value="6" calcext:value-type="float">
            <text:p>6</text:p>
          </table:table-cell>
          <table:table-cell table:formula="of:=[.W249]*[.X249]+[.Y249]+[.Z249]" office:value-type="float" office:value="12" calcext:value-type="float">
            <text:p>12</text:p>
          </table:table-cell>
          <table:table-cell table:formula="of:=INT([.AA24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8" office:value-type="string" calcext:value-type="string">
            <text:p>ALLURE OF THE SEAS </text:p>
          </table:table-cell>
          <table:table-cell table:style-name="ce28" office:value-type="float" office:value="311020700" calcext:value-type="float">
            <text:p>311020700</text:p>
          </table:table-cell>
          <table:table-cell table:style-name="ce28"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225282" calcext:value-type="float">
            <text:p>225282</text:p>
          </table:table-cell>
          <table:table-cell table:number-columns-repeated="4"/>
          <table:table-cell table:style-name="ce28"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0]=&quot;hybrid&quot;;0;IF([.V250]=&quot;LNG&quot;;0.5;IF([.V250]=&quot;Fuel &amp; LNG&quot;;1;IF([.V250]=&quot;Heavy Fuel Oil&quot;;3;IF([.V250]=&quot;Sail&quot;;0;IF([.V250]=&quot;Electric&quot;;0;2))))))" office:value-type="float" office:value="2" calcext:value-type="float">
            <text:p>2</text:p>
          </table:table-cell>
          <table:table-cell table:formula="of:=INT([.Q250]/10000)" office:value-type="float" office:value="9" calcext:value-type="float">
            <text:p>9</text:p>
          </table:table-cell>
          <table:table-cell table:formula="of:=INT([.F250]/1000)" office:value-type="float" office:value="5" calcext:value-type="float">
            <text:p>5</text:p>
          </table:table-cell>
          <table:table-cell table:formula="of:=INT([.L250]/10000)" office:value-type="float" office:value="22" calcext:value-type="float">
            <text:p>22</text:p>
          </table:table-cell>
          <table:table-cell table:formula="of:=[.W250]*[.X250]+[.Y250]+[.Z250]" office:value-type="float" office:value="45" calcext:value-type="float">
            <text:p>45</text:p>
          </table:table-cell>
          <table:table-cell table:formula="of:=INT([.AA250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SC SEASIDE</text:p>
          </table:table-cell>
          <table:table-cell office:value-type="float" office:value="248392000" calcext:value-type="float">
            <text:p>248392000</text:p>
          </table:table-cell>
          <table:table-cell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39" office:value-type="float" office:value="153516" calcext:value-type="float">
            <text:p>153516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1]=&quot;hybrid&quot;;0;IF([.V251]=&quot;LNG&quot;;0.5;IF([.V251]=&quot;Fuel &amp; LNG&quot;;1;IF([.V251]=&quot;Heavy Fuel Oil&quot;;3;IF([.V251]=&quot;Sail&quot;;0;IF([.V251]=&quot;Electric&quot;;0;2))))))" office:value-type="float" office:value="2" calcext:value-type="float">
            <text:p>2</text:p>
          </table:table-cell>
          <table:table-cell table:formula="of:=INT([.Q251]/10000)" office:value-type="float" office:value="6" calcext:value-type="float">
            <text:p>6</text:p>
          </table:table-cell>
          <table:table-cell table:formula="of:=INT([.F251]/1000)" office:value-type="float" office:value="5" calcext:value-type="float">
            <text:p>5</text:p>
          </table:table-cell>
          <table:table-cell table:formula="of:=INT([.L251]/10000)" office:value-type="float" office:value="15" calcext:value-type="float">
            <text:p>15</text:p>
          </table:table-cell>
          <table:table-cell table:formula="of:=[.W251]*[.X251]+[.Y251]+[.Z251]" office:value-type="float" office:value="32" calcext:value-type="float">
            <text:p>32</text:p>
          </table:table-cell>
          <table:table-cell table:formula="of:=INT([.AA25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EIN SCHIFF 5</text:p>
          </table:table-cell>
          <table:table-cell office:value-type="float" office:value="256235000" calcext:value-type="float">
            <text:p>256235000</text:p>
          </table:table-cell>
          <table:table-cell office:value-type="float" office:value="9753193" calcext:value-type="float">
            <text:p>9753193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98785" calcext:value-type="float">
            <text:p>98785</text:p>
          </table:table-cell>
          <table:table-cell table:number-columns-repeated="4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2]=&quot;hybrid&quot;;0;IF([.V252]=&quot;LNG&quot;;0.5;IF([.V252]=&quot;Fuel &amp; LNG&quot;;1;IF([.V252]=&quot;Heavy Fuel Oil&quot;;3;IF([.V252]=&quot;Sail&quot;;0;IF([.V252]=&quot;Electric&quot;;0;2))))))" office:value-type="float" office:value="2" calcext:value-type="float">
            <text:p>2</text:p>
          </table:table-cell>
          <table:table-cell table:formula="of:=INT([.Q252]/10000)" office:value-type="float" office:value="2" calcext:value-type="float">
            <text:p>2</text:p>
          </table:table-cell>
          <table:table-cell table:formula="of:=INT([.F252]/1000)" office:value-type="float" office:value="2" calcext:value-type="float">
            <text:p>2</text:p>
          </table:table-cell>
          <table:table-cell table:formula="of:=INT([.L252]/10000)" office:value-type="float" office:value="9" calcext:value-type="float">
            <text:p>9</text:p>
          </table:table-cell>
          <table:table-cell table:formula="of:=[.W252]*[.X252]+[.Y252]+[.Z252]" office:value-type="float" office:value="15" calcext:value-type="float">
            <text:p>15</text:p>
          </table:table-cell>
          <table:table-cell table:formula="of:=INT([.AA25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0" office:value-type="string" calcext:value-type="string">
            <text:p>L'AUSTRAL</text:p>
          </table:table-cell>
          <table:table-cell office:value-type="float" office:value="578000700" calcext:value-type="float">
            <text:p>578000700</text:p>
          </table:table-cell>
          <table:table-cell office:value-type="float" office:value="9502518" calcext:value-type="float">
            <text:p>9502518</text:p>
          </table:table-cell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38"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700" calcext:value-type="float">
            <text:p>10700</text:p>
          </table:table-cell>
          <table:table-cell table:number-columns-repeated="4"/>
          <table:table-cell office:value-type="float" office:value="4600" calcext:value-type="float">
            <text:p>4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3]=&quot;hybrid&quot;;0;IF([.V253]=&quot;LNG&quot;;0.5;IF([.V253]=&quot;Fuel &amp; LNG&quot;;1;IF([.V253]=&quot;Heavy Fuel Oil&quot;;3;IF([.V253]=&quot;Sail&quot;;0;IF([.V253]=&quot;Electric&quot;;0;2))))))" office:value-type="float" office:value="2" calcext:value-type="float">
            <text:p>2</text:p>
          </table:table-cell>
          <table:table-cell table:formula="of:=INT([.Q253]/10000)" office:value-type="float" office:value="0" calcext:value-type="float">
            <text:p>0</text:p>
          </table:table-cell>
          <table:table-cell table:formula="of:=INT([.F253]/1000)" office:value-type="float" office:value="0" calcext:value-type="float">
            <text:p>0</text:p>
          </table:table-cell>
          <table:table-cell table:formula="of:=INT([.L253]/10000)" office:value-type="float" office:value="1" calcext:value-type="float">
            <text:p>1</text:p>
          </table:table-cell>
          <table:table-cell table:formula="of:=[.W253]*[.X253]+[.Y253]+[.Z253]" office:value-type="float" office:value="1" calcext:value-type="float">
            <text:p>1</text:p>
          </table:table-cell>
          <table:table-cell table:formula="of:=INT([.AA2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6" office:value-type="string" calcext:value-type="string">
            <text:p>LE BOUGAINVILLE</text:p>
          </table:table-cell>
          <table:table-cell table:style-name="ce21" office:value-type="float" office:value="578001300" calcext:value-type="float">
            <text:p>578001300</text:p>
          </table:table-cell>
          <table:table-cell table:style-name="ce21" office:value-type="float" office:value="9814040" calcext:value-type="float">
            <text:p>9814040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1" office:value-type="float" office:value="9988" calcext:value-type="float">
            <text:p>998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4]=&quot;hybrid&quot;;0;IF([.V254]=&quot;LNG&quot;;0.5;IF([.V254]=&quot;Fuel &amp; LNG&quot;;1;IF([.V254]=&quot;Heavy Fuel Oil&quot;;3;IF([.V254]=&quot;Sail&quot;;0;IF([.V254]=&quot;Electric&quot;;0;2))))))" office:value-type="float" office:value="2" calcext:value-type="float">
            <text:p>2</text:p>
          </table:table-cell>
          <table:table-cell table:formula="of:=INT([.Q254]/10000)" office:value-type="float" office:value="0" calcext:value-type="float">
            <text:p>0</text:p>
          </table:table-cell>
          <table:table-cell table:formula="of:=INT([.F254]/1000)" office:value-type="float" office:value="0" calcext:value-type="float">
            <text:p>0</text:p>
          </table:table-cell>
          <table:table-cell table:formula="of:=INT([.L254]/10000)" office:value-type="float" office:value="0" calcext:value-type="float">
            <text:p>0</text:p>
          </table:table-cell>
          <table:table-cell table:formula="of:=[.W254]*[.X254]+[.Y254]+[.Z254]" office:value-type="float" office:value="0" calcext:value-type="float">
            <text:p>0</text:p>
          </table:table-cell>
          <table:table-cell table:formula="of:=INT([.AA2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8" office:value-type="string" calcext:value-type="string">
            <text:p>SILVER RAY </text:p>
          </table:table-cell>
          <table:table-cell table:style-name="ce28" office:value-type="float" office:value="311001496" calcext:value-type="float">
            <text:p>311001496</text:p>
          </table:table-cell>
          <table:table-cell table:style-name="ce28" office:value-type="float" office:value="9886225" calcext:value-type="float">
            <text:p>9886225</text:p>
          </table:table-cell>
          <table:table-cell office:value-type="string" calcext:value-type="string">
            <text:p>passenger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55051" calcext:value-type="float">
            <text:p>55051</text:p>
          </table:table-cell>
          <table:table-cell table:number-columns-repeated="4"/>
          <table:table-cell table:style-name="ce28" office:value-type="float" office:value="34588" calcext:value-type="float">
            <text:p>3458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5]=&quot;hybrid&quot;;0;IF([.V255]=&quot;LNG&quot;;0.5;IF([.V255]=&quot;Fuel &amp; LNG&quot;;1;IF([.V255]=&quot;Heavy Fuel Oil&quot;;3;IF([.V255]=&quot;Sail&quot;;0;IF([.V255]=&quot;Electric&quot;;0;2))))))" office:value-type="float" office:value="2" calcext:value-type="float">
            <text:p>2</text:p>
          </table:table-cell>
          <table:table-cell table:formula="of:=INT([.Q255]/10000)" office:value-type="float" office:value="3" calcext:value-type="float">
            <text:p>3</text:p>
          </table:table-cell>
          <table:table-cell table:formula="of:=INT([.F255]/1000)" office:value-type="float" office:value="0" calcext:value-type="float">
            <text:p>0</text:p>
          </table:table-cell>
          <table:table-cell table:formula="of:=INT([.L255]/10000)" office:value-type="float" office:value="5" calcext:value-type="float">
            <text:p>5</text:p>
          </table:table-cell>
          <table:table-cell table:formula="of:=[.W255]*[.X255]+[.Y255]+[.Z255]" office:value-type="float" office:value="11" calcext:value-type="float">
            <text:p>11</text:p>
          </table:table-cell>
          <table:table-cell table:formula="of:=INT([.AA2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8" office:value-type="string" calcext:value-type="string">
            <text:p>PALMGRACHT </text:p>
          </table:table-cell>
          <table:table-cell table:style-name="ce28" office:value-type="float" office:value="245964000" calcext:value-type="float">
            <text:p>245964000</text:p>
          </table:table-cell>
          <table:table-cell table:style-name="ce28" office:value-type="float" office:value="9424558" calcext:value-type="float">
            <text:p>9424558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7634" calcext:value-type="float">
            <text:p>17634</text:p>
          </table:table-cell>
          <table:table-cell table:number-columns-repeated="4"/>
          <table:table-cell table:style-name="ce28" office:value-type="float" office:value="9800" calcext:value-type="float">
            <text:p>9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6]=&quot;hybrid&quot;;0;IF([.V256]=&quot;LNG&quot;;0.5;IF([.V256]=&quot;Fuel &amp; LNG&quot;;1;IF([.V256]=&quot;Heavy Fuel Oil&quot;;3;IF([.V256]=&quot;Sail&quot;;0;IF([.V256]=&quot;Electric&quot;;0;2))))))" office:value-type="float" office:value="2" calcext:value-type="float">
            <text:p>2</text:p>
          </table:table-cell>
          <table:table-cell table:formula="of:=INT([.Q256]/10000)" office:value-type="float" office:value="0" calcext:value-type="float">
            <text:p>0</text:p>
          </table:table-cell>
          <table:table-cell table:formula="of:=INT([.F256]/1000)" office:value-type="float" office:value="0" calcext:value-type="float">
            <text:p>0</text:p>
          </table:table-cell>
          <table:table-cell table:formula="of:=INT([.L256]/10000)" office:value-type="float" office:value="1" calcext:value-type="float">
            <text:p>1</text:p>
          </table:table-cell>
          <table:table-cell table:formula="of:=[.W256]*[.X256]+[.Y256]+[.Z256]" office:value-type="float" office:value="1" calcext:value-type="float">
            <text:p>1</text:p>
          </table:table-cell>
          <table:table-cell table:formula="of:=INT([.AA2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8" office:value-type="string" calcext:value-type="string">
            <text:p>BBC OLYMPUS </text:p>
          </table:table-cell>
          <table:table-cell table:style-name="ce28" office:value-type="float" office:value="305823000" calcext:value-type="float">
            <text:p>305823000</text:p>
          </table:table-cell>
          <table:table-cell table:style-name="ce28" office:value-type="float" office:value="9508457" calcext:value-type="float">
            <text:p>95084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255" calcext:value-type="float">
            <text:p>8255</text:p>
          </table:table-cell>
          <table:table-cell table:number-columns-repeated="4"/>
          <table:table-cell table:style-name="ce28" office:value-type="float" office:value="6300" calcext:value-type="float">
            <text:p>6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7]=&quot;hybrid&quot;;0;IF([.V257]=&quot;LNG&quot;;0.5;IF([.V257]=&quot;Fuel &amp; LNG&quot;;1;IF([.V257]=&quot;Heavy Fuel Oil&quot;;3;IF([.V257]=&quot;Sail&quot;;0;IF([.V257]=&quot;Electric&quot;;0;2))))))" office:value-type="float" office:value="2" calcext:value-type="float">
            <text:p>2</text:p>
          </table:table-cell>
          <table:table-cell table:formula="of:=INT([.Q257]/10000)" office:value-type="float" office:value="0" calcext:value-type="float">
            <text:p>0</text:p>
          </table:table-cell>
          <table:table-cell table:formula="of:=INT([.F257]/1000)" office:value-type="float" office:value="0" calcext:value-type="float">
            <text:p>0</text:p>
          </table:table-cell>
          <table:table-cell table:formula="of:=INT([.L257]/10000)" office:value-type="float" office:value="0" calcext:value-type="float">
            <text:p>0</text:p>
          </table:table-cell>
          <table:table-cell table:formula="of:=[.W257]*[.X257]+[.Y257]+[.Z257]" office:value-type="float" office:value="0" calcext:value-type="float">
            <text:p>0</text:p>
          </table:table-cell>
          <table:table-cell table:formula="of:=INT([.AA2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8" office:value-type="string" calcext:value-type="string">
            <text:p>MEIN SCHIFF 1 </text:p>
          </table:table-cell>
          <table:table-cell table:style-name="ce28" office:value-type="float" office:value="248513000" calcext:value-type="float">
            <text:p>248513000</text:p>
          </table:table-cell>
          <table:table-cell table:style-name="ce28" office:value-type="float" office:value="9783564" calcext:value-type="float">
            <text:p>9783564</text:p>
          </table:table-cell>
          <table:table-cell office:value-type="string" calcext:value-type="string">
            <text:p>passenger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111554" calcext:value-type="float">
            <text:p>111554</text:p>
          </table:table-cell>
          <table:table-cell table:number-columns-repeated="4"/>
          <table:table-cell office:value-type="float" office:value="65260" calcext:value-type="float">
            <text:p>652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8]=&quot;hybrid&quot;;0;IF([.V258]=&quot;LNG&quot;;0.5;IF([.V258]=&quot;Fuel &amp; LNG&quot;;1;IF([.V258]=&quot;Heavy Fuel Oil&quot;;3;IF([.V258]=&quot;Sail&quot;;0;IF([.V258]=&quot;Electric&quot;;0;2))))))" office:value-type="float" office:value="2" calcext:value-type="float">
            <text:p>2</text:p>
          </table:table-cell>
          <table:table-cell table:formula="of:=INT([.Q258]/10000)" office:value-type="float" office:value="6" calcext:value-type="float">
            <text:p>6</text:p>
          </table:table-cell>
          <table:table-cell table:formula="of:=INT([.F258]/1000)" office:value-type="float" office:value="3" calcext:value-type="float">
            <text:p>3</text:p>
          </table:table-cell>
          <table:table-cell table:formula="of:=INT([.L258]/10000)" office:value-type="float" office:value="11" calcext:value-type="float">
            <text:p>11</text:p>
          </table:table-cell>
          <table:table-cell table:formula="of:=[.W258]*[.X258]+[.Y258]+[.Z258]" office:value-type="float" office:value="26" calcext:value-type="float">
            <text:p>26</text:p>
          </table:table-cell>
          <table:table-cell table:formula="of:=INT([.AA25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EDONIAN SKY</text:p>
          </table:table-cell>
          <table:table-cell table:style-name="ce28" office:value-type="float" office:value="311061000" calcext:value-type="float">
            <text:p>311061000</text:p>
          </table:table-cell>
          <table:table-cell table:style-name="ce28" office:value-type="float" office:value="8802870" calcext:value-type="float">
            <text:p>8802870</text:p>
          </table:table-cell>
          <table:table-cell office:value-type="string" calcext:value-type="string">
            <text:p>passenger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4200" calcext:value-type="float">
            <text:p>4200</text:p>
          </table:table-cell>
          <table:table-cell table:number-columns-repeated="4"/>
          <table:table-cell table:style-name="ce28" office:value-type="float" office:value="3520" calcext:value-type="float">
            <text:p>3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9]=&quot;hybrid&quot;;0;IF([.V259]=&quot;LNG&quot;;0.5;IF([.V259]=&quot;Fuel &amp; LNG&quot;;1;IF([.V259]=&quot;Heavy Fuel Oil&quot;;3;IF([.V259]=&quot;Sail&quot;;0;IF([.V259]=&quot;Electric&quot;;0;2))))))" office:value-type="float" office:value="2" calcext:value-type="float">
            <text:p>2</text:p>
          </table:table-cell>
          <table:table-cell table:formula="of:=INT([.Q259]/10000)" office:value-type="float" office:value="0" calcext:value-type="float">
            <text:p>0</text:p>
          </table:table-cell>
          <table:table-cell table:formula="of:=INT([.F259]/1000)" office:value-type="float" office:value="0" calcext:value-type="float">
            <text:p>0</text:p>
          </table:table-cell>
          <table:table-cell table:formula="of:=INT([.L259]/10000)" office:value-type="float" office:value="0" calcext:value-type="float">
            <text:p>0</text:p>
          </table:table-cell>
          <table:table-cell table:formula="of:=[.W259]*[.X259]+[.Y259]+[.Z259]" office:value-type="float" office:value="0" calcext:value-type="float">
            <text:p>0</text:p>
          </table:table-cell>
          <table:table-cell table:formula="of:=INT([.AA2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9" office:value-type="string" calcext:value-type="string">
            <text:p>TRITO NAVIGATOR</text:p>
          </table:table-cell>
          <table:table-cell table:style-name="ce33" office:value-type="float" office:value="245237000" calcext:value-type="float">
            <text:p>245237000</text:p>
          </table:table-cell>
          <table:table-cell table:style-name="ce21" office:value-type="float" office:value="9631357" calcext:value-type="float">
            <text:p>96313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1" office:value-type="float" office:value="5667" calcext:value-type="float">
            <text:p>5667</text:p>
          </table:table-cell>
          <table:table-cell table:number-columns-repeated="4"/>
          <table:table-cell table:style-name="ce21" office:value-type="float" office:value="3050" calcext:value-type="float">
            <text:p>30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0]=&quot;hybrid&quot;;0;IF([.V260]=&quot;LNG&quot;;0.5;IF([.V260]=&quot;Fuel &amp; LNG&quot;;1;IF([.V260]=&quot;Heavy Fuel Oil&quot;;3;IF([.V260]=&quot;Sail&quot;;0;IF([.V260]=&quot;Electric&quot;;0;2))))))" office:value-type="float" office:value="2" calcext:value-type="float">
            <text:p>2</text:p>
          </table:table-cell>
          <table:table-cell table:formula="of:=INT([.Q260]/10000)" office:value-type="float" office:value="0" calcext:value-type="float">
            <text:p>0</text:p>
          </table:table-cell>
          <table:table-cell table:formula="of:=INT([.F260]/1000)" office:value-type="float" office:value="0" calcext:value-type="float">
            <text:p>0</text:p>
          </table:table-cell>
          <table:table-cell table:formula="of:=INT([.L260]/10000)" office:value-type="float" office:value="0" calcext:value-type="float">
            <text:p>0</text:p>
          </table:table-cell>
          <table:table-cell table:formula="of:=[.W260]*[.X260]+[.Y260]+[.Z260]" office:value-type="float" office:value="0" calcext:value-type="float">
            <text:p>0</text:p>
          </table:table-cell>
          <table:table-cell table:formula="of:=INT([.AA2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6" office:value-type="string" calcext:value-type="string">
            <text:p>EMERALD SAKARA</text:p>
          </table:table-cell>
          <table:table-cell table:style-name="ce21" office:value-type="float" office:value="311001261" calcext:value-type="float">
            <text:p>311001261</text:p>
          </table:table-cell>
          <table:table-cell table:style-name="ce34" office:value-type="float" office:value="9948827" calcext:value-type="float">
            <text:p>9948827</text:p>
          </table:table-cell>
          <table:table-cell office:value-type="string" calcext:value-type="string">
            <text:p>passeng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175" calcext:value-type="float">
            <text:p>5175</text:p>
          </table:table-cell>
          <table:table-cell table:number-columns-repeated="4"/>
          <table:table-cell table:formula="of:=1490*2" office:value-type="float" office:value="2980" calcext:value-type="float">
            <text:p>298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1]=&quot;hybrid&quot;;0;IF([.V261]=&quot;LNG&quot;;0.5;IF([.V261]=&quot;Fuel &amp; LNG&quot;;1;IF([.V261]=&quot;Heavy Fuel Oil&quot;;3;IF([.V261]=&quot;Sail&quot;;0;IF([.V261]=&quot;Electric&quot;;0;2))))))" office:value-type="float" office:value="2" calcext:value-type="float">
            <text:p>2</text:p>
          </table:table-cell>
          <table:table-cell table:formula="of:=INT([.Q261]/10000)" office:value-type="float" office:value="0" calcext:value-type="float">
            <text:p>0</text:p>
          </table:table-cell>
          <table:table-cell table:formula="of:=INT([.F261]/1000)" office:value-type="float" office:value="0" calcext:value-type="float">
            <text:p>0</text:p>
          </table:table-cell>
          <table:table-cell table:formula="of:=INT([.L261]/10000)" office:value-type="float" office:value="0" calcext:value-type="float">
            <text:p>0</text:p>
          </table:table-cell>
          <table:table-cell table:formula="of:=[.W261]*[.X261]+[.Y261]+[.Z261]" office:value-type="float" office:value="0" calcext:value-type="float">
            <text:p>0</text:p>
          </table:table-cell>
          <table:table-cell table:formula="of:=INT([.AA2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8" office:value-type="string" calcext:value-type="string">
            <text:p>DELTAGRACHT </text:p>
          </table:table-cell>
          <table:table-cell office:value-type="float" office:value="244155000" calcext:value-type="float">
            <text:p>244155000</text:p>
          </table:table-cell>
          <table:table-cell table:style-name="ce28" office:value-type="float" office:value="9420801" calcext:value-type="float">
            <text:p>9420801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28" office:value-type="float" office:value="13558" calcext:value-type="float">
            <text:p>13558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2]=&quot;hybrid&quot;;0;IF([.V262]=&quot;LNG&quot;;0.5;IF([.V262]=&quot;Fuel &amp; LNG&quot;;1;IF([.V262]=&quot;Heavy Fuel Oil&quot;;3;IF([.V262]=&quot;Sail&quot;;0;IF([.V262]=&quot;Electric&quot;;0;2))))))" office:value-type="float" office:value="2" calcext:value-type="float">
            <text:p>2</text:p>
          </table:table-cell>
          <table:table-cell table:formula="of:=INT([.Q262]/10000)" office:value-type="float" office:value="0" calcext:value-type="float">
            <text:p>0</text:p>
          </table:table-cell>
          <table:table-cell table:formula="of:=INT([.F262]/1000)" office:value-type="float" office:value="0" calcext:value-type="float">
            <text:p>0</text:p>
          </table:table-cell>
          <table:table-cell table:formula="of:=INT([.L262]/10000)" office:value-type="float" office:value="1" calcext:value-type="float">
            <text:p>1</text:p>
          </table:table-cell>
          <table:table-cell table:formula="of:=[.W262]*[.X262]+[.Y262]+[.Z262]" office:value-type="float" office:value="1" calcext:value-type="float">
            <text:p>1</text:p>
          </table:table-cell>
          <table:table-cell table:formula="of:=INT([.AA2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8" office:value-type="string" calcext:value-type="string">
            <text:p>CELEBRITY EQUINOX </text:p>
          </table:table-cell>
          <table:table-cell table:style-name="ce28" office:value-type="float" office:value="249667000" calcext:value-type="float">
            <text:p>249667000</text:p>
          </table:table-cell>
          <table:table-cell table:style-name="ce28" office:value-type="float" office:value="9372456" calcext:value-type="float">
            <text:p>93724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148" calcext:value-type="float">
            <text:p>314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21878" calcext:value-type="float">
            <text:p>121878</text:p>
          </table:table-cell>
          <table:table-cell table:number-columns-repeated="4"/>
          <table:table-cell table:style-name="ce28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3]=&quot;hybrid&quot;;0;IF([.V263]=&quot;LNG&quot;;0.5;IF([.V263]=&quot;Fuel &amp; LNG&quot;;1;IF([.V263]=&quot;Heavy Fuel Oil&quot;;3;IF([.V263]=&quot;Sail&quot;;0;IF([.V263]=&quot;Electric&quot;;0;2))))))" office:value-type="float" office:value="2" calcext:value-type="float">
            <text:p>2</text:p>
          </table:table-cell>
          <table:table-cell table:formula="of:=INT([.Q263]/10000)" office:value-type="float" office:value="6" calcext:value-type="float">
            <text:p>6</text:p>
          </table:table-cell>
          <table:table-cell table:formula="of:=INT([.F263]/1000)" office:value-type="float" office:value="3" calcext:value-type="float">
            <text:p>3</text:p>
          </table:table-cell>
          <table:table-cell table:formula="of:=INT([.L263]/10000)" office:value-type="float" office:value="12" calcext:value-type="float">
            <text:p>12</text:p>
          </table:table-cell>
          <table:table-cell table:formula="of:=[.W263]*[.X263]+[.Y263]+[.Z263]" office:value-type="float" office:value="27" calcext:value-type="float">
            <text:p>27</text:p>
          </table:table-cell>
          <table:table-cell table:formula="of:=INT([.AA26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8" office:value-type="string" calcext:value-type="string">
            <text:p>LE LAPEROUSE </text:p>
          </table:table-cell>
          <table:table-cell table:style-name="ce28" office:value-type="float" office:value="578000900" calcext:value-type="float">
            <text:p>578000900</text:p>
          </table:table-cell>
          <table:table-cell table:style-name="ce28" office:value-type="float" office:value="9814026" calcext:value-type="float">
            <text:p>9814026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9976" calcext:value-type="float">
            <text:p>9976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4]=&quot;hybrid&quot;;0;IF([.V264]=&quot;LNG&quot;;0.5;IF([.V264]=&quot;Fuel &amp; LNG&quot;;1;IF([.V264]=&quot;Heavy Fuel Oil&quot;;3;IF([.V264]=&quot;Sail&quot;;0;IF([.V264]=&quot;Electric&quot;;0;2))))))" office:value-type="float" office:value="2" calcext:value-type="float">
            <text:p>2</text:p>
          </table:table-cell>
          <table:table-cell table:formula="of:=INT([.Q264]/10000)" office:value-type="float" office:value="0" calcext:value-type="float">
            <text:p>0</text:p>
          </table:table-cell>
          <table:table-cell table:formula="of:=INT([.F264]/1000)" office:value-type="float" office:value="0" calcext:value-type="float">
            <text:p>0</text:p>
          </table:table-cell>
          <table:table-cell table:formula="of:=INT([.L264]/10000)" office:value-type="float" office:value="0" calcext:value-type="float">
            <text:p>0</text:p>
          </table:table-cell>
          <table:table-cell table:formula="of:=[.W264]*[.X264]+[.Y264]+[.Z264]" office:value-type="float" office:value="0" calcext:value-type="float">
            <text:p>0</text:p>
          </table:table-cell>
          <table:table-cell table:formula="of:=INT([.AA2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8" office:value-type="string" calcext:value-type="string">
            <text:p>MSC SPLENDIDA </text:p>
          </table:table-cell>
          <table:table-cell table:style-name="ce28" office:value-type="float" office:value="357698000" calcext:value-type="float">
            <text:p>357698000</text:p>
          </table:table-cell>
          <table:table-cell table:style-name="ce28" office:value-type="float" office:value="9359806" calcext:value-type="float">
            <text:p>935980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900" calcext:value-type="float">
            <text:p>39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37936" calcext:value-type="float">
            <text:p>137936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5]=&quot;hybrid&quot;;0;IF([.V265]=&quot;LNG&quot;;0.5;IF([.V265]=&quot;Fuel &amp; LNG&quot;;1;IF([.V265]=&quot;Heavy Fuel Oil&quot;;3;IF([.V265]=&quot;Sail&quot;;0;IF([.V265]=&quot;Electric&quot;;0;2))))))" office:value-type="float" office:value="2" calcext:value-type="float">
            <text:p>2</text:p>
          </table:table-cell>
          <table:table-cell table:formula="of:=INT([.Q265]/10000)" office:value-type="float" office:value="4" calcext:value-type="float">
            <text:p>4</text:p>
          </table:table-cell>
          <table:table-cell table:formula="of:=INT([.F265]/1000)" office:value-type="float" office:value="3" calcext:value-type="float">
            <text:p>3</text:p>
          </table:table-cell>
          <table:table-cell table:formula="of:=INT([.L265]/10000)" office:value-type="float" office:value="13" calcext:value-type="float">
            <text:p>13</text:p>
          </table:table-cell>
          <table:table-cell table:formula="of:=[.W265]*[.X265]+[.Y265]+[.Z265]" office:value-type="float" office:value="24" calcext:value-type="float">
            <text:p>24</text:p>
          </table:table-cell>
          <table:table-cell table:formula="of:=INT([.AA26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8" office:value-type="string" calcext:value-type="string">
            <text:p>MARELLA DISCOVERY </text:p>
          </table:table-cell>
          <table:table-cell office:value-type="float" office:value="249639000" calcext:value-type="float">
            <text:p>249639000</text:p>
          </table:table-cell>
          <table:table-cell table:style-name="ce28" office:value-type="string" calcext:value-type="string">
            <text:p><text:a xlink:href="https://www.marinetraffic.com/ais/details/ships/imo:9070632" xlink:type="simple">9070632</text:a> 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8"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69130" calcext:value-type="float">
            <text:p>69130</text:p>
          </table:table-cell>
          <table:table-cell table:number-columns-repeated="4"/>
          <table:table-cell table:formula="of:=11700*5"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6]=&quot;hybrid&quot;;0;IF([.V266]=&quot;LNG&quot;;0.5;IF([.V266]=&quot;Fuel &amp; LNG&quot;;1;IF([.V266]=&quot;Heavy Fuel Oil&quot;;3;IF([.V266]=&quot;Sail&quot;;0;IF([.V266]=&quot;Electric&quot;;0;2))))))" office:value-type="float" office:value="2" calcext:value-type="float">
            <text:p>2</text:p>
          </table:table-cell>
          <table:table-cell table:formula="of:=INT([.Q266]/10000)" office:value-type="float" office:value="5" calcext:value-type="float">
            <text:p>5</text:p>
          </table:table-cell>
          <table:table-cell table:formula="of:=INT([.F266]/1000)" office:value-type="float" office:value="1" calcext:value-type="float">
            <text:p>1</text:p>
          </table:table-cell>
          <table:table-cell table:formula="of:=INT([.L266]/10000)" office:value-type="float" office:value="6" calcext:value-type="float">
            <text:p>6</text:p>
          </table:table-cell>
          <table:table-cell table:formula="of:=[.W266]*[.X266]+[.Y266]+[.Z266]" office:value-type="float" office:value="17" calcext:value-type="float">
            <text:p>17</text:p>
          </table:table-cell>
          <table:table-cell table:formula="of:=INT([.AA26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NA</text:p>
          </table:table-cell>
          <table:table-cell table:style-name="ce28" office:value-type="float" office:value="305961000" calcext:value-type="float">
            <text:p>305961000</text:p>
          </table:table-cell>
          <table:table-cell table:style-name="ce28" office:value-type="float" office:value="9631345" calcext:value-type="float">
            <text:p>963134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table:style-name="ce28" office:value-type="float" office:value="2995" calcext:value-type="float">
            <text:p>29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7]=&quot;hybrid&quot;;0;IF([.V267]=&quot;LNG&quot;;0.5;IF([.V267]=&quot;Fuel &amp; LNG&quot;;1;IF([.V267]=&quot;Heavy Fuel Oil&quot;;3;IF([.V267]=&quot;Sail&quot;;0;IF([.V267]=&quot;Electric&quot;;0;2))))))" office:value-type="float" office:value="2" calcext:value-type="float">
            <text:p>2</text:p>
          </table:table-cell>
          <table:table-cell table:formula="of:=INT([.Q267]/10000)" office:value-type="float" office:value="0" calcext:value-type="float">
            <text:p>0</text:p>
          </table:table-cell>
          <table:table-cell table:formula="of:=INT([.F267]/1000)" office:value-type="float" office:value="0" calcext:value-type="float">
            <text:p>0</text:p>
          </table:table-cell>
          <table:table-cell table:formula="of:=INT([.L267]/10000)" office:value-type="float" office:value="0" calcext:value-type="float">
            <text:p>0</text:p>
          </table:table-cell>
          <table:table-cell table:formula="of:=[.W267]*[.X267]+[.Y267]+[.Z267]" office:value-type="float" office:value="0" calcext:value-type="float">
            <text:p>0</text:p>
          </table:table-cell>
          <table:table-cell table:formula="of:=INT([.AA2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8" office:value-type="string" calcext:value-type="string">
            <text:p>EXPLORER OF THE SEAS</text:p>
          </table:table-cell>
          <table:table-cell office:value-type="float" office:value="311316000" calcext:value-type="float">
            <text:p>311316000</text:p>
          </table:table-cell>
          <table:table-cell table:style-name="ce28" office:value-type="string" calcext:value-type="string">
            <text:p><text:a xlink:href="https://www.marinetraffic.com/ais/details/ships/imo:9161728" xlink:type="simple">9161728</text:a> </text:p>
          </table:table-cell>
          <table:table-cell office:value-type="string" calcext:value-type="string">
            <text:p>passenger</text:p>
          </table:table-cell>
          <table:table-cell office:value-type="float" office:value="4290" calcext:value-type="float">
            <text:p>429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4544" calcext:value-type="float">
            <text:p>7454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8]=&quot;hybrid&quot;;0;IF([.V268]=&quot;LNG&quot;;0.5;IF([.V268]=&quot;Fuel &amp; LNG&quot;;1;IF([.V268]=&quot;Heavy Fuel Oil&quot;;3;IF([.V268]=&quot;Sail&quot;;0;IF([.V268]=&quot;Electric&quot;;0;2))))))" office:value-type="float" office:value="2" calcext:value-type="float">
            <text:p>2</text:p>
          </table:table-cell>
          <table:table-cell table:formula="of:=INT([.Q268]/10000)" office:value-type="float" office:value="7" calcext:value-type="float">
            <text:p>7</text:p>
          </table:table-cell>
          <table:table-cell table:formula="of:=INT([.F268]/1000)" office:value-type="float" office:value="4" calcext:value-type="float">
            <text:p>4</text:p>
          </table:table-cell>
          <table:table-cell table:formula="of:=INT([.L268]/10000)" office:value-type="float" office:value="13" calcext:value-type="float">
            <text:p>13</text:p>
          </table:table-cell>
          <table:table-cell table:formula="of:=[.W268]*[.X268]+[.Y268]+[.Z268]" office:value-type="float" office:value="31" calcext:value-type="float">
            <text:p>31</text:p>
          </table:table-cell>
          <table:table-cell table:formula="of:=INT([.AA26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EUROCARGO VALENCI </text:p>
          </table:table-cell>
          <table:table-cell table:style-name="ce28" office:value-type="float" office:value="249281000" calcext:value-type="float">
            <text:p>249281000</text:p>
          </table:table-cell>
          <table:table-cell table:style-name="ce28" office:value-type="float" office:value="9468918" calcext:value-type="float">
            <text:p>9468918</text:p>
          </table:table-cell>
          <table:table-cell office:value-type="string" calcext:value-type="string">
            <text:p>passenger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8" office:value-type="float" office:value="33816" calcext:value-type="float">
            <text:p>33816</text:p>
          </table:table-cell>
          <table:table-cell table:number-columns-repeated="4"/>
          <table:table-cell table:style-name="ce28"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9]=&quot;hybrid&quot;;0;IF([.V269]=&quot;LNG&quot;;0.5;IF([.V269]=&quot;Fuel &amp; LNG&quot;;1;IF([.V269]=&quot;Heavy Fuel Oil&quot;;3;IF([.V269]=&quot;Sail&quot;;0;IF([.V269]=&quot;Electric&quot;;0;2))))))" office:value-type="float" office:value="2" calcext:value-type="float">
            <text:p>2</text:p>
          </table:table-cell>
          <table:table-cell table:formula="of:=INT([.Q269]/10000)" office:value-type="float" office:value="2" calcext:value-type="float">
            <text:p>2</text:p>
          </table:table-cell>
          <table:table-cell table:formula="of:=INT([.F269]/1000)" office:value-type="float" office:value="0" calcext:value-type="float">
            <text:p>0</text:p>
          </table:table-cell>
          <table:table-cell table:formula="of:=INT([.L269]/10000)" office:value-type="float" office:value="3" calcext:value-type="float">
            <text:p>3</text:p>
          </table:table-cell>
          <table:table-cell table:formula="of:=[.W269]*[.X269]+[.Y269]+[.Z269]" office:value-type="float" office:value="7" calcext:value-type="float">
            <text:p>7</text:p>
          </table:table-cell>
          <table:table-cell table:formula="of:=INT([.AA2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8" office:value-type="string" calcext:value-type="string">
            <text:p>QUEEN VICTORIA </text:p>
          </table:table-cell>
          <table:table-cell table:style-name="ce28" office:value-type="float" office:value="310624000" calcext:value-type="float">
            <text:p>310624000</text:p>
          </table:table-cell>
          <table:table-cell table:style-name="ce28" office:value-type="float" office:value="9320556" calcext:value-type="float">
            <text:p>93205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061" calcext:value-type="float">
            <text:p>206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90746" calcext:value-type="float">
            <text:p>90746</text:p>
          </table:table-cell>
          <table:table-cell table:number-columns-repeated="4"/>
          <table:table-cell table:style-name="ce28" office:value-type="float" office:value="63360" calcext:value-type="float">
            <text:p>63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0]=&quot;hybrid&quot;;0;IF([.V270]=&quot;LNG&quot;;0.5;IF([.V270]=&quot;Fuel &amp; LNG&quot;;1;IF([.V270]=&quot;Heavy Fuel Oil&quot;;3;IF([.V270]=&quot;Sail&quot;;0;IF([.V270]=&quot;Electric&quot;;0;2))))))" office:value-type="float" office:value="2" calcext:value-type="float">
            <text:p>2</text:p>
          </table:table-cell>
          <table:table-cell table:formula="of:=INT([.Q270]/10000)" office:value-type="float" office:value="6" calcext:value-type="float">
            <text:p>6</text:p>
          </table:table-cell>
          <table:table-cell table:formula="of:=INT([.F270]/1000)" office:value-type="float" office:value="2" calcext:value-type="float">
            <text:p>2</text:p>
          </table:table-cell>
          <table:table-cell table:formula="of:=INT([.L270]/10000)" office:value-type="float" office:value="9" calcext:value-type="float">
            <text:p>9</text:p>
          </table:table-cell>
          <table:table-cell table:formula="of:=[.W270]*[.X270]+[.Y270]+[.Z270]" office:value-type="float" office:value="23" calcext:value-type="float">
            <text:p>23</text:p>
          </table:table-cell>
          <table:table-cell table:formula="of:=INT([.AA27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HISTRIA GEMMA </text:p>
          </table:table-cell>
          <table:table-cell table:style-name="ce28" office:value-type="float" office:value="256515000" calcext:value-type="float">
            <text:p>256515000</text:p>
          </table:table-cell>
          <table:table-cell table:style-name="ce28" office:value-type="float" office:value="9436719" calcext:value-type="float">
            <text:p>943671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5864" calcext:value-type="float">
            <text:p>25864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1]=&quot;hybrid&quot;;0;IF([.V271]=&quot;LNG&quot;;0.5;IF([.V271]=&quot;Fuel &amp; LNG&quot;;1;IF([.V271]=&quot;Heavy Fuel Oil&quot;;3;IF([.V271]=&quot;Sail&quot;;0;IF([.V271]=&quot;Electric&quot;;0;2))))))" office:value-type="float" office:value="2" calcext:value-type="float">
            <text:p>2</text:p>
          </table:table-cell>
          <table:table-cell table:formula="of:=INT([.Q271]/10000)" office:value-type="float" office:value="0" calcext:value-type="float">
            <text:p>0</text:p>
          </table:table-cell>
          <table:table-cell table:formula="of:=INT([.F271]/1000)" office:value-type="float" office:value="0" calcext:value-type="float">
            <text:p>0</text:p>
          </table:table-cell>
          <table:table-cell table:formula="of:=INT([.L271]/10000)" office:value-type="float" office:value="2" calcext:value-type="float">
            <text:p>2</text:p>
          </table:table-cell>
          <table:table-cell table:formula="of:=[.W271]*[.X271]+[.Y271]+[.Z271]" office:value-type="float" office:value="2" calcext:value-type="float">
            <text:p>2</text:p>
          </table:table-cell>
          <table:table-cell table:formula="of:=INT([.AA2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VOYAGER OF THE SEAS </text:p>
          </table:table-cell>
          <table:table-cell table:style-name="ce28" office:value-type="float" office:value="311317000" calcext:value-type="float">
            <text:p>311317000</text:p>
          </table:table-cell>
          <table:table-cell table:style-name="ce28" office:value-type="float" office:value="9161716" calcext:value-type="float">
            <text:p>9161716</text:p>
          </table:table-cell>
          <table:table-cell office:value-type="string" calcext:value-type="string">
            <text:p>passenger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8"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2]=&quot;hybrid&quot;;0;IF([.V272]=&quot;LNG&quot;;0.5;IF([.V272]=&quot;Fuel &amp; LNG&quot;;1;IF([.V272]=&quot;Heavy Fuel Oil&quot;;3;IF([.V272]=&quot;Sail&quot;;0;IF([.V272]=&quot;Electric&quot;;0;2))))))" office:value-type="float" office:value="2" calcext:value-type="float">
            <text:p>2</text:p>
          </table:table-cell>
          <table:table-cell table:formula="of:=INT([.Q272]/10000)" office:value-type="float" office:value="7" calcext:value-type="float">
            <text:p>7</text:p>
          </table:table-cell>
          <table:table-cell table:formula="of:=INT([.F272]/1000)" office:value-type="float" office:value="4" calcext:value-type="float">
            <text:p>4</text:p>
          </table:table-cell>
          <table:table-cell table:formula="of:=INT([.L272]/10000)" office:value-type="float" office:value="13" calcext:value-type="float">
            <text:p>13</text:p>
          </table:table-cell>
          <table:table-cell table:formula="of:=[.W272]*[.X272]+[.Y272]+[.Z272]" office:value-type="float" office:value="31" calcext:value-type="float">
            <text:p>31</text:p>
          </table:table-cell>
          <table:table-cell table:formula="of:=INT([.AA27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VEN SEAS GRANDEUR</text:p>
          </table:table-cell>
          <table:table-cell table:style-name="ce28" office:value-type="float" office:value="538010706" calcext:value-type="float">
            <text:p>538010706</text:p>
          </table:table-cell>
          <table:table-cell table:style-name="ce28" office:value-type="float" office:value="9877444" calcext:value-type="float">
            <text:p>9877444</text:p>
          </table:table-cell>
          <table:table-cell office:value-type="string" calcext:value-type="string">
            <text:p>passenger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1" calcext:value-type="float">
            <text:p>31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8" office:value-type="float" office:value="54000" calcext:value-type="float">
            <text:p>54000</text:p>
          </table:table-cell>
          <table:table-cell table:number-columns-repeated="4"/>
          <table:table-cell table:style-name="ce28" office:value-type="float" office:value="43508" calcext:value-type="float">
            <text:p>435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3]=&quot;hybrid&quot;;0;IF([.V273]=&quot;LNG&quot;;0.5;IF([.V273]=&quot;Fuel &amp; LNG&quot;;1;IF([.V273]=&quot;Heavy Fuel Oil&quot;;3;IF([.V273]=&quot;Sail&quot;;0;IF([.V273]=&quot;Electric&quot;;0;2))))))" office:value-type="float" office:value="2" calcext:value-type="float">
            <text:p>2</text:p>
          </table:table-cell>
          <table:table-cell table:formula="of:=INT([.Q273]/10000)" office:value-type="float" office:value="4" calcext:value-type="float">
            <text:p>4</text:p>
          </table:table-cell>
          <table:table-cell table:formula="of:=INT([.F273]/1000)" office:value-type="float" office:value="0" calcext:value-type="float">
            <text:p>0</text:p>
          </table:table-cell>
          <table:table-cell table:formula="of:=INT([.L273]/10000)" office:value-type="float" office:value="5" calcext:value-type="float">
            <text:p>5</text:p>
          </table:table-cell>
          <table:table-cell table:formula="of:=[.W273]*[.X273]+[.Y273]+[.Z273]" office:value-type="float" office:value="13" calcext:value-type="float">
            <text:p>13</text:p>
          </table:table-cell>
          <table:table-cell table:formula="of:=INT([.AA27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NUNALIK </text:p>
          </table:table-cell>
          <table:table-cell table:style-name="ce28" office:value-type="float" office:value="244020048" calcext:value-type="float">
            <text:p>244020048</text:p>
          </table:table-cell>
          <table:table-cell office:value-type="float" office:value="9466996" calcext:value-type="float">
            <text:p>9466996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8" office:value-type="float" office:value="9611" calcext:value-type="float">
            <text:p>9611</text:p>
          </table:table-cell>
          <table:table-cell table:number-columns-repeated="4"/>
          <table:table-cell table:style-name="ce28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4]=&quot;hybrid&quot;;0;IF([.V274]=&quot;LNG&quot;;0.5;IF([.V274]=&quot;Fuel &amp; LNG&quot;;1;IF([.V274]=&quot;Heavy Fuel Oil&quot;;3;IF([.V274]=&quot;Sail&quot;;0;IF([.V274]=&quot;Electric&quot;;0;2))))))" office:value-type="float" office:value="2" calcext:value-type="float">
            <text:p>2</text:p>
          </table:table-cell>
          <table:table-cell table:formula="of:=INT([.Q274]/10000)" office:value-type="float" office:value="0" calcext:value-type="float">
            <text:p>0</text:p>
          </table:table-cell>
          <table:table-cell table:formula="of:=INT([.F274]/1000)" office:value-type="float" office:value="0" calcext:value-type="float">
            <text:p>0</text:p>
          </table:table-cell>
          <table:table-cell table:formula="of:=INT([.L274]/10000)" office:value-type="float" office:value="0" calcext:value-type="float">
            <text:p>0</text:p>
          </table:table-cell>
          <table:table-cell table:formula="of:=[.W274]*[.X274]+[.Y274]+[.Z274]" office:value-type="float" office:value="0" calcext:value-type="float">
            <text:p>0</text:p>
          </table:table-cell>
          <table:table-cell table:formula="of:=INT([.AA2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NORWEGIAN PEARL </text:p>
          </table:table-cell>
          <table:table-cell table:style-name="ce28" office:value-type="float" office:value="309653000" calcext:value-type="float">
            <text:p>309653000</text:p>
          </table:table-cell>
          <table:table-cell table:style-name="ce28" office:value-type="float" office:value="9342281" calcext:value-type="float">
            <text:p>9342281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344" calcext:value-type="float">
            <text:p>234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93530" calcext:value-type="float">
            <text:p>93530</text:p>
          </table:table-cell>
          <table:table-cell table:number-columns-repeated="4"/>
          <table:table-cell table:style-name="ce28"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5]=&quot;hybrid&quot;;0;IF([.V275]=&quot;LNG&quot;;0.5;IF([.V275]=&quot;Fuel &amp; LNG&quot;;1;IF([.V275]=&quot;Heavy Fuel Oil&quot;;3;IF([.V275]=&quot;Sail&quot;;0;IF([.V275]=&quot;Electric&quot;;0;2))))))" office:value-type="float" office:value="2" calcext:value-type="float">
            <text:p>2</text:p>
          </table:table-cell>
          <table:table-cell table:formula="of:=INT([.Q275]/10000)" office:value-type="float" office:value="7" calcext:value-type="float">
            <text:p>7</text:p>
          </table:table-cell>
          <table:table-cell table:formula="of:=INT([.F275]/1000)" office:value-type="float" office:value="2" calcext:value-type="float">
            <text:p>2</text:p>
          </table:table-cell>
          <table:table-cell table:formula="of:=INT([.L275]/10000)" office:value-type="float" office:value="9" calcext:value-type="float">
            <text:p>9</text:p>
          </table:table-cell>
          <table:table-cell table:formula="of:=[.W275]*[.X275]+[.Y275]+[.Z275]" office:value-type="float" office:value="25" calcext:value-type="float">
            <text:p>25</text:p>
          </table:table-cell>
          <table:table-cell table:formula="of:=INT([.AA27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BBC SEINE </text:p>
          </table:table-cell>
          <table:table-cell table:style-name="ce28" office:value-type="float" office:value="305590000" calcext:value-type="float">
            <text:p>305590000</text:p>
          </table:table-cell>
          <table:table-cell table:style-name="ce28" office:value-type="float" office:value="9508380" calcext:value-type="float">
            <text:p>950838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12974" calcext:value-type="float">
            <text:p>12974</text:p>
          </table:table-cell>
          <table:table-cell table:number-columns-repeated="4"/>
          <table:table-cell table:style-name="ce28" office:value-type="float" office:value="7074" calcext:value-type="float">
            <text:p>707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6]=&quot;hybrid&quot;;0;IF([.V276]=&quot;LNG&quot;;0.5;IF([.V276]=&quot;Fuel &amp; LNG&quot;;1;IF([.V276]=&quot;Heavy Fuel Oil&quot;;3;IF([.V276]=&quot;Sail&quot;;0;IF([.V276]=&quot;Electric&quot;;0;2))))))" office:value-type="float" office:value="2" calcext:value-type="float">
            <text:p>2</text:p>
          </table:table-cell>
          <table:table-cell table:formula="of:=INT([.Q276]/10000)" office:value-type="float" office:value="0" calcext:value-type="float">
            <text:p>0</text:p>
          </table:table-cell>
          <table:table-cell table:formula="of:=INT([.F276]/1000)" office:value-type="float" office:value="0" calcext:value-type="float">
            <text:p>0</text:p>
          </table:table-cell>
          <table:table-cell table:formula="of:=INT([.L276]/10000)" office:value-type="float" office:value="1" calcext:value-type="float">
            <text:p>1</text:p>
          </table:table-cell>
          <table:table-cell table:formula="of:=[.W276]*[.X276]+[.Y276]+[.Z276]" office:value-type="float" office:value="1" calcext:value-type="float">
            <text:p>1</text:p>
          </table:table-cell>
          <table:table-cell table:formula="of:=INT([.AA2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FWN SUN </text:p>
          </table:table-cell>
          <table:table-cell table:style-name="ce28" office:value-type="float" office:value="244770393" calcext:value-type="float">
            <text:p>244770393</text:p>
          </table:table-cell>
          <table:table-cell table:style-name="ce28" office:value-type="float" office:value="9721669" calcext:value-type="float">
            <text:p>97216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6749" calcext:value-type="float">
            <text:p>6749</text:p>
          </table:table-cell>
          <table:table-cell table:number-columns-repeated="4"/>
          <table:table-cell table:style-name="ce28" office:value-type="float" office:value="2999" calcext:value-type="float">
            <text:p>29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7]=&quot;hybrid&quot;;0;IF([.V277]=&quot;LNG&quot;;0.5;IF([.V277]=&quot;Fuel &amp; LNG&quot;;1;IF([.V277]=&quot;Heavy Fuel Oil&quot;;3;IF([.V277]=&quot;Sail&quot;;0;IF([.V277]=&quot;Electric&quot;;0;2))))))" office:value-type="float" office:value="2" calcext:value-type="float">
            <text:p>2</text:p>
          </table:table-cell>
          <table:table-cell table:formula="of:=INT([.Q277]/10000)" office:value-type="float" office:value="0" calcext:value-type="float">
            <text:p>0</text:p>
          </table:table-cell>
          <table:table-cell table:formula="of:=INT([.F277]/1000)" office:value-type="float" office:value="0" calcext:value-type="float">
            <text:p>0</text:p>
          </table:table-cell>
          <table:table-cell table:formula="of:=INT([.L277]/10000)" office:value-type="float" office:value="0" calcext:value-type="float">
            <text:p>0</text:p>
          </table:table-cell>
          <table:table-cell table:formula="of:=[.W277]*[.X277]+[.Y277]+[.Z277]" office:value-type="float" office:value="0" calcext:value-type="float">
            <text:p>0</text:p>
          </table:table-cell>
          <table:table-cell table:formula="of:=INT([.AA2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HISTRIA ATLAS </text:p>
          </table:table-cell>
          <table:table-cell office:value-type="float" office:value="636019212" calcext:value-type="float">
            <text:p>636019212</text:p>
          </table:table-cell>
          <table:table-cell office:value-type="float" office:value="9800790" calcext:value-type="float">
            <text:p>9800790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6310" calcext:value-type="float">
            <text:p>26310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8]=&quot;hybrid&quot;;0;IF([.V278]=&quot;LNG&quot;;0.5;IF([.V278]=&quot;Fuel &amp; LNG&quot;;1;IF([.V278]=&quot;Heavy Fuel Oil&quot;;3;IF([.V278]=&quot;Sail&quot;;0;IF([.V278]=&quot;Electric&quot;;0;2))))))" office:value-type="float" office:value="2" calcext:value-type="float">
            <text:p>2</text:p>
          </table:table-cell>
          <table:table-cell table:formula="of:=INT([.Q278]/10000)" office:value-type="float" office:value="0" calcext:value-type="float">
            <text:p>0</text:p>
          </table:table-cell>
          <table:table-cell table:formula="of:=INT([.F278]/1000)" office:value-type="float" office:value="0" calcext:value-type="float">
            <text:p>0</text:p>
          </table:table-cell>
          <table:table-cell table:formula="of:=INT([.L278]/10000)" office:value-type="float" office:value="2" calcext:value-type="float">
            <text:p>2</text:p>
          </table:table-cell>
          <table:table-cell table:formula="of:=[.W278]*[.X278]+[.Y278]+[.Z278]" office:value-type="float" office:value="2" calcext:value-type="float">
            <text:p>2</text:p>
          </table:table-cell>
          <table:table-cell table:formula="of:=INT([.AA2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HEBRIDEAN SKY</text:p>
          </table:table-cell>
          <table:table-cell table:style-name="ce28" office:value-type="float" office:value="311000253" calcext:value-type="float">
            <text:p>311000253</text:p>
          </table:table-cell>
          <table:table-cell table:style-name="ce28" office:value-type="float" office:value="8802882" calcext:value-type="float">
            <text:p>8802882</text:p>
          </table:table-cell>
          <table:table-cell office:value-type="string" calcext:value-type="string">
            <text:p>passenger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49" office:value-type="float" office:value="4200" calcext:value-type="float">
            <text:p>4200</text:p>
          </table:table-cell>
          <table:table-cell table:number-columns-repeated="4"/>
          <table:table-cell office:value-type="float" office:value="4839" calcext:value-type="float">
            <text:p>483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9]=&quot;hybrid&quot;;0;IF([.V279]=&quot;LNG&quot;;0.5;IF([.V279]=&quot;Fuel &amp; LNG&quot;;1;IF([.V279]=&quot;Heavy Fuel Oil&quot;;3;IF([.V279]=&quot;Sail&quot;;0;IF([.V279]=&quot;Electric&quot;;0;2))))))" office:value-type="float" office:value="2" calcext:value-type="float">
            <text:p>2</text:p>
          </table:table-cell>
          <table:table-cell table:formula="of:=INT([.Q279]/10000)" office:value-type="float" office:value="0" calcext:value-type="float">
            <text:p>0</text:p>
          </table:table-cell>
          <table:table-cell table:formula="of:=INT([.F279]/1000)" office:value-type="float" office:value="0" calcext:value-type="float">
            <text:p>0</text:p>
          </table:table-cell>
          <table:table-cell table:formula="of:=INT([.L279]/10000)" office:value-type="float" office:value="0" calcext:value-type="float">
            <text:p>0</text:p>
          </table:table-cell>
          <table:table-cell table:formula="of:=[.W279]*[.X279]+[.Y279]+[.Z279]" office:value-type="float" office:value="0" calcext:value-type="float">
            <text:p>0</text:p>
          </table:table-cell>
          <table:table-cell table:formula="of:=INT([.AA2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NQ FREESIA </text:p>
          </table:table-cell>
          <table:table-cell table:style-name="ce28" office:value-type="float" office:value="229424000" calcext:value-type="float">
            <text:p>229424000</text:p>
          </table:table-cell>
          <table:table-cell table:style-name="ce28" office:value-type="float" office:value="9829772" calcext:value-type="float">
            <text:p>982977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8860" calcext:value-type="float">
            <text:p>8860</text:p>
          </table:table-cell>
          <table:table-cell table:number-columns-repeated="4"/>
          <table:table-cell table:style-name="ce28" office:value-type="float" office:value="3320" calcext:value-type="float">
            <text:p>33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0]=&quot;hybrid&quot;;0;IF([.V280]=&quot;LNG&quot;;0.5;IF([.V280]=&quot;Fuel &amp; LNG&quot;;1;IF([.V280]=&quot;Heavy Fuel Oil&quot;;3;IF([.V280]=&quot;Sail&quot;;0;IF([.V280]=&quot;Electric&quot;;0;2))))))" office:value-type="float" office:value="2" calcext:value-type="float">
            <text:p>2</text:p>
          </table:table-cell>
          <table:table-cell table:formula="of:=INT([.Q280]/10000)" office:value-type="float" office:value="0" calcext:value-type="float">
            <text:p>0</text:p>
          </table:table-cell>
          <table:table-cell table:formula="of:=INT([.F280]/1000)" office:value-type="float" office:value="0" calcext:value-type="float">
            <text:p>0</text:p>
          </table:table-cell>
          <table:table-cell table:formula="of:=INT([.L280]/10000)" office:value-type="float" office:value="0" calcext:value-type="float">
            <text:p>0</text:p>
          </table:table-cell>
          <table:table-cell table:formula="of:=[.W280]*[.X280]+[.Y280]+[.Z280]" office:value-type="float" office:value="0" calcext:value-type="float">
            <text:p>0</text:p>
          </table:table-cell>
          <table:table-cell table:formula="of:=INT([.AA2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DOLFIJNGRACHT </text:p>
          </table:table-cell>
          <table:table-cell table:style-name="ce28" office:value-type="float" office:value="245033000" calcext:value-type="float">
            <text:p>245033000</text:p>
          </table:table-cell>
          <table:table-cell table:style-name="ce28" office:value-type="float" office:value="9420825" calcext:value-type="float">
            <text:p>942082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706" calcext:value-type="float">
            <text:p>13706</text:p>
          </table:table-cell>
          <table:table-cell table:number-columns-repeated="4"/>
          <table:table-cell table:style-name="ce28"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1]=&quot;hybrid&quot;;0;IF([.V281]=&quot;LNG&quot;;0.5;IF([.V281]=&quot;Fuel &amp; LNG&quot;;1;IF([.V281]=&quot;Heavy Fuel Oil&quot;;3;IF([.V281]=&quot;Sail&quot;;0;IF([.V281]=&quot;Electric&quot;;0;2))))))" office:value-type="float" office:value="2" calcext:value-type="float">
            <text:p>2</text:p>
          </table:table-cell>
          <table:table-cell table:formula="of:=INT([.Q281]/10000)" office:value-type="float" office:value="0" calcext:value-type="float">
            <text:p>0</text:p>
          </table:table-cell>
          <table:table-cell table:formula="of:=INT([.F281]/1000)" office:value-type="float" office:value="0" calcext:value-type="float">
            <text:p>0</text:p>
          </table:table-cell>
          <table:table-cell table:formula="of:=INT([.L281]/10000)" office:value-type="float" office:value="1" calcext:value-type="float">
            <text:p>1</text:p>
          </table:table-cell>
          <table:table-cell table:formula="of:=[.W281]*[.X281]+[.Y281]+[.Z281]" office:value-type="float" office:value="1" calcext:value-type="float">
            <text:p>1</text:p>
          </table:table-cell>
          <table:table-cell table:formula="of:=INT([.AA2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CRYSTAL SERENITY </text:p>
          </table:table-cell>
          <table:table-cell table:style-name="ce28" office:value-type="float" office:value="311536000" calcext:value-type="float">
            <text:p>311536000</text:p>
          </table:table-cell>
          <table:table-cell table:style-name="ce28" office:value-type="float" office:value="9243667" calcext:value-type="float">
            <text:p>9243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140" calcext:value-type="float">
            <text:p>11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style-name="ce49" office:value-type="float" office:value="2003" calcext:value-type="float">
            <text:p>2003</text:p>
          </table:table-cell>
          <table:table-cell/>
          <table:table-cell table:style-name="ce28" office:value-type="float" office:value="68870" calcext:value-type="float">
            <text:p>68870</text:p>
          </table:table-cell>
          <table:table-cell table:number-columns-repeated="4"/>
          <table:table-cell table:style-name="ce28" office:value-type="float" office:value="52200" calcext:value-type="float">
            <text:p>52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2]=&quot;hybrid&quot;;0;IF([.V282]=&quot;LNG&quot;;0.5;IF([.V282]=&quot;Fuel &amp; LNG&quot;;1;IF([.V282]=&quot;Heavy Fuel Oil&quot;;3;IF([.V282]=&quot;Sail&quot;;0;IF([.V282]=&quot;Electric&quot;;0;2))))))" office:value-type="float" office:value="2" calcext:value-type="float">
            <text:p>2</text:p>
          </table:table-cell>
          <table:table-cell table:formula="of:=INT([.Q282]/10000)" office:value-type="float" office:value="5" calcext:value-type="float">
            <text:p>5</text:p>
          </table:table-cell>
          <table:table-cell table:formula="of:=INT([.F282]/1000)" office:value-type="float" office:value="1" calcext:value-type="float">
            <text:p>1</text:p>
          </table:table-cell>
          <table:table-cell table:formula="of:=INT([.L282]/10000)" office:value-type="float" office:value="6" calcext:value-type="float">
            <text:p>6</text:p>
          </table:table-cell>
          <table:table-cell table:formula="of:=[.W282]*[.X282]+[.Y282]+[.Z282]" office:value-type="float" office:value="17" calcext:value-type="float">
            <text:p>17</text:p>
          </table:table-cell>
          <table:table-cell table:formula="of:=INT([.AA28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SUOMIGRACHT</text:p>
          </table:table-cell>
          <table:table-cell table:style-name="ce28" office:value-type="float" office:value="246100000" calcext:value-type="float">
            <text:p>246100000</text:p>
          </table:table-cell>
          <table:table-cell table:style-name="ce49" office:value-type="float" office:value="9288057" calcext:value-type="float">
            <text:p>92880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8" office:value-type="float" office:value="18321" calcext:value-type="float">
            <text:p>18321</text:p>
          </table:table-cell>
          <table:table-cell table:number-columns-repeated="4"/>
          <table:table-cell table:style-name="ce28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3]=&quot;hybrid&quot;;0;IF([.V283]=&quot;LNG&quot;;0.5;IF([.V283]=&quot;Fuel &amp; LNG&quot;;1;IF([.V283]=&quot;Heavy Fuel Oil&quot;;3;IF([.V283]=&quot;Sail&quot;;0;IF([.V283]=&quot;Electric&quot;;0;2))))))" office:value-type="float" office:value="2" calcext:value-type="float">
            <text:p>2</text:p>
          </table:table-cell>
          <table:table-cell table:formula="of:=INT([.Q283]/10000)" office:value-type="float" office:value="1" calcext:value-type="float">
            <text:p>1</text:p>
          </table:table-cell>
          <table:table-cell table:formula="of:=INT([.F283]/1000)" office:value-type="float" office:value="0" calcext:value-type="float">
            <text:p>0</text:p>
          </table:table-cell>
          <table:table-cell table:formula="of:=INT([.L283]/10000)" office:value-type="float" office:value="1" calcext:value-type="float">
            <text:p>1</text:p>
          </table:table-cell>
          <table:table-cell table:formula="of:=[.W283]*[.X283]+[.Y283]+[.Z283]" office:value-type="float" office:value="3" calcext:value-type="float">
            <text:p>3</text:p>
          </table:table-cell>
          <table:table-cell table:formula="of:=INT([.AA2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XPLORA II </text:p>
          </table:table-cell>
          <table:table-cell table:style-name="ce28" office:value-type="float" office:value="256798000" calcext:value-type="float">
            <text:p>256798000</text:p>
          </table:table-cell>
          <table:table-cell table:style-name="ce28" office:value-type="float" office:value="9869887" calcext:value-type="float">
            <text:p>986988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473" calcext:value-type="float">
            <text:p>1473</text:p>
          </table:table-cell>
          <table:table-cell/>
          <table:table-cell table:style-name="ce49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63621" calcext:value-type="float">
            <text:p>63621</text:p>
          </table:table-cell>
          <table:table-cell table:number-columns-repeated="4"/>
          <table:table-cell table:style-name="ce28" office:value-type="float" office:value="52208" calcext:value-type="float">
            <text:p>522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4]=&quot;hybrid&quot;;0;IF([.V284]=&quot;LNG&quot;;0.5;IF([.V284]=&quot;Fuel &amp; LNG&quot;;1;IF([.V284]=&quot;Heavy Fuel Oil&quot;;3;IF([.V284]=&quot;Sail&quot;;0;IF([.V284]=&quot;Electric&quot;;0;2))))))" office:value-type="float" office:value="2" calcext:value-type="float">
            <text:p>2</text:p>
          </table:table-cell>
          <table:table-cell table:formula="of:=INT([.Q284]/10000)" office:value-type="float" office:value="5" calcext:value-type="float">
            <text:p>5</text:p>
          </table:table-cell>
          <table:table-cell table:formula="of:=INT([.F284]/1000)" office:value-type="float" office:value="1" calcext:value-type="float">
            <text:p>1</text:p>
          </table:table-cell>
          <table:table-cell table:formula="of:=INT([.L284]/10000)" office:value-type="float" office:value="6" calcext:value-type="float">
            <text:p>6</text:p>
          </table:table-cell>
          <table:table-cell table:formula="of:=[.W284]*[.X284]+[.Y284]+[.Z284]" office:value-type="float" office:value="17" calcext:value-type="float">
            <text:p>17</text:p>
          </table:table-cell>
          <table:table-cell table:formula="of:=INT([.AA28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VALSESIA </text:p>
          </table:table-cell>
          <table:table-cell table:style-name="ce28" office:value-type="float" office:value="215063000" calcext:value-type="float">
            <text:p>215063000</text:p>
          </table:table-cell>
          <table:table-cell table:style-name="ce28" office:value-type="float" office:value="9385178" calcext:value-type="float">
            <text:p>9385178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23335" calcext:value-type="float">
            <text:p>23335</text:p>
          </table:table-cell>
          <table:table-cell table:number-columns-repeated="4"/>
          <table:table-cell table:style-name="ce28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5]=&quot;hybrid&quot;;0;IF([.V285]=&quot;LNG&quot;;0.5;IF([.V285]=&quot;Fuel &amp; LNG&quot;;1;IF([.V285]=&quot;Heavy Fuel Oil&quot;;3;IF([.V285]=&quot;Sail&quot;;0;IF([.V285]=&quot;Electric&quot;;0;2))))))" office:value-type="float" office:value="2" calcext:value-type="float">
            <text:p>2</text:p>
          </table:table-cell>
          <table:table-cell table:formula="of:=INT([.Q285]/10000)" office:value-type="float" office:value="0" calcext:value-type="float">
            <text:p>0</text:p>
          </table:table-cell>
          <table:table-cell table:formula="of:=INT([.F285]/1000)" office:value-type="float" office:value="0" calcext:value-type="float">
            <text:p>0</text:p>
          </table:table-cell>
          <table:table-cell table:formula="of:=INT([.L285]/10000)" office:value-type="float" office:value="2" calcext:value-type="float">
            <text:p>2</text:p>
          </table:table-cell>
          <table:table-cell table:formula="of:=[.W285]*[.X285]+[.Y285]+[.Z285]" office:value-type="float" office:value="2" calcext:value-type="float">
            <text:p>2</text:p>
          </table:table-cell>
          <table:table-cell table:formula="of:=INT([.AA28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SYLVIA EARLE </text:p>
          </table:table-cell>
          <table:table-cell table:style-name="ce28" office:value-type="float" office:value="311000867" calcext:value-type="float">
            <text:p>311000867</text:p>
          </table:table-cell>
          <table:table-cell table:style-name="ce28" office:value-type="float" office:value="9872327" calcext:value-type="float">
            <text:p>9872327</text:p>
          </table:table-cell>
          <table:table-cell office:value-type="string" calcext:value-type="string">
            <text:p>passenger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022" calcext:value-type="float">
            <text:p>2022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4"/>
          <table:table-cell office:value-type="float" office:value="4400" calcext:value-type="float">
            <text:p>4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6]=&quot;hybrid&quot;;0;IF([.V286]=&quot;LNG&quot;;0.5;IF([.V286]=&quot;Fuel &amp; LNG&quot;;1;IF([.V286]=&quot;Heavy Fuel Oil&quot;;3;IF([.V286]=&quot;Sail&quot;;0;IF([.V286]=&quot;Electric&quot;;0;2))))))" office:value-type="float" office:value="2" calcext:value-type="float">
            <text:p>2</text:p>
          </table:table-cell>
          <table:table-cell table:formula="of:=INT([.Q286]/10000)" office:value-type="float" office:value="0" calcext:value-type="float">
            <text:p>0</text:p>
          </table:table-cell>
          <table:table-cell table:formula="of:=INT([.F286]/1000)" office:value-type="float" office:value="0" calcext:value-type="float">
            <text:p>0</text:p>
          </table:table-cell>
          <table:table-cell table:formula="of:=INT([.L286]/10000)" office:value-type="float" office:value="0" calcext:value-type="float">
            <text:p>0</text:p>
          </table:table-cell>
          <table:table-cell table:formula="of:=[.W286]*[.X286]+[.Y286]+[.Z286]" office:value-type="float" office:value="0" calcext:value-type="float">
            <text:p>0</text:p>
          </table:table-cell>
          <table:table-cell table:formula="of:=INT([.AA28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CRYSTAL SYMPHONY</text:p>
          </table:table-cell>
          <table:table-cell table:style-name="ce28" office:value-type="float" office:value="309168000" calcext:value-type="float">
            <text:p>309168000</text:p>
          </table:table-cell>
          <table:table-cell table:style-name="ce28" office:value-type="float" office:value="9066667" calcext:value-type="float">
            <text:p>9066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975" calcext:value-type="float">
            <text:p>97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51044" calcext:value-type="float">
            <text:p>51044</text:p>
          </table:table-cell>
          <table:table-cell table:number-columns-repeated="4"/>
          <table:table-cell table:style-name="ce28" office:value-type="float" office:value="36330" calcext:value-type="float">
            <text:p>363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7]=&quot;hybrid&quot;;0;IF([.V287]=&quot;LNG&quot;;0.5;IF([.V287]=&quot;Fuel &amp; LNG&quot;;1;IF([.V287]=&quot;Heavy Fuel Oil&quot;;3;IF([.V287]=&quot;Sail&quot;;0;IF([.V287]=&quot;Electric&quot;;0;2))))))" office:value-type="float" office:value="2" calcext:value-type="float">
            <text:p>2</text:p>
          </table:table-cell>
          <table:table-cell table:formula="of:=INT([.Q287]/10000)" office:value-type="float" office:value="3" calcext:value-type="float">
            <text:p>3</text:p>
          </table:table-cell>
          <table:table-cell table:formula="of:=INT([.F287]/1000)" office:value-type="float" office:value="0" calcext:value-type="float">
            <text:p>0</text:p>
          </table:table-cell>
          <table:table-cell table:formula="of:=INT([.L287]/10000)" office:value-type="float" office:value="5" calcext:value-type="float">
            <text:p>5</text:p>
          </table:table-cell>
          <table:table-cell table:formula="of:=[.W287]*[.X287]+[.Y287]+[.Z287]" office:value-type="float" office:value="11" calcext:value-type="float">
            <text:p>11</text:p>
          </table:table-cell>
          <table:table-cell table:formula="of:=INT([.AA2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RENT NAVIGATOR </text:p>
          </table:table-cell>
          <table:table-cell table:style-name="ce49" office:value-type="float" office:value="246867000" calcext:value-type="float">
            <text:p>246867000</text:p>
          </table:table-cell>
          <table:table-cell table:style-name="ce49" office:value-type="float" office:value="9631369" calcext:value-type="float">
            <text:p>96313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office:value-type="float" office:value="3840" calcext:value-type="float">
            <text:p>38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8]=&quot;hybrid&quot;;0;IF([.V288]=&quot;LNG&quot;;0.5;IF([.V288]=&quot;Fuel &amp; LNG&quot;;1;IF([.V288]=&quot;Heavy Fuel Oil&quot;;3;IF([.V288]=&quot;Sail&quot;;0;IF([.V288]=&quot;Electric&quot;;0;2))))))" office:value-type="float" office:value="2" calcext:value-type="float">
            <text:p>2</text:p>
          </table:table-cell>
          <table:table-cell table:formula="of:=INT([.Q288]/10000)" office:value-type="float" office:value="0" calcext:value-type="float">
            <text:p>0</text:p>
          </table:table-cell>
          <table:table-cell table:formula="of:=INT([.F288]/1000)" office:value-type="float" office:value="0" calcext:value-type="float">
            <text:p>0</text:p>
          </table:table-cell>
          <table:table-cell table:formula="of:=INT([.L288]/10000)" office:value-type="float" office:value="0" calcext:value-type="float">
            <text:p>0</text:p>
          </table:table-cell>
          <table:table-cell table:formula="of:=[.W288]*[.X288]+[.Y288]+[.Z288]" office:value-type="float" office:value="0" calcext:value-type="float">
            <text:p>0</text:p>
          </table:table-cell>
          <table:table-cell table:formula="of:=INT([.AA28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HE WORLD </text:p>
          </table:table-cell>
          <table:table-cell table:style-name="ce28" office:value-type="float" office:value="311213000" calcext:value-type="float">
            <text:p>311213000</text:p>
          </table:table-cell>
          <table:table-cell table:style-name="ce28" office:value-type="float" office:value="9219331" calcext:value-type="float">
            <text:p>9219331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042" calcext:value-type="float">
            <text:p>104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43188" calcext:value-type="float">
            <text:p>43188</text:p>
          </table:table-cell>
          <table:table-cell table:number-columns-repeated="4"/>
          <table:table-cell table:style-name="ce28" office:value-type="float" office:value="11880" calcext:value-type="float">
            <text:p>118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9]=&quot;hybrid&quot;;0;IF([.V289]=&quot;LNG&quot;;0.5;IF([.V289]=&quot;Fuel &amp; LNG&quot;;1;IF([.V289]=&quot;Heavy Fuel Oil&quot;;3;IF([.V289]=&quot;Sail&quot;;0;IF([.V289]=&quot;Electric&quot;;0;2))))))" office:value-type="float" office:value="2" calcext:value-type="float">
            <text:p>2</text:p>
          </table:table-cell>
          <table:table-cell table:formula="of:=INT([.Q289]/10000)" office:value-type="float" office:value="1" calcext:value-type="float">
            <text:p>1</text:p>
          </table:table-cell>
          <table:table-cell table:formula="of:=INT([.F289]/1000)" office:value-type="float" office:value="1" calcext:value-type="float">
            <text:p>1</text:p>
          </table:table-cell>
          <table:table-cell table:formula="of:=INT([.L289]/10000)" office:value-type="float" office:value="4" calcext:value-type="float">
            <text:p>4</text:p>
          </table:table-cell>
          <table:table-cell table:formula="of:=[.W289]*[.X289]+[.Y289]+[.Z289]" office:value-type="float" office:value="7" calcext:value-type="float">
            <text:p>7</text:p>
          </table:table-cell>
          <table:table-cell table:formula="of:=INT([.AA2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ELEBRITY ASCENT 06</text:p>
          </table:table-cell>
          <table:table-cell table:style-name="ce28" office:value-type="float" office:value="982561916" calcext:value-type="float">
            <text:p>98256191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0]=&quot;hybrid&quot;;0;IF([.V290]=&quot;LNG&quot;;0.5;IF([.V290]=&quot;Fuel &amp; LNG&quot;;1;IF([.V290]=&quot;Heavy Fuel Oil&quot;;3;IF([.V290]=&quot;Sail&quot;;0;IF([.V290]=&quot;Electric&quot;;0;2))))))" office:value-type="float" office:value="2" calcext:value-type="float">
            <text:p>2</text:p>
          </table:table-cell>
          <table:table-cell table:formula="of:=INT([.Q290]/10000)" office:value-type="float" office:value="0" calcext:value-type="float">
            <text:p>0</text:p>
          </table:table-cell>
          <table:table-cell table:formula="of:=INT([.F290]/1000)" office:value-type="float" office:value="0" calcext:value-type="float">
            <text:p>0</text:p>
          </table:table-cell>
          <table:table-cell table:formula="of:=INT([.L290]/10000)" office:value-type="float" office:value="0" calcext:value-type="float">
            <text:p>0</text:p>
          </table:table-cell>
          <table:table-cell table:formula="of:=[.W290]*[.X290]+[.Y290]+[.Z290]" office:value-type="float" office:value="0" calcext:value-type="float">
            <text:p>0</text:p>
          </table:table-cell>
          <table:table-cell table:formula="of:=INT([.AA29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1]=&quot;hybrid&quot;;0;IF([.V291]=&quot;LNG&quot;;0.5;IF([.V291]=&quot;Fuel &amp; LNG&quot;;1;IF([.V291]=&quot;Heavy Fuel Oil&quot;;3;IF([.V291]=&quot;Sail&quot;;0;IF([.V291]=&quot;Electric&quot;;0;2))))))" office:value-type="float" office:value="2" calcext:value-type="float">
            <text:p>2</text:p>
          </table:table-cell>
          <table:table-cell table:formula="of:=INT([.Q291]/10000)" office:value-type="float" office:value="0" calcext:value-type="float">
            <text:p>0</text:p>
          </table:table-cell>
          <table:table-cell table:formula="of:=INT([.F291]/1000)" office:value-type="float" office:value="0" calcext:value-type="float">
            <text:p>0</text:p>
          </table:table-cell>
          <table:table-cell table:formula="of:=INT([.L291]/10000)" office:value-type="float" office:value="0" calcext:value-type="float">
            <text:p>0</text:p>
          </table:table-cell>
          <table:table-cell table:formula="of:=[.W291]*[.X291]+[.Y291]+[.Z291]" office:value-type="float" office:value="0" calcext:value-type="float">
            <text:p>0</text:p>
          </table:table-cell>
          <table:table-cell table:formula="of:=INT([.AA2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2]=&quot;hybrid&quot;;0;IF([.V292]=&quot;LNG&quot;;0.5;IF([.V292]=&quot;Fuel &amp; LNG&quot;;1;IF([.V292]=&quot;Heavy Fuel Oil&quot;;3;IF([.V292]=&quot;Sail&quot;;0;IF([.V292]=&quot;Electric&quot;;0;2))))))" office:value-type="float" office:value="2" calcext:value-type="float">
            <text:p>2</text:p>
          </table:table-cell>
          <table:table-cell table:formula="of:=INT([.Q292]/10000)" office:value-type="float" office:value="0" calcext:value-type="float">
            <text:p>0</text:p>
          </table:table-cell>
          <table:table-cell table:formula="of:=INT([.F292]/1000)" office:value-type="float" office:value="0" calcext:value-type="float">
            <text:p>0</text:p>
          </table:table-cell>
          <table:table-cell table:formula="of:=INT([.L292]/10000)" office:value-type="float" office:value="0" calcext:value-type="float">
            <text:p>0</text:p>
          </table:table-cell>
          <table:table-cell table:formula="of:=[.W292]*[.X292]+[.Y292]+[.Z292]" office:value-type="float" office:value="0" calcext:value-type="float">
            <text:p>0</text:p>
          </table:table-cell>
          <table:table-cell table:formula="of:=INT([.AA2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3]=&quot;hybrid&quot;;0;IF([.V293]=&quot;LNG&quot;;0.5;IF([.V293]=&quot;Fuel &amp; LNG&quot;;1;IF([.V293]=&quot;Heavy Fuel Oil&quot;;3;IF([.V293]=&quot;Sail&quot;;0;IF([.V293]=&quot;Electric&quot;;0;2))))))" office:value-type="float" office:value="2" calcext:value-type="float">
            <text:p>2</text:p>
          </table:table-cell>
          <table:table-cell table:formula="of:=INT([.Q293]/10000)" office:value-type="float" office:value="0" calcext:value-type="float">
            <text:p>0</text:p>
          </table:table-cell>
          <table:table-cell table:formula="of:=INT([.F293]/1000)" office:value-type="float" office:value="0" calcext:value-type="float">
            <text:p>0</text:p>
          </table:table-cell>
          <table:table-cell table:formula="of:=INT([.L293]/10000)" office:value-type="float" office:value="0" calcext:value-type="float">
            <text:p>0</text:p>
          </table:table-cell>
          <table:table-cell table:formula="of:=[.W293]*[.X293]+[.Y293]+[.Z293]" office:value-type="float" office:value="0" calcext:value-type="float">
            <text:p>0</text:p>
          </table:table-cell>
          <table:table-cell table:formula="of:=INT([.AA29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4]=&quot;hybrid&quot;;0;IF([.V294]=&quot;LNG&quot;;0.5;IF([.V294]=&quot;Fuel &amp; LNG&quot;;1;IF([.V294]=&quot;Heavy Fuel Oil&quot;;3;IF([.V294]=&quot;Sail&quot;;0;IF([.V294]=&quot;Electric&quot;;0;2))))))" office:value-type="float" office:value="2" calcext:value-type="float">
            <text:p>2</text:p>
          </table:table-cell>
          <table:table-cell table:formula="of:=INT([.Q294]/10000)" office:value-type="float" office:value="0" calcext:value-type="float">
            <text:p>0</text:p>
          </table:table-cell>
          <table:table-cell table:formula="of:=INT([.F294]/1000)" office:value-type="float" office:value="0" calcext:value-type="float">
            <text:p>0</text:p>
          </table:table-cell>
          <table:table-cell table:formula="of:=INT([.L294]/10000)" office:value-type="float" office:value="0" calcext:value-type="float">
            <text:p>0</text:p>
          </table:table-cell>
          <table:table-cell table:formula="of:=[.W294]*[.X294]+[.Y294]+[.Z294]" office:value-type="float" office:value="0" calcext:value-type="float">
            <text:p>0</text:p>
          </table:table-cell>
          <table:table-cell table:formula="of:=INT([.AA2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5]=&quot;hybrid&quot;;0;IF([.V295]=&quot;LNG&quot;;0.5;IF([.V295]=&quot;Fuel &amp; LNG&quot;;1;IF([.V295]=&quot;Heavy Fuel Oil&quot;;3;IF([.V295]=&quot;Sail&quot;;0;IF([.V295]=&quot;Electric&quot;;0;2))))))" office:value-type="float" office:value="2" calcext:value-type="float">
            <text:p>2</text:p>
          </table:table-cell>
          <table:table-cell table:formula="of:=INT([.Q295]/10000)" office:value-type="float" office:value="0" calcext:value-type="float">
            <text:p>0</text:p>
          </table:table-cell>
          <table:table-cell table:formula="of:=INT([.F295]/1000)" office:value-type="float" office:value="0" calcext:value-type="float">
            <text:p>0</text:p>
          </table:table-cell>
          <table:table-cell table:formula="of:=INT([.L295]/10000)" office:value-type="float" office:value="0" calcext:value-type="float">
            <text:p>0</text:p>
          </table:table-cell>
          <table:table-cell table:formula="of:=[.W295]*[.X295]+[.Y295]+[.Z295]" office:value-type="float" office:value="0" calcext:value-type="float">
            <text:p>0</text:p>
          </table:table-cell>
          <table:table-cell table:formula="of:=INT([.AA2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6]=&quot;hybrid&quot;;0;IF([.V296]=&quot;LNG&quot;;0.5;IF([.V296]=&quot;Fuel &amp; LNG&quot;;1;IF([.V296]=&quot;Heavy Fuel Oil&quot;;3;IF([.V296]=&quot;Sail&quot;;0;IF([.V296]=&quot;Electric&quot;;0;2))))))" office:value-type="float" office:value="2" calcext:value-type="float">
            <text:p>2</text:p>
          </table:table-cell>
          <table:table-cell table:formula="of:=INT([.Q296]/10000)" office:value-type="float" office:value="0" calcext:value-type="float">
            <text:p>0</text:p>
          </table:table-cell>
          <table:table-cell table:formula="of:=INT([.F296]/1000)" office:value-type="float" office:value="0" calcext:value-type="float">
            <text:p>0</text:p>
          </table:table-cell>
          <table:table-cell table:formula="of:=INT([.L296]/10000)" office:value-type="float" office:value="0" calcext:value-type="float">
            <text:p>0</text:p>
          </table:table-cell>
          <table:table-cell table:formula="of:=[.W296]*[.X296]+[.Y296]+[.Z296]" office:value-type="float" office:value="0" calcext:value-type="float">
            <text:p>0</text:p>
          </table:table-cell>
          <table:table-cell table:formula="of:=INT([.AA2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7]=&quot;hybrid&quot;;0;IF([.V297]=&quot;LNG&quot;;0.5;IF([.V297]=&quot;Fuel &amp; LNG&quot;;1;IF([.V297]=&quot;Heavy Fuel Oil&quot;;3;IF([.V297]=&quot;Sail&quot;;0;IF([.V297]=&quot;Electric&quot;;0;2))))))" office:value-type="float" office:value="2" calcext:value-type="float">
            <text:p>2</text:p>
          </table:table-cell>
          <table:table-cell table:formula="of:=INT([.Q297]/10000)" office:value-type="float" office:value="0" calcext:value-type="float">
            <text:p>0</text:p>
          </table:table-cell>
          <table:table-cell table:formula="of:=INT([.F297]/1000)" office:value-type="float" office:value="0" calcext:value-type="float">
            <text:p>0</text:p>
          </table:table-cell>
          <table:table-cell table:formula="of:=INT([.L297]/10000)" office:value-type="float" office:value="0" calcext:value-type="float">
            <text:p>0</text:p>
          </table:table-cell>
          <table:table-cell table:formula="of:=[.W297]*[.X297]+[.Y297]+[.Z297]" office:value-type="float" office:value="0" calcext:value-type="float">
            <text:p>0</text:p>
          </table:table-cell>
          <table:table-cell table:formula="of:=INT([.AA29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8]=&quot;hybrid&quot;;0;IF([.V298]=&quot;LNG&quot;;0.5;IF([.V298]=&quot;Fuel &amp; LNG&quot;;1;IF([.V298]=&quot;Heavy Fuel Oil&quot;;3;IF([.V298]=&quot;Sail&quot;;0;IF([.V298]=&quot;Electric&quot;;0;2))))))" office:value-type="float" office:value="2" calcext:value-type="float">
            <text:p>2</text:p>
          </table:table-cell>
          <table:table-cell table:formula="of:=INT([.Q298]/10000)" office:value-type="float" office:value="0" calcext:value-type="float">
            <text:p>0</text:p>
          </table:table-cell>
          <table:table-cell table:formula="of:=INT([.F298]/1000)" office:value-type="float" office:value="0" calcext:value-type="float">
            <text:p>0</text:p>
          </table:table-cell>
          <table:table-cell table:formula="of:=INT([.L298]/10000)" office:value-type="float" office:value="0" calcext:value-type="float">
            <text:p>0</text:p>
          </table:table-cell>
          <table:table-cell table:formula="of:=[.W298]*[.X298]+[.Y298]+[.Z298]" office:value-type="float" office:value="0" calcext:value-type="float">
            <text:p>0</text:p>
          </table:table-cell>
          <table:table-cell table:formula="of:=INT([.AA2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299]=&quot;hybrid&quot;;0;IF([.V299]=&quot;LNG&quot;;0.5;IF([.V299]=&quot;Fuel &amp; LNG&quot;;1;IF([.V299]=&quot;Heavy Fuel Oil&quot;;3;IF([.V299]=&quot;Sail&quot;;0;IF([.V299]=&quot;Electric&quot;;0;2))))))" office:value-type="float" office:value="2" calcext:value-type="float">
            <text:p>2</text:p>
          </table:table-cell>
          <table:table-cell table:formula="of:=INT([.Q299]/10000)" office:value-type="float" office:value="0" calcext:value-type="float">
            <text:p>0</text:p>
          </table:table-cell>
          <table:table-cell table:formula="of:=INT([.F299]/1000)" office:value-type="float" office:value="0" calcext:value-type="float">
            <text:p>0</text:p>
          </table:table-cell>
          <table:table-cell table:formula="of:=INT([.L299]/10000)" office:value-type="float" office:value="0" calcext:value-type="float">
            <text:p>0</text:p>
          </table:table-cell>
          <table:table-cell table:formula="of:=[.W299]*[.X299]+[.Y299]+[.Z299]" office:value-type="float" office:value="0" calcext:value-type="float">
            <text:p>0</text:p>
          </table:table-cell>
          <table:table-cell table:formula="of:=INT([.AA29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6"/>
          <table:table-cell office:value-type="string" calcext:value-type="string">
            <text:p>marine diesel</text:p>
          </table:table-cell>
          <table:table-cell table:formula="of:=IF([.V300]=&quot;hybrid&quot;;0;IF([.V300]=&quot;LNG&quot;;0.5;IF([.V300]=&quot;Fuel &amp; LNG&quot;;1;IF([.V300]=&quot;Heavy Fuel Oil&quot;;3;IF([.V300]=&quot;Sail&quot;;0;IF([.V300]=&quot;Electric&quot;;0;2))))))" office:value-type="float" office:value="2" calcext:value-type="float">
            <text:p>2</text:p>
          </table:table-cell>
          <table:table-cell table:formula="of:=INT([.Q300]/10000)" office:value-type="float" office:value="0" calcext:value-type="float">
            <text:p>0</text:p>
          </table:table-cell>
          <table:table-cell table:formula="of:=INT([.F300]/1000)" office:value-type="float" office:value="0" calcext:value-type="float">
            <text:p>0</text:p>
          </table:table-cell>
          <table:table-cell table:formula="of:=INT([.L300]/10000)" office:value-type="float" office:value="0" calcext:value-type="float">
            <text:p>0</text:p>
          </table:table-cell>
          <table:table-cell table:formula="of:=[.W300]*[.X300]+[.Y300]+[.Z300]" office:value-type="float" office:value="0" calcext:value-type="float">
            <text:p>0</text:p>
          </table:table-cell>
          <table:table-cell table:formula="of:=INT([.AA3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passenger</text:p>
          </table:table-cell>
          <table:table-cell table:number-columns-repeated="1019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24" table:number-columns-repeated="1017" table:default-cell-style-name="ce18"/>
        <table:table-column table:style-name="co19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4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B249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0:48:20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5-06-13T11:28:40.648000000</dc:date>
    <meta:editing-cycles>103</meta:editing-cycles>
    <meta:editing-duration>P5DT23H18M2S</meta:editing-duration>
    <meta:document-statistic meta:table-count="2" meta:cell-count="4752" meta:object-count="0"/>
    <meta:user-defined meta:name="WorkbookGuid">8df44f6d-cbdd-48b4-84dc-da7011ecab0b</meta:user-defined>
  </office:meta>
</office:document-meta>
</file>